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hart0/content.xml"/>
  <manifest:file-entry manifest:media-type="text/xml" manifest:full-path="chart0/styles.xml"/>
  <manifest:file-entry manifest:media-type="text/xml" manifest:full-path="chart0/meta.xml"/>
  <manifest:file-entry manifest:media-type="application/vnd.oasis.opendocument.chart" manifest:full-path="chart0/"/>
  <manifest:file-entry manifest:media-type="application/x-openoffice-gdimetafile;windows_formatname=&quot;GDIMetaFile&quot;" manifest:full-path="ObjectReplacements/chart0"/>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adornments="Regular" style:font-family-generic="roman"/>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end" fo:margin-left="0cm"/>
    </style:style>
    <style:style style:name="ce2" style:family="table-cell" style:parent-style-name="Default" style:data-style-name="N0"/>
    <style:style style:name="ce3" style:family="table-cell" style:parent-style-name="Default" style:data-style-name="N37"/>
    <style:style style:name="ce4" style:family="table-cell" style:parent-style-name="Default">
      <style:text-properties style:font-name="Times New Roman"/>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ChartSheet" table:style-name="ta1" table:print="false">
        <office:forms form:automatic-focus="false" form:apply-design-mode="false"/>
        <table:table-column table:style-name="co1" table:default-cell-style-name="ce3"/>
        <table:table-column table:style-name="co1" table:number-columns-repeated="13" table:default-cell-style-name="Default"/>
        <table:table-row table:style-name="ro1">
          <table:table-cell table:style-name="ce1" office:value-type="float" office:value="1">
            <text:p>1</text:p>
          </table:table-cell>
          <table:table-cell table:style-name="ce1" table:number-columns-repeated="6"/>
          <table:table-cell/>
          <table:table-cell table:style-name="ce1"/>
          <table:table-cell table:number-columns-repeated="5"/>
        </table:table-row>
        <table:table-row table:style-name="ro1">
          <table:table-cell table:style-name="ce2" office:value-type="float" office:value="2">
            <text:p>2</text:p>
          </table:table-cell>
          <table:table-cell table:number-columns-repeated="7"/>
          <table:table-cell table:style-name="ce1"/>
          <table:table-cell table:number-columns-repeated="5"/>
        </table:table-row>
        <table:table-row table:style-name="ro1">
          <table:table-cell table:style-name="ce1" office:value-type="float" office:value="3">
            <text:p>3</text:p>
          </table:table-cell>
          <table:table-cell table:number-columns-repeated="13"/>
        </table:table-row>
        <table:table-row table:style-name="ro1">
          <table:table-cell table:style-name="ce2" office:value-type="float" office:value="4">
            <text:p>4</text:p>
          </table:table-cell>
          <table:table-cell>
            <draw:frame table:end-cell-address="ChartSheet.M32" table:end-x="1.361cm" table:end-y="0.194cm" draw:z-index="0" draw:name="chart_sin" draw:style-name="gr1" draw:text-style-name="P1" svg:width="24.999cm" svg:height="12.499cm" svg:x="1.201cm" svg:y="0.341cm">
              <draw:object draw:notify-on-update-of-ranges="ChartSheet.A1:ChartSheet.A1" xlink:href="./chart0" xlink:type="simple" xlink:show="embed" xlink:actuate="onLoad">
                <text:p/>
              </draw:object>
              <draw:image xlink:href="./ObjectReplacements/chart0" xlink:type="simple" xlink:show="embed" xlink:actuate="onLoad"/>
            </draw:frame>
          </table:table-cell>
          <table:table-cell table:number-columns-repeated="12"/>
        </table:table-row>
        <table:table-row table:style-name="ro1">
          <table:table-cell table:style-name="ce1" office:value-type="float" office:value="5">
            <text:p>5</text:p>
          </table:table-cell>
          <table:table-cell table:number-columns-repeated="13"/>
        </table:table-row>
        <table:table-row table:style-name="ro1">
          <table:table-cell table:style-name="ce2" office:value-type="float" office:value="6">
            <text:p>6</text:p>
          </table:table-cell>
          <table:table-cell table:number-columns-repeated="13"/>
        </table:table-row>
        <table:table-row table:style-name="ro1">
          <table:table-cell table:style-name="ce1" office:value-type="float" office:value="7">
            <text:p>7</text:p>
          </table:table-cell>
          <table:table-cell table:number-columns-repeated="13"/>
        </table:table-row>
        <table:table-row table:style-name="ro1">
          <table:table-cell table:style-name="ce2" office:value-type="float" office:value="8">
            <text:p>8</text:p>
          </table:table-cell>
          <table:table-cell table:number-columns-repeated="13"/>
        </table:table-row>
        <table:table-row table:style-name="ro1">
          <table:table-cell table:style-name="ce1" office:value-type="float" office:value="9">
            <text:p>9</text:p>
          </table:table-cell>
          <table:table-cell table:number-columns-repeated="13"/>
        </table:table-row>
        <table:table-row table:style-name="ro1">
          <table:table-cell table:style-name="ce2" office:value-type="float" office:value="10">
            <text:p>10</text:p>
          </table:table-cell>
          <table:table-cell table:number-columns-repeated="13"/>
        </table:table-row>
        <table:table-row table:style-name="ro1">
          <table:table-cell table:style-name="ce1" office:value-type="float" office:value="11">
            <text:p>11</text:p>
          </table:table-cell>
          <table:table-cell table:number-columns-repeated="13"/>
        </table:table-row>
        <table:table-row table:style-name="ro1">
          <table:table-cell table:style-name="ce2" office:value-type="float" office:value="12">
            <text:p>12</text:p>
          </table:table-cell>
          <table:table-cell table:number-columns-repeated="13"/>
        </table:table-row>
        <table:table-row table:style-name="ro1">
          <table:table-cell table:style-name="ce1" office:value-type="float" office:value="13">
            <text:p>13</text:p>
          </table:table-cell>
          <table:table-cell table:number-columns-repeated="13"/>
        </table:table-row>
        <table:table-row table:style-name="ro1">
          <table:table-cell table:style-name="ce2" office:value-type="float" office:value="14">
            <text:p>14</text:p>
          </table:table-cell>
          <table:table-cell table:number-columns-repeated="13"/>
        </table:table-row>
        <table:table-row table:style-name="ro1">
          <table:table-cell table:style-name="ce1" office:value-type="float" office:value="15">
            <text:p>15</text:p>
          </table:table-cell>
          <table:table-cell table:number-columns-repeated="13"/>
        </table:table-row>
        <table:table-row table:style-name="ro1">
          <table:table-cell table:style-name="ce2" office:value-type="float" office:value="16">
            <text:p>16</text:p>
          </table:table-cell>
          <table:table-cell table:number-columns-repeated="13"/>
        </table:table-row>
        <table:table-row table:style-name="ro1">
          <table:table-cell table:style-name="ce1" office:value-type="float" office:value="17">
            <text:p>17</text:p>
          </table:table-cell>
          <table:table-cell table:number-columns-repeated="13"/>
        </table:table-row>
        <table:table-row table:style-name="ro1">
          <table:table-cell table:style-name="ce2" office:value-type="float" office:value="18">
            <text:p>18</text:p>
          </table:table-cell>
          <table:table-cell table:number-columns-repeated="13"/>
        </table:table-row>
        <table:table-row table:style-name="ro1">
          <table:table-cell table:style-name="ce1" office:value-type="float" office:value="19">
            <text:p>19</text:p>
          </table:table-cell>
          <table:table-cell table:number-columns-repeated="12"/>
          <table:table-cell table:style-name="ce4"/>
        </table:table-row>
        <table:table-row table:style-name="ro1">
          <table:table-cell table:style-name="ce2" office:value-type="float" office:value="20">
            <text:p>20</text:p>
          </table:table-cell>
          <table:table-cell table:number-columns-repeated="13"/>
        </table:table-row>
        <table:table-row table:style-name="ro1">
          <table:table-cell table:style-name="ce1" office:value-type="float" office:value="21">
            <text:p>21</text:p>
          </table:table-cell>
          <table:table-cell table:number-columns-repeated="13"/>
        </table:table-row>
        <table:table-row table:style-name="ro1">
          <table:table-cell table:style-name="ce2" office:value-type="float" office:value="22">
            <text:p>22</text:p>
          </table:table-cell>
          <table:table-cell table:number-columns-repeated="13"/>
        </table:table-row>
        <table:table-row table:style-name="ro1">
          <table:table-cell table:style-name="ce1" office:value-type="float" office:value="23">
            <text:p>23</text:p>
          </table:table-cell>
          <table:table-cell table:number-columns-repeated="13"/>
        </table:table-row>
        <table:table-row table:style-name="ro1">
          <table:table-cell table:style-name="ce2" office:value-type="float" office:value="24">
            <text:p>24</text:p>
          </table:table-cell>
          <table:table-cell table:number-columns-repeated="13"/>
        </table:table-row>
        <table:table-row table:style-name="ro1">
          <table:table-cell table:style-name="ce1" office:value-type="float" office:value="25">
            <text:p>25</text:p>
          </table:table-cell>
          <table:table-cell table:number-columns-repeated="13"/>
        </table:table-row>
        <table:table-row table:style-name="ro1">
          <table:table-cell table:style-name="ce2" office:value-type="float" office:value="26">
            <text:p>26</text:p>
          </table:table-cell>
          <table:table-cell table:number-columns-repeated="13"/>
        </table:table-row>
        <table:table-row table:style-name="ro1">
          <table:table-cell table:style-name="ce1" office:value-type="float" office:value="27">
            <text:p>27</text:p>
          </table:table-cell>
          <table:table-cell table:number-columns-repeated="13"/>
        </table:table-row>
        <table:table-row table:style-name="ro1" table:number-rows-repeated="521">
          <table:table-cell table:number-columns-repeated="14"/>
        </table:table-row>
        <table:table-row table:style-name="ro1">
          <table:table-cell table:number-columns-repeated="1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adornments="Regular" style:font-family-generic="roman"/>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Times New Roman1"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1:12: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ie Young</meta:initial-creator>
    <meta:creation-date>2010-10-24T14:35:06.32</meta:creation-date>
    <dc:date>2014-12-03T11:12:37.57</dc:date>
    <meta:editing-duration>P1DT11H16M18S</meta:editing-duration>
    <meta:editing-cycles>104</meta:editing-cycles>
    <meta:generator>OpenOffice/4.1.1$Win32 OpenOffice.org_project/411m6$Build-9775</meta:generator>
    <dc:creator>Name Surname</dc:creator>
    <meta:document-statistic meta:table-count="3" meta:cell-count="27" meta:object-count="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Sub Main
	Dim SheetNo As Integer
	
	SheetNo = 0
	
	GenerateChart(SheetNo,0,"com.sun.star.chart.XYDiagram")
End Sub

Sub removeChart(ChartName As String, SheetNo As Integer)
	Dim oDoc, oSheet, charts, chart, oCharts As Object
	Dim i As Integer
	oDoc=ThisComponent
	oSheet = oDoc.Sheets(SheetNo)
	charts= oSheet.Charts
	i = 0
	do while i &lt; charts.count
		if charts(i).name = ChartName then
			charts.removeByName(ChartName)
			exit do
		endif
		i = i + 1
	loop
	
End Sub


Sub GenerateChart(SheetNo as integer, ChartNo as integer, ChartType As String)
	Dim oDoc As Object, oSheet As Object, Charts As Object, Chart As Object, oChartDoc As Object, oChart As Object
	Dim Rect As new com.sun.star.awt.Rectangle
	Dim RangeAddress(0) As New com.sun.star.table.CellRangeAddress
	Dim oData As Object
  	Dim oDataArray( 0 To 1000,0 To 1)
  	Dim oFirstDiagram As Object, oDiagram As Object
  	Dim oCoords
  	Dim oCoord
  	Dim oChartTypes
  	Dim oChartType
  	Dim oDataSeries
  	Dim oSeries
  	Dim oSymbol
  	Dim oDesc
  	Dim oxAxis, oyAxis
  	Dim x As Double
  	Dim i As Long
  	
  	for i = 0 to 1000
  		if i &lt;&gt; 0 then
  			x = 2 * pi * i / 1000
  		else
  			x = 0
  		endif
  		
  		oDataArray( i, 0) = x
  		oDataArray( i, 1) = Sin(x)
  	next i
 	
	oDoc = ThisComponent
	oSheet = oDoc.Sheets.getByIndex(Sheetno)
	charts= oSheet.Charts
	
	'Position and dimension
  	with Rect
    	.Width = 25000
    	.Height = 12500
    	.X = 100
    	.Y = 500 
  	end with

  	with RangeAddress(0)
    	.Sheet = oSheet.RangeAddress.Sheet
    	.StartRow = 0 
    	.StartColumn = 0
      	.EndRow = 0 
  	end with
  	
 	removeChart("chart" &amp; Chartno, SheetNo) ' Delete chart if present
  	charts.addNewByName("chart" &amp; ChartNo, Rect ,RangeAddress(), false, false)
  	oChart = oSheet.Charts.getByName( "chart" &amp; ChartNo )
  	oChartDoc = oChart.getEmbeddedObject()

  	'Change to ChartType
  	with oChartDoc
    	.createInstance(ChartType)
  	end with
 	
 	ClearChart(oChart)
 	
 	oData = oChartDoc.getData()
 	
  ' call setData() method of XChartDataArray to apply the data
  	oData.setData(oDataArray())
  	
  	oDesc = oChartDoc.Data.ColumnDescriptions
  	oDesc(0) = "Sin x"
  	oDesc(1) = "Sin x"
  	oChartDoc.Data.ColumnDescriptions = oDesc
  	oDesc = oChartDoc.Data.ComplexColumnDescriptions
  	oDesc(0)(0) = "Sin x"
  	oDesc(1)(0) = "Sin x"
  	oChartDoc.Data.ComplexColumnDescriptions = oDesc
  	oFirstDiagram = oChartDoc.getFirstDiagram()
  	oDiagram = oChartDoc.getDiagram()
  ' get coordinates from the diagram
  	oCoords = oFirstDiagram.getCoordinateSystems()
  	oCoord = oCoords(0)

  ' get chart type
  	oChartTypes = oCoord.getChartTypes()
  	oChartType = oChartTypes(0)
  	oDataSeries = oChartType.getDataSeries()
  	oSeries = oDataSeries(0)
  	oSymbol = oSeries.Symbol
  	oSymbol.Style = 0
  	oSeries.Symbol = oSymbol
  	oSeries.LineWidth = 1
  	oChartDoc.hasMainTitle = True
  	oChartDoc.Title.String = "Sine x"
  	oChartDoc.Title.CharWeight = com.sun.star.awt.FontWeight.BOLD
  	oChartDoc.Title.CharHeight = 20
  	oChartDoc.Title.CharFontName = "Times New Roman"
  	oChartDoc.hasSubTitle = True
  	oChartDoc.SubTitle.String = "0 to 2" &amp; Chr(960)
  	oChartDoc.SubTitle.CharFontName = "Times New Roman"
  	oxAxis = oDiagram.XAxis
  	oxAxis.NumberFormat = getFormat("0.00")
  	oxAxis.AxisTitle.String = "x"
  	oxAxis.CrossoverPosition = com.sun.star.chart.ChartAxisPosition.ZERO
  	oyAxis = oDiagram.yAxis
  	oyAxis.NumberFormat = getFormat("0.00")
  	oyAxis.AxisTitle.String = "y"
  	  	
End Sub

Sub ClearChart(Chart As Object)

	Dim Doc As Object
	Dim Sheet As Object
	Dim ChartSheet As Object
	Dim SetupSheet As Object
	Dim oChart
	Dim oFirstDiagram
	Dim oDataSeries
	Dim oCoords
	Dim oCoord
	Dim oChartTypes
	Dim oChartType
	Dim i As Long
	
	Doc = ThisComponent
		
	oChart = Chart.getEmbeddedObject()
	oFirstDiagram = oChart.getFirstDiagram()
  	
  ' get coordinates from the diagram
  	oCoords = oFirstDiagram.getCoordinateSystems()
  	oCoord = oCoords(0)

  ' get chart type
  	oChartTypes = oCoord.getChartTypes()
  	oChartType = oChartTypes(0)
  	
  	oDataSeries = oChartType.getDataSeries()
  	i = UBound(oDataSeries)
  	  	
  	do while i &gt;= 0 
  		oChartType.removeDataSeries(oDataSeries(i))
  		i = i - 1
  	loop
  	
End Sub

Function getformat(f As String) As Long
   Dim oDoc As Object
   Dim NumberFormats As Object
   Dim Loc as New com.sun.star.lang.Locale
   Dim formatID As Long
      
   oDoc = ThisComponent
         
   Loc.Language = "en"
   Loc.Country = "US"
   
   NumberFormats = oDoc.NumberFormats
   
   formatId = NumberFormats.queryKey(f, Loc, False)
   If formatId = -1 Then
      formatId = NumberFormats.addNew(f, Loc)
   End If
   
   getformat  = formatID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hart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text-properties fo:font-family="'Times New Roman'" fo:font-size="20pt" fo:font-weight="bold" style:font-size-asian="13pt" style:font-size-complex="13pt"/>
    </style:style>
    <style:style style:name="ch3" style:family="chart">
      <style:chart-properties chart:auto-position="true"/>
      <style:text-properties fo:font-family="'Times New Roman'"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800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8002">
      <style:chart-properties chart:symbol-type="none" chart:link-data-style-to-source="false"/>
      <style:graphic-properties svg:stroke-width="0.001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cm" svg:height="12.5cm" xlink:href="." xlink:type="simple" chart:class="chart:scatter" chart:style-name="ch1">
        <chart:title svg:x="10.918cm" svg:y="0.385cm" chart:style-name="ch2">
          <text:p>chart_sin</text:p>
        </chart:title>
        <chart:subtitle svg:x="11.887cm" svg:y="1.88cm" chart:style-name="ch3">
          <text:p>0 to 2π</text:p>
        </chart:subtitle>
        <chart:legend chart:legend-position="end" svg:x="22.862cm" svg:y="5.938cm" style:legend-expansion="high" chart:style-name="ch4"/>
        <chart:plot-area chart:style-name="ch5" chart:data-source-has-labels="both" svg:x="1.538cm" svg:y="3.063cm" svg:width="20.324cm" svg:height="8.179cm">
          <chartooo:coordinate-region svg:x="2.556cm" svg:y="3.275cm" svg:width="18.974cm" svg:height="7.755cm"/>
          <chart:axis chart:dimension="x" chart:name="primary-x" chart:style-name="ch6" chartooo:axis-type="auto">
            <chart:title svg:x="11.577cm" svg:y="11.493cm" chart:style-name="ch7">
              <text:p>x</text:p>
            </chart:title>
            <chart:categories table:cell-range-address="local-table.$A$2:.$A$1002"/>
          </chart:axis>
          <chart:axis chart:dimension="y" chart:name="primary-y" chart:style-name="ch6">
            <chart:title svg:x="0.451cm" svg:y="7.275cm" chart:style-name="ch8">
              <text:p>y</text:p>
            </chart:title>
            <chart:grid chart:style-name="ch9" chart:class="major"/>
          </chart:axis>
          <chart:series chart:style-name="ch10" chart:values-cell-range-address="local-table.$C$2:.$C$1002" chart:label-cell-address="local-table.$C$1" chart:class="chart:scatter">
            <chart:domain table:cell-range-address="local-table.$B$2:.$B$1002"/>
            <chart:data-point chart:repeated="100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in x</text:p>
              </table:table-cell>
            </table:table-row>
          </table:table-header-rows>
          <table:table-rows>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00628318530717959">
                <text:p>0.00628318530717959</text:p>
              </table:table-cell>
              <table:table-cell office:value-type="float" office:value="0.00628314396555895">
                <text:p>0.00628314396555895</text:p>
              </table:table-cell>
            </table:table-row>
            <table:table-row>
              <table:table-cell office:value-type="string">
                <text:p/>
              </table:table-cell>
              <table:table-cell office:value-type="float" office:value="0.0125663706143592">
                <text:p>0.0125663706143592</text:p>
              </table:table-cell>
              <table:table-cell office:value-type="float" office:value="0.0125660398833526">
                <text:p>0.0125660398833526</text:p>
              </table:table-cell>
            </table:table-row>
            <table:table-row>
              <table:table-cell office:value-type="string">
                <text:p/>
              </table:table-cell>
              <table:table-cell office:value-type="float" office:value="0.0188495559215388">
                <text:p>0.0188495559215388</text:p>
              </table:table-cell>
              <table:table-cell office:value-type="float" office:value="0.0188484397154082">
                <text:p>0.0188484397154082</text:p>
              </table:table-cell>
            </table:table-row>
            <table:table-row>
              <table:table-cell office:value-type="string">
                <text:p/>
              </table:table-cell>
              <table:table-cell office:value-type="float" office:value="0.0251327412287183">
                <text:p>0.0251327412287183</text:p>
              </table:table-cell>
              <table:table-cell office:value-type="float" office:value="0.0251300954433375">
                <text:p>0.0251300954433375</text:p>
              </table:table-cell>
            </table:table-row>
            <table:table-row>
              <table:table-cell office:value-type="string">
                <text:p/>
              </table:table-cell>
              <table:table-cell office:value-type="float" office:value="0.0314159265358979">
                <text:p>0.0314159265358979</text:p>
              </table:table-cell>
              <table:table-cell office:value-type="float" office:value="0.0314107590781283">
                <text:p>0.0314107590781283</text:p>
              </table:table-cell>
            </table:table-row>
            <table:table-row>
              <table:table-cell office:value-type="string">
                <text:p/>
              </table:table-cell>
              <table:table-cell office:value-type="float" office:value="0.0376991118430775">
                <text:p>0.0376991118430775</text:p>
              </table:table-cell>
              <table:table-cell office:value-type="float" office:value="0.0376901826699345">
                <text:p>0.0376901826699345</text:p>
              </table:table-cell>
            </table:table-row>
            <table:table-row>
              <table:table-cell office:value-type="string">
                <text:p/>
              </table:table-cell>
              <table:table-cell office:value-type="float" office:value="0.0439822971502571">
                <text:p>0.0439822971502571</text:p>
              </table:table-cell>
              <table:table-cell office:value-type="float" office:value="0.0439681183178649">
                <text:p>0.0439681183178649</text:p>
              </table:table-cell>
            </table:table-row>
            <table:table-row>
              <table:table-cell office:value-type="string">
                <text:p/>
              </table:table-cell>
              <table:table-cell office:value-type="float" office:value="0.0502654824574367">
                <text:p>0.0502654824574367</text:p>
              </table:table-cell>
              <table:table-cell office:value-type="float" office:value="0.0502443181797696">
                <text:p>0.0502443181797696</text:p>
              </table:table-cell>
            </table:table-row>
            <table:table-row>
              <table:table-cell office:value-type="string">
                <text:p/>
              </table:table-cell>
              <table:table-cell office:value-type="float" office:value="0.0565486677646163">
                <text:p>0.0565486677646163</text:p>
              </table:table-cell>
              <table:table-cell office:value-type="float" office:value="0.0565185344820245">
                <text:p>0.0565185344820245</text:p>
              </table:table-cell>
            </table:table-row>
            <table:table-row>
              <table:table-cell office:value-type="string">
                <text:p/>
              </table:table-cell>
              <table:table-cell office:value-type="float" office:value="0.0628318530717959">
                <text:p>0.0628318530717959</text:p>
              </table:table-cell>
              <table:table-cell office:value-type="float" office:value="0.0627905195293134">
                <text:p>0.0627905195293134</text:p>
              </table:table-cell>
            </table:table-row>
            <table:table-row>
              <table:table-cell office:value-type="string">
                <text:p/>
              </table:table-cell>
              <table:table-cell office:value-type="float" office:value="0.0691150383789754">
                <text:p>0.0691150383789754</text:p>
              </table:table-cell>
              <table:table-cell office:value-type="float" office:value="0.0690600257144058">
                <text:p>0.0690600257144058</text:p>
              </table:table-cell>
            </table:table-row>
            <table:table-row>
              <table:table-cell office:value-type="string">
                <text:p/>
              </table:table-cell>
              <table:table-cell office:value-type="float" office:value="0.075398223686155">
                <text:p>0.075398223686155</text:p>
              </table:table-cell>
              <table:table-cell office:value-type="float" office:value="0.0753268055279327">
                <text:p>0.0753268055279327</text:p>
              </table:table-cell>
            </table:table-row>
            <table:table-row>
              <table:table-cell office:value-type="string">
                <text:p/>
              </table:table-cell>
              <table:table-cell office:value-type="float" office:value="0.0816814089933346">
                <text:p>0.0816814089933346</text:p>
              </table:table-cell>
              <table:table-cell office:value-type="float" office:value="0.0815906115681576">
                <text:p>0.0815906115681576</text:p>
              </table:table-cell>
            </table:table-row>
            <table:table-row>
              <table:table-cell office:value-type="string">
                <text:p/>
              </table:table-cell>
              <table:table-cell office:value-type="float" office:value="0.0879645943005142">
                <text:p>0.0879645943005142</text:p>
              </table:table-cell>
              <table:table-cell office:value-type="float" office:value="0.0878511965507432">
                <text:p>0.0878511965507432</text:p>
              </table:table-cell>
            </table:table-row>
            <table:table-row>
              <table:table-cell office:value-type="string">
                <text:p/>
              </table:table-cell>
              <table:table-cell office:value-type="float" office:value="0.0942477796076938">
                <text:p>0.0942477796076938</text:p>
              </table:table-cell>
              <table:table-cell office:value-type="float" office:value="0.0941083133185143">
                <text:p>0.0941083133185143</text:p>
              </table:table-cell>
            </table:table-row>
            <table:table-row>
              <table:table-cell office:value-type="string">
                <text:p/>
              </table:table-cell>
              <table:table-cell office:value-type="float" office:value="0.100530964914873">
                <text:p>0.100530964914873</text:p>
              </table:table-cell>
              <table:table-cell office:value-type="float" office:value="0.100361714851215">
                <text:p>0.100361714851215</text:p>
              </table:table-cell>
            </table:table-row>
            <table:table-row>
              <table:table-cell office:value-type="string">
                <text:p/>
              </table:table-cell>
              <table:table-cell office:value-type="float" office:value="0.106814150222053">
                <text:p>0.106814150222053</text:p>
              </table:table-cell>
              <table:table-cell office:value-type="float" office:value="0.10661115427526">
                <text:p>0.10661115427526</text:p>
              </table:table-cell>
            </table:table-row>
            <table:table-row>
              <table:table-cell office:value-type="string">
                <text:p/>
              </table:table-cell>
              <table:table-cell office:value-type="float" office:value="0.113097335529233">
                <text:p>0.113097335529233</text:p>
              </table:table-cell>
              <table:table-cell office:value-type="float" office:value="0.112856384873482">
                <text:p>0.112856384873482</text:p>
              </table:table-cell>
            </table:table-row>
            <table:table-row>
              <table:table-cell office:value-type="string">
                <text:p/>
              </table:table-cell>
              <table:table-cell office:value-type="float" office:value="0.119380520836412">
                <text:p>0.119380520836412</text:p>
              </table:table-cell>
              <table:table-cell office:value-type="float" office:value="0.11909716009487">
                <text:p>0.11909716009487</text:p>
              </table:table-cell>
            </table:table-row>
            <table:table-row>
              <table:table-cell office:value-type="string">
                <text:p/>
              </table:table-cell>
              <table:table-cell office:value-type="float" office:value="0.125663706143592">
                <text:p>0.125663706143592</text:p>
              </table:table-cell>
              <table:table-cell office:value-type="float" office:value="0.125333233564304">
                <text:p>0.125333233564304</text:p>
              </table:table-cell>
            </table:table-row>
            <table:table-row>
              <table:table-cell office:value-type="string">
                <text:p/>
              </table:table-cell>
              <table:table-cell office:value-type="float" office:value="0.131946891450771">
                <text:p>0.131946891450771</text:p>
              </table:table-cell>
              <table:table-cell office:value-type="float" office:value="0.131564359092283">
                <text:p>0.131564359092283</text:p>
              </table:table-cell>
            </table:table-row>
            <table:table-row>
              <table:table-cell office:value-type="string">
                <text:p/>
              </table:table-cell>
              <table:table-cell office:value-type="float" office:value="0.138230076757951">
                <text:p>0.138230076757951</text:p>
              </table:table-cell>
              <table:table-cell office:value-type="float" office:value="0.137790290684638">
                <text:p>0.137790290684638</text:p>
              </table:table-cell>
            </table:table-row>
            <table:table-row>
              <table:table-cell office:value-type="string">
                <text:p/>
              </table:table-cell>
              <table:table-cell office:value-type="float" office:value="0.14451326206513">
                <text:p>0.14451326206513</text:p>
              </table:table-cell>
              <table:table-cell office:value-type="float" office:value="0.144010782552252">
                <text:p>0.144010782552252</text:p>
              </table:table-cell>
            </table:table-row>
            <table:table-row>
              <table:table-cell office:value-type="string">
                <text:p/>
              </table:table-cell>
              <table:table-cell office:value-type="float" office:value="0.15079644737231">
                <text:p>0.15079644737231</text:p>
              </table:table-cell>
              <table:table-cell office:value-type="float" office:value="0.150225589120757">
                <text:p>0.150225589120757</text:p>
              </table:table-cell>
            </table:table-row>
            <table:table-row>
              <table:table-cell office:value-type="string">
                <text:p/>
              </table:table-cell>
              <table:table-cell office:value-type="float" office:value="0.15707963267949">
                <text:p>0.15707963267949</text:p>
              </table:table-cell>
              <table:table-cell office:value-type="float" office:value="0.156434465040231">
                <text:p>0.156434465040231</text:p>
              </table:table-cell>
            </table:table-row>
            <table:table-row>
              <table:table-cell office:value-type="string">
                <text:p/>
              </table:table-cell>
              <table:table-cell office:value-type="float" office:value="0.163362817986669">
                <text:p>0.163362817986669</text:p>
              </table:table-cell>
              <table:table-cell office:value-type="float" office:value="0.162637165194884">
                <text:p>0.162637165194884</text:p>
              </table:table-cell>
            </table:table-row>
            <table:table-row>
              <table:table-cell office:value-type="string">
                <text:p/>
              </table:table-cell>
              <table:table-cell office:value-type="float" office:value="0.169646003293849">
                <text:p>0.169646003293849</text:p>
              </table:table-cell>
              <table:table-cell office:value-type="float" office:value="0.168833444712734">
                <text:p>0.168833444712734</text:p>
              </table:table-cell>
            </table:table-row>
            <table:table-row>
              <table:table-cell office:value-type="string">
                <text:p/>
              </table:table-cell>
              <table:table-cell office:value-type="float" office:value="0.175929188601028">
                <text:p>0.175929188601028</text:p>
              </table:table-cell>
              <table:table-cell office:value-type="float" office:value="0.175023058975276">
                <text:p>0.175023058975276</text:p>
              </table:table-cell>
            </table:table-row>
            <table:table-row>
              <table:table-cell office:value-type="string">
                <text:p/>
              </table:table-cell>
              <table:table-cell office:value-type="float" office:value="0.182212373908208">
                <text:p>0.182212373908208</text:p>
              </table:table-cell>
              <table:table-cell office:value-type="float" office:value="0.181205763627137">
                <text:p>0.181205763627137</text:p>
              </table:table-cell>
            </table:table-row>
            <table:table-row>
              <table:table-cell office:value-type="string">
                <text:p/>
              </table:table-cell>
              <table:table-cell office:value-type="float" office:value="0.188495559215388">
                <text:p>0.188495559215388</text:p>
              </table:table-cell>
              <table:table-cell office:value-type="float" office:value="0.187381314585725">
                <text:p>0.187381314585725</text:p>
              </table:table-cell>
            </table:table-row>
            <table:table-row>
              <table:table-cell office:value-type="string">
                <text:p/>
              </table:table-cell>
              <table:table-cell office:value-type="float" office:value="0.194778744522567">
                <text:p>0.194778744522567</text:p>
              </table:table-cell>
              <table:table-cell office:value-type="float" office:value="0.19354946805086">
                <text:p>0.19354946805086</text:p>
              </table:table-cell>
            </table:table-row>
            <table:table-row>
              <table:table-cell office:value-type="string">
                <text:p/>
              </table:table-cell>
              <table:table-cell office:value-type="float" office:value="0.201061929829747">
                <text:p>0.201061929829747</text:p>
              </table:table-cell>
              <table:table-cell office:value-type="float" office:value="0.199709980514407">
                <text:p>0.199709980514407</text:p>
              </table:table-cell>
            </table:table-row>
            <table:table-row>
              <table:table-cell office:value-type="string">
                <text:p/>
              </table:table-cell>
              <table:table-cell office:value-type="float" office:value="0.207345115136926">
                <text:p>0.207345115136926</text:p>
              </table:table-cell>
              <table:table-cell office:value-type="float" office:value="0.205862608769881">
                <text:p>0.205862608769881</text:p>
              </table:table-cell>
            </table:table-row>
            <table:table-row>
              <table:table-cell office:value-type="string">
                <text:p/>
              </table:table-cell>
              <table:table-cell office:value-type="float" office:value="0.213628300444106">
                <text:p>0.213628300444106</text:p>
              </table:table-cell>
              <table:table-cell office:value-type="float" office:value="0.212007109922055">
                <text:p>0.212007109922055</text:p>
              </table:table-cell>
            </table:table-row>
            <table:table-row>
              <table:table-cell office:value-type="string">
                <text:p/>
              </table:table-cell>
              <table:table-cell office:value-type="float" office:value="0.219911485751286">
                <text:p>0.219911485751286</text:p>
              </table:table-cell>
              <table:table-cell office:value-type="float" office:value="0.218143241396542">
                <text:p>0.218143241396542</text:p>
              </table:table-cell>
            </table:table-row>
            <table:table-row>
              <table:table-cell office:value-type="string">
                <text:p/>
              </table:table-cell>
              <table:table-cell office:value-type="float" office:value="0.226194671058465">
                <text:p>0.226194671058465</text:p>
              </table:table-cell>
              <table:table-cell office:value-type="float" office:value="0.224270760949381">
                <text:p>0.224270760949381</text:p>
              </table:table-cell>
            </table:table-row>
            <table:table-row>
              <table:table-cell office:value-type="string">
                <text:p/>
              </table:table-cell>
              <table:table-cell office:value-type="float" office:value="0.232477856365645">
                <text:p>0.232477856365645</text:p>
              </table:table-cell>
              <table:table-cell office:value-type="float" office:value="0.230389426676591">
                <text:p>0.230389426676591</text:p>
              </table:table-cell>
            </table:table-row>
            <table:table-row>
              <table:table-cell office:value-type="string">
                <text:p/>
              </table:table-cell>
              <table:table-cell office:value-type="float" office:value="0.238761041672824">
                <text:p>0.238761041672824</text:p>
              </table:table-cell>
              <table:table-cell office:value-type="float" office:value="0.236498997023725">
                <text:p>0.236498997023725</text:p>
              </table:table-cell>
            </table:table-row>
            <table:table-row>
              <table:table-cell office:value-type="string">
                <text:p/>
              </table:table-cell>
              <table:table-cell office:value-type="float" office:value="0.245044226980004">
                <text:p>0.245044226980004</text:p>
              </table:table-cell>
              <table:table-cell office:value-type="float" office:value="0.242599230795407">
                <text:p>0.242599230795407</text:p>
              </table:table-cell>
            </table:table-row>
            <table:table-row>
              <table:table-cell office:value-type="string">
                <text:p/>
              </table:table-cell>
              <table:table-cell office:value-type="float" office:value="0.251327412287183">
                <text:p>0.251327412287183</text:p>
              </table:table-cell>
              <table:table-cell office:value-type="float" office:value="0.248689887164855">
                <text:p>0.248689887164855</text:p>
              </table:table-cell>
            </table:table-row>
            <table:table-row>
              <table:table-cell office:value-type="string">
                <text:p/>
              </table:table-cell>
              <table:table-cell office:value-type="float" office:value="0.257610597594363">
                <text:p>0.257610597594363</text:p>
              </table:table-cell>
              <table:table-cell office:value-type="float" office:value="0.254770725683382">
                <text:p>0.254770725683382</text:p>
              </table:table-cell>
            </table:table-row>
            <table:table-row>
              <table:table-cell office:value-type="string">
                <text:p/>
              </table:table-cell>
              <table:table-cell office:value-type="float" office:value="0.263893782901543">
                <text:p>0.263893782901543</text:p>
              </table:table-cell>
              <table:table-cell office:value-type="float" office:value="0.260841506289897">
                <text:p>0.260841506289897</text:p>
              </table:table-cell>
            </table:table-row>
            <table:table-row>
              <table:table-cell office:value-type="string">
                <text:p/>
              </table:table-cell>
              <table:table-cell office:value-type="float" office:value="0.270176968208722">
                <text:p>0.270176968208722</text:p>
              </table:table-cell>
              <table:table-cell office:value-type="float" office:value="0.266901989320376">
                <text:p>0.266901989320376</text:p>
              </table:table-cell>
            </table:table-row>
            <table:table-row>
              <table:table-cell office:value-type="string">
                <text:p/>
              </table:table-cell>
              <table:table-cell office:value-type="float" office:value="0.276460153515902">
                <text:p>0.276460153515902</text:p>
              </table:table-cell>
              <table:table-cell office:value-type="float" office:value="0.272951935517325">
                <text:p>0.272951935517325</text:p>
              </table:table-cell>
            </table:table-row>
            <table:table-row>
              <table:table-cell office:value-type="string">
                <text:p/>
              </table:table-cell>
              <table:table-cell office:value-type="float" office:value="0.282743338823081">
                <text:p>0.282743338823081</text:p>
              </table:table-cell>
              <table:table-cell office:value-type="float" office:value="0.278991106039229">
                <text:p>0.278991106039229</text:p>
              </table:table-cell>
            </table:table-row>
            <table:table-row>
              <table:table-cell office:value-type="string">
                <text:p/>
              </table:table-cell>
              <table:table-cell office:value-type="float" office:value="0.289026524130261">
                <text:p>0.289026524130261</text:p>
              </table:table-cell>
              <table:table-cell office:value-type="float" office:value="0.285019262469976">
                <text:p>0.285019262469976</text:p>
              </table:table-cell>
            </table:table-row>
            <table:table-row>
              <table:table-cell office:value-type="string">
                <text:p/>
              </table:table-cell>
              <table:table-cell office:value-type="float" office:value="0.295309709437441">
                <text:p>0.295309709437441</text:p>
              </table:table-cell>
              <table:table-cell office:value-type="float" office:value="0.291036166828272">
                <text:p>0.291036166828272</text:p>
              </table:table-cell>
            </table:table-row>
            <table:table-row>
              <table:table-cell office:value-type="string">
                <text:p/>
              </table:table-cell>
              <table:table-cell office:value-type="float" office:value="0.30159289474462">
                <text:p>0.30159289474462</text:p>
              </table:table-cell>
              <table:table-cell office:value-type="float" office:value="0.297041581577035">
                <text:p>0.297041581577035</text:p>
              </table:table-cell>
            </table:table-row>
            <table:table-row>
              <table:table-cell office:value-type="string">
                <text:p/>
              </table:table-cell>
              <table:table-cell office:value-type="float" office:value="0.3078760800518">
                <text:p>0.3078760800518</text:p>
              </table:table-cell>
              <table:table-cell office:value-type="float" office:value="0.303035269632774">
                <text:p>0.303035269632774</text:p>
              </table:table-cell>
            </table:table-row>
            <table:table-row>
              <table:table-cell office:value-type="string">
                <text:p/>
              </table:table-cell>
              <table:table-cell office:value-type="float" office:value="0.314159265358979">
                <text:p>0.314159265358979</text:p>
              </table:table-cell>
              <table:table-cell office:value-type="float" office:value="0.309016994374947">
                <text:p>0.309016994374947</text:p>
              </table:table-cell>
            </table:table-row>
            <table:table-row>
              <table:table-cell office:value-type="string">
                <text:p/>
              </table:table-cell>
              <table:table-cell office:value-type="float" office:value="0.320442450666159">
                <text:p>0.320442450666159</text:p>
              </table:table-cell>
              <table:table-cell office:value-type="float" office:value="0.314986519655305">
                <text:p>0.314986519655305</text:p>
              </table:table-cell>
            </table:table-row>
            <table:table-row>
              <table:table-cell office:value-type="string">
                <text:p/>
              </table:table-cell>
              <table:table-cell office:value-type="float" office:value="0.326725635973338">
                <text:p>0.326725635973338</text:p>
              </table:table-cell>
              <table:table-cell office:value-type="float" office:value="0.320943609807209">
                <text:p>0.320943609807209</text:p>
              </table:table-cell>
            </table:table-row>
            <table:table-row>
              <table:table-cell office:value-type="string">
                <text:p/>
              </table:table-cell>
              <table:table-cell office:value-type="float" office:value="0.333008821280518">
                <text:p>0.333008821280518</text:p>
              </table:table-cell>
              <table:table-cell office:value-type="float" office:value="0.326888029654942">
                <text:p>0.326888029654942</text:p>
              </table:table-cell>
            </table:table-row>
            <table:table-row>
              <table:table-cell office:value-type="string">
                <text:p/>
              </table:table-cell>
              <table:table-cell office:value-type="float" office:value="0.339292006587698">
                <text:p>0.339292006587698</text:p>
              </table:table-cell>
              <table:table-cell office:value-type="float" office:value="0.332819544522987">
                <text:p>0.332819544522987</text:p>
              </table:table-cell>
            </table:table-row>
            <table:table-row>
              <table:table-cell office:value-type="string">
                <text:p/>
              </table:table-cell>
              <table:table-cell office:value-type="float" office:value="0.345575191894877">
                <text:p>0.345575191894877</text:p>
              </table:table-cell>
              <table:table-cell office:value-type="float" office:value="0.338737920245291">
                <text:p>0.338737920245291</text:p>
              </table:table-cell>
            </table:table-row>
            <table:table-row>
              <table:table-cell office:value-type="string">
                <text:p/>
              </table:table-cell>
              <table:table-cell office:value-type="float" office:value="0.351858377202057">
                <text:p>0.351858377202057</text:p>
              </table:table-cell>
              <table:table-cell office:value-type="float" office:value="0.344642923174517">
                <text:p>0.344642923174517</text:p>
              </table:table-cell>
            </table:table-row>
            <table:table-row>
              <table:table-cell office:value-type="string">
                <text:p/>
              </table:table-cell>
              <table:table-cell office:value-type="float" office:value="0.358141562509236">
                <text:p>0.358141562509236</text:p>
              </table:table-cell>
              <table:table-cell office:value-type="float" office:value="0.350534320191259">
                <text:p>0.350534320191259</text:p>
              </table:table-cell>
            </table:table-row>
            <table:table-row>
              <table:table-cell office:value-type="string">
                <text:p/>
              </table:table-cell>
              <table:table-cell office:value-type="float" office:value="0.364424747816416">
                <text:p>0.364424747816416</text:p>
              </table:table-cell>
              <table:table-cell office:value-type="float" office:value="0.356411878713251">
                <text:p>0.356411878713251</text:p>
              </table:table-cell>
            </table:table-row>
            <table:table-row>
              <table:table-cell office:value-type="string">
                <text:p/>
              </table:table-cell>
              <table:table-cell office:value-type="float" office:value="0.370707933123596">
                <text:p>0.370707933123596</text:p>
              </table:table-cell>
              <table:table-cell office:value-type="float" office:value="0.362275366704546">
                <text:p>0.362275366704546</text:p>
              </table:table-cell>
            </table:table-row>
            <table:table-row>
              <table:table-cell office:value-type="string">
                <text:p/>
              </table:table-cell>
              <table:table-cell office:value-type="float" office:value="0.376991118430775">
                <text:p>0.376991118430775</text:p>
              </table:table-cell>
              <table:table-cell office:value-type="float" office:value="0.368124552684678">
                <text:p>0.368124552684678</text:p>
              </table:table-cell>
            </table:table-row>
            <table:table-row>
              <table:table-cell office:value-type="string">
                <text:p/>
              </table:table-cell>
              <table:table-cell office:value-type="float" office:value="0.383274303737955">
                <text:p>0.383274303737955</text:p>
              </table:table-cell>
              <table:table-cell office:value-type="float" office:value="0.3739592057378">
                <text:p>0.3739592057378</text:p>
              </table:table-cell>
            </table:table-row>
            <table:table-row>
              <table:table-cell office:value-type="string">
                <text:p/>
              </table:table-cell>
              <table:table-cell office:value-type="float" office:value="0.389557489045134">
                <text:p>0.389557489045134</text:p>
              </table:table-cell>
              <table:table-cell office:value-type="float" office:value="0.379779095521801">
                <text:p>0.379779095521801</text:p>
              </table:table-cell>
            </table:table-row>
            <table:table-row>
              <table:table-cell office:value-type="string">
                <text:p/>
              </table:table-cell>
              <table:table-cell office:value-type="float" office:value="0.395840674352314">
                <text:p>0.395840674352314</text:p>
              </table:table-cell>
              <table:table-cell office:value-type="float" office:value="0.385583992277397">
                <text:p>0.385583992277397</text:p>
              </table:table-cell>
            </table:table-row>
            <table:table-row>
              <table:table-cell office:value-type="string">
                <text:p/>
              </table:table-cell>
              <table:table-cell office:value-type="float" office:value="0.402123859659494">
                <text:p>0.402123859659494</text:p>
              </table:table-cell>
              <table:table-cell office:value-type="float" office:value="0.391373666837202">
                <text:p>0.391373666837202</text:p>
              </table:table-cell>
            </table:table-row>
            <table:table-row>
              <table:table-cell office:value-type="string">
                <text:p/>
              </table:table-cell>
              <table:table-cell office:value-type="float" office:value="0.408407044966673">
                <text:p>0.408407044966673</text:p>
              </table:table-cell>
              <table:table-cell office:value-type="float" office:value="0.397147890634781">
                <text:p>0.397147890634781</text:p>
              </table:table-cell>
            </table:table-row>
            <table:table-row>
              <table:table-cell office:value-type="string">
                <text:p/>
              </table:table-cell>
              <table:table-cell office:value-type="float" office:value="0.414690230273853">
                <text:p>0.414690230273853</text:p>
              </table:table-cell>
              <table:table-cell office:value-type="float" office:value="0.402906435713663">
                <text:p>0.402906435713663</text:p>
              </table:table-cell>
            </table:table-row>
            <table:table-row>
              <table:table-cell office:value-type="string">
                <text:p/>
              </table:table-cell>
              <table:table-cell office:value-type="float" office:value="0.420973415581032">
                <text:p>0.420973415581032</text:p>
              </table:table-cell>
              <table:table-cell office:value-type="float" office:value="0.408649074736349">
                <text:p>0.408649074736349</text:p>
              </table:table-cell>
            </table:table-row>
            <table:table-row>
              <table:table-cell office:value-type="string">
                <text:p/>
              </table:table-cell>
              <table:table-cell office:value-type="float" office:value="0.427256600888212">
                <text:p>0.427256600888212</text:p>
              </table:table-cell>
              <table:table-cell office:value-type="float" office:value="0.414375580993284">
                <text:p>0.414375580993284</text:p>
              </table:table-cell>
            </table:table-row>
            <table:table-row>
              <table:table-cell office:value-type="string">
                <text:p/>
              </table:table-cell>
              <table:table-cell office:value-type="float" office:value="0.433539786195391">
                <text:p>0.433539786195391</text:p>
              </table:table-cell>
              <table:table-cell office:value-type="float" office:value="0.420085728411806">
                <text:p>0.420085728411806</text:p>
              </table:table-cell>
            </table:table-row>
            <table:table-row>
              <table:table-cell office:value-type="string">
                <text:p/>
              </table:table-cell>
              <table:table-cell office:value-type="float" office:value="0.439822971502571">
                <text:p>0.439822971502571</text:p>
              </table:table-cell>
              <table:table-cell office:value-type="float" office:value="0.425779291565073">
                <text:p>0.425779291565073</text:p>
              </table:table-cell>
            </table:table-row>
            <table:table-row>
              <table:table-cell office:value-type="string">
                <text:p/>
              </table:table-cell>
              <table:table-cell office:value-type="float" office:value="0.446106156809751">
                <text:p>0.446106156809751</text:p>
              </table:table-cell>
              <table:table-cell office:value-type="float" office:value="0.431456045680959">
                <text:p>0.431456045680959</text:p>
              </table:table-cell>
            </table:table-row>
            <table:table-row>
              <table:table-cell office:value-type="string">
                <text:p/>
              </table:table-cell>
              <table:table-cell office:value-type="float" office:value="0.45238934211693">
                <text:p>0.45238934211693</text:p>
              </table:table-cell>
              <table:table-cell office:value-type="float" office:value="0.437115766650933">
                <text:p>0.437115766650933</text:p>
              </table:table-cell>
            </table:table-row>
            <table:table-row>
              <table:table-cell office:value-type="string">
                <text:p/>
              </table:table-cell>
              <table:table-cell office:value-type="float" office:value="0.45867252742411">
                <text:p>0.45867252742411</text:p>
              </table:table-cell>
              <table:table-cell office:value-type="float" office:value="0.442758231038902">
                <text:p>0.442758231038902</text:p>
              </table:table-cell>
            </table:table-row>
            <table:table-row>
              <table:table-cell office:value-type="string">
                <text:p/>
              </table:table-cell>
              <table:table-cell office:value-type="float" office:value="0.464955712731289">
                <text:p>0.464955712731289</text:p>
              </table:table-cell>
              <table:table-cell office:value-type="float" office:value="0.448383216090032">
                <text:p>0.448383216090032</text:p>
              </table:table-cell>
            </table:table-row>
            <table:table-row>
              <table:table-cell office:value-type="string">
                <text:p/>
              </table:table-cell>
              <table:table-cell office:value-type="float" office:value="0.471238898038469">
                <text:p>0.471238898038469</text:p>
              </table:table-cell>
              <table:table-cell office:value-type="float" office:value="0.453990499739547">
                <text:p>0.453990499739547</text:p>
              </table:table-cell>
            </table:table-row>
            <table:table-row>
              <table:table-cell office:value-type="string">
                <text:p/>
              </table:table-cell>
              <table:table-cell office:value-type="float" office:value="0.477522083345649">
                <text:p>0.477522083345649</text:p>
              </table:table-cell>
              <table:table-cell office:value-type="float" office:value="0.459579860621488">
                <text:p>0.459579860621488</text:p>
              </table:table-cell>
            </table:table-row>
            <table:table-row>
              <table:table-cell office:value-type="string">
                <text:p/>
              </table:table-cell>
              <table:table-cell office:value-type="float" office:value="0.483805268652828">
                <text:p>0.483805268652828</text:p>
              </table:table-cell>
              <table:table-cell office:value-type="float" office:value="0.465151078077458">
                <text:p>0.465151078077458</text:p>
              </table:table-cell>
            </table:table-row>
            <table:table-row>
              <table:table-cell office:value-type="string">
                <text:p/>
              </table:table-cell>
              <table:table-cell office:value-type="float" office:value="0.490088453960008">
                <text:p>0.490088453960008</text:p>
              </table:table-cell>
              <table:table-cell office:value-type="float" office:value="0.470703932165333">
                <text:p>0.470703932165333</text:p>
              </table:table-cell>
            </table:table-row>
            <table:table-row>
              <table:table-cell office:value-type="string">
                <text:p/>
              </table:table-cell>
              <table:table-cell office:value-type="float" office:value="0.496371639267187">
                <text:p>0.496371639267187</text:p>
              </table:table-cell>
              <table:table-cell office:value-type="float" office:value="0.476238203667939">
                <text:p>0.476238203667939</text:p>
              </table:table-cell>
            </table:table-row>
            <table:table-row>
              <table:table-cell office:value-type="string">
                <text:p/>
              </table:table-cell>
              <table:table-cell office:value-type="float" office:value="0.502654824574367">
                <text:p>0.502654824574367</text:p>
              </table:table-cell>
              <table:table-cell office:value-type="float" office:value="0.481753674101715">
                <text:p>0.481753674101715</text:p>
              </table:table-cell>
            </table:table-row>
            <table:table-row>
              <table:table-cell office:value-type="string">
                <text:p/>
              </table:table-cell>
              <table:table-cell office:value-type="float" office:value="0.508938009881546">
                <text:p>0.508938009881546</text:p>
              </table:table-cell>
              <table:table-cell office:value-type="float" office:value="0.487250125725332">
                <text:p>0.487250125725332</text:p>
              </table:table-cell>
            </table:table-row>
            <table:table-row>
              <table:table-cell office:value-type="string">
                <text:p/>
              </table:table-cell>
              <table:table-cell office:value-type="float" office:value="0.515221195188726">
                <text:p>0.515221195188726</text:p>
              </table:table-cell>
              <table:table-cell office:value-type="float" office:value="0.492727341548292">
                <text:p>0.492727341548292</text:p>
              </table:table-cell>
            </table:table-row>
            <table:table-row>
              <table:table-cell office:value-type="string">
                <text:p/>
              </table:table-cell>
              <table:table-cell office:value-type="float" office:value="0.521504380495906">
                <text:p>0.521504380495906</text:p>
              </table:table-cell>
              <table:table-cell office:value-type="float" office:value="0.498185105339491">
                <text:p>0.498185105339491</text:p>
              </table:table-cell>
            </table:table-row>
            <table:table-row>
              <table:table-cell office:value-type="string">
                <text:p/>
              </table:table-cell>
              <table:table-cell office:value-type="float" office:value="0.527787565803085">
                <text:p>0.527787565803085</text:p>
              </table:table-cell>
              <table:table-cell office:value-type="float" office:value="0.503623201635761">
                <text:p>0.503623201635761</text:p>
              </table:table-cell>
            </table:table-row>
            <table:table-row>
              <table:table-cell office:value-type="string">
                <text:p/>
              </table:table-cell>
              <table:table-cell office:value-type="float" office:value="0.534070751110265">
                <text:p>0.534070751110265</text:p>
              </table:table-cell>
              <table:table-cell office:value-type="float" office:value="0.509041415750371">
                <text:p>0.509041415750371</text:p>
              </table:table-cell>
            </table:table-row>
            <table:table-row>
              <table:table-cell office:value-type="string">
                <text:p/>
              </table:table-cell>
              <table:table-cell office:value-type="float" office:value="0.540353936417444">
                <text:p>0.540353936417444</text:p>
              </table:table-cell>
              <table:table-cell office:value-type="float" office:value="0.514439533781506">
                <text:p>0.514439533781506</text:p>
              </table:table-cell>
            </table:table-row>
            <table:table-row>
              <table:table-cell office:value-type="string">
                <text:p/>
              </table:table-cell>
              <table:table-cell office:value-type="float" office:value="0.546637121724624">
                <text:p>0.546637121724624</text:p>
              </table:table-cell>
              <table:table-cell office:value-type="float" office:value="0.519817342620709">
                <text:p>0.519817342620709</text:p>
              </table:table-cell>
            </table:table-row>
            <table:table-row>
              <table:table-cell office:value-type="string">
                <text:p/>
              </table:table-cell>
              <table:table-cell office:value-type="float" office:value="0.552920307031804">
                <text:p>0.552920307031804</text:p>
              </table:table-cell>
              <table:table-cell office:value-type="float" office:value="0.525174629961296">
                <text:p>0.525174629961296</text:p>
              </table:table-cell>
            </table:table-row>
            <table:table-row>
              <table:table-cell office:value-type="string">
                <text:p/>
              </table:table-cell>
              <table:table-cell office:value-type="float" office:value="0.559203492338983">
                <text:p>0.559203492338983</text:p>
              </table:table-cell>
              <table:table-cell office:value-type="float" office:value="0.530511184306734">
                <text:p>0.530511184306734</text:p>
              </table:table-cell>
            </table:table-row>
            <table:table-row>
              <table:table-cell office:value-type="string">
                <text:p/>
              </table:table-cell>
              <table:table-cell office:value-type="float" office:value="0.565486677646163">
                <text:p>0.565486677646163</text:p>
              </table:table-cell>
              <table:table-cell office:value-type="float" office:value="0.535826794978997">
                <text:p>0.535826794978997</text:p>
              </table:table-cell>
            </table:table-row>
            <table:table-row>
              <table:table-cell office:value-type="string">
                <text:p/>
              </table:table-cell>
              <table:table-cell office:value-type="float" office:value="0.571769862953342">
                <text:p>0.571769862953342</text:p>
              </table:table-cell>
              <table:table-cell office:value-type="float" office:value="0.541121252126876">
                <text:p>0.541121252126876</text:p>
              </table:table-cell>
            </table:table-row>
            <table:table-row>
              <table:table-cell office:value-type="string">
                <text:p/>
              </table:table-cell>
              <table:table-cell office:value-type="float" office:value="0.578053048260522">
                <text:p>0.578053048260522</text:p>
              </table:table-cell>
              <table:table-cell office:value-type="float" office:value="0.546394346734269">
                <text:p>0.546394346734269</text:p>
              </table:table-cell>
            </table:table-row>
            <table:table-row>
              <table:table-cell office:value-type="string">
                <text:p/>
              </table:table-cell>
              <table:table-cell office:value-type="float" office:value="0.584336233567701">
                <text:p>0.584336233567701</text:p>
              </table:table-cell>
              <table:table-cell office:value-type="float" office:value="0.55164587062843">
                <text:p>0.55164587062843</text:p>
              </table:table-cell>
            </table:table-row>
            <table:table-row>
              <table:table-cell office:value-type="string">
                <text:p/>
              </table:table-cell>
              <table:table-cell office:value-type="float" office:value="0.590619418874881">
                <text:p>0.590619418874881</text:p>
              </table:table-cell>
              <table:table-cell office:value-type="float" office:value="0.556875616488188">
                <text:p>0.556875616488188</text:p>
              </table:table-cell>
            </table:table-row>
            <table:table-row>
              <table:table-cell office:value-type="string">
                <text:p/>
              </table:table-cell>
              <table:table-cell office:value-type="float" office:value="0.596902604182061">
                <text:p>0.596902604182061</text:p>
              </table:table-cell>
              <table:table-cell office:value-type="float" office:value="0.562083377852131">
                <text:p>0.562083377852131</text:p>
              </table:table-cell>
            </table:table-row>
            <table:table-row>
              <table:table-cell office:value-type="string">
                <text:p/>
              </table:table-cell>
              <table:table-cell office:value-type="float" office:value="0.60318578948924">
                <text:p>0.60318578948924</text:p>
              </table:table-cell>
              <table:table-cell office:value-type="float" office:value="0.567268949126756">
                <text:p>0.567268949126756</text:p>
              </table:table-cell>
            </table:table-row>
            <table:table-row>
              <table:table-cell office:value-type="string">
                <text:p/>
              </table:table-cell>
              <table:table-cell office:value-type="float" office:value="0.60946897479642">
                <text:p>0.60946897479642</text:p>
              </table:table-cell>
              <table:table-cell office:value-type="float" office:value="0.572432125594591">
                <text:p>0.572432125594591</text:p>
              </table:table-cell>
            </table:table-row>
            <table:table-row>
              <table:table-cell office:value-type="string">
                <text:p/>
              </table:table-cell>
              <table:table-cell office:value-type="float" office:value="0.615752160103599">
                <text:p>0.615752160103599</text:p>
              </table:table-cell>
              <table:table-cell office:value-type="float" office:value="0.577572703422268">
                <text:p>0.577572703422268</text:p>
              </table:table-cell>
            </table:table-row>
            <table:table-row>
              <table:table-cell office:value-type="string">
                <text:p/>
              </table:table-cell>
              <table:table-cell office:value-type="float" office:value="0.622035345410779">
                <text:p>0.622035345410779</text:p>
              </table:table-cell>
              <table:table-cell office:value-type="float" office:value="0.582690479668576">
                <text:p>0.582690479668576</text:p>
              </table:table-cell>
            </table:table-row>
            <table:table-row>
              <table:table-cell office:value-type="string">
                <text:p/>
              </table:table-cell>
              <table:table-cell office:value-type="float" office:value="0.628318530717959">
                <text:p>0.628318530717959</text:p>
              </table:table-cell>
              <table:table-cell office:value-type="float" office:value="0.587785252292473">
                <text:p>0.587785252292473</text:p>
              </table:table-cell>
            </table:table-row>
            <table:table-row>
              <table:table-cell office:value-type="string">
                <text:p/>
              </table:table-cell>
              <table:table-cell office:value-type="float" office:value="0.634601716025138">
                <text:p>0.634601716025138</text:p>
              </table:table-cell>
              <table:table-cell office:value-type="float" office:value="0.592856820161059">
                <text:p>0.592856820161059</text:p>
              </table:table-cell>
            </table:table-row>
            <table:table-row>
              <table:table-cell office:value-type="string">
                <text:p/>
              </table:table-cell>
              <table:table-cell office:value-type="float" office:value="0.640884901332318">
                <text:p>0.640884901332318</text:p>
              </table:table-cell>
              <table:table-cell office:value-type="float" office:value="0.597904983057519">
                <text:p>0.597904983057519</text:p>
              </table:table-cell>
            </table:table-row>
            <table:table-row>
              <table:table-cell office:value-type="string">
                <text:p/>
              </table:table-cell>
              <table:table-cell office:value-type="float" office:value="0.647168086639497">
                <text:p>0.647168086639497</text:p>
              </table:table-cell>
              <table:table-cell office:value-type="float" office:value="0.602929541689025">
                <text:p>0.602929541689025</text:p>
              </table:table-cell>
            </table:table-row>
            <table:table-row>
              <table:table-cell office:value-type="string">
                <text:p/>
              </table:table-cell>
              <table:table-cell office:value-type="float" office:value="0.653451271946677">
                <text:p>0.653451271946677</text:p>
              </table:table-cell>
              <table:table-cell office:value-type="float" office:value="0.607930297694606">
                <text:p>0.607930297694606</text:p>
              </table:table-cell>
            </table:table-row>
            <table:table-row>
              <table:table-cell office:value-type="string">
                <text:p/>
              </table:table-cell>
              <table:table-cell office:value-type="float" office:value="0.659734457253857">
                <text:p>0.659734457253857</text:p>
              </table:table-cell>
              <table:table-cell office:value-type="float" office:value="0.612907053652976">
                <text:p>0.612907053652976</text:p>
              </table:table-cell>
            </table:table-row>
            <table:table-row>
              <table:table-cell office:value-type="string">
                <text:p/>
              </table:table-cell>
              <table:table-cell office:value-type="float" office:value="0.666017642561036">
                <text:p>0.666017642561036</text:p>
              </table:table-cell>
              <table:table-cell office:value-type="float" office:value="0.617859613090334">
                <text:p>0.617859613090334</text:p>
              </table:table-cell>
            </table:table-row>
            <table:table-row>
              <table:table-cell office:value-type="string">
                <text:p/>
              </table:table-cell>
              <table:table-cell office:value-type="float" office:value="0.672300827868216">
                <text:p>0.672300827868216</text:p>
              </table:table-cell>
              <table:table-cell office:value-type="float" office:value="0.622787780488113">
                <text:p>0.622787780488113</text:p>
              </table:table-cell>
            </table:table-row>
            <table:table-row>
              <table:table-cell office:value-type="string">
                <text:p/>
              </table:table-cell>
              <table:table-cell office:value-type="float" office:value="0.678584013175395">
                <text:p>0.678584013175395</text:p>
              </table:table-cell>
              <table:table-cell office:value-type="float" office:value="0.6276913612907">
                <text:p>0.6276913612907</text:p>
              </table:table-cell>
            </table:table-row>
            <table:table-row>
              <table:table-cell office:value-type="string">
                <text:p/>
              </table:table-cell>
              <table:table-cell office:value-type="float" office:value="0.684867198482575">
                <text:p>0.684867198482575</text:p>
              </table:table-cell>
              <table:table-cell office:value-type="float" office:value="0.632570161913124">
                <text:p>0.632570161913124</text:p>
              </table:table-cell>
            </table:table-row>
            <table:table-row>
              <table:table-cell office:value-type="string">
                <text:p/>
              </table:table-cell>
              <table:table-cell office:value-type="float" office:value="0.691150383789755">
                <text:p>0.691150383789755</text:p>
              </table:table-cell>
              <table:table-cell office:value-type="float" office:value="0.63742398974869">
                <text:p>0.63742398974869</text:p>
              </table:table-cell>
            </table:table-row>
            <table:table-row>
              <table:table-cell office:value-type="string">
                <text:p/>
              </table:table-cell>
              <table:table-cell office:value-type="float" office:value="0.697433569096934">
                <text:p>0.697433569096934</text:p>
              </table:table-cell>
              <table:table-cell office:value-type="float" office:value="0.642252653176584">
                <text:p>0.642252653176584</text:p>
              </table:table-cell>
            </table:table-row>
            <table:table-row>
              <table:table-cell office:value-type="string">
                <text:p/>
              </table:table-cell>
              <table:table-cell office:value-type="float" office:value="0.703716754404114">
                <text:p>0.703716754404114</text:p>
              </table:table-cell>
              <table:table-cell office:value-type="float" office:value="0.647055961569444">
                <text:p>0.647055961569444</text:p>
              </table:table-cell>
            </table:table-row>
            <table:table-row>
              <table:table-cell office:value-type="string">
                <text:p/>
              </table:table-cell>
              <table:table-cell office:value-type="float" office:value="0.709999939711293">
                <text:p>0.709999939711293</text:p>
              </table:table-cell>
              <table:table-cell office:value-type="float" office:value="0.651833725300879">
                <text:p>0.651833725300879</text:p>
              </table:table-cell>
            </table:table-row>
            <table:table-row>
              <table:table-cell office:value-type="string">
                <text:p/>
              </table:table-cell>
              <table:table-cell office:value-type="float" office:value="0.716283125018473">
                <text:p>0.716283125018473</text:p>
              </table:table-cell>
              <table:table-cell office:value-type="float" office:value="0.656585755752956">
                <text:p>0.656585755752956</text:p>
              </table:table-cell>
            </table:table-row>
            <table:table-row>
              <table:table-cell office:value-type="string">
                <text:p/>
              </table:table-cell>
              <table:table-cell office:value-type="float" office:value="0.722566310325652">
                <text:p>0.722566310325652</text:p>
              </table:table-cell>
              <table:table-cell office:value-type="float" office:value="0.661311865323652">
                <text:p>0.661311865323652</text:p>
              </table:table-cell>
            </table:table-row>
            <table:table-row>
              <table:table-cell office:value-type="string">
                <text:p/>
              </table:table-cell>
              <table:table-cell office:value-type="float" office:value="0.728849495632832">
                <text:p>0.728849495632832</text:p>
              </table:table-cell>
              <table:table-cell office:value-type="float" office:value="0.666011867434252">
                <text:p>0.666011867434252</text:p>
              </table:table-cell>
            </table:table-row>
            <table:table-row>
              <table:table-cell office:value-type="string">
                <text:p/>
              </table:table-cell>
              <table:table-cell office:value-type="float" office:value="0.735132680940012">
                <text:p>0.735132680940012</text:p>
              </table:table-cell>
              <table:table-cell office:value-type="float" office:value="0.67068557653672">
                <text:p>0.67068557653672</text:p>
              </table:table-cell>
            </table:table-row>
            <table:table-row>
              <table:table-cell office:value-type="string">
                <text:p/>
              </table:table-cell>
              <table:table-cell office:value-type="float" office:value="0.741415866247191">
                <text:p>0.741415866247191</text:p>
              </table:table-cell>
              <table:table-cell office:value-type="float" office:value="0.675332808121024">
                <text:p>0.675332808121024</text:p>
              </table:table-cell>
            </table:table-row>
            <table:table-row>
              <table:table-cell office:value-type="string">
                <text:p/>
              </table:table-cell>
              <table:table-cell office:value-type="float" office:value="0.747699051554371">
                <text:p>0.747699051554371</text:p>
              </table:table-cell>
              <table:table-cell office:value-type="float" office:value="0.679953378722419">
                <text:p>0.679953378722419</text:p>
              </table:table-cell>
            </table:table-row>
            <table:table-row>
              <table:table-cell office:value-type="string">
                <text:p/>
              </table:table-cell>
              <table:table-cell office:value-type="float" office:value="0.75398223686155">
                <text:p>0.75398223686155</text:p>
              </table:table-cell>
              <table:table-cell office:value-type="float" office:value="0.684547105928689">
                <text:p>0.684547105928689</text:p>
              </table:table-cell>
            </table:table-row>
            <table:table-row>
              <table:table-cell office:value-type="string">
                <text:p/>
              </table:table-cell>
              <table:table-cell office:value-type="float" office:value="0.76026542216873">
                <text:p>0.76026542216873</text:p>
              </table:table-cell>
              <table:table-cell office:value-type="float" office:value="0.689113808387349">
                <text:p>0.689113808387349</text:p>
              </table:table-cell>
            </table:table-row>
            <table:table-row>
              <table:table-cell office:value-type="string">
                <text:p/>
              </table:table-cell>
              <table:table-cell office:value-type="float" office:value="0.76654860747591">
                <text:p>0.76654860747591</text:p>
              </table:table-cell>
              <table:table-cell office:value-type="float" office:value="0.693653305812805">
                <text:p>0.693653305812805</text:p>
              </table:table-cell>
            </table:table-row>
            <table:table-row>
              <table:table-cell office:value-type="string">
                <text:p/>
              </table:table-cell>
              <table:table-cell office:value-type="float" office:value="0.772831792783089">
                <text:p>0.772831792783089</text:p>
              </table:table-cell>
              <table:table-cell office:value-type="float" office:value="0.698165418993473">
                <text:p>0.698165418993473</text:p>
              </table:table-cell>
            </table:table-row>
            <table:table-row>
              <table:table-cell office:value-type="string">
                <text:p/>
              </table:table-cell>
              <table:table-cell office:value-type="float" office:value="0.779114978090269">
                <text:p>0.779114978090269</text:p>
              </table:table-cell>
              <table:table-cell office:value-type="float" office:value="0.702649969798849">
                <text:p>0.702649969798849</text:p>
              </table:table-cell>
            </table:table-row>
            <table:table-row>
              <table:table-cell office:value-type="string">
                <text:p/>
              </table:table-cell>
              <table:table-cell office:value-type="float" office:value="0.785398163397448">
                <text:p>0.785398163397448</text:p>
              </table:table-cell>
              <table:table-cell office:value-type="float" office:value="0.707106781186547">
                <text:p>0.707106781186547</text:p>
              </table:table-cell>
            </table:table-row>
            <table:table-row>
              <table:table-cell office:value-type="string">
                <text:p/>
              </table:table-cell>
              <table:table-cell office:value-type="float" office:value="0.791681348704628">
                <text:p>0.791681348704628</text:p>
              </table:table-cell>
              <table:table-cell office:value-type="float" office:value="0.711535677209285">
                <text:p>0.711535677209285</text:p>
              </table:table-cell>
            </table:table-row>
            <table:table-row>
              <table:table-cell office:value-type="string">
                <text:p/>
              </table:table-cell>
              <table:table-cell office:value-type="float" office:value="0.797964534011807">
                <text:p>0.797964534011807</text:p>
              </table:table-cell>
              <table:table-cell office:value-type="float" office:value="0.715936483021831">
                <text:p>0.715936483021831</text:p>
              </table:table-cell>
            </table:table-row>
            <table:table-row>
              <table:table-cell office:value-type="string">
                <text:p/>
              </table:table-cell>
              <table:table-cell office:value-type="float" office:value="0.804247719318987">
                <text:p>0.804247719318987</text:p>
              </table:table-cell>
              <table:table-cell office:value-type="float" office:value="0.720309024887907">
                <text:p>0.720309024887907</text:p>
              </table:table-cell>
            </table:table-row>
            <table:table-row>
              <table:table-cell office:value-type="string">
                <text:p/>
              </table:table-cell>
              <table:table-cell office:value-type="float" office:value="0.810530904626167">
                <text:p>0.810530904626167</text:p>
              </table:table-cell>
              <table:table-cell office:value-type="float" office:value="0.724653130187047">
                <text:p>0.724653130187047</text:p>
              </table:table-cell>
            </table:table-row>
            <table:table-row>
              <table:table-cell office:value-type="string">
                <text:p/>
              </table:table-cell>
              <table:table-cell office:value-type="float" office:value="0.816814089933346">
                <text:p>0.816814089933346</text:p>
              </table:table-cell>
              <table:table-cell office:value-type="float" office:value="0.728968627421411">
                <text:p>0.728968627421411</text:p>
              </table:table-cell>
            </table:table-row>
            <table:table-row>
              <table:table-cell office:value-type="string">
                <text:p/>
              </table:table-cell>
              <table:table-cell office:value-type="float" office:value="0.823097275240526">
                <text:p>0.823097275240526</text:p>
              </table:table-cell>
              <table:table-cell office:value-type="float" office:value="0.73325534622256">
                <text:p>0.73325534622256</text:p>
              </table:table-cell>
            </table:table-row>
            <table:table-row>
              <table:table-cell office:value-type="string">
                <text:p/>
              </table:table-cell>
              <table:table-cell office:value-type="float" office:value="0.829380460547705">
                <text:p>0.829380460547705</text:p>
              </table:table-cell>
              <table:table-cell office:value-type="float" office:value="0.737513117358174">
                <text:p>0.737513117358174</text:p>
              </table:table-cell>
            </table:table-row>
            <table:table-row>
              <table:table-cell office:value-type="string">
                <text:p/>
              </table:table-cell>
              <table:table-cell office:value-type="float" office:value="0.835663645854885">
                <text:p>0.835663645854885</text:p>
              </table:table-cell>
              <table:table-cell office:value-type="float" office:value="0.741741772738739">
                <text:p>0.741741772738739</text:p>
              </table:table-cell>
            </table:table-row>
            <table:table-row>
              <table:table-cell office:value-type="string">
                <text:p/>
              </table:table-cell>
              <table:table-cell office:value-type="float" office:value="0.841946831162065">
                <text:p>0.841946831162065</text:p>
              </table:table-cell>
              <table:table-cell office:value-type="float" office:value="0.745941145424182">
                <text:p>0.745941145424182</text:p>
              </table:table-cell>
            </table:table-row>
            <table:table-row>
              <table:table-cell office:value-type="string">
                <text:p/>
              </table:table-cell>
              <table:table-cell office:value-type="float" office:value="0.848230016469244">
                <text:p>0.848230016469244</text:p>
              </table:table-cell>
              <table:table-cell office:value-type="float" office:value="0.750111069630459">
                <text:p>0.750111069630459</text:p>
              </table:table-cell>
            </table:table-row>
            <table:table-row>
              <table:table-cell office:value-type="string">
                <text:p/>
              </table:table-cell>
              <table:table-cell office:value-type="float" office:value="0.854513201776424">
                <text:p>0.854513201776424</text:p>
              </table:table-cell>
              <table:table-cell office:value-type="float" office:value="0.754251380736104">
                <text:p>0.754251380736104</text:p>
              </table:table-cell>
            </table:table-row>
            <table:table-row>
              <table:table-cell office:value-type="string">
                <text:p/>
              </table:table-cell>
              <table:table-cell office:value-type="float" office:value="0.860796387083603">
                <text:p>0.860796387083603</text:p>
              </table:table-cell>
              <table:table-cell office:value-type="float" office:value="0.758361915288722">
                <text:p>0.758361915288722</text:p>
              </table:table-cell>
            </table:table-row>
            <table:table-row>
              <table:table-cell office:value-type="string">
                <text:p/>
              </table:table-cell>
              <table:table-cell office:value-type="float" office:value="0.867079572390783">
                <text:p>0.867079572390783</text:p>
              </table:table-cell>
              <table:table-cell office:value-type="float" office:value="0.762442511011448">
                <text:p>0.762442511011448</text:p>
              </table:table-cell>
            </table:table-row>
            <table:table-row>
              <table:table-cell office:value-type="string">
                <text:p/>
              </table:table-cell>
              <table:table-cell office:value-type="float" office:value="0.873362757697962">
                <text:p>0.873362757697962</text:p>
              </table:table-cell>
              <table:table-cell office:value-type="float" office:value="0.76649300680935">
                <text:p>0.76649300680935</text:p>
              </table:table-cell>
            </table:table-row>
            <table:table-row>
              <table:table-cell office:value-type="string">
                <text:p/>
              </table:table-cell>
              <table:table-cell office:value-type="float" office:value="0.879645943005142">
                <text:p>0.879645943005142</text:p>
              </table:table-cell>
              <table:table-cell office:value-type="float" office:value="0.770513242775789">
                <text:p>0.770513242775789</text:p>
              </table:table-cell>
            </table:table-row>
            <table:table-row>
              <table:table-cell office:value-type="string">
                <text:p/>
              </table:table-cell>
              <table:table-cell office:value-type="float" office:value="0.885929128312322">
                <text:p>0.885929128312322</text:p>
              </table:table-cell>
              <table:table-cell office:value-type="float" office:value="0.774503060198734">
                <text:p>0.774503060198734</text:p>
              </table:table-cell>
            </table:table-row>
            <table:table-row>
              <table:table-cell office:value-type="string">
                <text:p/>
              </table:table-cell>
              <table:table-cell office:value-type="float" office:value="0.892212313619501">
                <text:p>0.892212313619501</text:p>
              </table:table-cell>
              <table:table-cell office:value-type="float" office:value="0.778462301567023">
                <text:p>0.778462301567023</text:p>
              </table:table-cell>
            </table:table-row>
            <table:table-row>
              <table:table-cell office:value-type="string">
                <text:p/>
              </table:table-cell>
              <table:table-cell office:value-type="float" office:value="0.898495498926681">
                <text:p>0.898495498926681</text:p>
              </table:table-cell>
              <table:table-cell office:value-type="float" office:value="0.782390810576588">
                <text:p>0.782390810576588</text:p>
              </table:table-cell>
            </table:table-row>
            <table:table-row>
              <table:table-cell office:value-type="string">
                <text:p/>
              </table:table-cell>
              <table:table-cell office:value-type="float" office:value="0.90477868423386">
                <text:p>0.90477868423386</text:p>
              </table:table-cell>
              <table:table-cell office:value-type="float" office:value="0.786288432136619">
                <text:p>0.786288432136619</text:p>
              </table:table-cell>
            </table:table-row>
            <table:table-row>
              <table:table-cell office:value-type="string">
                <text:p/>
              </table:table-cell>
              <table:table-cell office:value-type="float" office:value="0.91106186954104">
                <text:p>0.91106186954104</text:p>
              </table:table-cell>
              <table:table-cell office:value-type="float" office:value="0.79015501237569">
                <text:p>0.79015501237569</text:p>
              </table:table-cell>
            </table:table-row>
            <table:table-row>
              <table:table-cell office:value-type="string">
                <text:p/>
              </table:table-cell>
              <table:table-cell office:value-type="float" office:value="0.91734505484822">
                <text:p>0.91734505484822</text:p>
              </table:table-cell>
              <table:table-cell office:value-type="float" office:value="0.793990398647835">
                <text:p>0.793990398647835</text:p>
              </table:table-cell>
            </table:table-row>
            <table:table-row>
              <table:table-cell office:value-type="string">
                <text:p/>
              </table:table-cell>
              <table:table-cell office:value-type="float" office:value="0.923628240155399">
                <text:p>0.923628240155399</text:p>
              </table:table-cell>
              <table:table-cell office:value-type="float" office:value="0.797794439538571">
                <text:p>0.797794439538571</text:p>
              </table:table-cell>
            </table:table-row>
            <table:table-row>
              <table:table-cell office:value-type="string">
                <text:p/>
              </table:table-cell>
              <table:table-cell office:value-type="float" office:value="0.929911425462579">
                <text:p>0.929911425462579</text:p>
              </table:table-cell>
              <table:table-cell office:value-type="float" office:value="0.801566984870876">
                <text:p>0.801566984870876</text:p>
              </table:table-cell>
            </table:table-row>
            <table:table-row>
              <table:table-cell office:value-type="string">
                <text:p/>
              </table:table-cell>
              <table:table-cell office:value-type="float" office:value="0.936194610769758">
                <text:p>0.936194610769758</text:p>
              </table:table-cell>
              <table:table-cell office:value-type="float" office:value="0.805307885711122">
                <text:p>0.805307885711122</text:p>
              </table:table-cell>
            </table:table-row>
            <table:table-row>
              <table:table-cell office:value-type="string">
                <text:p/>
              </table:table-cell>
              <table:table-cell office:value-type="float" office:value="0.942477796076938">
                <text:p>0.942477796076938</text:p>
              </table:table-cell>
              <table:table-cell office:value-type="float" office:value="0.809016994374947">
                <text:p>0.809016994374947</text:p>
              </table:table-cell>
            </table:table-row>
            <table:table-row>
              <table:table-cell office:value-type="string">
                <text:p/>
              </table:table-cell>
              <table:table-cell office:value-type="float" office:value="0.948760981384118">
                <text:p>0.948760981384118</text:p>
              </table:table-cell>
              <table:table-cell office:value-type="float" office:value="0.812694164433094">
                <text:p>0.812694164433094</text:p>
              </table:table-cell>
            </table:table-row>
            <table:table-row>
              <table:table-cell office:value-type="string">
                <text:p/>
              </table:table-cell>
              <table:table-cell office:value-type="float" office:value="0.955044166691297">
                <text:p>0.955044166691297</text:p>
              </table:table-cell>
              <table:table-cell office:value-type="float" office:value="0.816339250717184">
                <text:p>0.816339250717184</text:p>
              </table:table-cell>
            </table:table-row>
            <table:table-row>
              <table:table-cell office:value-type="string">
                <text:p/>
              </table:table-cell>
              <table:table-cell office:value-type="float" office:value="0.961327351998477">
                <text:p>0.961327351998477</text:p>
              </table:table-cell>
              <table:table-cell office:value-type="float" office:value="0.819952109325452">
                <text:p>0.819952109325452</text:p>
              </table:table-cell>
            </table:table-row>
            <table:table-row>
              <table:table-cell office:value-type="string">
                <text:p/>
              </table:table-cell>
              <table:table-cell office:value-type="float" office:value="0.967610537305656">
                <text:p>0.967610537305656</text:p>
              </table:table-cell>
              <table:table-cell office:value-type="float" office:value="0.823532597628427">
                <text:p>0.823532597628427</text:p>
              </table:table-cell>
            </table:table-row>
            <table:table-row>
              <table:table-cell office:value-type="string">
                <text:p/>
              </table:table-cell>
              <table:table-cell office:value-type="float" office:value="0.973893722612836">
                <text:p>0.973893722612836</text:p>
              </table:table-cell>
              <table:table-cell office:value-type="float" office:value="0.827080574274562">
                <text:p>0.827080574274562</text:p>
              </table:table-cell>
            </table:table-row>
            <table:table-row>
              <table:table-cell office:value-type="string">
                <text:p/>
              </table:table-cell>
              <table:table-cell office:value-type="float" office:value="0.980176907920015">
                <text:p>0.980176907920015</text:p>
              </table:table-cell>
              <table:table-cell office:value-type="float" office:value="0.830595899195813">
                <text:p>0.830595899195813</text:p>
              </table:table-cell>
            </table:table-row>
            <table:table-row>
              <table:table-cell office:value-type="string">
                <text:p/>
              </table:table-cell>
              <table:table-cell office:value-type="float" office:value="0.986460093227195">
                <text:p>0.986460093227195</text:p>
              </table:table-cell>
              <table:table-cell office:value-type="float" office:value="0.834078433613171">
                <text:p>0.834078433613171</text:p>
              </table:table-cell>
            </table:table-row>
            <table:table-row>
              <table:table-cell office:value-type="string">
                <text:p/>
              </table:table-cell>
              <table:table-cell office:value-type="float" office:value="0.992743278534375">
                <text:p>0.992743278534375</text:p>
              </table:table-cell>
              <table:table-cell office:value-type="float" office:value="0.837528040042142">
                <text:p>0.837528040042142</text:p>
              </table:table-cell>
            </table:table-row>
            <table:table-row>
              <table:table-cell office:value-type="string">
                <text:p/>
              </table:table-cell>
              <table:table-cell office:value-type="float" office:value="0.999026463841554">
                <text:p>0.999026463841554</text:p>
              </table:table-cell>
              <table:table-cell office:value-type="float" office:value="0.840944582298169">
                <text:p>0.840944582298169</text:p>
              </table:table-cell>
            </table:table-row>
            <table:table-row>
              <table:table-cell office:value-type="string">
                <text:p/>
              </table:table-cell>
              <table:table-cell office:value-type="float" office:value="1.00530964914873">
                <text:p>1.00530964914873</text:p>
              </table:table-cell>
              <table:table-cell office:value-type="float" office:value="0.844327925502015">
                <text:p>0.844327925502015</text:p>
              </table:table-cell>
            </table:table-row>
            <table:table-row>
              <table:table-cell office:value-type="string">
                <text:p/>
              </table:table-cell>
              <table:table-cell office:value-type="float" office:value="1.01159283445591">
                <text:p>1.01159283445591</text:p>
              </table:table-cell>
              <table:table-cell office:value-type="float" office:value="0.847677936085083">
                <text:p>0.847677936085083</text:p>
              </table:table-cell>
            </table:table-row>
            <table:table-row>
              <table:table-cell office:value-type="string">
                <text:p/>
              </table:table-cell>
              <table:table-cell office:value-type="float" office:value="1.01787601976309">
                <text:p>1.01787601976309</text:p>
              </table:table-cell>
              <table:table-cell office:value-type="float" office:value="0.850994481794692">
                <text:p>0.850994481794692</text:p>
              </table:table-cell>
            </table:table-row>
            <table:table-row>
              <table:table-cell office:value-type="string">
                <text:p/>
              </table:table-cell>
              <table:table-cell office:value-type="float" office:value="1.02415920507027">
                <text:p>1.02415920507027</text:p>
              </table:table-cell>
              <table:table-cell office:value-type="float" office:value="0.854277431699295">
                <text:p>0.854277431699295</text:p>
              </table:table-cell>
            </table:table-row>
            <table:table-row>
              <table:table-cell office:value-type="string">
                <text:p/>
              </table:table-cell>
              <table:table-cell office:value-type="float" office:value="1.03044239037745">
                <text:p>1.03044239037745</text:p>
              </table:table-cell>
              <table:table-cell office:value-type="float" office:value="0.857526656193652">
                <text:p>0.857526656193652</text:p>
              </table:table-cell>
            </table:table-row>
            <table:table-row>
              <table:table-cell office:value-type="string">
                <text:p/>
              </table:table-cell>
              <table:table-cell office:value-type="float" office:value="1.03672557568463">
                <text:p>1.03672557568463</text:p>
              </table:table-cell>
              <table:table-cell office:value-type="float" office:value="0.860742027003944">
                <text:p>0.860742027003944</text:p>
              </table:table-cell>
            </table:table-row>
            <table:table-row>
              <table:table-cell office:value-type="string">
                <text:p/>
              </table:table-cell>
              <table:table-cell office:value-type="float" office:value="1.04300876099181">
                <text:p>1.04300876099181</text:p>
              </table:table-cell>
              <table:table-cell office:value-type="float" office:value="0.863923417192835">
                <text:p>0.863923417192835</text:p>
              </table:table-cell>
            </table:table-row>
            <table:table-row>
              <table:table-cell office:value-type="string">
                <text:p/>
              </table:table-cell>
              <table:table-cell office:value-type="float" office:value="1.04929194629899">
                <text:p>1.04929194629899</text:p>
              </table:table-cell>
              <table:table-cell office:value-type="float" office:value="0.86707070116449">
                <text:p>0.86707070116449</text:p>
              </table:table-cell>
            </table:table-row>
            <table:table-row>
              <table:table-cell office:value-type="string">
                <text:p/>
              </table:table-cell>
              <table:table-cell office:value-type="float" office:value="1.05557513160617">
                <text:p>1.05557513160617</text:p>
              </table:table-cell>
              <table:table-cell office:value-type="float" office:value="0.870183754669526">
                <text:p>0.870183754669526</text:p>
              </table:table-cell>
            </table:table-row>
            <table:table-row>
              <table:table-cell office:value-type="string">
                <text:p/>
              </table:table-cell>
              <table:table-cell office:value-type="float" office:value="1.06185831691335">
                <text:p>1.06185831691335</text:p>
              </table:table-cell>
              <table:table-cell office:value-type="float" office:value="0.87326245480992">
                <text:p>0.87326245480992</text:p>
              </table:table-cell>
            </table:table-row>
            <table:table-row>
              <table:table-cell office:value-type="string">
                <text:p/>
              </table:table-cell>
              <table:table-cell office:value-type="float" office:value="1.06814150222053">
                <text:p>1.06814150222053</text:p>
              </table:table-cell>
              <table:table-cell office:value-type="float" office:value="0.876306680043864">
                <text:p>0.876306680043864</text:p>
              </table:table-cell>
            </table:table-row>
            <table:table-row>
              <table:table-cell office:value-type="string">
                <text:p/>
              </table:table-cell>
              <table:table-cell office:value-type="float" office:value="1.07442468752771">
                <text:p>1.07442468752771</text:p>
              </table:table-cell>
              <table:table-cell office:value-type="float" office:value="0.879316310190556">
                <text:p>0.879316310190556</text:p>
              </table:table-cell>
            </table:table-row>
            <table:table-row>
              <table:table-cell office:value-type="string">
                <text:p/>
              </table:table-cell>
              <table:table-cell office:value-type="float" office:value="1.08070787283489">
                <text:p>1.08070787283489</text:p>
              </table:table-cell>
              <table:table-cell office:value-type="float" office:value="0.882291226434953">
                <text:p>0.882291226434953</text:p>
              </table:table-cell>
            </table:table-row>
            <table:table-row>
              <table:table-cell office:value-type="string">
                <text:p/>
              </table:table-cell>
              <table:table-cell office:value-type="float" office:value="1.08699105814207">
                <text:p>1.08699105814207</text:p>
              </table:table-cell>
              <table:table-cell office:value-type="float" office:value="0.885231311332455">
                <text:p>0.885231311332455</text:p>
              </table:table-cell>
            </table:table-row>
            <table:table-row>
              <table:table-cell office:value-type="string">
                <text:p/>
              </table:table-cell>
              <table:table-cell office:value-type="float" office:value="1.09327424344925">
                <text:p>1.09327424344925</text:p>
              </table:table-cell>
              <table:table-cell office:value-type="float" office:value="0.888136448813544">
                <text:p>0.888136448813544</text:p>
              </table:table-cell>
            </table:table-row>
            <table:table-row>
              <table:table-cell office:value-type="string">
                <text:p/>
              </table:table-cell>
              <table:table-cell office:value-type="float" office:value="1.09955742875643">
                <text:p>1.09955742875643</text:p>
              </table:table-cell>
              <table:table-cell office:value-type="float" office:value="0.891006524188368">
                <text:p>0.891006524188368</text:p>
              </table:table-cell>
            </table:table-row>
            <table:table-row>
              <table:table-cell office:value-type="string">
                <text:p/>
              </table:table-cell>
              <table:table-cell office:value-type="float" office:value="1.10584061406361">
                <text:p>1.10584061406361</text:p>
              </table:table-cell>
              <table:table-cell office:value-type="float" office:value="0.893841424151264">
                <text:p>0.893841424151264</text:p>
              </table:table-cell>
            </table:table-row>
            <table:table-row>
              <table:table-cell office:value-type="string">
                <text:p/>
              </table:table-cell>
              <table:table-cell office:value-type="float" office:value="1.11212379937079">
                <text:p>1.11212379937079</text:p>
              </table:table-cell>
              <table:table-cell office:value-type="float" office:value="0.896641036785236">
                <text:p>0.896641036785236</text:p>
              </table:table-cell>
            </table:table-row>
            <table:table-row>
              <table:table-cell office:value-type="string">
                <text:p/>
              </table:table-cell>
              <table:table-cell office:value-type="float" office:value="1.11840698467797">
                <text:p>1.11840698467797</text:p>
              </table:table-cell>
              <table:table-cell office:value-type="float" office:value="0.899405251566371">
                <text:p>0.899405251566371</text:p>
              </table:table-cell>
            </table:table-row>
            <table:table-row>
              <table:table-cell office:value-type="string">
                <text:p/>
              </table:table-cell>
              <table:table-cell office:value-type="float" office:value="1.12469016998515">
                <text:p>1.12469016998515</text:p>
              </table:table-cell>
              <table:table-cell office:value-type="float" office:value="0.902133959368203">
                <text:p>0.902133959368203</text:p>
              </table:table-cell>
            </table:table-row>
            <table:table-row>
              <table:table-cell office:value-type="string">
                <text:p/>
              </table:table-cell>
              <table:table-cell office:value-type="float" office:value="1.13097335529233">
                <text:p>1.13097335529233</text:p>
              </table:table-cell>
              <table:table-cell office:value-type="float" office:value="0.90482705246602">
                <text:p>0.90482705246602</text:p>
              </table:table-cell>
            </table:table-row>
            <table:table-row>
              <table:table-cell office:value-type="string">
                <text:p/>
              </table:table-cell>
              <table:table-cell office:value-type="float" office:value="1.13725654059951">
                <text:p>1.13725654059951</text:p>
              </table:table-cell>
              <table:table-cell office:value-type="float" office:value="0.907484424541117">
                <text:p>0.907484424541117</text:p>
              </table:table-cell>
            </table:table-row>
            <table:table-row>
              <table:table-cell office:value-type="string">
                <text:p/>
              </table:table-cell>
              <table:table-cell office:value-type="float" office:value="1.14353972590668">
                <text:p>1.14353972590668</text:p>
              </table:table-cell>
              <table:table-cell office:value-type="float" office:value="0.910105970684996">
                <text:p>0.910105970684996</text:p>
              </table:table-cell>
            </table:table-row>
            <table:table-row>
              <table:table-cell office:value-type="string">
                <text:p/>
              </table:table-cell>
              <table:table-cell office:value-type="float" office:value="1.14982291121386">
                <text:p>1.14982291121386</text:p>
              </table:table-cell>
              <table:table-cell office:value-type="float" office:value="0.912691587403503">
                <text:p>0.912691587403503</text:p>
              </table:table-cell>
            </table:table-row>
            <table:table-row>
              <table:table-cell office:value-type="string">
                <text:p/>
              </table:table-cell>
              <table:table-cell office:value-type="float" office:value="1.15610609652104">
                <text:p>1.15610609652104</text:p>
              </table:table-cell>
              <table:table-cell office:value-type="float" office:value="0.915241172620918">
                <text:p>0.915241172620918</text:p>
              </table:table-cell>
            </table:table-row>
            <table:table-row>
              <table:table-cell office:value-type="string">
                <text:p/>
              </table:table-cell>
              <table:table-cell office:value-type="float" office:value="1.16238928182822">
                <text:p>1.16238928182822</text:p>
              </table:table-cell>
              <table:table-cell office:value-type="float" office:value="0.917754625683981">
                <text:p>0.917754625683981</text:p>
              </table:table-cell>
            </table:table-row>
            <table:table-row>
              <table:table-cell office:value-type="string">
                <text:p/>
              </table:table-cell>
              <table:table-cell office:value-type="float" office:value="1.1686724671354">
                <text:p>1.1686724671354</text:p>
              </table:table-cell>
              <table:table-cell office:value-type="float" office:value="0.92023184736587">
                <text:p>0.92023184736587</text:p>
              </table:table-cell>
            </table:table-row>
            <table:table-row>
              <table:table-cell office:value-type="string">
                <text:p/>
              </table:table-cell>
              <table:table-cell office:value-type="float" office:value="1.17495565244258">
                <text:p>1.17495565244258</text:p>
              </table:table-cell>
              <table:table-cell office:value-type="float" office:value="0.922672739870115">
                <text:p>0.922672739870115</text:p>
              </table:table-cell>
            </table:table-row>
            <table:table-row>
              <table:table-cell office:value-type="string">
                <text:p/>
              </table:table-cell>
              <table:table-cell office:value-type="float" office:value="1.18123883774976">
                <text:p>1.18123883774976</text:p>
              </table:table-cell>
              <table:table-cell office:value-type="float" office:value="0.925077206834458">
                <text:p>0.925077206834458</text:p>
              </table:table-cell>
            </table:table-row>
            <table:table-row>
              <table:table-cell office:value-type="string">
                <text:p/>
              </table:table-cell>
              <table:table-cell office:value-type="float" office:value="1.18752202305694">
                <text:p>1.18752202305694</text:p>
              </table:table-cell>
              <table:table-cell office:value-type="float" office:value="0.927445153334661">
                <text:p>0.927445153334661</text:p>
              </table:table-cell>
            </table:table-row>
            <table:table-row>
              <table:table-cell office:value-type="string">
                <text:p/>
              </table:table-cell>
              <table:table-cell office:value-type="float" office:value="1.19380520836412">
                <text:p>1.19380520836412</text:p>
              </table:table-cell>
              <table:table-cell office:value-type="float" office:value="0.929776485888251">
                <text:p>0.929776485888251</text:p>
              </table:table-cell>
            </table:table-row>
            <table:table-row>
              <table:table-cell office:value-type="string">
                <text:p/>
              </table:table-cell>
              <table:table-cell office:value-type="float" office:value="1.2000883936713">
                <text:p>1.2000883936713</text:p>
              </table:table-cell>
              <table:table-cell office:value-type="float" office:value="0.932071112458211">
                <text:p>0.932071112458211</text:p>
              </table:table-cell>
            </table:table-row>
            <table:table-row>
              <table:table-cell office:value-type="string">
                <text:p/>
              </table:table-cell>
              <table:table-cell office:value-type="float" office:value="1.20637157897848">
                <text:p>1.20637157897848</text:p>
              </table:table-cell>
              <table:table-cell office:value-type="float" office:value="0.934328942456612">
                <text:p>0.934328942456612</text:p>
              </table:table-cell>
            </table:table-row>
            <table:table-row>
              <table:table-cell office:value-type="string">
                <text:p/>
              </table:table-cell>
              <table:table-cell office:value-type="float" office:value="1.21265476428566">
                <text:p>1.21265476428566</text:p>
              </table:table-cell>
              <table:table-cell office:value-type="float" office:value="0.936549886748192">
                <text:p>0.936549886748192</text:p>
              </table:table-cell>
            </table:table-row>
            <table:table-row>
              <table:table-cell office:value-type="string">
                <text:p/>
              </table:table-cell>
              <table:table-cell office:value-type="float" office:value="1.21893794959284">
                <text:p>1.21893794959284</text:p>
              </table:table-cell>
              <table:table-cell office:value-type="float" office:value="0.938733857653874">
                <text:p>0.938733857653874</text:p>
              </table:table-cell>
            </table:table-row>
            <table:table-row>
              <table:table-cell office:value-type="string">
                <text:p/>
              </table:table-cell>
              <table:table-cell office:value-type="float" office:value="1.22522113490002">
                <text:p>1.22522113490002</text:p>
              </table:table-cell>
              <table:table-cell office:value-type="float" office:value="0.940880768954225">
                <text:p>0.940880768954225</text:p>
              </table:table-cell>
            </table:table-row>
            <table:table-row>
              <table:table-cell office:value-type="string">
                <text:p/>
              </table:table-cell>
              <table:table-cell office:value-type="float" office:value="1.2315043202072">
                <text:p>1.2315043202072</text:p>
              </table:table-cell>
              <table:table-cell office:value-type="float" office:value="0.942990535892864">
                <text:p>0.942990535892864</text:p>
              </table:table-cell>
            </table:table-row>
            <table:table-row>
              <table:table-cell office:value-type="string">
                <text:p/>
              </table:table-cell>
              <table:table-cell office:value-type="float" office:value="1.23778750551438">
                <text:p>1.23778750551438</text:p>
              </table:table-cell>
              <table:table-cell office:value-type="float" office:value="0.945063075179805">
                <text:p>0.945063075179805</text:p>
              </table:table-cell>
            </table:table-row>
            <table:table-row>
              <table:table-cell office:value-type="string">
                <text:p/>
              </table:table-cell>
              <table:table-cell office:value-type="float" office:value="1.24407069082156">
                <text:p>1.24407069082156</text:p>
              </table:table-cell>
              <table:table-cell office:value-type="float" office:value="0.947098304994744">
                <text:p>0.947098304994744</text:p>
              </table:table-cell>
            </table:table-row>
            <table:table-row>
              <table:table-cell office:value-type="string">
                <text:p/>
              </table:table-cell>
              <table:table-cell office:value-type="float" office:value="1.25035387612874">
                <text:p>1.25035387612874</text:p>
              </table:table-cell>
              <table:table-cell office:value-type="float" office:value="0.949096144990295">
                <text:p>0.949096144990295</text:p>
              </table:table-cell>
            </table:table-row>
            <table:table-row>
              <table:table-cell office:value-type="string">
                <text:p/>
              </table:table-cell>
              <table:table-cell office:value-type="float" office:value="1.25663706143592">
                <text:p>1.25663706143592</text:p>
              </table:table-cell>
              <table:table-cell office:value-type="float" office:value="0.951056516295153">
                <text:p>0.951056516295153</text:p>
              </table:table-cell>
            </table:table-row>
            <table:table-row>
              <table:table-cell office:value-type="string">
                <text:p/>
              </table:table-cell>
              <table:table-cell office:value-type="float" office:value="1.2629202467431">
                <text:p>1.2629202467431</text:p>
              </table:table-cell>
              <table:table-cell office:value-type="float" office:value="0.952979341517219">
                <text:p>0.952979341517219</text:p>
              </table:table-cell>
            </table:table-row>
            <table:table-row>
              <table:table-cell office:value-type="string">
                <text:p/>
              </table:table-cell>
              <table:table-cell office:value-type="float" office:value="1.26920343205028">
                <text:p>1.26920343205028</text:p>
              </table:table-cell>
              <table:table-cell office:value-type="float" office:value="0.954864544746643">
                <text:p>0.954864544746643</text:p>
              </table:table-cell>
            </table:table-row>
            <table:table-row>
              <table:table-cell office:value-type="string">
                <text:p/>
              </table:table-cell>
              <table:table-cell office:value-type="float" office:value="1.27548661735746">
                <text:p>1.27548661735746</text:p>
              </table:table-cell>
              <table:table-cell office:value-type="float" office:value="0.95671205155883">
                <text:p>0.95671205155883</text:p>
              </table:table-cell>
            </table:table-row>
            <table:table-row>
              <table:table-cell office:value-type="string">
                <text:p/>
              </table:table-cell>
              <table:table-cell office:value-type="float" office:value="1.28176980266464">
                <text:p>1.28176980266464</text:p>
              </table:table-cell>
              <table:table-cell office:value-type="float" office:value="0.958521789017376">
                <text:p>0.958521789017376</text:p>
              </table:table-cell>
            </table:table-row>
            <table:table-row>
              <table:table-cell office:value-type="string">
                <text:p/>
              </table:table-cell>
              <table:table-cell office:value-type="float" office:value="1.28805298797182">
                <text:p>1.28805298797182</text:p>
              </table:table-cell>
              <table:table-cell office:value-type="float" office:value="0.960293685676943">
                <text:p>0.960293685676943</text:p>
              </table:table-cell>
            </table:table-row>
            <table:table-row>
              <table:table-cell office:value-type="string">
                <text:p/>
              </table:table-cell>
              <table:table-cell office:value-type="float" office:value="1.29433617327899">
                <text:p>1.29433617327899</text:p>
              </table:table-cell>
              <table:table-cell office:value-type="float" office:value="0.962027671586086">
                <text:p>0.962027671586086</text:p>
              </table:table-cell>
            </table:table-row>
            <table:table-row>
              <table:table-cell office:value-type="string">
                <text:p/>
              </table:table-cell>
              <table:table-cell office:value-type="float" office:value="1.30061935858617">
                <text:p>1.30061935858617</text:p>
              </table:table-cell>
              <table:table-cell office:value-type="float" office:value="0.96372367829001">
                <text:p>0.96372367829001</text:p>
              </table:table-cell>
            </table:table-row>
            <table:table-row>
              <table:table-cell office:value-type="string">
                <text:p/>
              </table:table-cell>
              <table:table-cell office:value-type="float" office:value="1.30690254389335">
                <text:p>1.30690254389335</text:p>
              </table:table-cell>
              <table:table-cell office:value-type="float" office:value="0.965381638833274">
                <text:p>0.965381638833274</text:p>
              </table:table-cell>
            </table:table-row>
            <table:table-row>
              <table:table-cell office:value-type="string">
                <text:p/>
              </table:table-cell>
              <table:table-cell office:value-type="float" office:value="1.31318572920053">
                <text:p>1.31318572920053</text:p>
              </table:table-cell>
              <table:table-cell office:value-type="float" office:value="0.967001487762435">
                <text:p>0.967001487762435</text:p>
              </table:table-cell>
            </table:table-row>
            <table:table-row>
              <table:table-cell office:value-type="string">
                <text:p/>
              </table:table-cell>
              <table:table-cell office:value-type="float" office:value="1.31946891450771">
                <text:p>1.31946891450771</text:p>
              </table:table-cell>
              <table:table-cell office:value-type="float" office:value="0.968583161128631">
                <text:p>0.968583161128631</text:p>
              </table:table-cell>
            </table:table-row>
            <table:table-row>
              <table:table-cell office:value-type="string">
                <text:p/>
              </table:table-cell>
              <table:table-cell office:value-type="float" office:value="1.32575209981489">
                <text:p>1.32575209981489</text:p>
              </table:table-cell>
              <table:table-cell office:value-type="float" office:value="0.970126596490106">
                <text:p>0.970126596490106</text:p>
              </table:table-cell>
            </table:table-row>
            <table:table-row>
              <table:table-cell office:value-type="string">
                <text:p/>
              </table:table-cell>
              <table:table-cell office:value-type="float" office:value="1.33203528512207">
                <text:p>1.33203528512207</text:p>
              </table:table-cell>
              <table:table-cell office:value-type="float" office:value="0.971631732914674">
                <text:p>0.971631732914674</text:p>
              </table:table-cell>
            </table:table-row>
            <table:table-row>
              <table:table-cell office:value-type="string">
                <text:p/>
              </table:table-cell>
              <table:table-cell office:value-type="float" office:value="1.33831847042925">
                <text:p>1.33831847042925</text:p>
              </table:table-cell>
              <table:table-cell office:value-type="float" office:value="0.973098510982127">
                <text:p>0.973098510982127</text:p>
              </table:table-cell>
            </table:table-row>
            <table:table-row>
              <table:table-cell office:value-type="string">
                <text:p/>
              </table:table-cell>
              <table:table-cell office:value-type="float" office:value="1.34460165573643">
                <text:p>1.34460165573643</text:p>
              </table:table-cell>
              <table:table-cell office:value-type="float" office:value="0.974526872786577">
                <text:p>0.974526872786577</text:p>
              </table:table-cell>
            </table:table-row>
            <table:table-row>
              <table:table-cell office:value-type="string">
                <text:p/>
              </table:table-cell>
              <table:table-cell office:value-type="float" office:value="1.35088484104361">
                <text:p>1.35088484104361</text:p>
              </table:table-cell>
              <table:table-cell office:value-type="float" office:value="0.975916761938747">
                <text:p>0.975916761938747</text:p>
              </table:table-cell>
            </table:table-row>
            <table:table-row>
              <table:table-cell office:value-type="string">
                <text:p/>
              </table:table-cell>
              <table:table-cell office:value-type="float" office:value="1.35716802635079">
                <text:p>1.35716802635079</text:p>
              </table:table-cell>
              <table:table-cell office:value-type="float" office:value="0.977268123568194">
                <text:p>0.977268123568194</text:p>
              </table:table-cell>
            </table:table-row>
            <table:table-row>
              <table:table-cell office:value-type="string">
                <text:p/>
              </table:table-cell>
              <table:table-cell office:value-type="float" office:value="1.36345121165797">
                <text:p>1.36345121165797</text:p>
              </table:table-cell>
              <table:table-cell office:value-type="float" office:value="0.978580904325472">
                <text:p>0.978580904325472</text:p>
              </table:table-cell>
            </table:table-row>
            <table:table-row>
              <table:table-cell office:value-type="string">
                <text:p/>
              </table:table-cell>
              <table:table-cell office:value-type="float" office:value="1.36973439696515">
                <text:p>1.36973439696515</text:p>
              </table:table-cell>
              <table:table-cell office:value-type="float" office:value="0.979855052384247">
                <text:p>0.979855052384247</text:p>
              </table:table-cell>
            </table:table-row>
            <table:table-row>
              <table:table-cell office:value-type="string">
                <text:p/>
              </table:table-cell>
              <table:table-cell office:value-type="float" office:value="1.37601758227233">
                <text:p>1.37601758227233</text:p>
              </table:table-cell>
              <table:table-cell office:value-type="float" office:value="0.981090517443334">
                <text:p>0.981090517443334</text:p>
              </table:table-cell>
            </table:table-row>
            <table:table-row>
              <table:table-cell office:value-type="string">
                <text:p/>
              </table:table-cell>
              <table:table-cell office:value-type="float" office:value="1.38230076757951">
                <text:p>1.38230076757951</text:p>
              </table:table-cell>
              <table:table-cell office:value-type="float" office:value="0.982287250728689">
                <text:p>0.982287250728689</text:p>
              </table:table-cell>
            </table:table-row>
            <table:table-row>
              <table:table-cell office:value-type="string">
                <text:p/>
              </table:table-cell>
              <table:table-cell office:value-type="float" office:value="1.38858395288669">
                <text:p>1.38858395288669</text:p>
              </table:table-cell>
              <table:table-cell office:value-type="float" office:value="0.98344520499533">
                <text:p>0.98344520499533</text:p>
              </table:table-cell>
            </table:table-row>
            <table:table-row>
              <table:table-cell office:value-type="string">
                <text:p/>
              </table:table-cell>
              <table:table-cell office:value-type="float" office:value="1.39486713819387">
                <text:p>1.39486713819387</text:p>
              </table:table-cell>
              <table:table-cell office:value-type="float" office:value="0.984564334529205">
                <text:p>0.984564334529205</text:p>
              </table:table-cell>
            </table:table-row>
            <table:table-row>
              <table:table-cell office:value-type="string">
                <text:p/>
              </table:table-cell>
              <table:table-cell office:value-type="float" office:value="1.40115032350105">
                <text:p>1.40115032350105</text:p>
              </table:table-cell>
              <table:table-cell office:value-type="float" office:value="0.985644595148998">
                <text:p>0.985644595148998</text:p>
              </table:table-cell>
            </table:table-row>
            <table:table-row>
              <table:table-cell office:value-type="string">
                <text:p/>
              </table:table-cell>
              <table:table-cell office:value-type="float" office:value="1.40743350880823">
                <text:p>1.40743350880823</text:p>
              </table:table-cell>
              <table:table-cell office:value-type="float" office:value="0.986685944207868">
                <text:p>0.986685944207868</text:p>
              </table:table-cell>
            </table:table-row>
            <table:table-row>
              <table:table-cell office:value-type="string">
                <text:p/>
              </table:table-cell>
              <table:table-cell office:value-type="float" office:value="1.41371669411541">
                <text:p>1.41371669411541</text:p>
              </table:table-cell>
              <table:table-cell office:value-type="float" office:value="0.987688340595138">
                <text:p>0.987688340595138</text:p>
              </table:table-cell>
            </table:table-row>
            <table:table-row>
              <table:table-cell office:value-type="string">
                <text:p/>
              </table:table-cell>
              <table:table-cell office:value-type="float" office:value="1.41999987942259">
                <text:p>1.41999987942259</text:p>
              </table:table-cell>
              <table:table-cell office:value-type="float" office:value="0.988651744737914">
                <text:p>0.988651744737914</text:p>
              </table:table-cell>
            </table:table-row>
            <table:table-row>
              <table:table-cell office:value-type="string">
                <text:p/>
              </table:table-cell>
              <table:table-cell office:value-type="float" office:value="1.42628306472977">
                <text:p>1.42628306472977</text:p>
              </table:table-cell>
              <table:table-cell office:value-type="float" office:value="0.989576118602651">
                <text:p>0.989576118602651</text:p>
              </table:table-cell>
            </table:table-row>
            <table:table-row>
              <table:table-cell office:value-type="string">
                <text:p/>
              </table:table-cell>
              <table:table-cell office:value-type="float" office:value="1.43256625003695">
                <text:p>1.43256625003695</text:p>
              </table:table-cell>
              <table:table-cell office:value-type="float" office:value="0.990461425696651">
                <text:p>0.990461425696651</text:p>
              </table:table-cell>
            </table:table-row>
            <table:table-row>
              <table:table-cell office:value-type="string">
                <text:p/>
              </table:table-cell>
              <table:table-cell office:value-type="float" office:value="1.43884943534413">
                <text:p>1.43884943534413</text:p>
              </table:table-cell>
              <table:table-cell office:value-type="float" office:value="0.991307631069506">
                <text:p>0.991307631069506</text:p>
              </table:table-cell>
            </table:table-row>
            <table:table-row>
              <table:table-cell office:value-type="string">
                <text:p/>
              </table:table-cell>
              <table:table-cell office:value-type="float" office:value="1.4451326206513">
                <text:p>1.4451326206513</text:p>
              </table:table-cell>
              <table:table-cell office:value-type="float" office:value="0.992114701314478">
                <text:p>0.992114701314478</text:p>
              </table:table-cell>
            </table:table-row>
            <table:table-row>
              <table:table-cell office:value-type="string">
                <text:p/>
              </table:table-cell>
              <table:table-cell office:value-type="float" office:value="1.45141580595848">
                <text:p>1.45141580595848</text:p>
              </table:table-cell>
              <table:table-cell office:value-type="float" office:value="0.992882604569814">
                <text:p>0.992882604569814</text:p>
              </table:table-cell>
            </table:table-row>
            <table:table-row>
              <table:table-cell office:value-type="string">
                <text:p/>
              </table:table-cell>
              <table:table-cell office:value-type="float" office:value="1.45769899126566">
                <text:p>1.45769899126566</text:p>
              </table:table-cell>
              <table:table-cell office:value-type="float" office:value="0.993611310520008">
                <text:p>0.993611310520008</text:p>
              </table:table-cell>
            </table:table-row>
            <table:table-row>
              <table:table-cell office:value-type="string">
                <text:p/>
              </table:table-cell>
              <table:table-cell office:value-type="float" office:value="1.46398217657284">
                <text:p>1.46398217657284</text:p>
              </table:table-cell>
              <table:table-cell office:value-type="float" office:value="0.994300790396999">
                <text:p>0.994300790396999</text:p>
              </table:table-cell>
            </table:table-row>
            <table:table-row>
              <table:table-cell office:value-type="string">
                <text:p/>
              </table:table-cell>
              <table:table-cell office:value-type="float" office:value="1.47026536188002">
                <text:p>1.47026536188002</text:p>
              </table:table-cell>
              <table:table-cell office:value-type="float" office:value="0.9949510169813">
                <text:p>0.9949510169813</text:p>
              </table:table-cell>
            </table:table-row>
            <table:table-row>
              <table:table-cell office:value-type="string">
                <text:p/>
              </table:table-cell>
              <table:table-cell office:value-type="float" office:value="1.4765485471872">
                <text:p>1.4765485471872</text:p>
              </table:table-cell>
              <table:table-cell office:value-type="float" office:value="0.99556196460308">
                <text:p>0.99556196460308</text:p>
              </table:table-cell>
            </table:table-row>
            <table:table-row>
              <table:table-cell office:value-type="string">
                <text:p/>
              </table:table-cell>
              <table:table-cell office:value-type="float" office:value="1.48283173249438">
                <text:p>1.48283173249438</text:p>
              </table:table-cell>
              <table:table-cell office:value-type="float" office:value="0.996133609143172">
                <text:p>0.996133609143172</text:p>
              </table:table-cell>
            </table:table-row>
            <table:table-row>
              <table:table-cell office:value-type="string">
                <text:p/>
              </table:table-cell>
              <table:table-cell office:value-type="float" office:value="1.48911491780156">
                <text:p>1.48911491780156</text:p>
              </table:table-cell>
              <table:table-cell office:value-type="float" office:value="0.99666592803403">
                <text:p>0.99666592803403</text:p>
              </table:table-cell>
            </table:table-row>
            <table:table-row>
              <table:table-cell office:value-type="string">
                <text:p/>
              </table:table-cell>
              <table:table-cell office:value-type="float" office:value="1.49539810310874">
                <text:p>1.49539810310874</text:p>
              </table:table-cell>
              <table:table-cell office:value-type="float" office:value="0.997158900260614">
                <text:p>0.997158900260614</text:p>
              </table:table-cell>
            </table:table-row>
            <table:table-row>
              <table:table-cell office:value-type="string">
                <text:p/>
              </table:table-cell>
              <table:table-cell office:value-type="float" office:value="1.50168128841592">
                <text:p>1.50168128841592</text:p>
              </table:table-cell>
              <table:table-cell office:value-type="float" office:value="0.997612506361225">
                <text:p>0.997612506361225</text:p>
              </table:table-cell>
            </table:table-row>
            <table:table-row>
              <table:table-cell office:value-type="string">
                <text:p/>
              </table:table-cell>
              <table:table-cell office:value-type="float" office:value="1.5079644737231">
                <text:p>1.5079644737231</text:p>
              </table:table-cell>
              <table:table-cell office:value-type="float" office:value="0.998026728428271">
                <text:p>0.998026728428271</text:p>
              </table:table-cell>
            </table:table-row>
            <table:table-row>
              <table:table-cell office:value-type="string">
                <text:p/>
              </table:table-cell>
              <table:table-cell office:value-type="float" office:value="1.51424765903028">
                <text:p>1.51424765903028</text:p>
              </table:table-cell>
              <table:table-cell office:value-type="float" office:value="0.998401550108975">
                <text:p>0.998401550108975</text:p>
              </table:table-cell>
            </table:table-row>
            <table:table-row>
              <table:table-cell office:value-type="string">
                <text:p/>
              </table:table-cell>
              <table:table-cell office:value-type="float" office:value="1.52053084433746">
                <text:p>1.52053084433746</text:p>
              </table:table-cell>
              <table:table-cell office:value-type="float" office:value="0.998736956606017">
                <text:p>0.998736956606017</text:p>
              </table:table-cell>
            </table:table-row>
            <table:table-row>
              <table:table-cell office:value-type="string">
                <text:p/>
              </table:table-cell>
              <table:table-cell office:value-type="float" office:value="1.52681402964464">
                <text:p>1.52681402964464</text:p>
              </table:table-cell>
              <table:table-cell office:value-type="float" office:value="0.999032934678125">
                <text:p>0.999032934678125</text:p>
              </table:table-cell>
            </table:table-row>
            <table:table-row>
              <table:table-cell office:value-type="string">
                <text:p/>
              </table:table-cell>
              <table:table-cell office:value-type="float" office:value="1.53309721495182">
                <text:p>1.53309721495182</text:p>
              </table:table-cell>
              <table:table-cell office:value-type="float" office:value="0.999289472640589">
                <text:p>0.999289472640589</text:p>
              </table:table-cell>
            </table:table-row>
            <table:table-row>
              <table:table-cell office:value-type="string">
                <text:p/>
              </table:table-cell>
              <table:table-cell office:value-type="float" office:value="1.539380400259">
                <text:p>1.539380400259</text:p>
              </table:table-cell>
              <table:table-cell office:value-type="float" office:value="0.999506560365731">
                <text:p>0.999506560365731</text:p>
              </table:table-cell>
            </table:table-row>
            <table:table-row>
              <table:table-cell office:value-type="string">
                <text:p/>
              </table:table-cell>
              <table:table-cell office:value-type="float" office:value="1.54566358556618">
                <text:p>1.54566358556618</text:p>
              </table:table-cell>
              <table:table-cell office:value-type="float" office:value="0.9996841892833">
                <text:p>0.9996841892833</text:p>
              </table:table-cell>
            </table:table-row>
            <table:table-row>
              <table:table-cell office:value-type="string">
                <text:p/>
              </table:table-cell>
              <table:table-cell office:value-type="float" office:value="1.55194677087336">
                <text:p>1.55194677087336</text:p>
              </table:table-cell>
              <table:table-cell office:value-type="float" office:value="0.999822352380809">
                <text:p>0.999822352380809</text:p>
              </table:table-cell>
            </table:table-row>
            <table:table-row>
              <table:table-cell office:value-type="string">
                <text:p/>
              </table:table-cell>
              <table:table-cell office:value-type="float" office:value="1.55822995618054">
                <text:p>1.55822995618054</text:p>
              </table:table-cell>
              <table:table-cell office:value-type="float" office:value="0.999921044203816">
                <text:p>0.999921044203816</text:p>
              </table:table-cell>
            </table:table-row>
            <table:table-row>
              <table:table-cell office:value-type="string">
                <text:p/>
              </table:table-cell>
              <table:table-cell office:value-type="float" office:value="1.56451314148772">
                <text:p>1.56451314148772</text:p>
              </table:table-cell>
              <table:table-cell office:value-type="float" office:value="0.999980260856137">
                <text:p>0.999980260856137</text:p>
              </table:table-cell>
            </table:table-row>
            <table:table-row>
              <table:table-cell office:value-type="string">
                <text:p/>
              </table:table-cell>
              <table:table-cell office:value-type="float" office:value="1.5707963267949">
                <text:p>1.5707963267949</text:p>
              </table:table-cell>
              <table:table-cell office:value-type="float" office:value="1">
                <text:p>1</text:p>
              </table:table-cell>
            </table:table-row>
            <table:table-row>
              <table:table-cell office:value-type="string">
                <text:p/>
              </table:table-cell>
              <table:table-cell office:value-type="float" office:value="1.57707951210208">
                <text:p>1.57707951210208</text:p>
              </table:table-cell>
              <table:table-cell office:value-type="float" office:value="0.999980260856137">
                <text:p>0.999980260856137</text:p>
              </table:table-cell>
            </table:table-row>
            <table:table-row>
              <table:table-cell office:value-type="string">
                <text:p/>
              </table:table-cell>
              <table:table-cell office:value-type="float" office:value="1.58336269740926">
                <text:p>1.58336269740926</text:p>
              </table:table-cell>
              <table:table-cell office:value-type="float" office:value="0.999921044203816">
                <text:p>0.999921044203816</text:p>
              </table:table-cell>
            </table:table-row>
            <table:table-row>
              <table:table-cell office:value-type="string">
                <text:p/>
              </table:table-cell>
              <table:table-cell office:value-type="float" office:value="1.58964588271644">
                <text:p>1.58964588271644</text:p>
              </table:table-cell>
              <table:table-cell office:value-type="float" office:value="0.999822352380809">
                <text:p>0.999822352380809</text:p>
              </table:table-cell>
            </table:table-row>
            <table:table-row>
              <table:table-cell office:value-type="string">
                <text:p/>
              </table:table-cell>
              <table:table-cell office:value-type="float" office:value="1.59592906802362">
                <text:p>1.59592906802362</text:p>
              </table:table-cell>
              <table:table-cell office:value-type="float" office:value="0.9996841892833">
                <text:p>0.9996841892833</text:p>
              </table:table-cell>
            </table:table-row>
            <table:table-row>
              <table:table-cell office:value-type="string">
                <text:p/>
              </table:table-cell>
              <table:table-cell office:value-type="float" office:value="1.60221225333079">
                <text:p>1.60221225333079</text:p>
              </table:table-cell>
              <table:table-cell office:value-type="float" office:value="0.999506560365731">
                <text:p>0.999506560365731</text:p>
              </table:table-cell>
            </table:table-row>
            <table:table-row>
              <table:table-cell office:value-type="string">
                <text:p/>
              </table:table-cell>
              <table:table-cell office:value-type="float" office:value="1.60849543863797">
                <text:p>1.60849543863797</text:p>
              </table:table-cell>
              <table:table-cell office:value-type="float" office:value="0.999289472640589">
                <text:p>0.999289472640589</text:p>
              </table:table-cell>
            </table:table-row>
            <table:table-row>
              <table:table-cell office:value-type="string">
                <text:p/>
              </table:table-cell>
              <table:table-cell office:value-type="float" office:value="1.61477862394515">
                <text:p>1.61477862394515</text:p>
              </table:table-cell>
              <table:table-cell office:value-type="float" office:value="0.999032934678125">
                <text:p>0.999032934678125</text:p>
              </table:table-cell>
            </table:table-row>
            <table:table-row>
              <table:table-cell office:value-type="string">
                <text:p/>
              </table:table-cell>
              <table:table-cell office:value-type="float" office:value="1.62106180925233">
                <text:p>1.62106180925233</text:p>
              </table:table-cell>
              <table:table-cell office:value-type="float" office:value="0.998736956606017">
                <text:p>0.998736956606017</text:p>
              </table:table-cell>
            </table:table-row>
            <table:table-row>
              <table:table-cell office:value-type="string">
                <text:p/>
              </table:table-cell>
              <table:table-cell office:value-type="float" office:value="1.62734499455951">
                <text:p>1.62734499455951</text:p>
              </table:table-cell>
              <table:table-cell office:value-type="float" office:value="0.998401550108975">
                <text:p>0.998401550108975</text:p>
              </table:table-cell>
            </table:table-row>
            <table:table-row>
              <table:table-cell office:value-type="string">
                <text:p/>
              </table:table-cell>
              <table:table-cell office:value-type="float" office:value="1.63362817986669">
                <text:p>1.63362817986669</text:p>
              </table:table-cell>
              <table:table-cell office:value-type="float" office:value="0.998026728428271">
                <text:p>0.998026728428271</text:p>
              </table:table-cell>
            </table:table-row>
            <table:table-row>
              <table:table-cell office:value-type="string">
                <text:p/>
              </table:table-cell>
              <table:table-cell office:value-type="float" office:value="1.63991136517387">
                <text:p>1.63991136517387</text:p>
              </table:table-cell>
              <table:table-cell office:value-type="float" office:value="0.997612506361225">
                <text:p>0.997612506361225</text:p>
              </table:table-cell>
            </table:table-row>
            <table:table-row>
              <table:table-cell office:value-type="string">
                <text:p/>
              </table:table-cell>
              <table:table-cell office:value-type="float" office:value="1.64619455048105">
                <text:p>1.64619455048105</text:p>
              </table:table-cell>
              <table:table-cell office:value-type="float" office:value="0.997158900260614">
                <text:p>0.997158900260614</text:p>
              </table:table-cell>
            </table:table-row>
            <table:table-row>
              <table:table-cell office:value-type="string">
                <text:p/>
              </table:table-cell>
              <table:table-cell office:value-type="float" office:value="1.65247773578823">
                <text:p>1.65247773578823</text:p>
              </table:table-cell>
              <table:table-cell office:value-type="float" office:value="0.99666592803403">
                <text:p>0.99666592803403</text:p>
              </table:table-cell>
            </table:table-row>
            <table:table-row>
              <table:table-cell office:value-type="string">
                <text:p/>
              </table:table-cell>
              <table:table-cell office:value-type="float" office:value="1.65876092109541">
                <text:p>1.65876092109541</text:p>
              </table:table-cell>
              <table:table-cell office:value-type="float" office:value="0.996133609143172">
                <text:p>0.996133609143172</text:p>
              </table:table-cell>
            </table:table-row>
            <table:table-row>
              <table:table-cell office:value-type="string">
                <text:p/>
              </table:table-cell>
              <table:table-cell office:value-type="float" office:value="1.66504410640259">
                <text:p>1.66504410640259</text:p>
              </table:table-cell>
              <table:table-cell office:value-type="float" office:value="0.99556196460308">
                <text:p>0.99556196460308</text:p>
              </table:table-cell>
            </table:table-row>
            <table:table-row>
              <table:table-cell office:value-type="string">
                <text:p/>
              </table:table-cell>
              <table:table-cell office:value-type="float" office:value="1.67132729170977">
                <text:p>1.67132729170977</text:p>
              </table:table-cell>
              <table:table-cell office:value-type="float" office:value="0.9949510169813">
                <text:p>0.9949510169813</text:p>
              </table:table-cell>
            </table:table-row>
            <table:table-row>
              <table:table-cell office:value-type="string">
                <text:p/>
              </table:table-cell>
              <table:table-cell office:value-type="float" office:value="1.67761047701695">
                <text:p>1.67761047701695</text:p>
              </table:table-cell>
              <table:table-cell office:value-type="float" office:value="0.994300790396999">
                <text:p>0.994300790396999</text:p>
              </table:table-cell>
            </table:table-row>
            <table:table-row>
              <table:table-cell office:value-type="string">
                <text:p/>
              </table:table-cell>
              <table:table-cell office:value-type="float" office:value="1.68389366232413">
                <text:p>1.68389366232413</text:p>
              </table:table-cell>
              <table:table-cell office:value-type="float" office:value="0.993611310520008">
                <text:p>0.993611310520008</text:p>
              </table:table-cell>
            </table:table-row>
            <table:table-row>
              <table:table-cell office:value-type="string">
                <text:p/>
              </table:table-cell>
              <table:table-cell office:value-type="float" office:value="1.69017684763131">
                <text:p>1.69017684763131</text:p>
              </table:table-cell>
              <table:table-cell office:value-type="float" office:value="0.992882604569814">
                <text:p>0.992882604569814</text:p>
              </table:table-cell>
            </table:table-row>
            <table:table-row>
              <table:table-cell office:value-type="string">
                <text:p/>
              </table:table-cell>
              <table:table-cell office:value-type="float" office:value="1.69646003293849">
                <text:p>1.69646003293849</text:p>
              </table:table-cell>
              <table:table-cell office:value-type="float" office:value="0.992114701314478">
                <text:p>0.992114701314478</text:p>
              </table:table-cell>
            </table:table-row>
            <table:table-row>
              <table:table-cell office:value-type="string">
                <text:p/>
              </table:table-cell>
              <table:table-cell office:value-type="float" office:value="1.70274321824567">
                <text:p>1.70274321824567</text:p>
              </table:table-cell>
              <table:table-cell office:value-type="float" office:value="0.991307631069506">
                <text:p>0.991307631069506</text:p>
              </table:table-cell>
            </table:table-row>
            <table:table-row>
              <table:table-cell office:value-type="string">
                <text:p/>
              </table:table-cell>
              <table:table-cell office:value-type="float" office:value="1.70902640355285">
                <text:p>1.70902640355285</text:p>
              </table:table-cell>
              <table:table-cell office:value-type="float" office:value="0.990461425696651">
                <text:p>0.990461425696651</text:p>
              </table:table-cell>
            </table:table-row>
            <table:table-row>
              <table:table-cell office:value-type="string">
                <text:p/>
              </table:table-cell>
              <table:table-cell office:value-type="float" office:value="1.71530958886003">
                <text:p>1.71530958886003</text:p>
              </table:table-cell>
              <table:table-cell office:value-type="float" office:value="0.989576118602651">
                <text:p>0.989576118602651</text:p>
              </table:table-cell>
            </table:table-row>
            <table:table-row>
              <table:table-cell office:value-type="string">
                <text:p/>
              </table:table-cell>
              <table:table-cell office:value-type="float" office:value="1.72159277416721">
                <text:p>1.72159277416721</text:p>
              </table:table-cell>
              <table:table-cell office:value-type="float" office:value="0.988651744737914">
                <text:p>0.988651744737914</text:p>
              </table:table-cell>
            </table:table-row>
            <table:table-row>
              <table:table-cell office:value-type="string">
                <text:p/>
              </table:table-cell>
              <table:table-cell office:value-type="float" office:value="1.72787595947439">
                <text:p>1.72787595947439</text:p>
              </table:table-cell>
              <table:table-cell office:value-type="float" office:value="0.987688340595138">
                <text:p>0.987688340595138</text:p>
              </table:table-cell>
            </table:table-row>
            <table:table-row>
              <table:table-cell office:value-type="string">
                <text:p/>
              </table:table-cell>
              <table:table-cell office:value-type="float" office:value="1.73415914478157">
                <text:p>1.73415914478157</text:p>
              </table:table-cell>
              <table:table-cell office:value-type="float" office:value="0.986685944207868">
                <text:p>0.986685944207868</text:p>
              </table:table-cell>
            </table:table-row>
            <table:table-row>
              <table:table-cell office:value-type="string">
                <text:p/>
              </table:table-cell>
              <table:table-cell office:value-type="float" office:value="1.74044233008875">
                <text:p>1.74044233008875</text:p>
              </table:table-cell>
              <table:table-cell office:value-type="float" office:value="0.985644595148998">
                <text:p>0.985644595148998</text:p>
              </table:table-cell>
            </table:table-row>
            <table:table-row>
              <table:table-cell office:value-type="string">
                <text:p/>
              </table:table-cell>
              <table:table-cell office:value-type="float" office:value="1.74672551539593">
                <text:p>1.74672551539593</text:p>
              </table:table-cell>
              <table:table-cell office:value-type="float" office:value="0.984564334529205">
                <text:p>0.984564334529205</text:p>
              </table:table-cell>
            </table:table-row>
            <table:table-row>
              <table:table-cell office:value-type="string">
                <text:p/>
              </table:table-cell>
              <table:table-cell office:value-type="float" office:value="1.7530087007031">
                <text:p>1.7530087007031</text:p>
              </table:table-cell>
              <table:table-cell office:value-type="float" office:value="0.98344520499533">
                <text:p>0.98344520499533</text:p>
              </table:table-cell>
            </table:table-row>
            <table:table-row>
              <table:table-cell office:value-type="string">
                <text:p/>
              </table:table-cell>
              <table:table-cell office:value-type="float" office:value="1.75929188601028">
                <text:p>1.75929188601028</text:p>
              </table:table-cell>
              <table:table-cell office:value-type="float" office:value="0.982287250728689">
                <text:p>0.982287250728689</text:p>
              </table:table-cell>
            </table:table-row>
            <table:table-row>
              <table:table-cell office:value-type="string">
                <text:p/>
              </table:table-cell>
              <table:table-cell office:value-type="float" office:value="1.76557507131746">
                <text:p>1.76557507131746</text:p>
              </table:table-cell>
              <table:table-cell office:value-type="float" office:value="0.981090517443334">
                <text:p>0.981090517443334</text:p>
              </table:table-cell>
            </table:table-row>
            <table:table-row>
              <table:table-cell office:value-type="string">
                <text:p/>
              </table:table-cell>
              <table:table-cell office:value-type="float" office:value="1.77185825662464">
                <text:p>1.77185825662464</text:p>
              </table:table-cell>
              <table:table-cell office:value-type="float" office:value="0.979855052384247">
                <text:p>0.979855052384247</text:p>
              </table:table-cell>
            </table:table-row>
            <table:table-row>
              <table:table-cell office:value-type="string">
                <text:p/>
              </table:table-cell>
              <table:table-cell office:value-type="float" office:value="1.77814144193182">
                <text:p>1.77814144193182</text:p>
              </table:table-cell>
              <table:table-cell office:value-type="float" office:value="0.978580904325472">
                <text:p>0.978580904325472</text:p>
              </table:table-cell>
            </table:table-row>
            <table:table-row>
              <table:table-cell office:value-type="string">
                <text:p/>
              </table:table-cell>
              <table:table-cell office:value-type="float" office:value="1.784424627239">
                <text:p>1.784424627239</text:p>
              </table:table-cell>
              <table:table-cell office:value-type="float" office:value="0.977268123568194">
                <text:p>0.977268123568194</text:p>
              </table:table-cell>
            </table:table-row>
            <table:table-row>
              <table:table-cell office:value-type="string">
                <text:p/>
              </table:table-cell>
              <table:table-cell office:value-type="float" office:value="1.79070781254618">
                <text:p>1.79070781254618</text:p>
              </table:table-cell>
              <table:table-cell office:value-type="float" office:value="0.975916761938747">
                <text:p>0.975916761938747</text:p>
              </table:table-cell>
            </table:table-row>
            <table:table-row>
              <table:table-cell office:value-type="string">
                <text:p/>
              </table:table-cell>
              <table:table-cell office:value-type="float" office:value="1.79699099785336">
                <text:p>1.79699099785336</text:p>
              </table:table-cell>
              <table:table-cell office:value-type="float" office:value="0.974526872786577">
                <text:p>0.974526872786577</text:p>
              </table:table-cell>
            </table:table-row>
            <table:table-row>
              <table:table-cell office:value-type="string">
                <text:p/>
              </table:table-cell>
              <table:table-cell office:value-type="float" office:value="1.80327418316054">
                <text:p>1.80327418316054</text:p>
              </table:table-cell>
              <table:table-cell office:value-type="float" office:value="0.973098510982127">
                <text:p>0.973098510982127</text:p>
              </table:table-cell>
            </table:table-row>
            <table:table-row>
              <table:table-cell office:value-type="string">
                <text:p/>
              </table:table-cell>
              <table:table-cell office:value-type="float" office:value="1.80955736846772">
                <text:p>1.80955736846772</text:p>
              </table:table-cell>
              <table:table-cell office:value-type="float" office:value="0.971631732914674">
                <text:p>0.971631732914674</text:p>
              </table:table-cell>
            </table:table-row>
            <table:table-row>
              <table:table-cell office:value-type="string">
                <text:p/>
              </table:table-cell>
              <table:table-cell office:value-type="float" office:value="1.8158405537749">
                <text:p>1.8158405537749</text:p>
              </table:table-cell>
              <table:table-cell office:value-type="float" office:value="0.970126596490106">
                <text:p>0.970126596490106</text:p>
              </table:table-cell>
            </table:table-row>
            <table:table-row>
              <table:table-cell office:value-type="string">
                <text:p/>
              </table:table-cell>
              <table:table-cell office:value-type="float" office:value="1.82212373908208">
                <text:p>1.82212373908208</text:p>
              </table:table-cell>
              <table:table-cell office:value-type="float" office:value="0.968583161128631">
                <text:p>0.968583161128631</text:p>
              </table:table-cell>
            </table:table-row>
            <table:table-row>
              <table:table-cell office:value-type="string">
                <text:p/>
              </table:table-cell>
              <table:table-cell office:value-type="float" office:value="1.82840692438926">
                <text:p>1.82840692438926</text:p>
              </table:table-cell>
              <table:table-cell office:value-type="float" office:value="0.967001487762435">
                <text:p>0.967001487762435</text:p>
              </table:table-cell>
            </table:table-row>
            <table:table-row>
              <table:table-cell office:value-type="string">
                <text:p/>
              </table:table-cell>
              <table:table-cell office:value-type="float" office:value="1.83469010969644">
                <text:p>1.83469010969644</text:p>
              </table:table-cell>
              <table:table-cell office:value-type="float" office:value="0.965381638833274">
                <text:p>0.965381638833274</text:p>
              </table:table-cell>
            </table:table-row>
            <table:table-row>
              <table:table-cell office:value-type="string">
                <text:p/>
              </table:table-cell>
              <table:table-cell office:value-type="float" office:value="1.84097329500362">
                <text:p>1.84097329500362</text:p>
              </table:table-cell>
              <table:table-cell office:value-type="float" office:value="0.96372367829001">
                <text:p>0.96372367829001</text:p>
              </table:table-cell>
            </table:table-row>
            <table:table-row>
              <table:table-cell office:value-type="string">
                <text:p/>
              </table:table-cell>
              <table:table-cell office:value-type="float" office:value="1.8472564803108">
                <text:p>1.8472564803108</text:p>
              </table:table-cell>
              <table:table-cell office:value-type="float" office:value="0.962027671586086">
                <text:p>0.962027671586086</text:p>
              </table:table-cell>
            </table:table-row>
            <table:table-row>
              <table:table-cell office:value-type="string">
                <text:p/>
              </table:table-cell>
              <table:table-cell office:value-type="float" office:value="1.85353966561798">
                <text:p>1.85353966561798</text:p>
              </table:table-cell>
              <table:table-cell office:value-type="float" office:value="0.960293685676943">
                <text:p>0.960293685676943</text:p>
              </table:table-cell>
            </table:table-row>
            <table:table-row>
              <table:table-cell office:value-type="string">
                <text:p/>
              </table:table-cell>
              <table:table-cell office:value-type="float" office:value="1.85982285092516">
                <text:p>1.85982285092516</text:p>
              </table:table-cell>
              <table:table-cell office:value-type="float" office:value="0.958521789017376">
                <text:p>0.958521789017376</text:p>
              </table:table-cell>
            </table:table-row>
            <table:table-row>
              <table:table-cell office:value-type="string">
                <text:p/>
              </table:table-cell>
              <table:table-cell office:value-type="float" office:value="1.86610603623234">
                <text:p>1.86610603623234</text:p>
              </table:table-cell>
              <table:table-cell office:value-type="float" office:value="0.95671205155883">
                <text:p>0.95671205155883</text:p>
              </table:table-cell>
            </table:table-row>
            <table:table-row>
              <table:table-cell office:value-type="string">
                <text:p/>
              </table:table-cell>
              <table:table-cell office:value-type="float" office:value="1.87238922153952">
                <text:p>1.87238922153952</text:p>
              </table:table-cell>
              <table:table-cell office:value-type="float" office:value="0.954864544746643">
                <text:p>0.954864544746643</text:p>
              </table:table-cell>
            </table:table-row>
            <table:table-row>
              <table:table-cell office:value-type="string">
                <text:p/>
              </table:table-cell>
              <table:table-cell office:value-type="float" office:value="1.8786724068467">
                <text:p>1.8786724068467</text:p>
              </table:table-cell>
              <table:table-cell office:value-type="float" office:value="0.952979341517219">
                <text:p>0.952979341517219</text:p>
              </table:table-cell>
            </table:table-row>
            <table:table-row>
              <table:table-cell office:value-type="string">
                <text:p/>
              </table:table-cell>
              <table:table-cell office:value-type="float" office:value="1.88495559215388">
                <text:p>1.88495559215388</text:p>
              </table:table-cell>
              <table:table-cell office:value-type="float" office:value="0.951056516295154">
                <text:p>0.951056516295154</text:p>
              </table:table-cell>
            </table:table-row>
            <table:table-row>
              <table:table-cell office:value-type="string">
                <text:p/>
              </table:table-cell>
              <table:table-cell office:value-type="float" office:value="1.89123877746106">
                <text:p>1.89123877746106</text:p>
              </table:table-cell>
              <table:table-cell office:value-type="float" office:value="0.949096144990295">
                <text:p>0.949096144990295</text:p>
              </table:table-cell>
            </table:table-row>
            <table:table-row>
              <table:table-cell office:value-type="string">
                <text:p/>
              </table:table-cell>
              <table:table-cell office:value-type="float" office:value="1.89752196276823">
                <text:p>1.89752196276823</text:p>
              </table:table-cell>
              <table:table-cell office:value-type="float" office:value="0.947098304994744">
                <text:p>0.947098304994744</text:p>
              </table:table-cell>
            </table:table-row>
            <table:table-row>
              <table:table-cell office:value-type="string">
                <text:p/>
              </table:table-cell>
              <table:table-cell office:value-type="float" office:value="1.90380514807541">
                <text:p>1.90380514807541</text:p>
              </table:table-cell>
              <table:table-cell office:value-type="float" office:value="0.945063075179805">
                <text:p>0.945063075179805</text:p>
              </table:table-cell>
            </table:table-row>
            <table:table-row>
              <table:table-cell office:value-type="string">
                <text:p/>
              </table:table-cell>
              <table:table-cell office:value-type="float" office:value="1.91008833338259">
                <text:p>1.91008833338259</text:p>
              </table:table-cell>
              <table:table-cell office:value-type="float" office:value="0.942990535892865">
                <text:p>0.942990535892865</text:p>
              </table:table-cell>
            </table:table-row>
            <table:table-row>
              <table:table-cell office:value-type="string">
                <text:p/>
              </table:table-cell>
              <table:table-cell office:value-type="float" office:value="1.91637151868977">
                <text:p>1.91637151868977</text:p>
              </table:table-cell>
              <table:table-cell office:value-type="float" office:value="0.940880768954225">
                <text:p>0.940880768954225</text:p>
              </table:table-cell>
            </table:table-row>
            <table:table-row>
              <table:table-cell office:value-type="string">
                <text:p/>
              </table:table-cell>
              <table:table-cell office:value-type="float" office:value="1.92265470399695">
                <text:p>1.92265470399695</text:p>
              </table:table-cell>
              <table:table-cell office:value-type="float" office:value="0.938733857653874">
                <text:p>0.938733857653874</text:p>
              </table:table-cell>
            </table:table-row>
            <table:table-row>
              <table:table-cell office:value-type="string">
                <text:p/>
              </table:table-cell>
              <table:table-cell office:value-type="float" office:value="1.92893788930413">
                <text:p>1.92893788930413</text:p>
              </table:table-cell>
              <table:table-cell office:value-type="float" office:value="0.936549886748192">
                <text:p>0.936549886748192</text:p>
              </table:table-cell>
            </table:table-row>
            <table:table-row>
              <table:table-cell office:value-type="string">
                <text:p/>
              </table:table-cell>
              <table:table-cell office:value-type="float" office:value="1.93522107461131">
                <text:p>1.93522107461131</text:p>
              </table:table-cell>
              <table:table-cell office:value-type="float" office:value="0.934328942456612">
                <text:p>0.934328942456612</text:p>
              </table:table-cell>
            </table:table-row>
            <table:table-row>
              <table:table-cell office:value-type="string">
                <text:p/>
              </table:table-cell>
              <table:table-cell office:value-type="float" office:value="1.94150425991849">
                <text:p>1.94150425991849</text:p>
              </table:table-cell>
              <table:table-cell office:value-type="float" office:value="0.932071112458211">
                <text:p>0.932071112458211</text:p>
              </table:table-cell>
            </table:table-row>
            <table:table-row>
              <table:table-cell office:value-type="string">
                <text:p/>
              </table:table-cell>
              <table:table-cell office:value-type="float" office:value="1.94778744522567">
                <text:p>1.94778744522567</text:p>
              </table:table-cell>
              <table:table-cell office:value-type="float" office:value="0.929776485888251">
                <text:p>0.929776485888251</text:p>
              </table:table-cell>
            </table:table-row>
            <table:table-row>
              <table:table-cell office:value-type="string">
                <text:p/>
              </table:table-cell>
              <table:table-cell office:value-type="float" office:value="1.95407063053285">
                <text:p>1.95407063053285</text:p>
              </table:table-cell>
              <table:table-cell office:value-type="float" office:value="0.927445153334661">
                <text:p>0.927445153334661</text:p>
              </table:table-cell>
            </table:table-row>
            <table:table-row>
              <table:table-cell office:value-type="string">
                <text:p/>
              </table:table-cell>
              <table:table-cell office:value-type="float" office:value="1.96035381584003">
                <text:p>1.96035381584003</text:p>
              </table:table-cell>
              <table:table-cell office:value-type="float" office:value="0.925077206834458">
                <text:p>0.925077206834458</text:p>
              </table:table-cell>
            </table:table-row>
            <table:table-row>
              <table:table-cell office:value-type="string">
                <text:p/>
              </table:table-cell>
              <table:table-cell office:value-type="float" office:value="1.96663700114721">
                <text:p>1.96663700114721</text:p>
              </table:table-cell>
              <table:table-cell office:value-type="float" office:value="0.922672739870115">
                <text:p>0.922672739870115</text:p>
              </table:table-cell>
            </table:table-row>
            <table:table-row>
              <table:table-cell office:value-type="string">
                <text:p/>
              </table:table-cell>
              <table:table-cell office:value-type="float" office:value="1.97292018645439">
                <text:p>1.97292018645439</text:p>
              </table:table-cell>
              <table:table-cell office:value-type="float" office:value="0.92023184736587">
                <text:p>0.92023184736587</text:p>
              </table:table-cell>
            </table:table-row>
            <table:table-row>
              <table:table-cell office:value-type="string">
                <text:p/>
              </table:table-cell>
              <table:table-cell office:value-type="float" office:value="1.97920337176157">
                <text:p>1.97920337176157</text:p>
              </table:table-cell>
              <table:table-cell office:value-type="float" office:value="0.917754625683981">
                <text:p>0.917754625683981</text:p>
              </table:table-cell>
            </table:table-row>
            <table:table-row>
              <table:table-cell office:value-type="string">
                <text:p/>
              </table:table-cell>
              <table:table-cell office:value-type="float" office:value="1.98548655706875">
                <text:p>1.98548655706875</text:p>
              </table:table-cell>
              <table:table-cell office:value-type="float" office:value="0.915241172620918">
                <text:p>0.915241172620918</text:p>
              </table:table-cell>
            </table:table-row>
            <table:table-row>
              <table:table-cell office:value-type="string">
                <text:p/>
              </table:table-cell>
              <table:table-cell office:value-type="float" office:value="1.99176974237593">
                <text:p>1.99176974237593</text:p>
              </table:table-cell>
              <table:table-cell office:value-type="float" office:value="0.912691587403503">
                <text:p>0.912691587403503</text:p>
              </table:table-cell>
            </table:table-row>
            <table:table-row>
              <table:table-cell office:value-type="string">
                <text:p/>
              </table:table-cell>
              <table:table-cell office:value-type="float" office:value="1.99805292768311">
                <text:p>1.99805292768311</text:p>
              </table:table-cell>
              <table:table-cell office:value-type="float" office:value="0.910105970684996">
                <text:p>0.910105970684996</text:p>
              </table:table-cell>
            </table:table-row>
            <table:table-row>
              <table:table-cell office:value-type="string">
                <text:p/>
              </table:table-cell>
              <table:table-cell office:value-type="float" office:value="2.00433611299029">
                <text:p>2.00433611299029</text:p>
              </table:table-cell>
              <table:table-cell office:value-type="float" office:value="0.907484424541117">
                <text:p>0.907484424541117</text:p>
              </table:table-cell>
            </table:table-row>
            <table:table-row>
              <table:table-cell office:value-type="string">
                <text:p/>
              </table:table-cell>
              <table:table-cell office:value-type="float" office:value="2.01061929829747">
                <text:p>2.01061929829747</text:p>
              </table:table-cell>
              <table:table-cell office:value-type="float" office:value="0.90482705246602">
                <text:p>0.90482705246602</text:p>
              </table:table-cell>
            </table:table-row>
            <table:table-row>
              <table:table-cell office:value-type="string">
                <text:p/>
              </table:table-cell>
              <table:table-cell office:value-type="float" office:value="2.01690248360465">
                <text:p>2.01690248360465</text:p>
              </table:table-cell>
              <table:table-cell office:value-type="float" office:value="0.902133959368203">
                <text:p>0.902133959368203</text:p>
              </table:table-cell>
            </table:table-row>
            <table:table-row>
              <table:table-cell office:value-type="string">
                <text:p/>
              </table:table-cell>
              <table:table-cell office:value-type="float" office:value="2.02318566891183">
                <text:p>2.02318566891183</text:p>
              </table:table-cell>
              <table:table-cell office:value-type="float" office:value="0.899405251566371">
                <text:p>0.899405251566371</text:p>
              </table:table-cell>
            </table:table-row>
            <table:table-row>
              <table:table-cell office:value-type="string">
                <text:p/>
              </table:table-cell>
              <table:table-cell office:value-type="float" office:value="2.02946885421901">
                <text:p>2.02946885421901</text:p>
              </table:table-cell>
              <table:table-cell office:value-type="float" office:value="0.896641036785236">
                <text:p>0.896641036785236</text:p>
              </table:table-cell>
            </table:table-row>
            <table:table-row>
              <table:table-cell office:value-type="string">
                <text:p/>
              </table:table-cell>
              <table:table-cell office:value-type="float" office:value="2.03575203952619">
                <text:p>2.03575203952619</text:p>
              </table:table-cell>
              <table:table-cell office:value-type="float" office:value="0.893841424151264">
                <text:p>0.893841424151264</text:p>
              </table:table-cell>
            </table:table-row>
            <table:table-row>
              <table:table-cell office:value-type="string">
                <text:p/>
              </table:table-cell>
              <table:table-cell office:value-type="float" office:value="2.04203522483337">
                <text:p>2.04203522483337</text:p>
              </table:table-cell>
              <table:table-cell office:value-type="float" office:value="0.891006524188368">
                <text:p>0.891006524188368</text:p>
              </table:table-cell>
            </table:table-row>
            <table:table-row>
              <table:table-cell office:value-type="string">
                <text:p/>
              </table:table-cell>
              <table:table-cell office:value-type="float" office:value="2.04831841014055">
                <text:p>2.04831841014055</text:p>
              </table:table-cell>
              <table:table-cell office:value-type="float" office:value="0.888136448813544">
                <text:p>0.888136448813544</text:p>
              </table:table-cell>
            </table:table-row>
            <table:table-row>
              <table:table-cell office:value-type="string">
                <text:p/>
              </table:table-cell>
              <table:table-cell office:value-type="float" office:value="2.05460159544772">
                <text:p>2.05460159544772</text:p>
              </table:table-cell>
              <table:table-cell office:value-type="float" office:value="0.885231311332455">
                <text:p>0.885231311332455</text:p>
              </table:table-cell>
            </table:table-row>
            <table:table-row>
              <table:table-cell office:value-type="string">
                <text:p/>
              </table:table-cell>
              <table:table-cell office:value-type="float" office:value="2.0608847807549">
                <text:p>2.0608847807549</text:p>
              </table:table-cell>
              <table:table-cell office:value-type="float" office:value="0.882291226434954">
                <text:p>0.882291226434954</text:p>
              </table:table-cell>
            </table:table-row>
            <table:table-row>
              <table:table-cell office:value-type="string">
                <text:p/>
              </table:table-cell>
              <table:table-cell office:value-type="float" office:value="2.06716796606208">
                <text:p>2.06716796606208</text:p>
              </table:table-cell>
              <table:table-cell office:value-type="float" office:value="0.879316310190556">
                <text:p>0.879316310190556</text:p>
              </table:table-cell>
            </table:table-row>
            <table:table-row>
              <table:table-cell office:value-type="string">
                <text:p/>
              </table:table-cell>
              <table:table-cell office:value-type="float" office:value="2.07345115136926">
                <text:p>2.07345115136926</text:p>
              </table:table-cell>
              <table:table-cell office:value-type="float" office:value="0.876306680043864">
                <text:p>0.876306680043864</text:p>
              </table:table-cell>
            </table:table-row>
            <table:table-row>
              <table:table-cell office:value-type="string">
                <text:p/>
              </table:table-cell>
              <table:table-cell office:value-type="float" office:value="2.07973433667644">
                <text:p>2.07973433667644</text:p>
              </table:table-cell>
              <table:table-cell office:value-type="float" office:value="0.87326245480992">
                <text:p>0.87326245480992</text:p>
              </table:table-cell>
            </table:table-row>
            <table:table-row>
              <table:table-cell office:value-type="string">
                <text:p/>
              </table:table-cell>
              <table:table-cell office:value-type="float" office:value="2.08601752198362">
                <text:p>2.08601752198362</text:p>
              </table:table-cell>
              <table:table-cell office:value-type="float" office:value="0.870183754669525">
                <text:p>0.870183754669525</text:p>
              </table:table-cell>
            </table:table-row>
            <table:table-row>
              <table:table-cell office:value-type="string">
                <text:p/>
              </table:table-cell>
              <table:table-cell office:value-type="float" office:value="2.0923007072908">
                <text:p>2.0923007072908</text:p>
              </table:table-cell>
              <table:table-cell office:value-type="float" office:value="0.86707070116449">
                <text:p>0.86707070116449</text:p>
              </table:table-cell>
            </table:table-row>
            <table:table-row>
              <table:table-cell office:value-type="string">
                <text:p/>
              </table:table-cell>
              <table:table-cell office:value-type="float" office:value="2.09858389259798">
                <text:p>2.09858389259798</text:p>
              </table:table-cell>
              <table:table-cell office:value-type="float" office:value="0.863923417192835">
                <text:p>0.863923417192835</text:p>
              </table:table-cell>
            </table:table-row>
            <table:table-row>
              <table:table-cell office:value-type="string">
                <text:p/>
              </table:table-cell>
              <table:table-cell office:value-type="float" office:value="2.10486707790516">
                <text:p>2.10486707790516</text:p>
              </table:table-cell>
              <table:table-cell office:value-type="float" office:value="0.860742027003944">
                <text:p>0.860742027003944</text:p>
              </table:table-cell>
            </table:table-row>
            <table:table-row>
              <table:table-cell office:value-type="string">
                <text:p/>
              </table:table-cell>
              <table:table-cell office:value-type="float" office:value="2.11115026321234">
                <text:p>2.11115026321234</text:p>
              </table:table-cell>
              <table:table-cell office:value-type="float" office:value="0.857526656193652">
                <text:p>0.857526656193652</text:p>
              </table:table-cell>
            </table:table-row>
            <table:table-row>
              <table:table-cell office:value-type="string">
                <text:p/>
              </table:table-cell>
              <table:table-cell office:value-type="float" office:value="2.11743344851952">
                <text:p>2.11743344851952</text:p>
              </table:table-cell>
              <table:table-cell office:value-type="float" office:value="0.854277431699295">
                <text:p>0.854277431699295</text:p>
              </table:table-cell>
            </table:table-row>
            <table:table-row>
              <table:table-cell office:value-type="string">
                <text:p/>
              </table:table-cell>
              <table:table-cell office:value-type="float" office:value="2.1237166338267">
                <text:p>2.1237166338267</text:p>
              </table:table-cell>
              <table:table-cell office:value-type="float" office:value="0.850994481794692">
                <text:p>0.850994481794692</text:p>
              </table:table-cell>
            </table:table-row>
            <table:table-row>
              <table:table-cell office:value-type="string">
                <text:p/>
              </table:table-cell>
              <table:table-cell office:value-type="float" office:value="2.12999981913388">
                <text:p>2.12999981913388</text:p>
              </table:table-cell>
              <table:table-cell office:value-type="float" office:value="0.847677936085083">
                <text:p>0.847677936085083</text:p>
              </table:table-cell>
            </table:table-row>
            <table:table-row>
              <table:table-cell office:value-type="string">
                <text:p/>
              </table:table-cell>
              <table:table-cell office:value-type="float" office:value="2.13628300444106">
                <text:p>2.13628300444106</text:p>
              </table:table-cell>
              <table:table-cell office:value-type="float" office:value="0.844327925502015">
                <text:p>0.844327925502015</text:p>
              </table:table-cell>
            </table:table-row>
            <table:table-row>
              <table:table-cell office:value-type="string">
                <text:p/>
              </table:table-cell>
              <table:table-cell office:value-type="float" office:value="2.14256618974824">
                <text:p>2.14256618974824</text:p>
              </table:table-cell>
              <table:table-cell office:value-type="float" office:value="0.840944582298169">
                <text:p>0.840944582298169</text:p>
              </table:table-cell>
            </table:table-row>
            <table:table-row>
              <table:table-cell office:value-type="string">
                <text:p/>
              </table:table-cell>
              <table:table-cell office:value-type="float" office:value="2.14884937505542">
                <text:p>2.14884937505542</text:p>
              </table:table-cell>
              <table:table-cell office:value-type="float" office:value="0.837528040042142">
                <text:p>0.837528040042142</text:p>
              </table:table-cell>
            </table:table-row>
            <table:table-row>
              <table:table-cell office:value-type="string">
                <text:p/>
              </table:table-cell>
              <table:table-cell office:value-type="float" office:value="2.1551325603626">
                <text:p>2.1551325603626</text:p>
              </table:table-cell>
              <table:table-cell office:value-type="float" office:value="0.834078433613171">
                <text:p>0.834078433613171</text:p>
              </table:table-cell>
            </table:table-row>
            <table:table-row>
              <table:table-cell office:value-type="string">
                <text:p/>
              </table:table-cell>
              <table:table-cell office:value-type="float" office:value="2.16141574566978">
                <text:p>2.16141574566978</text:p>
              </table:table-cell>
              <table:table-cell office:value-type="float" office:value="0.830595899195813">
                <text:p>0.830595899195813</text:p>
              </table:table-cell>
            </table:table-row>
            <table:table-row>
              <table:table-cell office:value-type="string">
                <text:p/>
              </table:table-cell>
              <table:table-cell office:value-type="float" office:value="2.16769893097696">
                <text:p>2.16769893097696</text:p>
              </table:table-cell>
              <table:table-cell office:value-type="float" office:value="0.827080574274562">
                <text:p>0.827080574274562</text:p>
              </table:table-cell>
            </table:table-row>
            <table:table-row>
              <table:table-cell office:value-type="string">
                <text:p/>
              </table:table-cell>
              <table:table-cell office:value-type="float" office:value="2.17398211628414">
                <text:p>2.17398211628414</text:p>
              </table:table-cell>
              <table:table-cell office:value-type="float" office:value="0.823532597628427">
                <text:p>0.823532597628427</text:p>
              </table:table-cell>
            </table:table-row>
            <table:table-row>
              <table:table-cell office:value-type="string">
                <text:p/>
              </table:table-cell>
              <table:table-cell office:value-type="float" office:value="2.18026530159132">
                <text:p>2.18026530159132</text:p>
              </table:table-cell>
              <table:table-cell office:value-type="float" office:value="0.819952109325452">
                <text:p>0.819952109325452</text:p>
              </table:table-cell>
            </table:table-row>
            <table:table-row>
              <table:table-cell office:value-type="string">
                <text:p/>
              </table:table-cell>
              <table:table-cell office:value-type="float" office:value="2.1865484868985">
                <text:p>2.1865484868985</text:p>
              </table:table-cell>
              <table:table-cell office:value-type="float" office:value="0.816339250717184">
                <text:p>0.816339250717184</text:p>
              </table:table-cell>
            </table:table-row>
            <table:table-row>
              <table:table-cell office:value-type="string">
                <text:p/>
              </table:table-cell>
              <table:table-cell office:value-type="float" office:value="2.19283167220568">
                <text:p>2.19283167220568</text:p>
              </table:table-cell>
              <table:table-cell office:value-type="float" office:value="0.812694164433094">
                <text:p>0.812694164433094</text:p>
              </table:table-cell>
            </table:table-row>
            <table:table-row>
              <table:table-cell office:value-type="string">
                <text:p/>
              </table:table-cell>
              <table:table-cell office:value-type="float" office:value="2.19911485751286">
                <text:p>2.19911485751286</text:p>
              </table:table-cell>
              <table:table-cell office:value-type="float" office:value="0.809016994374947">
                <text:p>0.809016994374947</text:p>
              </table:table-cell>
            </table:table-row>
            <table:table-row>
              <table:table-cell office:value-type="string">
                <text:p/>
              </table:table-cell>
              <table:table-cell office:value-type="float" office:value="2.20539804282003">
                <text:p>2.20539804282003</text:p>
              </table:table-cell>
              <table:table-cell office:value-type="float" office:value="0.805307885711122">
                <text:p>0.805307885711122</text:p>
              </table:table-cell>
            </table:table-row>
            <table:table-row>
              <table:table-cell office:value-type="string">
                <text:p/>
              </table:table-cell>
              <table:table-cell office:value-type="float" office:value="2.21168122812721">
                <text:p>2.21168122812721</text:p>
              </table:table-cell>
              <table:table-cell office:value-type="float" office:value="0.801566984870877">
                <text:p>0.801566984870877</text:p>
              </table:table-cell>
            </table:table-row>
            <table:table-row>
              <table:table-cell office:value-type="string">
                <text:p/>
              </table:table-cell>
              <table:table-cell office:value-type="float" office:value="2.21796441343439">
                <text:p>2.21796441343439</text:p>
              </table:table-cell>
              <table:table-cell office:value-type="float" office:value="0.797794439538571">
                <text:p>0.797794439538571</text:p>
              </table:table-cell>
            </table:table-row>
            <table:table-row>
              <table:table-cell office:value-type="string">
                <text:p/>
              </table:table-cell>
              <table:table-cell office:value-type="float" office:value="2.22424759874157">
                <text:p>2.22424759874157</text:p>
              </table:table-cell>
              <table:table-cell office:value-type="float" office:value="0.793990398647835">
                <text:p>0.793990398647835</text:p>
              </table:table-cell>
            </table:table-row>
            <table:table-row>
              <table:table-cell office:value-type="string">
                <text:p/>
              </table:table-cell>
              <table:table-cell office:value-type="float" office:value="2.23053078404875">
                <text:p>2.23053078404875</text:p>
              </table:table-cell>
              <table:table-cell office:value-type="float" office:value="0.79015501237569">
                <text:p>0.79015501237569</text:p>
              </table:table-cell>
            </table:table-row>
            <table:table-row>
              <table:table-cell office:value-type="string">
                <text:p/>
              </table:table-cell>
              <table:table-cell office:value-type="float" office:value="2.23681396935593">
                <text:p>2.23681396935593</text:p>
              </table:table-cell>
              <table:table-cell office:value-type="float" office:value="0.786288432136619">
                <text:p>0.786288432136619</text:p>
              </table:table-cell>
            </table:table-row>
            <table:table-row>
              <table:table-cell office:value-type="string">
                <text:p/>
              </table:table-cell>
              <table:table-cell office:value-type="float" office:value="2.24309715466311">
                <text:p>2.24309715466311</text:p>
              </table:table-cell>
              <table:table-cell office:value-type="float" office:value="0.782390810576588">
                <text:p>0.782390810576588</text:p>
              </table:table-cell>
            </table:table-row>
            <table:table-row>
              <table:table-cell office:value-type="string">
                <text:p/>
              </table:table-cell>
              <table:table-cell office:value-type="float" office:value="2.24938033997029">
                <text:p>2.24938033997029</text:p>
              </table:table-cell>
              <table:table-cell office:value-type="float" office:value="0.778462301567023">
                <text:p>0.778462301567023</text:p>
              </table:table-cell>
            </table:table-row>
            <table:table-row>
              <table:table-cell office:value-type="string">
                <text:p/>
              </table:table-cell>
              <table:table-cell office:value-type="float" office:value="2.25566352527747">
                <text:p>2.25566352527747</text:p>
              </table:table-cell>
              <table:table-cell office:value-type="float" office:value="0.774503060198734">
                <text:p>0.774503060198734</text:p>
              </table:table-cell>
            </table:table-row>
            <table:table-row>
              <table:table-cell office:value-type="string">
                <text:p/>
              </table:table-cell>
              <table:table-cell office:value-type="float" office:value="2.26194671058465">
                <text:p>2.26194671058465</text:p>
              </table:table-cell>
              <table:table-cell office:value-type="float" office:value="0.770513242775789">
                <text:p>0.770513242775789</text:p>
              </table:table-cell>
            </table:table-row>
            <table:table-row>
              <table:table-cell office:value-type="string">
                <text:p/>
              </table:table-cell>
              <table:table-cell office:value-type="float" office:value="2.26822989589183">
                <text:p>2.26822989589183</text:p>
              </table:table-cell>
              <table:table-cell office:value-type="float" office:value="0.76649300680935">
                <text:p>0.76649300680935</text:p>
              </table:table-cell>
            </table:table-row>
            <table:table-row>
              <table:table-cell office:value-type="string">
                <text:p/>
              </table:table-cell>
              <table:table-cell office:value-type="float" office:value="2.27451308119901">
                <text:p>2.27451308119901</text:p>
              </table:table-cell>
              <table:table-cell office:value-type="float" office:value="0.762442511011448">
                <text:p>0.762442511011448</text:p>
              </table:table-cell>
            </table:table-row>
            <table:table-row>
              <table:table-cell office:value-type="string">
                <text:p/>
              </table:table-cell>
              <table:table-cell office:value-type="float" office:value="2.28079626650619">
                <text:p>2.28079626650619</text:p>
              </table:table-cell>
              <table:table-cell office:value-type="float" office:value="0.758361915288722">
                <text:p>0.758361915288722</text:p>
              </table:table-cell>
            </table:table-row>
            <table:table-row>
              <table:table-cell office:value-type="string">
                <text:p/>
              </table:table-cell>
              <table:table-cell office:value-type="float" office:value="2.28707945181337">
                <text:p>2.28707945181337</text:p>
              </table:table-cell>
              <table:table-cell office:value-type="float" office:value="0.754251380736104">
                <text:p>0.754251380736104</text:p>
              </table:table-cell>
            </table:table-row>
            <table:table-row>
              <table:table-cell office:value-type="string">
                <text:p/>
              </table:table-cell>
              <table:table-cell office:value-type="float" office:value="2.29336263712055">
                <text:p>2.29336263712055</text:p>
              </table:table-cell>
              <table:table-cell office:value-type="float" office:value="0.750111069630459">
                <text:p>0.750111069630459</text:p>
              </table:table-cell>
            </table:table-row>
            <table:table-row>
              <table:table-cell office:value-type="string">
                <text:p/>
              </table:table-cell>
              <table:table-cell office:value-type="float" office:value="2.29964582242773">
                <text:p>2.29964582242773</text:p>
              </table:table-cell>
              <table:table-cell office:value-type="float" office:value="0.745941145424182">
                <text:p>0.745941145424182</text:p>
              </table:table-cell>
            </table:table-row>
            <table:table-row>
              <table:table-cell office:value-type="string">
                <text:p/>
              </table:table-cell>
              <table:table-cell office:value-type="float" office:value="2.30592900773491">
                <text:p>2.30592900773491</text:p>
              </table:table-cell>
              <table:table-cell office:value-type="float" office:value="0.741741772738739">
                <text:p>0.741741772738739</text:p>
              </table:table-cell>
            </table:table-row>
            <table:table-row>
              <table:table-cell office:value-type="string">
                <text:p/>
              </table:table-cell>
              <table:table-cell office:value-type="float" office:value="2.31221219304209">
                <text:p>2.31221219304209</text:p>
              </table:table-cell>
              <table:table-cell office:value-type="float" office:value="0.737513117358174">
                <text:p>0.737513117358174</text:p>
              </table:table-cell>
            </table:table-row>
            <table:table-row>
              <table:table-cell office:value-type="string">
                <text:p/>
              </table:table-cell>
              <table:table-cell office:value-type="float" office:value="2.31849537834927">
                <text:p>2.31849537834927</text:p>
              </table:table-cell>
              <table:table-cell office:value-type="float" office:value="0.73325534622256">
                <text:p>0.73325534622256</text:p>
              </table:table-cell>
            </table:table-row>
            <table:table-row>
              <table:table-cell office:value-type="string">
                <text:p/>
              </table:table-cell>
              <table:table-cell office:value-type="float" office:value="2.32477856365645">
                <text:p>2.32477856365645</text:p>
              </table:table-cell>
              <table:table-cell office:value-type="float" office:value="0.728968627421412">
                <text:p>0.728968627421412</text:p>
              </table:table-cell>
            </table:table-row>
            <table:table-row>
              <table:table-cell office:value-type="string">
                <text:p/>
              </table:table-cell>
              <table:table-cell office:value-type="float" office:value="2.33106174896363">
                <text:p>2.33106174896363</text:p>
              </table:table-cell>
              <table:table-cell office:value-type="float" office:value="0.724653130187047">
                <text:p>0.724653130187047</text:p>
              </table:table-cell>
            </table:table-row>
            <table:table-row>
              <table:table-cell office:value-type="string">
                <text:p/>
              </table:table-cell>
              <table:table-cell office:value-type="float" office:value="2.33734493427081">
                <text:p>2.33734493427081</text:p>
              </table:table-cell>
              <table:table-cell office:value-type="float" office:value="0.720309024887907">
                <text:p>0.720309024887907</text:p>
              </table:table-cell>
            </table:table-row>
            <table:table-row>
              <table:table-cell office:value-type="string">
                <text:p/>
              </table:table-cell>
              <table:table-cell office:value-type="float" office:value="2.34362811957799">
                <text:p>2.34362811957799</text:p>
              </table:table-cell>
              <table:table-cell office:value-type="float" office:value="0.715936483021831">
                <text:p>0.715936483021831</text:p>
              </table:table-cell>
            </table:table-row>
            <table:table-row>
              <table:table-cell office:value-type="string">
                <text:p/>
              </table:table-cell>
              <table:table-cell office:value-type="float" office:value="2.34991130488517">
                <text:p>2.34991130488517</text:p>
              </table:table-cell>
              <table:table-cell office:value-type="float" office:value="0.711535677209285">
                <text:p>0.711535677209285</text:p>
              </table:table-cell>
            </table:table-row>
            <table:table-row>
              <table:table-cell office:value-type="string">
                <text:p/>
              </table:table-cell>
              <table:table-cell office:value-type="float" office:value="2.35619449019234">
                <text:p>2.35619449019234</text:p>
              </table:table-cell>
              <table:table-cell office:value-type="float" office:value="0.707106781186548">
                <text:p>0.707106781186548</text:p>
              </table:table-cell>
            </table:table-row>
            <table:table-row>
              <table:table-cell office:value-type="string">
                <text:p/>
              </table:table-cell>
              <table:table-cell office:value-type="float" office:value="2.36247767549952">
                <text:p>2.36247767549952</text:p>
              </table:table-cell>
              <table:table-cell office:value-type="float" office:value="0.702649969798849">
                <text:p>0.702649969798849</text:p>
              </table:table-cell>
            </table:table-row>
            <table:table-row>
              <table:table-cell office:value-type="string">
                <text:p/>
              </table:table-cell>
              <table:table-cell office:value-type="float" office:value="2.3687608608067">
                <text:p>2.3687608608067</text:p>
              </table:table-cell>
              <table:table-cell office:value-type="float" office:value="0.698165418993473">
                <text:p>0.698165418993473</text:p>
              </table:table-cell>
            </table:table-row>
            <table:table-row>
              <table:table-cell office:value-type="string">
                <text:p/>
              </table:table-cell>
              <table:table-cell office:value-type="float" office:value="2.37504404611388">
                <text:p>2.37504404611388</text:p>
              </table:table-cell>
              <table:table-cell office:value-type="float" office:value="0.693653305812805">
                <text:p>0.693653305812805</text:p>
              </table:table-cell>
            </table:table-row>
            <table:table-row>
              <table:table-cell office:value-type="string">
                <text:p/>
              </table:table-cell>
              <table:table-cell office:value-type="float" office:value="2.38132723142106">
                <text:p>2.38132723142106</text:p>
              </table:table-cell>
              <table:table-cell office:value-type="float" office:value="0.689113808387349">
                <text:p>0.689113808387349</text:p>
              </table:table-cell>
            </table:table-row>
            <table:table-row>
              <table:table-cell office:value-type="string">
                <text:p/>
              </table:table-cell>
              <table:table-cell office:value-type="float" office:value="2.38761041672824">
                <text:p>2.38761041672824</text:p>
              </table:table-cell>
              <table:table-cell office:value-type="float" office:value="0.684547105928688">
                <text:p>0.684547105928688</text:p>
              </table:table-cell>
            </table:table-row>
            <table:table-row>
              <table:table-cell office:value-type="string">
                <text:p/>
              </table:table-cell>
              <table:table-cell office:value-type="float" office:value="2.39389360203542">
                <text:p>2.39389360203542</text:p>
              </table:table-cell>
              <table:table-cell office:value-type="float" office:value="0.679953378722419">
                <text:p>0.679953378722419</text:p>
              </table:table-cell>
            </table:table-row>
            <table:table-row>
              <table:table-cell office:value-type="string">
                <text:p/>
              </table:table-cell>
              <table:table-cell office:value-type="float" office:value="2.4001767873426">
                <text:p>2.4001767873426</text:p>
              </table:table-cell>
              <table:table-cell office:value-type="float" office:value="0.675332808121025">
                <text:p>0.675332808121025</text:p>
              </table:table-cell>
            </table:table-row>
            <table:table-row>
              <table:table-cell office:value-type="string">
                <text:p/>
              </table:table-cell>
              <table:table-cell office:value-type="float" office:value="2.40645997264978">
                <text:p>2.40645997264978</text:p>
              </table:table-cell>
              <table:table-cell office:value-type="float" office:value="0.67068557653672">
                <text:p>0.67068557653672</text:p>
              </table:table-cell>
            </table:table-row>
            <table:table-row>
              <table:table-cell office:value-type="string">
                <text:p/>
              </table:table-cell>
              <table:table-cell office:value-type="float" office:value="2.41274315795696">
                <text:p>2.41274315795696</text:p>
              </table:table-cell>
              <table:table-cell office:value-type="float" office:value="0.666011867434252">
                <text:p>0.666011867434252</text:p>
              </table:table-cell>
            </table:table-row>
            <table:table-row>
              <table:table-cell office:value-type="string">
                <text:p/>
              </table:table-cell>
              <table:table-cell office:value-type="float" office:value="2.41902634326414">
                <text:p>2.41902634326414</text:p>
              </table:table-cell>
              <table:table-cell office:value-type="float" office:value="0.661311865323652">
                <text:p>0.661311865323652</text:p>
              </table:table-cell>
            </table:table-row>
            <table:table-row>
              <table:table-cell office:value-type="string">
                <text:p/>
              </table:table-cell>
              <table:table-cell office:value-type="float" office:value="2.42530952857132">
                <text:p>2.42530952857132</text:p>
              </table:table-cell>
              <table:table-cell office:value-type="float" office:value="0.656585755752956">
                <text:p>0.656585755752956</text:p>
              </table:table-cell>
            </table:table-row>
            <table:table-row>
              <table:table-cell office:value-type="string">
                <text:p/>
              </table:table-cell>
              <table:table-cell office:value-type="float" office:value="2.4315927138785">
                <text:p>2.4315927138785</text:p>
              </table:table-cell>
              <table:table-cell office:value-type="float" office:value="0.651833725300879">
                <text:p>0.651833725300879</text:p>
              </table:table-cell>
            </table:table-row>
            <table:table-row>
              <table:table-cell office:value-type="string">
                <text:p/>
              </table:table-cell>
              <table:table-cell office:value-type="float" office:value="2.43787589918568">
                <text:p>2.43787589918568</text:p>
              </table:table-cell>
              <table:table-cell office:value-type="float" office:value="0.647055961569445">
                <text:p>0.647055961569445</text:p>
              </table:table-cell>
            </table:table-row>
            <table:table-row>
              <table:table-cell office:value-type="string">
                <text:p/>
              </table:table-cell>
              <table:table-cell office:value-type="float" office:value="2.44415908449286">
                <text:p>2.44415908449286</text:p>
              </table:table-cell>
              <table:table-cell office:value-type="float" office:value="0.642252653176584">
                <text:p>0.642252653176584</text:p>
              </table:table-cell>
            </table:table-row>
            <table:table-row>
              <table:table-cell office:value-type="string">
                <text:p/>
              </table:table-cell>
              <table:table-cell office:value-type="float" office:value="2.45044226980004">
                <text:p>2.45044226980004</text:p>
              </table:table-cell>
              <table:table-cell office:value-type="float" office:value="0.63742398974869">
                <text:p>0.63742398974869</text:p>
              </table:table-cell>
            </table:table-row>
            <table:table-row>
              <table:table-cell office:value-type="string">
                <text:p/>
              </table:table-cell>
              <table:table-cell office:value-type="float" office:value="2.45672545510722">
                <text:p>2.45672545510722</text:p>
              </table:table-cell>
              <table:table-cell office:value-type="float" office:value="0.632570161913125">
                <text:p>0.632570161913125</text:p>
              </table:table-cell>
            </table:table-row>
            <table:table-row>
              <table:table-cell office:value-type="string">
                <text:p/>
              </table:table-cell>
              <table:table-cell office:value-type="float" office:value="2.4630086404144">
                <text:p>2.4630086404144</text:p>
              </table:table-cell>
              <table:table-cell office:value-type="float" office:value="0.627691361290701">
                <text:p>0.627691361290701</text:p>
              </table:table-cell>
            </table:table-row>
            <table:table-row>
              <table:table-cell office:value-type="string">
                <text:p/>
              </table:table-cell>
              <table:table-cell office:value-type="float" office:value="2.46929182572158">
                <text:p>2.46929182572158</text:p>
              </table:table-cell>
              <table:table-cell office:value-type="float" office:value="0.622787780488113">
                <text:p>0.622787780488113</text:p>
              </table:table-cell>
            </table:table-row>
            <table:table-row>
              <table:table-cell office:value-type="string">
                <text:p/>
              </table:table-cell>
              <table:table-cell office:value-type="float" office:value="2.47557501102876">
                <text:p>2.47557501102876</text:p>
              </table:table-cell>
              <table:table-cell office:value-type="float" office:value="0.617859613090335">
                <text:p>0.617859613090335</text:p>
              </table:table-cell>
            </table:table-row>
            <table:table-row>
              <table:table-cell office:value-type="string">
                <text:p/>
              </table:table-cell>
              <table:table-cell office:value-type="float" office:value="2.48185819633594">
                <text:p>2.48185819633594</text:p>
              </table:table-cell>
              <table:table-cell office:value-type="float" office:value="0.612907053652976">
                <text:p>0.612907053652976</text:p>
              </table:table-cell>
            </table:table-row>
            <table:table-row>
              <table:table-cell office:value-type="string">
                <text:p/>
              </table:table-cell>
              <table:table-cell office:value-type="float" office:value="2.48814138164312">
                <text:p>2.48814138164312</text:p>
              </table:table-cell>
              <table:table-cell office:value-type="float" office:value="0.607930297694605">
                <text:p>0.607930297694605</text:p>
              </table:table-cell>
            </table:table-row>
            <table:table-row>
              <table:table-cell office:value-type="string">
                <text:p/>
              </table:table-cell>
              <table:table-cell office:value-type="float" office:value="2.4944245669503">
                <text:p>2.4944245669503</text:p>
              </table:table-cell>
              <table:table-cell office:value-type="float" office:value="0.602929541689025">
                <text:p>0.602929541689025</text:p>
              </table:table-cell>
            </table:table-row>
            <table:table-row>
              <table:table-cell office:value-type="string">
                <text:p/>
              </table:table-cell>
              <table:table-cell office:value-type="float" office:value="2.50070775225748">
                <text:p>2.50070775225748</text:p>
              </table:table-cell>
              <table:table-cell office:value-type="float" office:value="0.597904983057519">
                <text:p>0.597904983057519</text:p>
              </table:table-cell>
            </table:table-row>
            <table:table-row>
              <table:table-cell office:value-type="string">
                <text:p/>
              </table:table-cell>
              <table:table-cell office:value-type="float" office:value="2.50699093756465">
                <text:p>2.50699093756465</text:p>
              </table:table-cell>
              <table:table-cell office:value-type="float" office:value="0.592856820161059">
                <text:p>0.592856820161059</text:p>
              </table:table-cell>
            </table:table-row>
            <table:table-row>
              <table:table-cell office:value-type="string">
                <text:p/>
              </table:table-cell>
              <table:table-cell office:value-type="float" office:value="2.51327412287183">
                <text:p>2.51327412287183</text:p>
              </table:table-cell>
              <table:table-cell office:value-type="float" office:value="0.587785252292473">
                <text:p>0.587785252292473</text:p>
              </table:table-cell>
            </table:table-row>
            <table:table-row>
              <table:table-cell office:value-type="string">
                <text:p/>
              </table:table-cell>
              <table:table-cell office:value-type="float" office:value="2.51955730817901">
                <text:p>2.51955730817901</text:p>
              </table:table-cell>
              <table:table-cell office:value-type="float" office:value="0.582690479668576">
                <text:p>0.582690479668576</text:p>
              </table:table-cell>
            </table:table-row>
            <table:table-row>
              <table:table-cell office:value-type="string">
                <text:p/>
              </table:table-cell>
              <table:table-cell office:value-type="float" office:value="2.52584049348619">
                <text:p>2.52584049348619</text:p>
              </table:table-cell>
              <table:table-cell office:value-type="float" office:value="0.577572703422268">
                <text:p>0.577572703422268</text:p>
              </table:table-cell>
            </table:table-row>
            <table:table-row>
              <table:table-cell office:value-type="string">
                <text:p/>
              </table:table-cell>
              <table:table-cell office:value-type="float" office:value="2.53212367879337">
                <text:p>2.53212367879337</text:p>
              </table:table-cell>
              <table:table-cell office:value-type="float" office:value="0.572432125594591">
                <text:p>0.572432125594591</text:p>
              </table:table-cell>
            </table:table-row>
            <table:table-row>
              <table:table-cell office:value-type="string">
                <text:p/>
              </table:table-cell>
              <table:table-cell office:value-type="float" office:value="2.53840686410055">
                <text:p>2.53840686410055</text:p>
              </table:table-cell>
              <table:table-cell office:value-type="float" office:value="0.567268949126756">
                <text:p>0.567268949126756</text:p>
              </table:table-cell>
            </table:table-row>
            <table:table-row>
              <table:table-cell office:value-type="string">
                <text:p/>
              </table:table-cell>
              <table:table-cell office:value-type="float" office:value="2.54469004940773">
                <text:p>2.54469004940773</text:p>
              </table:table-cell>
              <table:table-cell office:value-type="float" office:value="0.562083377852131">
                <text:p>0.562083377852131</text:p>
              </table:table-cell>
            </table:table-row>
            <table:table-row>
              <table:table-cell office:value-type="string">
                <text:p/>
              </table:table-cell>
              <table:table-cell office:value-type="float" office:value="2.55097323471491">
                <text:p>2.55097323471491</text:p>
              </table:table-cell>
              <table:table-cell office:value-type="float" office:value="0.556875616488188">
                <text:p>0.556875616488188</text:p>
              </table:table-cell>
            </table:table-row>
            <table:table-row>
              <table:table-cell office:value-type="string">
                <text:p/>
              </table:table-cell>
              <table:table-cell office:value-type="float" office:value="2.55725642002209">
                <text:p>2.55725642002209</text:p>
              </table:table-cell>
              <table:table-cell office:value-type="float" office:value="0.55164587062843">
                <text:p>0.55164587062843</text:p>
              </table:table-cell>
            </table:table-row>
            <table:table-row>
              <table:table-cell office:value-type="string">
                <text:p/>
              </table:table-cell>
              <table:table-cell office:value-type="float" office:value="2.56353960532927">
                <text:p>2.56353960532927</text:p>
              </table:table-cell>
              <table:table-cell office:value-type="float" office:value="0.546394346734269">
                <text:p>0.546394346734269</text:p>
              </table:table-cell>
            </table:table-row>
            <table:table-row>
              <table:table-cell office:value-type="string">
                <text:p/>
              </table:table-cell>
              <table:table-cell office:value-type="float" office:value="2.56982279063645">
                <text:p>2.56982279063645</text:p>
              </table:table-cell>
              <table:table-cell office:value-type="float" office:value="0.541121252126876">
                <text:p>0.541121252126876</text:p>
              </table:table-cell>
            </table:table-row>
            <table:table-row>
              <table:table-cell office:value-type="string">
                <text:p/>
              </table:table-cell>
              <table:table-cell office:value-type="float" office:value="2.57610597594363">
                <text:p>2.57610597594363</text:p>
              </table:table-cell>
              <table:table-cell office:value-type="float" office:value="0.535826794978997">
                <text:p>0.535826794978997</text:p>
              </table:table-cell>
            </table:table-row>
            <table:table-row>
              <table:table-cell office:value-type="string">
                <text:p/>
              </table:table-cell>
              <table:table-cell office:value-type="float" office:value="2.58238916125081">
                <text:p>2.58238916125081</text:p>
              </table:table-cell>
              <table:table-cell office:value-type="float" office:value="0.530511184306734">
                <text:p>0.530511184306734</text:p>
              </table:table-cell>
            </table:table-row>
            <table:table-row>
              <table:table-cell office:value-type="string">
                <text:p/>
              </table:table-cell>
              <table:table-cell office:value-type="float" office:value="2.58867234655799">
                <text:p>2.58867234655799</text:p>
              </table:table-cell>
              <table:table-cell office:value-type="float" office:value="0.525174629961296">
                <text:p>0.525174629961296</text:p>
              </table:table-cell>
            </table:table-row>
            <table:table-row>
              <table:table-cell office:value-type="string">
                <text:p/>
              </table:table-cell>
              <table:table-cell office:value-type="float" office:value="2.59495553186517">
                <text:p>2.59495553186517</text:p>
              </table:table-cell>
              <table:table-cell office:value-type="float" office:value="0.519817342620709">
                <text:p>0.519817342620709</text:p>
              </table:table-cell>
            </table:table-row>
            <table:table-row>
              <table:table-cell office:value-type="string">
                <text:p/>
              </table:table-cell>
              <table:table-cell office:value-type="float" office:value="2.60123871717235">
                <text:p>2.60123871717235</text:p>
              </table:table-cell>
              <table:table-cell office:value-type="float" office:value="0.514439533781507">
                <text:p>0.514439533781507</text:p>
              </table:table-cell>
            </table:table-row>
            <table:table-row>
              <table:table-cell office:value-type="string">
                <text:p/>
              </table:table-cell>
              <table:table-cell office:value-type="float" office:value="2.60752190247953">
                <text:p>2.60752190247953</text:p>
              </table:table-cell>
              <table:table-cell office:value-type="float" office:value="0.509041415750371">
                <text:p>0.509041415750371</text:p>
              </table:table-cell>
            </table:table-row>
            <table:table-row>
              <table:table-cell office:value-type="string">
                <text:p/>
              </table:table-cell>
              <table:table-cell office:value-type="float" office:value="2.61380508778671">
                <text:p>2.61380508778671</text:p>
              </table:table-cell>
              <table:table-cell office:value-type="float" office:value="0.503623201635761">
                <text:p>0.503623201635761</text:p>
              </table:table-cell>
            </table:table-row>
            <table:table-row>
              <table:table-cell office:value-type="string">
                <text:p/>
              </table:table-cell>
              <table:table-cell office:value-type="float" office:value="2.62008827309389">
                <text:p>2.62008827309389</text:p>
              </table:table-cell>
              <table:table-cell office:value-type="float" office:value="0.498185105339491">
                <text:p>0.498185105339491</text:p>
              </table:table-cell>
            </table:table-row>
            <table:table-row>
              <table:table-cell office:value-type="string">
                <text:p/>
              </table:table-cell>
              <table:table-cell office:value-type="float" office:value="2.62637145840107">
                <text:p>2.62637145840107</text:p>
              </table:table-cell>
              <table:table-cell office:value-type="float" office:value="0.492727341548292">
                <text:p>0.492727341548292</text:p>
              </table:table-cell>
            </table:table-row>
            <table:table-row>
              <table:table-cell office:value-type="string">
                <text:p/>
              </table:table-cell>
              <table:table-cell office:value-type="float" office:value="2.63265464370825">
                <text:p>2.63265464370825</text:p>
              </table:table-cell>
              <table:table-cell office:value-type="float" office:value="0.487250125725332">
                <text:p>0.487250125725332</text:p>
              </table:table-cell>
            </table:table-row>
            <table:table-row>
              <table:table-cell office:value-type="string">
                <text:p/>
              </table:table-cell>
              <table:table-cell office:value-type="float" office:value="2.63893782901543">
                <text:p>2.63893782901543</text:p>
              </table:table-cell>
              <table:table-cell office:value-type="float" office:value="0.481753674101715">
                <text:p>0.481753674101715</text:p>
              </table:table-cell>
            </table:table-row>
            <table:table-row>
              <table:table-cell office:value-type="string">
                <text:p/>
              </table:table-cell>
              <table:table-cell office:value-type="float" office:value="2.64522101432261">
                <text:p>2.64522101432261</text:p>
              </table:table-cell>
              <table:table-cell office:value-type="float" office:value="0.476238203667939">
                <text:p>0.476238203667939</text:p>
              </table:table-cell>
            </table:table-row>
            <table:table-row>
              <table:table-cell office:value-type="string">
                <text:p/>
              </table:table-cell>
              <table:table-cell office:value-type="float" office:value="2.65150419962979">
                <text:p>2.65150419962979</text:p>
              </table:table-cell>
              <table:table-cell office:value-type="float" office:value="0.470703932165332">
                <text:p>0.470703932165332</text:p>
              </table:table-cell>
            </table:table-row>
            <table:table-row>
              <table:table-cell office:value-type="string">
                <text:p/>
              </table:table-cell>
              <table:table-cell office:value-type="float" office:value="2.65778738493696">
                <text:p>2.65778738493696</text:p>
              </table:table-cell>
              <table:table-cell office:value-type="float" office:value="0.465151078077459">
                <text:p>0.465151078077459</text:p>
              </table:table-cell>
            </table:table-row>
            <table:table-row>
              <table:table-cell office:value-type="string">
                <text:p/>
              </table:table-cell>
              <table:table-cell office:value-type="float" office:value="2.66407057024414">
                <text:p>2.66407057024414</text:p>
              </table:table-cell>
              <table:table-cell office:value-type="float" office:value="0.459579860621488">
                <text:p>0.459579860621488</text:p>
              </table:table-cell>
            </table:table-row>
            <table:table-row>
              <table:table-cell office:value-type="string">
                <text:p/>
              </table:table-cell>
              <table:table-cell office:value-type="float" office:value="2.67035375555132">
                <text:p>2.67035375555132</text:p>
              </table:table-cell>
              <table:table-cell office:value-type="float" office:value="0.453990499739547">
                <text:p>0.453990499739547</text:p>
              </table:table-cell>
            </table:table-row>
            <table:table-row>
              <table:table-cell office:value-type="string">
                <text:p/>
              </table:table-cell>
              <table:table-cell office:value-type="float" office:value="2.6766369408585">
                <text:p>2.6766369408585</text:p>
              </table:table-cell>
              <table:table-cell office:value-type="float" office:value="0.448383216090032">
                <text:p>0.448383216090032</text:p>
              </table:table-cell>
            </table:table-row>
            <table:table-row>
              <table:table-cell office:value-type="string">
                <text:p/>
              </table:table-cell>
              <table:table-cell office:value-type="float" office:value="2.68292012616568">
                <text:p>2.68292012616568</text:p>
              </table:table-cell>
              <table:table-cell office:value-type="float" office:value="0.442758231038902">
                <text:p>0.442758231038902</text:p>
              </table:table-cell>
            </table:table-row>
            <table:table-row>
              <table:table-cell office:value-type="string">
                <text:p/>
              </table:table-cell>
              <table:table-cell office:value-type="float" office:value="2.68920331147286">
                <text:p>2.68920331147286</text:p>
              </table:table-cell>
              <table:table-cell office:value-type="float" office:value="0.437115766650933">
                <text:p>0.437115766650933</text:p>
              </table:table-cell>
            </table:table-row>
            <table:table-row>
              <table:table-cell office:value-type="string">
                <text:p/>
              </table:table-cell>
              <table:table-cell office:value-type="float" office:value="2.69548649678004">
                <text:p>2.69548649678004</text:p>
              </table:table-cell>
              <table:table-cell office:value-type="float" office:value="0.431456045680959">
                <text:p>0.431456045680959</text:p>
              </table:table-cell>
            </table:table-row>
            <table:table-row>
              <table:table-cell office:value-type="string">
                <text:p/>
              </table:table-cell>
              <table:table-cell office:value-type="float" office:value="2.70176968208722">
                <text:p>2.70176968208722</text:p>
              </table:table-cell>
              <table:table-cell office:value-type="float" office:value="0.425779291565073">
                <text:p>0.425779291565073</text:p>
              </table:table-cell>
            </table:table-row>
            <table:table-row>
              <table:table-cell office:value-type="string">
                <text:p/>
              </table:table-cell>
              <table:table-cell office:value-type="float" office:value="2.7080528673944">
                <text:p>2.7080528673944</text:p>
              </table:table-cell>
              <table:table-cell office:value-type="float" office:value="0.420085728411806">
                <text:p>0.420085728411806</text:p>
              </table:table-cell>
            </table:table-row>
            <table:table-row>
              <table:table-cell office:value-type="string">
                <text:p/>
              </table:table-cell>
              <table:table-cell office:value-type="float" office:value="2.71433605270158">
                <text:p>2.71433605270158</text:p>
              </table:table-cell>
              <table:table-cell office:value-type="float" office:value="0.414375580993284">
                <text:p>0.414375580993284</text:p>
              </table:table-cell>
            </table:table-row>
            <table:table-row>
              <table:table-cell office:value-type="string">
                <text:p/>
              </table:table-cell>
              <table:table-cell office:value-type="float" office:value="2.72061923800876">
                <text:p>2.72061923800876</text:p>
              </table:table-cell>
              <table:table-cell office:value-type="float" office:value="0.408649074736349">
                <text:p>0.408649074736349</text:p>
              </table:table-cell>
            </table:table-row>
            <table:table-row>
              <table:table-cell office:value-type="string">
                <text:p/>
              </table:table-cell>
              <table:table-cell office:value-type="float" office:value="2.72690242331594">
                <text:p>2.72690242331594</text:p>
              </table:table-cell>
              <table:table-cell office:value-type="float" office:value="0.402906435713663">
                <text:p>0.402906435713663</text:p>
              </table:table-cell>
            </table:table-row>
            <table:table-row>
              <table:table-cell office:value-type="string">
                <text:p/>
              </table:table-cell>
              <table:table-cell office:value-type="float" office:value="2.73318560862312">
                <text:p>2.73318560862312</text:p>
              </table:table-cell>
              <table:table-cell office:value-type="float" office:value="0.397147890634781">
                <text:p>0.397147890634781</text:p>
              </table:table-cell>
            </table:table-row>
            <table:table-row>
              <table:table-cell office:value-type="string">
                <text:p/>
              </table:table-cell>
              <table:table-cell office:value-type="float" office:value="2.7394687939303">
                <text:p>2.7394687939303</text:p>
              </table:table-cell>
              <table:table-cell office:value-type="float" office:value="0.391373666837203">
                <text:p>0.391373666837203</text:p>
              </table:table-cell>
            </table:table-row>
            <table:table-row>
              <table:table-cell office:value-type="string">
                <text:p/>
              </table:table-cell>
              <table:table-cell office:value-type="float" office:value="2.74575197923748">
                <text:p>2.74575197923748</text:p>
              </table:table-cell>
              <table:table-cell office:value-type="float" office:value="0.385583992277396">
                <text:p>0.385583992277396</text:p>
              </table:table-cell>
            </table:table-row>
            <table:table-row>
              <table:table-cell office:value-type="string">
                <text:p/>
              </table:table-cell>
              <table:table-cell office:value-type="float" office:value="2.75203516454466">
                <text:p>2.75203516454466</text:p>
              </table:table-cell>
              <table:table-cell office:value-type="float" office:value="0.379779095521801">
                <text:p>0.379779095521801</text:p>
              </table:table-cell>
            </table:table-row>
            <table:table-row>
              <table:table-cell office:value-type="string">
                <text:p/>
              </table:table-cell>
              <table:table-cell office:value-type="float" office:value="2.75831834985184">
                <text:p>2.75831834985184</text:p>
              </table:table-cell>
              <table:table-cell office:value-type="float" office:value="0.373959205737801">
                <text:p>0.373959205737801</text:p>
              </table:table-cell>
            </table:table-row>
            <table:table-row>
              <table:table-cell office:value-type="string">
                <text:p/>
              </table:table-cell>
              <table:table-cell office:value-type="float" office:value="2.76460153515902">
                <text:p>2.76460153515902</text:p>
              </table:table-cell>
              <table:table-cell office:value-type="float" office:value="0.368124552684678">
                <text:p>0.368124552684678</text:p>
              </table:table-cell>
            </table:table-row>
            <table:table-row>
              <table:table-cell office:value-type="string">
                <text:p/>
              </table:table-cell>
              <table:table-cell office:value-type="float" office:value="2.7708847204662">
                <text:p>2.7708847204662</text:p>
              </table:table-cell>
              <table:table-cell office:value-type="float" office:value="0.362275366704546">
                <text:p>0.362275366704546</text:p>
              </table:table-cell>
            </table:table-row>
            <table:table-row>
              <table:table-cell office:value-type="string">
                <text:p/>
              </table:table-cell>
              <table:table-cell office:value-type="float" office:value="2.77716790577338">
                <text:p>2.77716790577338</text:p>
              </table:table-cell>
              <table:table-cell office:value-type="float" office:value="0.356411878713251">
                <text:p>0.356411878713251</text:p>
              </table:table-cell>
            </table:table-row>
            <table:table-row>
              <table:table-cell office:value-type="string">
                <text:p/>
              </table:table-cell>
              <table:table-cell office:value-type="float" office:value="2.78345109108056">
                <text:p>2.78345109108056</text:p>
              </table:table-cell>
              <table:table-cell office:value-type="float" office:value="0.350534320191259">
                <text:p>0.350534320191259</text:p>
              </table:table-cell>
            </table:table-row>
            <table:table-row>
              <table:table-cell office:value-type="string">
                <text:p/>
              </table:table-cell>
              <table:table-cell office:value-type="float" office:value="2.78973427638774">
                <text:p>2.78973427638774</text:p>
              </table:table-cell>
              <table:table-cell office:value-type="float" office:value="0.344642923174517">
                <text:p>0.344642923174517</text:p>
              </table:table-cell>
            </table:table-row>
            <table:table-row>
              <table:table-cell office:value-type="string">
                <text:p/>
              </table:table-cell>
              <table:table-cell office:value-type="float" office:value="2.79601746169492">
                <text:p>2.79601746169492</text:p>
              </table:table-cell>
              <table:table-cell office:value-type="float" office:value="0.338737920245292">
                <text:p>0.338737920245292</text:p>
              </table:table-cell>
            </table:table-row>
            <table:table-row>
              <table:table-cell office:value-type="string">
                <text:p/>
              </table:table-cell>
              <table:table-cell office:value-type="float" office:value="2.8023006470021">
                <text:p>2.8023006470021</text:p>
              </table:table-cell>
              <table:table-cell office:value-type="float" office:value="0.332819544522986">
                <text:p>0.332819544522986</text:p>
              </table:table-cell>
            </table:table-row>
            <table:table-row>
              <table:table-cell office:value-type="string">
                <text:p/>
              </table:table-cell>
              <table:table-cell office:value-type="float" office:value="2.80858383230927">
                <text:p>2.80858383230927</text:p>
              </table:table-cell>
              <table:table-cell office:value-type="float" office:value="0.326888029654943">
                <text:p>0.326888029654943</text:p>
              </table:table-cell>
            </table:table-row>
            <table:table-row>
              <table:table-cell office:value-type="string">
                <text:p/>
              </table:table-cell>
              <table:table-cell office:value-type="float" office:value="2.81486701761645">
                <text:p>2.81486701761645</text:p>
              </table:table-cell>
              <table:table-cell office:value-type="float" office:value="0.32094360980721">
                <text:p>0.32094360980721</text:p>
              </table:table-cell>
            </table:table-row>
            <table:table-row>
              <table:table-cell office:value-type="string">
                <text:p/>
              </table:table-cell>
              <table:table-cell office:value-type="float" office:value="2.82115020292363">
                <text:p>2.82115020292363</text:p>
              </table:table-cell>
              <table:table-cell office:value-type="float" office:value="0.314986519655305">
                <text:p>0.314986519655305</text:p>
              </table:table-cell>
            </table:table-row>
            <table:table-row>
              <table:table-cell office:value-type="string">
                <text:p/>
              </table:table-cell>
              <table:table-cell office:value-type="float" office:value="2.82743338823081">
                <text:p>2.82743338823081</text:p>
              </table:table-cell>
              <table:table-cell office:value-type="float" office:value="0.309016994374947">
                <text:p>0.309016994374947</text:p>
              </table:table-cell>
            </table:table-row>
            <table:table-row>
              <table:table-cell office:value-type="string">
                <text:p/>
              </table:table-cell>
              <table:table-cell office:value-type="float" office:value="2.83371657353799">
                <text:p>2.83371657353799</text:p>
              </table:table-cell>
              <table:table-cell office:value-type="float" office:value="0.303035269632774">
                <text:p>0.303035269632774</text:p>
              </table:table-cell>
            </table:table-row>
            <table:table-row>
              <table:table-cell office:value-type="string">
                <text:p/>
              </table:table-cell>
              <table:table-cell office:value-type="float" office:value="2.83999975884517">
                <text:p>2.83999975884517</text:p>
              </table:table-cell>
              <table:table-cell office:value-type="float" office:value="0.297041581577035">
                <text:p>0.297041581577035</text:p>
              </table:table-cell>
            </table:table-row>
            <table:table-row>
              <table:table-cell office:value-type="string">
                <text:p/>
              </table:table-cell>
              <table:table-cell office:value-type="float" office:value="2.84628294415235">
                <text:p>2.84628294415235</text:p>
              </table:table-cell>
              <table:table-cell office:value-type="float" office:value="0.291036166828272">
                <text:p>0.291036166828272</text:p>
              </table:table-cell>
            </table:table-row>
            <table:table-row>
              <table:table-cell office:value-type="string">
                <text:p/>
              </table:table-cell>
              <table:table-cell office:value-type="float" office:value="2.85256612945953">
                <text:p>2.85256612945953</text:p>
              </table:table-cell>
              <table:table-cell office:value-type="float" office:value="0.285019262469976">
                <text:p>0.285019262469976</text:p>
              </table:table-cell>
            </table:table-row>
            <table:table-row>
              <table:table-cell office:value-type="string">
                <text:p/>
              </table:table-cell>
              <table:table-cell office:value-type="float" office:value="2.85884931476671">
                <text:p>2.85884931476671</text:p>
              </table:table-cell>
              <table:table-cell office:value-type="float" office:value="0.278991106039229">
                <text:p>0.278991106039229</text:p>
              </table:table-cell>
            </table:table-row>
            <table:table-row>
              <table:table-cell office:value-type="string">
                <text:p/>
              </table:table-cell>
              <table:table-cell office:value-type="float" office:value="2.86513250007389">
                <text:p>2.86513250007389</text:p>
              </table:table-cell>
              <table:table-cell office:value-type="float" office:value="0.272951935517325">
                <text:p>0.272951935517325</text:p>
              </table:table-cell>
            </table:table-row>
            <table:table-row>
              <table:table-cell office:value-type="string">
                <text:p/>
              </table:table-cell>
              <table:table-cell office:value-type="float" office:value="2.87141568538107">
                <text:p>2.87141568538107</text:p>
              </table:table-cell>
              <table:table-cell office:value-type="float" office:value="0.266901989320376">
                <text:p>0.266901989320376</text:p>
              </table:table-cell>
            </table:table-row>
            <table:table-row>
              <table:table-cell office:value-type="string">
                <text:p/>
              </table:table-cell>
              <table:table-cell office:value-type="float" office:value="2.87769887068825">
                <text:p>2.87769887068825</text:p>
              </table:table-cell>
              <table:table-cell office:value-type="float" office:value="0.260841506289897">
                <text:p>0.260841506289897</text:p>
              </table:table-cell>
            </table:table-row>
            <table:table-row>
              <table:table-cell office:value-type="string">
                <text:p/>
              </table:table-cell>
              <table:table-cell office:value-type="float" office:value="2.88398205599543">
                <text:p>2.88398205599543</text:p>
              </table:table-cell>
              <table:table-cell office:value-type="float" office:value="0.254770725683382">
                <text:p>0.254770725683382</text:p>
              </table:table-cell>
            </table:table-row>
            <table:table-row>
              <table:table-cell office:value-type="string">
                <text:p/>
              </table:table-cell>
              <table:table-cell office:value-type="float" office:value="2.89026524130261">
                <text:p>2.89026524130261</text:p>
              </table:table-cell>
              <table:table-cell office:value-type="float" office:value="0.248689887164855">
                <text:p>0.248689887164855</text:p>
              </table:table-cell>
            </table:table-row>
            <table:table-row>
              <table:table-cell office:value-type="string">
                <text:p/>
              </table:table-cell>
              <table:table-cell office:value-type="float" office:value="2.89654842660979">
                <text:p>2.89654842660979</text:p>
              </table:table-cell>
              <table:table-cell office:value-type="float" office:value="0.242599230795407">
                <text:p>0.242599230795407</text:p>
              </table:table-cell>
            </table:table-row>
            <table:table-row>
              <table:table-cell office:value-type="string">
                <text:p/>
              </table:table-cell>
              <table:table-cell office:value-type="float" office:value="2.90283161191697">
                <text:p>2.90283161191697</text:p>
              </table:table-cell>
              <table:table-cell office:value-type="float" office:value="0.236498997023725">
                <text:p>0.236498997023725</text:p>
              </table:table-cell>
            </table:table-row>
            <table:table-row>
              <table:table-cell office:value-type="string">
                <text:p/>
              </table:table-cell>
              <table:table-cell office:value-type="float" office:value="2.90911479722415">
                <text:p>2.90911479722415</text:p>
              </table:table-cell>
              <table:table-cell office:value-type="float" office:value="0.230389426676591">
                <text:p>0.230389426676591</text:p>
              </table:table-cell>
            </table:table-row>
            <table:table-row>
              <table:table-cell office:value-type="string">
                <text:p/>
              </table:table-cell>
              <table:table-cell office:value-type="float" office:value="2.91539798253133">
                <text:p>2.91539798253133</text:p>
              </table:table-cell>
              <table:table-cell office:value-type="float" office:value="0.224270760949381">
                <text:p>0.224270760949381</text:p>
              </table:table-cell>
            </table:table-row>
            <table:table-row>
              <table:table-cell office:value-type="string">
                <text:p/>
              </table:table-cell>
              <table:table-cell office:value-type="float" office:value="2.92168116783851">
                <text:p>2.92168116783851</text:p>
              </table:table-cell>
              <table:table-cell office:value-type="float" office:value="0.218143241396543">
                <text:p>0.218143241396543</text:p>
              </table:table-cell>
            </table:table-row>
            <table:table-row>
              <table:table-cell office:value-type="string">
                <text:p/>
              </table:table-cell>
              <table:table-cell office:value-type="float" office:value="2.92796435314569">
                <text:p>2.92796435314569</text:p>
              </table:table-cell>
              <table:table-cell office:value-type="float" office:value="0.212007109922055">
                <text:p>0.212007109922055</text:p>
              </table:table-cell>
            </table:table-row>
            <table:table-row>
              <table:table-cell office:value-type="string">
                <text:p/>
              </table:table-cell>
              <table:table-cell office:value-type="float" office:value="2.93424753845287">
                <text:p>2.93424753845287</text:p>
              </table:table-cell>
              <table:table-cell office:value-type="float" office:value="0.205862608769881">
                <text:p>0.205862608769881</text:p>
              </table:table-cell>
            </table:table-row>
            <table:table-row>
              <table:table-cell office:value-type="string">
                <text:p/>
              </table:table-cell>
              <table:table-cell office:value-type="float" office:value="2.94053072376005">
                <text:p>2.94053072376005</text:p>
              </table:table-cell>
              <table:table-cell office:value-type="float" office:value="0.199709980514407">
                <text:p>0.199709980514407</text:p>
              </table:table-cell>
            </table:table-row>
            <table:table-row>
              <table:table-cell office:value-type="string">
                <text:p/>
              </table:table-cell>
              <table:table-cell office:value-type="float" office:value="2.94681390906723">
                <text:p>2.94681390906723</text:p>
              </table:table-cell>
              <table:table-cell office:value-type="float" office:value="0.193549468050861">
                <text:p>0.193549468050861</text:p>
              </table:table-cell>
            </table:table-row>
            <table:table-row>
              <table:table-cell office:value-type="string">
                <text:p/>
              </table:table-cell>
              <table:table-cell office:value-type="float" office:value="2.95309709437441">
                <text:p>2.95309709437441</text:p>
              </table:table-cell>
              <table:table-cell office:value-type="float" office:value="0.187381314585725">
                <text:p>0.187381314585725</text:p>
              </table:table-cell>
            </table:table-row>
            <table:table-row>
              <table:table-cell office:value-type="string">
                <text:p/>
              </table:table-cell>
              <table:table-cell office:value-type="float" office:value="2.95938027968159">
                <text:p>2.95938027968159</text:p>
              </table:table-cell>
              <table:table-cell office:value-type="float" office:value="0.181205763627137">
                <text:p>0.181205763627137</text:p>
              </table:table-cell>
            </table:table-row>
            <table:table-row>
              <table:table-cell office:value-type="string">
                <text:p/>
              </table:table-cell>
              <table:table-cell office:value-type="float" office:value="2.96566346498876">
                <text:p>2.96566346498876</text:p>
              </table:table-cell>
              <table:table-cell office:value-type="float" office:value="0.175023058975276">
                <text:p>0.175023058975276</text:p>
              </table:table-cell>
            </table:table-row>
            <table:table-row>
              <table:table-cell office:value-type="string">
                <text:p/>
              </table:table-cell>
              <table:table-cell office:value-type="float" office:value="2.97194665029594">
                <text:p>2.97194665029594</text:p>
              </table:table-cell>
              <table:table-cell office:value-type="float" office:value="0.168833444712734">
                <text:p>0.168833444712734</text:p>
              </table:table-cell>
            </table:table-row>
            <table:table-row>
              <table:table-cell office:value-type="string">
                <text:p/>
              </table:table-cell>
              <table:table-cell office:value-type="float" office:value="2.97822983560312">
                <text:p>2.97822983560312</text:p>
              </table:table-cell>
              <table:table-cell office:value-type="float" office:value="0.162637165194884">
                <text:p>0.162637165194884</text:p>
              </table:table-cell>
            </table:table-row>
            <table:table-row>
              <table:table-cell office:value-type="string">
                <text:p/>
              </table:table-cell>
              <table:table-cell office:value-type="float" office:value="2.9845130209103">
                <text:p>2.9845130209103</text:p>
              </table:table-cell>
              <table:table-cell office:value-type="float" office:value="0.156434465040231">
                <text:p>0.156434465040231</text:p>
              </table:table-cell>
            </table:table-row>
            <table:table-row>
              <table:table-cell office:value-type="string">
                <text:p/>
              </table:table-cell>
              <table:table-cell office:value-type="float" office:value="2.99079620621748">
                <text:p>2.99079620621748</text:p>
              </table:table-cell>
              <table:table-cell office:value-type="float" office:value="0.150225589120757">
                <text:p>0.150225589120757</text:p>
              </table:table-cell>
            </table:table-row>
            <table:table-row>
              <table:table-cell office:value-type="string">
                <text:p/>
              </table:table-cell>
              <table:table-cell office:value-type="float" office:value="2.99707939152466">
                <text:p>2.99707939152466</text:p>
              </table:table-cell>
              <table:table-cell office:value-type="float" office:value="0.144010782552252">
                <text:p>0.144010782552252</text:p>
              </table:table-cell>
            </table:table-row>
            <table:table-row>
              <table:table-cell office:value-type="string">
                <text:p/>
              </table:table-cell>
              <table:table-cell office:value-type="float" office:value="3.00336257683184">
                <text:p>3.00336257683184</text:p>
              </table:table-cell>
              <table:table-cell office:value-type="float" office:value="0.137790290684638">
                <text:p>0.137790290684638</text:p>
              </table:table-cell>
            </table:table-row>
            <table:table-row>
              <table:table-cell office:value-type="string">
                <text:p/>
              </table:table-cell>
              <table:table-cell office:value-type="float" office:value="3.00964576213902">
                <text:p>3.00964576213902</text:p>
              </table:table-cell>
              <table:table-cell office:value-type="float" office:value="0.131564359092282">
                <text:p>0.131564359092282</text:p>
              </table:table-cell>
            </table:table-row>
            <table:table-row>
              <table:table-cell office:value-type="string">
                <text:p/>
              </table:table-cell>
              <table:table-cell office:value-type="float" office:value="3.0159289474462">
                <text:p>3.0159289474462</text:p>
              </table:table-cell>
              <table:table-cell office:value-type="float" office:value="0.125333233564305">
                <text:p>0.125333233564305</text:p>
              </table:table-cell>
            </table:table-row>
            <table:table-row>
              <table:table-cell office:value-type="string">
                <text:p/>
              </table:table-cell>
              <table:table-cell office:value-type="float" office:value="3.02221213275338">
                <text:p>3.02221213275338</text:p>
              </table:table-cell>
              <table:table-cell office:value-type="float" office:value="0.11909716009487">
                <text:p>0.11909716009487</text:p>
              </table:table-cell>
            </table:table-row>
            <table:table-row>
              <table:table-cell office:value-type="string">
                <text:p/>
              </table:table-cell>
              <table:table-cell office:value-type="float" office:value="3.02849531806056">
                <text:p>3.02849531806056</text:p>
              </table:table-cell>
              <table:table-cell office:value-type="float" office:value="0.112856384873481">
                <text:p>0.112856384873481</text:p>
              </table:table-cell>
            </table:table-row>
            <table:table-row>
              <table:table-cell office:value-type="string">
                <text:p/>
              </table:table-cell>
              <table:table-cell office:value-type="float" office:value="3.03477850336774">
                <text:p>3.03477850336774</text:p>
              </table:table-cell>
              <table:table-cell office:value-type="float" office:value="0.10661115427526">
                <text:p>0.10661115427526</text:p>
              </table:table-cell>
            </table:table-row>
            <table:table-row>
              <table:table-cell office:value-type="string">
                <text:p/>
              </table:table-cell>
              <table:table-cell office:value-type="float" office:value="3.04106168867492">
                <text:p>3.04106168867492</text:p>
              </table:table-cell>
              <table:table-cell office:value-type="float" office:value="0.100361714851215">
                <text:p>0.100361714851215</text:p>
              </table:table-cell>
            </table:table-row>
            <table:table-row>
              <table:table-cell office:value-type="string">
                <text:p/>
              </table:table-cell>
              <table:table-cell office:value-type="float" office:value="3.0473448739821">
                <text:p>3.0473448739821</text:p>
              </table:table-cell>
              <table:table-cell office:value-type="float" office:value="0.0941083133185144">
                <text:p>0.0941083133185144</text:p>
              </table:table-cell>
            </table:table-row>
            <table:table-row>
              <table:table-cell office:value-type="string">
                <text:p/>
              </table:table-cell>
              <table:table-cell office:value-type="float" office:value="3.05362805928928">
                <text:p>3.05362805928928</text:p>
              </table:table-cell>
              <table:table-cell office:value-type="float" office:value="0.0878511965507432">
                <text:p>0.0878511965507432</text:p>
              </table:table-cell>
            </table:table-row>
            <table:table-row>
              <table:table-cell office:value-type="string">
                <text:p/>
              </table:table-cell>
              <table:table-cell office:value-type="float" office:value="3.05991124459646">
                <text:p>3.05991124459646</text:p>
              </table:table-cell>
              <table:table-cell office:value-type="float" office:value="0.0815906115681579">
                <text:p>0.0815906115681579</text:p>
              </table:table-cell>
            </table:table-row>
            <table:table-row>
              <table:table-cell office:value-type="string">
                <text:p/>
              </table:table-cell>
              <table:table-cell office:value-type="float" office:value="3.06619442990364">
                <text:p>3.06619442990364</text:p>
              </table:table-cell>
              <table:table-cell office:value-type="float" office:value="0.0753268055279326">
                <text:p>0.0753268055279326</text:p>
              </table:table-cell>
            </table:table-row>
            <table:table-row>
              <table:table-cell office:value-type="string">
                <text:p/>
              </table:table-cell>
              <table:table-cell office:value-type="float" office:value="3.07247761521082">
                <text:p>3.07247761521082</text:p>
              </table:table-cell>
              <table:table-cell office:value-type="float" office:value="0.0690600257144061">
                <text:p>0.0690600257144061</text:p>
              </table:table-cell>
            </table:table-row>
            <table:table-row>
              <table:table-cell office:value-type="string">
                <text:p/>
              </table:table-cell>
              <table:table-cell office:value-type="float" office:value="3.078760800518">
                <text:p>3.078760800518</text:p>
              </table:table-cell>
              <table:table-cell office:value-type="float" office:value="0.0627905195293136">
                <text:p>0.0627905195293136</text:p>
              </table:table-cell>
            </table:table-row>
            <table:table-row>
              <table:table-cell office:value-type="string">
                <text:p/>
              </table:table-cell>
              <table:table-cell office:value-type="float" office:value="3.08504398582518">
                <text:p>3.08504398582518</text:p>
              </table:table-cell>
              <table:table-cell office:value-type="float" office:value="0.0565185344820242">
                <text:p>0.0565185344820242</text:p>
              </table:table-cell>
            </table:table-row>
            <table:table-row>
              <table:table-cell office:value-type="string">
                <text:p/>
              </table:table-cell>
              <table:table-cell office:value-type="float" office:value="3.09132717113236">
                <text:p>3.09132717113236</text:p>
              </table:table-cell>
              <table:table-cell office:value-type="float" office:value="0.0502443181797697">
                <text:p>0.0502443181797697</text:p>
              </table:table-cell>
            </table:table-row>
            <table:table-row>
              <table:table-cell office:value-type="string">
                <text:p/>
              </table:table-cell>
              <table:table-cell office:value-type="float" office:value="3.09761035643954">
                <text:p>3.09761035643954</text:p>
              </table:table-cell>
              <table:table-cell office:value-type="float" office:value="0.043968118317865">
                <text:p>0.043968118317865</text:p>
              </table:table-cell>
            </table:table-row>
            <table:table-row>
              <table:table-cell office:value-type="string">
                <text:p/>
              </table:table-cell>
              <table:table-cell office:value-type="float" office:value="3.10389354174672">
                <text:p>3.10389354174672</text:p>
              </table:table-cell>
              <table:table-cell office:value-type="float" office:value="0.0376901826699345">
                <text:p>0.0376901826699345</text:p>
              </table:table-cell>
            </table:table-row>
            <table:table-row>
              <table:table-cell office:value-type="string">
                <text:p/>
              </table:table-cell>
              <table:table-cell office:value-type="float" office:value="3.1101767270539">
                <text:p>3.1101767270539</text:p>
              </table:table-cell>
              <table:table-cell office:value-type="float" office:value="0.0314107590781282">
                <text:p>0.0314107590781282</text:p>
              </table:table-cell>
            </table:table-row>
            <table:table-row>
              <table:table-cell office:value-type="string">
                <text:p/>
              </table:table-cell>
              <table:table-cell office:value-type="float" office:value="3.11645991236107">
                <text:p>3.11645991236107</text:p>
              </table:table-cell>
              <table:table-cell office:value-type="float" office:value="0.0251300954433378">
                <text:p>0.0251300954433378</text:p>
              </table:table-cell>
            </table:table-row>
            <table:table-row>
              <table:table-cell office:value-type="string">
                <text:p/>
              </table:table-cell>
              <table:table-cell office:value-type="float" office:value="3.12274309766825">
                <text:p>3.12274309766825</text:p>
              </table:table-cell>
              <table:table-cell office:value-type="float" office:value="0.018848439715408">
                <text:p>0.018848439715408</text:p>
              </table:table-cell>
            </table:table-row>
            <table:table-row>
              <table:table-cell office:value-type="string">
                <text:p/>
              </table:table-cell>
              <table:table-cell office:value-type="float" office:value="3.12902628297543">
                <text:p>3.12902628297543</text:p>
              </table:table-cell>
              <table:table-cell office:value-type="float" office:value="0.0125660398833528">
                <text:p>0.0125660398833528</text:p>
              </table:table-cell>
            </table:table-row>
            <table:table-row>
              <table:table-cell office:value-type="string">
                <text:p/>
              </table:table-cell>
              <table:table-cell office:value-type="float" office:value="3.13530946828261">
                <text:p>3.13530946828261</text:p>
              </table:table-cell>
              <table:table-cell office:value-type="float" office:value="0.00628314396555913">
                <text:p>0.00628314396555913</text:p>
              </table:table-cell>
            </table:table-row>
            <table:table-row>
              <table:table-cell office:value-type="string">
                <text:p/>
              </table:table-cell>
              <table:table-cell office:value-type="float" office:value="3.14159265358979">
                <text:p>3.14159265358979</text:p>
              </table:table-cell>
              <table:table-cell office:value-type="float" office:value="1.22464679914735E-016">
                <text:p>1.22464679914735E-016</text:p>
              </table:table-cell>
            </table:table-row>
            <table:table-row>
              <table:table-cell office:value-type="string">
                <text:p/>
              </table:table-cell>
              <table:table-cell office:value-type="float" office:value="3.14787583889697">
                <text:p>3.14787583889697</text:p>
              </table:table-cell>
              <table:table-cell office:value-type="float" office:value="-0.00628314396555888">
                <text:p>-0.00628314396555888</text:p>
              </table:table-cell>
            </table:table-row>
            <table:table-row>
              <table:table-cell office:value-type="string">
                <text:p/>
              </table:table-cell>
              <table:table-cell office:value-type="float" office:value="3.15415902420415">
                <text:p>3.15415902420415</text:p>
              </table:table-cell>
              <table:table-cell office:value-type="float" office:value="-0.0125660398833526">
                <text:p>-0.0125660398833526</text:p>
              </table:table-cell>
            </table:table-row>
            <table:table-row>
              <table:table-cell office:value-type="string">
                <text:p/>
              </table:table-cell>
              <table:table-cell office:value-type="float" office:value="3.16044220951133">
                <text:p>3.16044220951133</text:p>
              </table:table-cell>
              <table:table-cell office:value-type="float" office:value="-0.0188484397154082">
                <text:p>-0.0188484397154082</text:p>
              </table:table-cell>
            </table:table-row>
            <table:table-row>
              <table:table-cell office:value-type="string">
                <text:p/>
              </table:table-cell>
              <table:table-cell office:value-type="float" office:value="3.16672539481851">
                <text:p>3.16672539481851</text:p>
              </table:table-cell>
              <table:table-cell office:value-type="float" office:value="-0.0251300954433376">
                <text:p>-0.0251300954433376</text:p>
              </table:table-cell>
            </table:table-row>
            <table:table-row>
              <table:table-cell office:value-type="string">
                <text:p/>
              </table:table-cell>
              <table:table-cell office:value-type="float" office:value="3.17300858012569">
                <text:p>3.17300858012569</text:p>
              </table:table-cell>
              <table:table-cell office:value-type="float" office:value="-0.031410759078128">
                <text:p>-0.031410759078128</text:p>
              </table:table-cell>
            </table:table-row>
            <table:table-row>
              <table:table-cell office:value-type="string">
                <text:p/>
              </table:table-cell>
              <table:table-cell office:value-type="float" office:value="3.17929176543287">
                <text:p>3.17929176543287</text:p>
              </table:table-cell>
              <table:table-cell office:value-type="float" office:value="-0.0376901826699347">
                <text:p>-0.0376901826699347</text:p>
              </table:table-cell>
            </table:table-row>
            <table:table-row>
              <table:table-cell office:value-type="string">
                <text:p/>
              </table:table-cell>
              <table:table-cell office:value-type="float" office:value="3.18557495074005">
                <text:p>3.18557495074005</text:p>
              </table:table-cell>
              <table:table-cell office:value-type="float" office:value="-0.0439681183178647">
                <text:p>-0.0439681183178647</text:p>
              </table:table-cell>
            </table:table-row>
            <table:table-row>
              <table:table-cell office:value-type="string">
                <text:p/>
              </table:table-cell>
              <table:table-cell office:value-type="float" office:value="3.19185813604723">
                <text:p>3.19185813604723</text:p>
              </table:table-cell>
              <table:table-cell office:value-type="float" office:value="-0.0502443181797694">
                <text:p>-0.0502443181797694</text:p>
              </table:table-cell>
            </table:table-row>
            <table:table-row>
              <table:table-cell office:value-type="string">
                <text:p/>
              </table:table-cell>
              <table:table-cell office:value-type="float" office:value="3.19814132135441">
                <text:p>3.19814132135441</text:p>
              </table:table-cell>
              <table:table-cell office:value-type="float" office:value="-0.0565185344820244">
                <text:p>-0.0565185344820244</text:p>
              </table:table-cell>
            </table:table-row>
            <table:table-row>
              <table:table-cell office:value-type="string">
                <text:p/>
              </table:table-cell>
              <table:table-cell office:value-type="float" office:value="3.20442450666159">
                <text:p>3.20442450666159</text:p>
              </table:table-cell>
              <table:table-cell office:value-type="float" office:value="-0.0627905195293133">
                <text:p>-0.0627905195293133</text:p>
              </table:table-cell>
            </table:table-row>
            <table:table-row>
              <table:table-cell office:value-type="string">
                <text:p/>
              </table:table-cell>
              <table:table-cell office:value-type="float" office:value="3.21070769196877">
                <text:p>3.21070769196877</text:p>
              </table:table-cell>
              <table:table-cell office:value-type="float" office:value="-0.0690600257144054">
                <text:p>-0.0690600257144054</text:p>
              </table:table-cell>
            </table:table-row>
            <table:table-row>
              <table:table-cell office:value-type="string">
                <text:p/>
              </table:table-cell>
              <table:table-cell office:value-type="float" office:value="3.21699087727595">
                <text:p>3.21699087727595</text:p>
              </table:table-cell>
              <table:table-cell office:value-type="float" office:value="-0.0753268055279328">
                <text:p>-0.0753268055279328</text:p>
              </table:table-cell>
            </table:table-row>
            <table:table-row>
              <table:table-cell office:value-type="string">
                <text:p/>
              </table:table-cell>
              <table:table-cell office:value-type="float" office:value="3.22327406258313">
                <text:p>3.22327406258313</text:p>
              </table:table-cell>
              <table:table-cell office:value-type="float" office:value="-0.0815906115681577">
                <text:p>-0.0815906115681577</text:p>
              </table:table-cell>
            </table:table-row>
            <table:table-row>
              <table:table-cell office:value-type="string">
                <text:p/>
              </table:table-cell>
              <table:table-cell office:value-type="float" office:value="3.22955724789031">
                <text:p>3.22955724789031</text:p>
              </table:table-cell>
              <table:table-cell office:value-type="float" office:value="-0.0878511965507429">
                <text:p>-0.0878511965507429</text:p>
              </table:table-cell>
            </table:table-row>
            <table:table-row>
              <table:table-cell office:value-type="string">
                <text:p/>
              </table:table-cell>
              <table:table-cell office:value-type="float" office:value="3.23584043319749">
                <text:p>3.23584043319749</text:p>
              </table:table-cell>
              <table:table-cell office:value-type="float" office:value="-0.0941083133185146">
                <text:p>-0.0941083133185146</text:p>
              </table:table-cell>
            </table:table-row>
            <table:table-row>
              <table:table-cell office:value-type="string">
                <text:p/>
              </table:table-cell>
              <table:table-cell office:value-type="float" office:value="3.24212361850467">
                <text:p>3.24212361850467</text:p>
              </table:table-cell>
              <table:table-cell office:value-type="float" office:value="-0.100361714851215">
                <text:p>-0.100361714851215</text:p>
              </table:table-cell>
            </table:table-row>
            <table:table-row>
              <table:table-cell office:value-type="string">
                <text:p/>
              </table:table-cell>
              <table:table-cell office:value-type="float" office:value="3.24840680381185">
                <text:p>3.24840680381185</text:p>
              </table:table-cell>
              <table:table-cell office:value-type="float" office:value="-0.10661115427526">
                <text:p>-0.10661115427526</text:p>
              </table:table-cell>
            </table:table-row>
            <table:table-row>
              <table:table-cell office:value-type="string">
                <text:p/>
              </table:table-cell>
              <table:table-cell office:value-type="float" office:value="3.25468998911903">
                <text:p>3.25468998911903</text:p>
              </table:table-cell>
              <table:table-cell office:value-type="float" office:value="-0.112856384873482">
                <text:p>-0.112856384873482</text:p>
              </table:table-cell>
            </table:table-row>
            <table:table-row>
              <table:table-cell office:value-type="string">
                <text:p/>
              </table:table-cell>
              <table:table-cell office:value-type="float" office:value="3.26097317442621">
                <text:p>3.26097317442621</text:p>
              </table:table-cell>
              <table:table-cell office:value-type="float" office:value="-0.11909716009487">
                <text:p>-0.11909716009487</text:p>
              </table:table-cell>
            </table:table-row>
            <table:table-row>
              <table:table-cell office:value-type="string">
                <text:p/>
              </table:table-cell>
              <table:table-cell office:value-type="float" office:value="3.26725635973338">
                <text:p>3.26725635973338</text:p>
              </table:table-cell>
              <table:table-cell office:value-type="float" office:value="-0.125333233564304">
                <text:p>-0.125333233564304</text:p>
              </table:table-cell>
            </table:table-row>
            <table:table-row>
              <table:table-cell office:value-type="string">
                <text:p/>
              </table:table-cell>
              <table:table-cell office:value-type="float" office:value="3.27353954504056">
                <text:p>3.27353954504056</text:p>
              </table:table-cell>
              <table:table-cell office:value-type="float" office:value="-0.131564359092283">
                <text:p>-0.131564359092283</text:p>
              </table:table-cell>
            </table:table-row>
            <table:table-row>
              <table:table-cell office:value-type="string">
                <text:p/>
              </table:table-cell>
              <table:table-cell office:value-type="float" office:value="3.27982273034774">
                <text:p>3.27982273034774</text:p>
              </table:table-cell>
              <table:table-cell office:value-type="float" office:value="-0.137790290684638">
                <text:p>-0.137790290684638</text:p>
              </table:table-cell>
            </table:table-row>
            <table:table-row>
              <table:table-cell office:value-type="string">
                <text:p/>
              </table:table-cell>
              <table:table-cell office:value-type="float" office:value="3.28610591565492">
                <text:p>3.28610591565492</text:p>
              </table:table-cell>
              <table:table-cell office:value-type="float" office:value="-0.144010782552252">
                <text:p>-0.144010782552252</text:p>
              </table:table-cell>
            </table:table-row>
            <table:table-row>
              <table:table-cell office:value-type="string">
                <text:p/>
              </table:table-cell>
              <table:table-cell office:value-type="float" office:value="3.2923891009621">
                <text:p>3.2923891009621</text:p>
              </table:table-cell>
              <table:table-cell office:value-type="float" office:value="-0.150225589120757">
                <text:p>-0.150225589120757</text:p>
              </table:table-cell>
            </table:table-row>
            <table:table-row>
              <table:table-cell office:value-type="string">
                <text:p/>
              </table:table-cell>
              <table:table-cell office:value-type="float" office:value="3.29867228626928">
                <text:p>3.29867228626928</text:p>
              </table:table-cell>
              <table:table-cell office:value-type="float" office:value="-0.156434465040231">
                <text:p>-0.156434465040231</text:p>
              </table:table-cell>
            </table:table-row>
            <table:table-row>
              <table:table-cell office:value-type="string">
                <text:p/>
              </table:table-cell>
              <table:table-cell office:value-type="float" office:value="3.30495547157646">
                <text:p>3.30495547157646</text:p>
              </table:table-cell>
              <table:table-cell office:value-type="float" office:value="-0.162637165194884">
                <text:p>-0.162637165194884</text:p>
              </table:table-cell>
            </table:table-row>
            <table:table-row>
              <table:table-cell office:value-type="string">
                <text:p/>
              </table:table-cell>
              <table:table-cell office:value-type="float" office:value="3.31123865688364">
                <text:p>3.31123865688364</text:p>
              </table:table-cell>
              <table:table-cell office:value-type="float" office:value="-0.168833444712734">
                <text:p>-0.168833444712734</text:p>
              </table:table-cell>
            </table:table-row>
            <table:table-row>
              <table:table-cell office:value-type="string">
                <text:p/>
              </table:table-cell>
              <table:table-cell office:value-type="float" office:value="3.31752184219082">
                <text:p>3.31752184219082</text:p>
              </table:table-cell>
              <table:table-cell office:value-type="float" office:value="-0.175023058975276">
                <text:p>-0.175023058975276</text:p>
              </table:table-cell>
            </table:table-row>
            <table:table-row>
              <table:table-cell office:value-type="string">
                <text:p/>
              </table:table-cell>
              <table:table-cell office:value-type="float" office:value="3.323805027498">
                <text:p>3.323805027498</text:p>
              </table:table-cell>
              <table:table-cell office:value-type="float" office:value="-0.181205763627137">
                <text:p>-0.181205763627137</text:p>
              </table:table-cell>
            </table:table-row>
            <table:table-row>
              <table:table-cell office:value-type="string">
                <text:p/>
              </table:table-cell>
              <table:table-cell office:value-type="float" office:value="3.33008821280518">
                <text:p>3.33008821280518</text:p>
              </table:table-cell>
              <table:table-cell office:value-type="float" office:value="-0.187381314585725">
                <text:p>-0.187381314585725</text:p>
              </table:table-cell>
            </table:table-row>
            <table:table-row>
              <table:table-cell office:value-type="string">
                <text:p/>
              </table:table-cell>
              <table:table-cell office:value-type="float" office:value="3.33637139811236">
                <text:p>3.33637139811236</text:p>
              </table:table-cell>
              <table:table-cell office:value-type="float" office:value="-0.19354946805086">
                <text:p>-0.19354946805086</text:p>
              </table:table-cell>
            </table:table-row>
            <table:table-row>
              <table:table-cell office:value-type="string">
                <text:p/>
              </table:table-cell>
              <table:table-cell office:value-type="float" office:value="3.34265458341954">
                <text:p>3.34265458341954</text:p>
              </table:table-cell>
              <table:table-cell office:value-type="float" office:value="-0.199709980514407">
                <text:p>-0.199709980514407</text:p>
              </table:table-cell>
            </table:table-row>
            <table:table-row>
              <table:table-cell office:value-type="string">
                <text:p/>
              </table:table-cell>
              <table:table-cell office:value-type="float" office:value="3.34893776872672">
                <text:p>3.34893776872672</text:p>
              </table:table-cell>
              <table:table-cell office:value-type="float" office:value="-0.205862608769881">
                <text:p>-0.205862608769881</text:p>
              </table:table-cell>
            </table:table-row>
            <table:table-row>
              <table:table-cell office:value-type="string">
                <text:p/>
              </table:table-cell>
              <table:table-cell office:value-type="float" office:value="3.3552209540339">
                <text:p>3.3552209540339</text:p>
              </table:table-cell>
              <table:table-cell office:value-type="float" office:value="-0.212007109922055">
                <text:p>-0.212007109922055</text:p>
              </table:table-cell>
            </table:table-row>
            <table:table-row>
              <table:table-cell office:value-type="string">
                <text:p/>
              </table:table-cell>
              <table:table-cell office:value-type="float" office:value="3.36150413934108">
                <text:p>3.36150413934108</text:p>
              </table:table-cell>
              <table:table-cell office:value-type="float" office:value="-0.218143241396542">
                <text:p>-0.218143241396542</text:p>
              </table:table-cell>
            </table:table-row>
            <table:table-row>
              <table:table-cell office:value-type="string">
                <text:p/>
              </table:table-cell>
              <table:table-cell office:value-type="float" office:value="3.36778732464826">
                <text:p>3.36778732464826</text:p>
              </table:table-cell>
              <table:table-cell office:value-type="float" office:value="-0.224270760949381">
                <text:p>-0.224270760949381</text:p>
              </table:table-cell>
            </table:table-row>
            <table:table-row>
              <table:table-cell office:value-type="string">
                <text:p/>
              </table:table-cell>
              <table:table-cell office:value-type="float" office:value="3.37407050995544">
                <text:p>3.37407050995544</text:p>
              </table:table-cell>
              <table:table-cell office:value-type="float" office:value="-0.230389426676591">
                <text:p>-0.230389426676591</text:p>
              </table:table-cell>
            </table:table-row>
            <table:table-row>
              <table:table-cell office:value-type="string">
                <text:p/>
              </table:table-cell>
              <table:table-cell office:value-type="float" office:value="3.38035369526262">
                <text:p>3.38035369526262</text:p>
              </table:table-cell>
              <table:table-cell office:value-type="float" office:value="-0.236498997023724">
                <text:p>-0.236498997023724</text:p>
              </table:table-cell>
            </table:table-row>
            <table:table-row>
              <table:table-cell office:value-type="string">
                <text:p/>
              </table:table-cell>
              <table:table-cell office:value-type="float" office:value="3.3866368805698">
                <text:p>3.3866368805698</text:p>
              </table:table-cell>
              <table:table-cell office:value-type="float" office:value="-0.242599230795408">
                <text:p>-0.242599230795408</text:p>
              </table:table-cell>
            </table:table-row>
            <table:table-row>
              <table:table-cell office:value-type="string">
                <text:p/>
              </table:table-cell>
              <table:table-cell office:value-type="float" office:value="3.39292006587698">
                <text:p>3.39292006587698</text:p>
              </table:table-cell>
              <table:table-cell office:value-type="float" office:value="-0.248689887164855">
                <text:p>-0.248689887164855</text:p>
              </table:table-cell>
            </table:table-row>
            <table:table-row>
              <table:table-cell office:value-type="string">
                <text:p/>
              </table:table-cell>
              <table:table-cell office:value-type="float" office:value="3.39920325118416">
                <text:p>3.39920325118416</text:p>
              </table:table-cell>
              <table:table-cell office:value-type="float" office:value="-0.254770725683382">
                <text:p>-0.254770725683382</text:p>
              </table:table-cell>
            </table:table-row>
            <table:table-row>
              <table:table-cell office:value-type="string">
                <text:p/>
              </table:table-cell>
              <table:table-cell office:value-type="float" office:value="3.40548643649134">
                <text:p>3.40548643649134</text:p>
              </table:table-cell>
              <table:table-cell office:value-type="float" office:value="-0.260841506289897">
                <text:p>-0.260841506289897</text:p>
              </table:table-cell>
            </table:table-row>
            <table:table-row>
              <table:table-cell office:value-type="string">
                <text:p/>
              </table:table-cell>
              <table:table-cell office:value-type="float" office:value="3.41176962179852">
                <text:p>3.41176962179852</text:p>
              </table:table-cell>
              <table:table-cell office:value-type="float" office:value="-0.266901989320375">
                <text:p>-0.266901989320375</text:p>
              </table:table-cell>
            </table:table-row>
            <table:table-row>
              <table:table-cell office:value-type="string">
                <text:p/>
              </table:table-cell>
              <table:table-cell office:value-type="float" office:value="3.41805280710569">
                <text:p>3.41805280710569</text:p>
              </table:table-cell>
              <table:table-cell office:value-type="float" office:value="-0.272951935517325">
                <text:p>-0.272951935517325</text:p>
              </table:table-cell>
            </table:table-row>
            <table:table-row>
              <table:table-cell office:value-type="string">
                <text:p/>
              </table:table-cell>
              <table:table-cell office:value-type="float" office:value="3.42433599241287">
                <text:p>3.42433599241287</text:p>
              </table:table-cell>
              <table:table-cell office:value-type="float" office:value="-0.278991106039229">
                <text:p>-0.278991106039229</text:p>
              </table:table-cell>
            </table:table-row>
            <table:table-row>
              <table:table-cell office:value-type="string">
                <text:p/>
              </table:table-cell>
              <table:table-cell office:value-type="float" office:value="3.43061917772005">
                <text:p>3.43061917772005</text:p>
              </table:table-cell>
              <table:table-cell office:value-type="float" office:value="-0.285019262469976">
                <text:p>-0.285019262469976</text:p>
              </table:table-cell>
            </table:table-row>
            <table:table-row>
              <table:table-cell office:value-type="string">
                <text:p/>
              </table:table-cell>
              <table:table-cell office:value-type="float" office:value="3.43690236302723">
                <text:p>3.43690236302723</text:p>
              </table:table-cell>
              <table:table-cell office:value-type="float" office:value="-0.291036166828272">
                <text:p>-0.291036166828272</text:p>
              </table:table-cell>
            </table:table-row>
            <table:table-row>
              <table:table-cell office:value-type="string">
                <text:p/>
              </table:table-cell>
              <table:table-cell office:value-type="float" office:value="3.44318554833441">
                <text:p>3.44318554833441</text:p>
              </table:table-cell>
              <table:table-cell office:value-type="float" office:value="-0.297041581577035">
                <text:p>-0.297041581577035</text:p>
              </table:table-cell>
            </table:table-row>
            <table:table-row>
              <table:table-cell office:value-type="string">
                <text:p/>
              </table:table-cell>
              <table:table-cell office:value-type="float" office:value="3.44946873364159">
                <text:p>3.44946873364159</text:p>
              </table:table-cell>
              <table:table-cell office:value-type="float" office:value="-0.303035269632774">
                <text:p>-0.303035269632774</text:p>
              </table:table-cell>
            </table:table-row>
            <table:table-row>
              <table:table-cell office:value-type="string">
                <text:p/>
              </table:table-cell>
              <table:table-cell office:value-type="float" office:value="3.45575191894877">
                <text:p>3.45575191894877</text:p>
              </table:table-cell>
              <table:table-cell office:value-type="float" office:value="-0.309016994374947">
                <text:p>-0.309016994374947</text:p>
              </table:table-cell>
            </table:table-row>
            <table:table-row>
              <table:table-cell office:value-type="string">
                <text:p/>
              </table:table-cell>
              <table:table-cell office:value-type="float" office:value="3.46203510425595">
                <text:p>3.46203510425595</text:p>
              </table:table-cell>
              <table:table-cell office:value-type="float" office:value="-0.314986519655305">
                <text:p>-0.314986519655305</text:p>
              </table:table-cell>
            </table:table-row>
            <table:table-row>
              <table:table-cell office:value-type="string">
                <text:p/>
              </table:table-cell>
              <table:table-cell office:value-type="float" office:value="3.46831828956313">
                <text:p>3.46831828956313</text:p>
              </table:table-cell>
              <table:table-cell office:value-type="float" office:value="-0.320943609807209">
                <text:p>-0.320943609807209</text:p>
              </table:table-cell>
            </table:table-row>
            <table:table-row>
              <table:table-cell office:value-type="string">
                <text:p/>
              </table:table-cell>
              <table:table-cell office:value-type="float" office:value="3.47460147487031">
                <text:p>3.47460147487031</text:p>
              </table:table-cell>
              <table:table-cell office:value-type="float" office:value="-0.326888029654942">
                <text:p>-0.326888029654942</text:p>
              </table:table-cell>
            </table:table-row>
            <table:table-row>
              <table:table-cell office:value-type="string">
                <text:p/>
              </table:table-cell>
              <table:table-cell office:value-type="float" office:value="3.48088466017749">
                <text:p>3.48088466017749</text:p>
              </table:table-cell>
              <table:table-cell office:value-type="float" office:value="-0.332819544522987">
                <text:p>-0.332819544522987</text:p>
              </table:table-cell>
            </table:table-row>
            <table:table-row>
              <table:table-cell office:value-type="string">
                <text:p/>
              </table:table-cell>
              <table:table-cell office:value-type="float" office:value="3.48716784548467">
                <text:p>3.48716784548467</text:p>
              </table:table-cell>
              <table:table-cell office:value-type="float" office:value="-0.338737920245291">
                <text:p>-0.338737920245291</text:p>
              </table:table-cell>
            </table:table-row>
            <table:table-row>
              <table:table-cell office:value-type="string">
                <text:p/>
              </table:table-cell>
              <table:table-cell office:value-type="float" office:value="3.49345103079185">
                <text:p>3.49345103079185</text:p>
              </table:table-cell>
              <table:table-cell office:value-type="float" office:value="-0.344642923174517">
                <text:p>-0.344642923174517</text:p>
              </table:table-cell>
            </table:table-row>
            <table:table-row>
              <table:table-cell office:value-type="string">
                <text:p/>
              </table:table-cell>
              <table:table-cell office:value-type="float" office:value="3.49973421609903">
                <text:p>3.49973421609903</text:p>
              </table:table-cell>
              <table:table-cell office:value-type="float" office:value="-0.350534320191259">
                <text:p>-0.350534320191259</text:p>
              </table:table-cell>
            </table:table-row>
            <table:table-row>
              <table:table-cell office:value-type="string">
                <text:p/>
              </table:table-cell>
              <table:table-cell office:value-type="float" office:value="3.50601740140621">
                <text:p>3.50601740140621</text:p>
              </table:table-cell>
              <table:table-cell office:value-type="float" office:value="-0.356411878713251">
                <text:p>-0.356411878713251</text:p>
              </table:table-cell>
            </table:table-row>
            <table:table-row>
              <table:table-cell office:value-type="string">
                <text:p/>
              </table:table-cell>
              <table:table-cell office:value-type="float" office:value="3.51230058671339">
                <text:p>3.51230058671339</text:p>
              </table:table-cell>
              <table:table-cell office:value-type="float" office:value="-0.362275366704546">
                <text:p>-0.362275366704546</text:p>
              </table:table-cell>
            </table:table-row>
            <table:table-row>
              <table:table-cell office:value-type="string">
                <text:p/>
              </table:table-cell>
              <table:table-cell office:value-type="float" office:value="3.51858377202057">
                <text:p>3.51858377202057</text:p>
              </table:table-cell>
              <table:table-cell office:value-type="float" office:value="-0.368124552684678">
                <text:p>-0.368124552684678</text:p>
              </table:table-cell>
            </table:table-row>
            <table:table-row>
              <table:table-cell office:value-type="string">
                <text:p/>
              </table:table-cell>
              <table:table-cell office:value-type="float" office:value="3.52486695732775">
                <text:p>3.52486695732775</text:p>
              </table:table-cell>
              <table:table-cell office:value-type="float" office:value="-0.3739592057378">
                <text:p>-0.3739592057378</text:p>
              </table:table-cell>
            </table:table-row>
            <table:table-row>
              <table:table-cell office:value-type="string">
                <text:p/>
              </table:table-cell>
              <table:table-cell office:value-type="float" office:value="3.53115014263493">
                <text:p>3.53115014263493</text:p>
              </table:table-cell>
              <table:table-cell office:value-type="float" office:value="-0.379779095521801">
                <text:p>-0.379779095521801</text:p>
              </table:table-cell>
            </table:table-row>
            <table:table-row>
              <table:table-cell office:value-type="string">
                <text:p/>
              </table:table-cell>
              <table:table-cell office:value-type="float" office:value="3.53743332794211">
                <text:p>3.53743332794211</text:p>
              </table:table-cell>
              <table:table-cell office:value-type="float" office:value="-0.385583992277397">
                <text:p>-0.385583992277397</text:p>
              </table:table-cell>
            </table:table-row>
            <table:table-row>
              <table:table-cell office:value-type="string">
                <text:p/>
              </table:table-cell>
              <table:table-cell office:value-type="float" office:value="3.54371651324929">
                <text:p>3.54371651324929</text:p>
              </table:table-cell>
              <table:table-cell office:value-type="float" office:value="-0.391373666837202">
                <text:p>-0.391373666837202</text:p>
              </table:table-cell>
            </table:table-row>
            <table:table-row>
              <table:table-cell office:value-type="string">
                <text:p/>
              </table:table-cell>
              <table:table-cell office:value-type="float" office:value="3.54999969855647">
                <text:p>3.54999969855647</text:p>
              </table:table-cell>
              <table:table-cell office:value-type="float" office:value="-0.39714789063478">
                <text:p>-0.39714789063478</text:p>
              </table:table-cell>
            </table:table-row>
            <table:table-row>
              <table:table-cell office:value-type="string">
                <text:p/>
              </table:table-cell>
              <table:table-cell office:value-type="float" office:value="3.55628288386365">
                <text:p>3.55628288386365</text:p>
              </table:table-cell>
              <table:table-cell office:value-type="float" office:value="-0.402906435713663">
                <text:p>-0.402906435713663</text:p>
              </table:table-cell>
            </table:table-row>
            <table:table-row>
              <table:table-cell office:value-type="string">
                <text:p/>
              </table:table-cell>
              <table:table-cell office:value-type="float" office:value="3.56256606917083">
                <text:p>3.56256606917083</text:p>
              </table:table-cell>
              <table:table-cell office:value-type="float" office:value="-0.408649074736349">
                <text:p>-0.408649074736349</text:p>
              </table:table-cell>
            </table:table-row>
            <table:table-row>
              <table:table-cell office:value-type="string">
                <text:p/>
              </table:table-cell>
              <table:table-cell office:value-type="float" office:value="3.568849254478">
                <text:p>3.568849254478</text:p>
              </table:table-cell>
              <table:table-cell office:value-type="float" office:value="-0.414375580993284">
                <text:p>-0.414375580993284</text:p>
              </table:table-cell>
            </table:table-row>
            <table:table-row>
              <table:table-cell office:value-type="string">
                <text:p/>
              </table:table-cell>
              <table:table-cell office:value-type="float" office:value="3.57513243978518">
                <text:p>3.57513243978518</text:p>
              </table:table-cell>
              <table:table-cell office:value-type="float" office:value="-0.420085728411806">
                <text:p>-0.420085728411806</text:p>
              </table:table-cell>
            </table:table-row>
            <table:table-row>
              <table:table-cell office:value-type="string">
                <text:p/>
              </table:table-cell>
              <table:table-cell office:value-type="float" office:value="3.58141562509236">
                <text:p>3.58141562509236</text:p>
              </table:table-cell>
              <table:table-cell office:value-type="float" office:value="-0.425779291565073">
                <text:p>-0.425779291565073</text:p>
              </table:table-cell>
            </table:table-row>
            <table:table-row>
              <table:table-cell office:value-type="string">
                <text:p/>
              </table:table-cell>
              <table:table-cell office:value-type="float" office:value="3.58769881039954">
                <text:p>3.58769881039954</text:p>
              </table:table-cell>
              <table:table-cell office:value-type="float" office:value="-0.431456045680959">
                <text:p>-0.431456045680959</text:p>
              </table:table-cell>
            </table:table-row>
            <table:table-row>
              <table:table-cell office:value-type="string">
                <text:p/>
              </table:table-cell>
              <table:table-cell office:value-type="float" office:value="3.59398199570672">
                <text:p>3.59398199570672</text:p>
              </table:table-cell>
              <table:table-cell office:value-type="float" office:value="-0.437115766650933">
                <text:p>-0.437115766650933</text:p>
              </table:table-cell>
            </table:table-row>
            <table:table-row>
              <table:table-cell office:value-type="string">
                <text:p/>
              </table:table-cell>
              <table:table-cell office:value-type="float" office:value="3.6002651810139">
                <text:p>3.6002651810139</text:p>
              </table:table-cell>
              <table:table-cell office:value-type="float" office:value="-0.442758231038901">
                <text:p>-0.442758231038901</text:p>
              </table:table-cell>
            </table:table-row>
            <table:table-row>
              <table:table-cell office:value-type="string">
                <text:p/>
              </table:table-cell>
              <table:table-cell office:value-type="float" office:value="3.60654836632108">
                <text:p>3.60654836632108</text:p>
              </table:table-cell>
              <table:table-cell office:value-type="float" office:value="-0.448383216090032">
                <text:p>-0.448383216090032</text:p>
              </table:table-cell>
            </table:table-row>
            <table:table-row>
              <table:table-cell office:value-type="string">
                <text:p/>
              </table:table-cell>
              <table:table-cell office:value-type="float" office:value="3.61283155162826">
                <text:p>3.61283155162826</text:p>
              </table:table-cell>
              <table:table-cell office:value-type="float" office:value="-0.453990499739547">
                <text:p>-0.453990499739547</text:p>
              </table:table-cell>
            </table:table-row>
            <table:table-row>
              <table:table-cell office:value-type="string">
                <text:p/>
              </table:table-cell>
              <table:table-cell office:value-type="float" office:value="3.61911473693544">
                <text:p>3.61911473693544</text:p>
              </table:table-cell>
              <table:table-cell office:value-type="float" office:value="-0.459579860621488">
                <text:p>-0.459579860621488</text:p>
              </table:table-cell>
            </table:table-row>
            <table:table-row>
              <table:table-cell office:value-type="string">
                <text:p/>
              </table:table-cell>
              <table:table-cell office:value-type="float" office:value="3.62539792224262">
                <text:p>3.62539792224262</text:p>
              </table:table-cell>
              <table:table-cell office:value-type="float" office:value="-0.465151078077458">
                <text:p>-0.465151078077458</text:p>
              </table:table-cell>
            </table:table-row>
            <table:table-row>
              <table:table-cell office:value-type="string">
                <text:p/>
              </table:table-cell>
              <table:table-cell office:value-type="float" office:value="3.6316811075498">
                <text:p>3.6316811075498</text:p>
              </table:table-cell>
              <table:table-cell office:value-type="float" office:value="-0.470703932165333">
                <text:p>-0.470703932165333</text:p>
              </table:table-cell>
            </table:table-row>
            <table:table-row>
              <table:table-cell office:value-type="string">
                <text:p/>
              </table:table-cell>
              <table:table-cell office:value-type="float" office:value="3.63796429285698">
                <text:p>3.63796429285698</text:p>
              </table:table-cell>
              <table:table-cell office:value-type="float" office:value="-0.476238203667939">
                <text:p>-0.476238203667939</text:p>
              </table:table-cell>
            </table:table-row>
            <table:table-row>
              <table:table-cell office:value-type="string">
                <text:p/>
              </table:table-cell>
              <table:table-cell office:value-type="float" office:value="3.64424747816416">
                <text:p>3.64424747816416</text:p>
              </table:table-cell>
              <table:table-cell office:value-type="float" office:value="-0.481753674101715">
                <text:p>-0.481753674101715</text:p>
              </table:table-cell>
            </table:table-row>
            <table:table-row>
              <table:table-cell office:value-type="string">
                <text:p/>
              </table:table-cell>
              <table:table-cell office:value-type="float" office:value="3.65053066347134">
                <text:p>3.65053066347134</text:p>
              </table:table-cell>
              <table:table-cell office:value-type="float" office:value="-0.487250125725333">
                <text:p>-0.487250125725333</text:p>
              </table:table-cell>
            </table:table-row>
            <table:table-row>
              <table:table-cell office:value-type="string">
                <text:p/>
              </table:table-cell>
              <table:table-cell office:value-type="float" office:value="3.65681384877852">
                <text:p>3.65681384877852</text:p>
              </table:table-cell>
              <table:table-cell office:value-type="float" office:value="-0.492727341548291">
                <text:p>-0.492727341548291</text:p>
              </table:table-cell>
            </table:table-row>
            <table:table-row>
              <table:table-cell office:value-type="string">
                <text:p/>
              </table:table-cell>
              <table:table-cell office:value-type="float" office:value="3.6630970340857">
                <text:p>3.6630970340857</text:p>
              </table:table-cell>
              <table:table-cell office:value-type="float" office:value="-0.498185105339491">
                <text:p>-0.498185105339491</text:p>
              </table:table-cell>
            </table:table-row>
            <table:table-row>
              <table:table-cell office:value-type="string">
                <text:p/>
              </table:table-cell>
              <table:table-cell office:value-type="float" office:value="3.66938021939288">
                <text:p>3.66938021939288</text:p>
              </table:table-cell>
              <table:table-cell office:value-type="float" office:value="-0.503623201635761">
                <text:p>-0.503623201635761</text:p>
              </table:table-cell>
            </table:table-row>
            <table:table-row>
              <table:table-cell office:value-type="string">
                <text:p/>
              </table:table-cell>
              <table:table-cell office:value-type="float" office:value="3.67566340470006">
                <text:p>3.67566340470006</text:p>
              </table:table-cell>
              <table:table-cell office:value-type="float" office:value="-0.509041415750371">
                <text:p>-0.509041415750371</text:p>
              </table:table-cell>
            </table:table-row>
            <table:table-row>
              <table:table-cell office:value-type="string">
                <text:p/>
              </table:table-cell>
              <table:table-cell office:value-type="float" office:value="3.68194659000724">
                <text:p>3.68194659000724</text:p>
              </table:table-cell>
              <table:table-cell office:value-type="float" office:value="-0.514439533781506">
                <text:p>-0.514439533781506</text:p>
              </table:table-cell>
            </table:table-row>
            <table:table-row>
              <table:table-cell office:value-type="string">
                <text:p/>
              </table:table-cell>
              <table:table-cell office:value-type="float" office:value="3.68822977531442">
                <text:p>3.68822977531442</text:p>
              </table:table-cell>
              <table:table-cell office:value-type="float" office:value="-0.51981734262071">
                <text:p>-0.51981734262071</text:p>
              </table:table-cell>
            </table:table-row>
            <table:table-row>
              <table:table-cell office:value-type="string">
                <text:p/>
              </table:table-cell>
              <table:table-cell office:value-type="float" office:value="3.6945129606216">
                <text:p>3.6945129606216</text:p>
              </table:table-cell>
              <table:table-cell office:value-type="float" office:value="-0.525174629961296">
                <text:p>-0.525174629961296</text:p>
              </table:table-cell>
            </table:table-row>
            <table:table-row>
              <table:table-cell office:value-type="string">
                <text:p/>
              </table:table-cell>
              <table:table-cell office:value-type="float" office:value="3.70079614592878">
                <text:p>3.70079614592878</text:p>
              </table:table-cell>
              <table:table-cell office:value-type="float" office:value="-0.530511184306734">
                <text:p>-0.530511184306734</text:p>
              </table:table-cell>
            </table:table-row>
            <table:table-row>
              <table:table-cell office:value-type="string">
                <text:p/>
              </table:table-cell>
              <table:table-cell office:value-type="float" office:value="3.70707933123596">
                <text:p>3.70707933123596</text:p>
              </table:table-cell>
              <table:table-cell office:value-type="float" office:value="-0.535826794978997">
                <text:p>-0.535826794978997</text:p>
              </table:table-cell>
            </table:table-row>
            <table:table-row>
              <table:table-cell office:value-type="string">
                <text:p/>
              </table:table-cell>
              <table:table-cell office:value-type="float" office:value="3.71336251654314">
                <text:p>3.71336251654314</text:p>
              </table:table-cell>
              <table:table-cell office:value-type="float" office:value="-0.541121252126876">
                <text:p>-0.541121252126876</text:p>
              </table:table-cell>
            </table:table-row>
            <table:table-row>
              <table:table-cell office:value-type="string">
                <text:p/>
              </table:table-cell>
              <table:table-cell office:value-type="float" office:value="3.71964570185031">
                <text:p>3.71964570185031</text:p>
              </table:table-cell>
              <table:table-cell office:value-type="float" office:value="-0.546394346734269">
                <text:p>-0.546394346734269</text:p>
              </table:table-cell>
            </table:table-row>
            <table:table-row>
              <table:table-cell office:value-type="string">
                <text:p/>
              </table:table-cell>
              <table:table-cell office:value-type="float" office:value="3.72592888715749">
                <text:p>3.72592888715749</text:p>
              </table:table-cell>
              <table:table-cell office:value-type="float" office:value="-0.55164587062843">
                <text:p>-0.55164587062843</text:p>
              </table:table-cell>
            </table:table-row>
            <table:table-row>
              <table:table-cell office:value-type="string">
                <text:p/>
              </table:table-cell>
              <table:table-cell office:value-type="float" office:value="3.73221207246467">
                <text:p>3.73221207246467</text:p>
              </table:table-cell>
              <table:table-cell office:value-type="float" office:value="-0.556875616488188">
                <text:p>-0.556875616488188</text:p>
              </table:table-cell>
            </table:table-row>
            <table:table-row>
              <table:table-cell office:value-type="string">
                <text:p/>
              </table:table-cell>
              <table:table-cell office:value-type="float" office:value="3.73849525777185">
                <text:p>3.73849525777185</text:p>
              </table:table-cell>
              <table:table-cell office:value-type="float" office:value="-0.56208337785213">
                <text:p>-0.56208337785213</text:p>
              </table:table-cell>
            </table:table-row>
            <table:table-row>
              <table:table-cell office:value-type="string">
                <text:p/>
              </table:table-cell>
              <table:table-cell office:value-type="float" office:value="3.74477844307903">
                <text:p>3.74477844307903</text:p>
              </table:table-cell>
              <table:table-cell office:value-type="float" office:value="-0.567268949126756">
                <text:p>-0.567268949126756</text:p>
              </table:table-cell>
            </table:table-row>
            <table:table-row>
              <table:table-cell office:value-type="string">
                <text:p/>
              </table:table-cell>
              <table:table-cell office:value-type="float" office:value="3.75106162838621">
                <text:p>3.75106162838621</text:p>
              </table:table-cell>
              <table:table-cell office:value-type="float" office:value="-0.572432125594591">
                <text:p>-0.572432125594591</text:p>
              </table:table-cell>
            </table:table-row>
            <table:table-row>
              <table:table-cell office:value-type="string">
                <text:p/>
              </table:table-cell>
              <table:table-cell office:value-type="float" office:value="3.75734481369339">
                <text:p>3.75734481369339</text:p>
              </table:table-cell>
              <table:table-cell office:value-type="float" office:value="-0.577572703422267">
                <text:p>-0.577572703422267</text:p>
              </table:table-cell>
            </table:table-row>
            <table:table-row>
              <table:table-cell office:value-type="string">
                <text:p/>
              </table:table-cell>
              <table:table-cell office:value-type="float" office:value="3.76362799900057">
                <text:p>3.76362799900057</text:p>
              </table:table-cell>
              <table:table-cell office:value-type="float" office:value="-0.582690479668576">
                <text:p>-0.582690479668576</text:p>
              </table:table-cell>
            </table:table-row>
            <table:table-row>
              <table:table-cell office:value-type="string">
                <text:p/>
              </table:table-cell>
              <table:table-cell office:value-type="float" office:value="3.76991118430775">
                <text:p>3.76991118430775</text:p>
              </table:table-cell>
              <table:table-cell office:value-type="float" office:value="-0.587785252292473">
                <text:p>-0.587785252292473</text:p>
              </table:table-cell>
            </table:table-row>
            <table:table-row>
              <table:table-cell office:value-type="string">
                <text:p/>
              </table:table-cell>
              <table:table-cell office:value-type="float" office:value="3.77619436961493">
                <text:p>3.77619436961493</text:p>
              </table:table-cell>
              <table:table-cell office:value-type="float" office:value="-0.592856820161059">
                <text:p>-0.592856820161059</text:p>
              </table:table-cell>
            </table:table-row>
            <table:table-row>
              <table:table-cell office:value-type="string">
                <text:p/>
              </table:table-cell>
              <table:table-cell office:value-type="float" office:value="3.78247755492211">
                <text:p>3.78247755492211</text:p>
              </table:table-cell>
              <table:table-cell office:value-type="float" office:value="-0.597904983057519">
                <text:p>-0.597904983057519</text:p>
              </table:table-cell>
            </table:table-row>
            <table:table-row>
              <table:table-cell office:value-type="string">
                <text:p/>
              </table:table-cell>
              <table:table-cell office:value-type="float" office:value="3.78876074022929">
                <text:p>3.78876074022929</text:p>
              </table:table-cell>
              <table:table-cell office:value-type="float" office:value="-0.602929541689025">
                <text:p>-0.602929541689025</text:p>
              </table:table-cell>
            </table:table-row>
            <table:table-row>
              <table:table-cell office:value-type="string">
                <text:p/>
              </table:table-cell>
              <table:table-cell office:value-type="float" office:value="3.79504392553647">
                <text:p>3.79504392553647</text:p>
              </table:table-cell>
              <table:table-cell office:value-type="float" office:value="-0.607930297694605">
                <text:p>-0.607930297694605</text:p>
              </table:table-cell>
            </table:table-row>
            <table:table-row>
              <table:table-cell office:value-type="string">
                <text:p/>
              </table:table-cell>
              <table:table-cell office:value-type="float" office:value="3.80132711084365">
                <text:p>3.80132711084365</text:p>
              </table:table-cell>
              <table:table-cell office:value-type="float" office:value="-0.612907053652977">
                <text:p>-0.612907053652977</text:p>
              </table:table-cell>
            </table:table-row>
            <table:table-row>
              <table:table-cell office:value-type="string">
                <text:p/>
              </table:table-cell>
              <table:table-cell office:value-type="float" office:value="3.80761029615083">
                <text:p>3.80761029615083</text:p>
              </table:table-cell>
              <table:table-cell office:value-type="float" office:value="-0.617859613090334">
                <text:p>-0.617859613090334</text:p>
              </table:table-cell>
            </table:table-row>
            <table:table-row>
              <table:table-cell office:value-type="string">
                <text:p/>
              </table:table-cell>
              <table:table-cell office:value-type="float" office:value="3.81389348145801">
                <text:p>3.81389348145801</text:p>
              </table:table-cell>
              <table:table-cell office:value-type="float" office:value="-0.622787780488112">
                <text:p>-0.622787780488112</text:p>
              </table:table-cell>
            </table:table-row>
            <table:table-row>
              <table:table-cell office:value-type="string">
                <text:p/>
              </table:table-cell>
              <table:table-cell office:value-type="float" office:value="3.82017666676519">
                <text:p>3.82017666676519</text:p>
              </table:table-cell>
              <table:table-cell office:value-type="float" office:value="-0.6276913612907">
                <text:p>-0.6276913612907</text:p>
              </table:table-cell>
            </table:table-row>
            <table:table-row>
              <table:table-cell office:value-type="string">
                <text:p/>
              </table:table-cell>
              <table:table-cell office:value-type="float" office:value="3.82645985207237">
                <text:p>3.82645985207237</text:p>
              </table:table-cell>
              <table:table-cell office:value-type="float" office:value="-0.632570161913124">
                <text:p>-0.632570161913124</text:p>
              </table:table-cell>
            </table:table-row>
            <table:table-row>
              <table:table-cell office:value-type="string">
                <text:p/>
              </table:table-cell>
              <table:table-cell office:value-type="float" office:value="3.83274303737955">
                <text:p>3.83274303737955</text:p>
              </table:table-cell>
              <table:table-cell office:value-type="float" office:value="-0.63742398974869">
                <text:p>-0.63742398974869</text:p>
              </table:table-cell>
            </table:table-row>
            <table:table-row>
              <table:table-cell office:value-type="string">
                <text:p/>
              </table:table-cell>
              <table:table-cell office:value-type="float" office:value="3.83902622268673">
                <text:p>3.83902622268673</text:p>
              </table:table-cell>
              <table:table-cell office:value-type="float" office:value="-0.642252653176584">
                <text:p>-0.642252653176584</text:p>
              </table:table-cell>
            </table:table-row>
            <table:table-row>
              <table:table-cell office:value-type="string">
                <text:p/>
              </table:table-cell>
              <table:table-cell office:value-type="float" office:value="3.84530940799391">
                <text:p>3.84530940799391</text:p>
              </table:table-cell>
              <table:table-cell office:value-type="float" office:value="-0.647055961569444">
                <text:p>-0.647055961569444</text:p>
              </table:table-cell>
            </table:table-row>
            <table:table-row>
              <table:table-cell office:value-type="string">
                <text:p/>
              </table:table-cell>
              <table:table-cell office:value-type="float" office:value="3.85159259330109">
                <text:p>3.85159259330109</text:p>
              </table:table-cell>
              <table:table-cell office:value-type="float" office:value="-0.651833725300878">
                <text:p>-0.651833725300878</text:p>
              </table:table-cell>
            </table:table-row>
            <table:table-row>
              <table:table-cell office:value-type="string">
                <text:p/>
              </table:table-cell>
              <table:table-cell office:value-type="float" office:value="3.85787577860827">
                <text:p>3.85787577860827</text:p>
              </table:table-cell>
              <table:table-cell office:value-type="float" office:value="-0.656585755752957">
                <text:p>-0.656585755752957</text:p>
              </table:table-cell>
            </table:table-row>
            <table:table-row>
              <table:table-cell office:value-type="string">
                <text:p/>
              </table:table-cell>
              <table:table-cell office:value-type="float" office:value="3.86415896391545">
                <text:p>3.86415896391545</text:p>
              </table:table-cell>
              <table:table-cell office:value-type="float" office:value="-0.661311865323652">
                <text:p>-0.661311865323652</text:p>
              </table:table-cell>
            </table:table-row>
            <table:table-row>
              <table:table-cell office:value-type="string">
                <text:p/>
              </table:table-cell>
              <table:table-cell office:value-type="float" office:value="3.87044214922262">
                <text:p>3.87044214922262</text:p>
              </table:table-cell>
              <table:table-cell office:value-type="float" office:value="-0.666011867434251">
                <text:p>-0.666011867434251</text:p>
              </table:table-cell>
            </table:table-row>
            <table:table-row>
              <table:table-cell office:value-type="string">
                <text:p/>
              </table:table-cell>
              <table:table-cell office:value-type="float" office:value="3.8767253345298">
                <text:p>3.8767253345298</text:p>
              </table:table-cell>
              <table:table-cell office:value-type="float" office:value="-0.67068557653672">
                <text:p>-0.67068557653672</text:p>
              </table:table-cell>
            </table:table-row>
            <table:table-row>
              <table:table-cell office:value-type="string">
                <text:p/>
              </table:table-cell>
              <table:table-cell office:value-type="float" office:value="3.88300851983698">
                <text:p>3.88300851983698</text:p>
              </table:table-cell>
              <table:table-cell office:value-type="float" office:value="-0.675332808121024">
                <text:p>-0.675332808121024</text:p>
              </table:table-cell>
            </table:table-row>
            <table:table-row>
              <table:table-cell office:value-type="string">
                <text:p/>
              </table:table-cell>
              <table:table-cell office:value-type="float" office:value="3.88929170514416">
                <text:p>3.88929170514416</text:p>
              </table:table-cell>
              <table:table-cell office:value-type="float" office:value="-0.679953378722419">
                <text:p>-0.679953378722419</text:p>
              </table:table-cell>
            </table:table-row>
            <table:table-row>
              <table:table-cell office:value-type="string">
                <text:p/>
              </table:table-cell>
              <table:table-cell office:value-type="float" office:value="3.89557489045134">
                <text:p>3.89557489045134</text:p>
              </table:table-cell>
              <table:table-cell office:value-type="float" office:value="-0.684547105928689">
                <text:p>-0.684547105928689</text:p>
              </table:table-cell>
            </table:table-row>
            <table:table-row>
              <table:table-cell office:value-type="string">
                <text:p/>
              </table:table-cell>
              <table:table-cell office:value-type="float" office:value="3.90185807575852">
                <text:p>3.90185807575852</text:p>
              </table:table-cell>
              <table:table-cell office:value-type="float" office:value="-0.689113808387349">
                <text:p>-0.689113808387349</text:p>
              </table:table-cell>
            </table:table-row>
            <table:table-row>
              <table:table-cell office:value-type="string">
                <text:p/>
              </table:table-cell>
              <table:table-cell office:value-type="float" office:value="3.9081412610657">
                <text:p>3.9081412610657</text:p>
              </table:table-cell>
              <table:table-cell office:value-type="float" office:value="-0.693653305812805">
                <text:p>-0.693653305812805</text:p>
              </table:table-cell>
            </table:table-row>
            <table:table-row>
              <table:table-cell office:value-type="string">
                <text:p/>
              </table:table-cell>
              <table:table-cell office:value-type="float" office:value="3.91442444637288">
                <text:p>3.91442444637288</text:p>
              </table:table-cell>
              <table:table-cell office:value-type="float" office:value="-0.698165418993473">
                <text:p>-0.698165418993473</text:p>
              </table:table-cell>
            </table:table-row>
            <table:table-row>
              <table:table-cell office:value-type="string">
                <text:p/>
              </table:table-cell>
              <table:table-cell office:value-type="float" office:value="3.92070763168006">
                <text:p>3.92070763168006</text:p>
              </table:table-cell>
              <table:table-cell office:value-type="float" office:value="-0.702649969798849">
                <text:p>-0.702649969798849</text:p>
              </table:table-cell>
            </table:table-row>
            <table:table-row>
              <table:table-cell office:value-type="string">
                <text:p/>
              </table:table-cell>
              <table:table-cell office:value-type="float" office:value="3.92699081698724">
                <text:p>3.92699081698724</text:p>
              </table:table-cell>
              <table:table-cell office:value-type="float" office:value="-0.707106781186547">
                <text:p>-0.707106781186547</text:p>
              </table:table-cell>
            </table:table-row>
            <table:table-row>
              <table:table-cell office:value-type="string">
                <text:p/>
              </table:table-cell>
              <table:table-cell office:value-type="float" office:value="3.93327400229442">
                <text:p>3.93327400229442</text:p>
              </table:table-cell>
              <table:table-cell office:value-type="float" office:value="-0.711535677209285">
                <text:p>-0.711535677209285</text:p>
              </table:table-cell>
            </table:table-row>
            <table:table-row>
              <table:table-cell office:value-type="string">
                <text:p/>
              </table:table-cell>
              <table:table-cell office:value-type="float" office:value="3.9395571876016">
                <text:p>3.9395571876016</text:p>
              </table:table-cell>
              <table:table-cell office:value-type="float" office:value="-0.715936483021831">
                <text:p>-0.715936483021831</text:p>
              </table:table-cell>
            </table:table-row>
            <table:table-row>
              <table:table-cell office:value-type="string">
                <text:p/>
              </table:table-cell>
              <table:table-cell office:value-type="float" office:value="3.94584037290878">
                <text:p>3.94584037290878</text:p>
              </table:table-cell>
              <table:table-cell office:value-type="float" office:value="-0.720309024887907">
                <text:p>-0.720309024887907</text:p>
              </table:table-cell>
            </table:table-row>
            <table:table-row>
              <table:table-cell office:value-type="string">
                <text:p/>
              </table:table-cell>
              <table:table-cell office:value-type="float" office:value="3.95212355821596">
                <text:p>3.95212355821596</text:p>
              </table:table-cell>
              <table:table-cell office:value-type="float" office:value="-0.724653130187047">
                <text:p>-0.724653130187047</text:p>
              </table:table-cell>
            </table:table-row>
            <table:table-row>
              <table:table-cell office:value-type="string">
                <text:p/>
              </table:table-cell>
              <table:table-cell office:value-type="float" office:value="3.95840674352314">
                <text:p>3.95840674352314</text:p>
              </table:table-cell>
              <table:table-cell office:value-type="float" office:value="-0.728968627421412">
                <text:p>-0.728968627421412</text:p>
              </table:table-cell>
            </table:table-row>
            <table:table-row>
              <table:table-cell office:value-type="string">
                <text:p/>
              </table:table-cell>
              <table:table-cell office:value-type="float" office:value="3.96468992883032">
                <text:p>3.96468992883032</text:p>
              </table:table-cell>
              <table:table-cell office:value-type="float" office:value="-0.73325534622256">
                <text:p>-0.73325534622256</text:p>
              </table:table-cell>
            </table:table-row>
            <table:table-row>
              <table:table-cell office:value-type="string">
                <text:p/>
              </table:table-cell>
              <table:table-cell office:value-type="float" office:value="3.9709731141375">
                <text:p>3.9709731141375</text:p>
              </table:table-cell>
              <table:table-cell office:value-type="float" office:value="-0.737513117358174">
                <text:p>-0.737513117358174</text:p>
              </table:table-cell>
            </table:table-row>
            <table:table-row>
              <table:table-cell office:value-type="string">
                <text:p/>
              </table:table-cell>
              <table:table-cell office:value-type="float" office:value="3.97725629944468">
                <text:p>3.97725629944468</text:p>
              </table:table-cell>
              <table:table-cell office:value-type="float" office:value="-0.741741772738739">
                <text:p>-0.741741772738739</text:p>
              </table:table-cell>
            </table:table-row>
            <table:table-row>
              <table:table-cell office:value-type="string">
                <text:p/>
              </table:table-cell>
              <table:table-cell office:value-type="float" office:value="3.98353948475186">
                <text:p>3.98353948475186</text:p>
              </table:table-cell>
              <table:table-cell office:value-type="float" office:value="-0.745941145424182">
                <text:p>-0.745941145424182</text:p>
              </table:table-cell>
            </table:table-row>
            <table:table-row>
              <table:table-cell office:value-type="string">
                <text:p/>
              </table:table-cell>
              <table:table-cell office:value-type="float" office:value="3.98982267005904">
                <text:p>3.98982267005904</text:p>
              </table:table-cell>
              <table:table-cell office:value-type="float" office:value="-0.750111069630459">
                <text:p>-0.750111069630459</text:p>
              </table:table-cell>
            </table:table-row>
            <table:table-row>
              <table:table-cell office:value-type="string">
                <text:p/>
              </table:table-cell>
              <table:table-cell office:value-type="float" office:value="3.99610585536622">
                <text:p>3.99610585536622</text:p>
              </table:table-cell>
              <table:table-cell office:value-type="float" office:value="-0.754251380736104">
                <text:p>-0.754251380736104</text:p>
              </table:table-cell>
            </table:table-row>
            <table:table-row>
              <table:table-cell office:value-type="string">
                <text:p/>
              </table:table-cell>
              <table:table-cell office:value-type="float" office:value="4.0023890406734">
                <text:p>4.0023890406734</text:p>
              </table:table-cell>
              <table:table-cell office:value-type="float" office:value="-0.758361915288722">
                <text:p>-0.758361915288722</text:p>
              </table:table-cell>
            </table:table-row>
            <table:table-row>
              <table:table-cell office:value-type="string">
                <text:p/>
              </table:table-cell>
              <table:table-cell office:value-type="float" office:value="4.00867222598058">
                <text:p>4.00867222598058</text:p>
              </table:table-cell>
              <table:table-cell office:value-type="float" office:value="-0.762442511011448">
                <text:p>-0.762442511011448</text:p>
              </table:table-cell>
            </table:table-row>
            <table:table-row>
              <table:table-cell office:value-type="string">
                <text:p/>
              </table:table-cell>
              <table:table-cell office:value-type="float" office:value="4.01495541128776">
                <text:p>4.01495541128776</text:p>
              </table:table-cell>
              <table:table-cell office:value-type="float" office:value="-0.76649300680935">
                <text:p>-0.76649300680935</text:p>
              </table:table-cell>
            </table:table-row>
            <table:table-row>
              <table:table-cell office:value-type="string">
                <text:p/>
              </table:table-cell>
              <table:table-cell office:value-type="float" office:value="4.02123859659494">
                <text:p>4.02123859659494</text:p>
              </table:table-cell>
              <table:table-cell office:value-type="float" office:value="-0.770513242775789">
                <text:p>-0.770513242775789</text:p>
              </table:table-cell>
            </table:table-row>
            <table:table-row>
              <table:table-cell office:value-type="string">
                <text:p/>
              </table:table-cell>
              <table:table-cell office:value-type="float" office:value="4.02752178190212">
                <text:p>4.02752178190212</text:p>
              </table:table-cell>
              <table:table-cell office:value-type="float" office:value="-0.774503060198734">
                <text:p>-0.774503060198734</text:p>
              </table:table-cell>
            </table:table-row>
            <table:table-row>
              <table:table-cell office:value-type="string">
                <text:p/>
              </table:table-cell>
              <table:table-cell office:value-type="float" office:value="4.03380496720929">
                <text:p>4.03380496720929</text:p>
              </table:table-cell>
              <table:table-cell office:value-type="float" office:value="-0.778462301567023">
                <text:p>-0.778462301567023</text:p>
              </table:table-cell>
            </table:table-row>
            <table:table-row>
              <table:table-cell office:value-type="string">
                <text:p/>
              </table:table-cell>
              <table:table-cell office:value-type="float" office:value="4.04008815251647">
                <text:p>4.04008815251647</text:p>
              </table:table-cell>
              <table:table-cell office:value-type="float" office:value="-0.782390810576588">
                <text:p>-0.782390810576588</text:p>
              </table:table-cell>
            </table:table-row>
            <table:table-row>
              <table:table-cell office:value-type="string">
                <text:p/>
              </table:table-cell>
              <table:table-cell office:value-type="float" office:value="4.04637133782365">
                <text:p>4.04637133782365</text:p>
              </table:table-cell>
              <table:table-cell office:value-type="float" office:value="-0.786288432136619">
                <text:p>-0.786288432136619</text:p>
              </table:table-cell>
            </table:table-row>
            <table:table-row>
              <table:table-cell office:value-type="string">
                <text:p/>
              </table:table-cell>
              <table:table-cell office:value-type="float" office:value="4.05265452313083">
                <text:p>4.05265452313083</text:p>
              </table:table-cell>
              <table:table-cell office:value-type="float" office:value="-0.79015501237569">
                <text:p>-0.79015501237569</text:p>
              </table:table-cell>
            </table:table-row>
            <table:table-row>
              <table:table-cell office:value-type="string">
                <text:p/>
              </table:table-cell>
              <table:table-cell office:value-type="float" office:value="4.05893770843801">
                <text:p>4.05893770843801</text:p>
              </table:table-cell>
              <table:table-cell office:value-type="float" office:value="-0.793990398647835">
                <text:p>-0.793990398647835</text:p>
              </table:table-cell>
            </table:table-row>
            <table:table-row>
              <table:table-cell office:value-type="string">
                <text:p/>
              </table:table-cell>
              <table:table-cell office:value-type="float" office:value="4.06522089374519">
                <text:p>4.06522089374519</text:p>
              </table:table-cell>
              <table:table-cell office:value-type="float" office:value="-0.797794439538571">
                <text:p>-0.797794439538571</text:p>
              </table:table-cell>
            </table:table-row>
            <table:table-row>
              <table:table-cell office:value-type="string">
                <text:p/>
              </table:table-cell>
              <table:table-cell office:value-type="float" office:value="4.07150407905237">
                <text:p>4.07150407905237</text:p>
              </table:table-cell>
              <table:table-cell office:value-type="float" office:value="-0.801566984870876">
                <text:p>-0.801566984870876</text:p>
              </table:table-cell>
            </table:table-row>
            <table:table-row>
              <table:table-cell office:value-type="string">
                <text:p/>
              </table:table-cell>
              <table:table-cell office:value-type="float" office:value="4.07778726435955">
                <text:p>4.07778726435955</text:p>
              </table:table-cell>
              <table:table-cell office:value-type="float" office:value="-0.805307885711122">
                <text:p>-0.805307885711122</text:p>
              </table:table-cell>
            </table:table-row>
            <table:table-row>
              <table:table-cell office:value-type="string">
                <text:p/>
              </table:table-cell>
              <table:table-cell office:value-type="float" office:value="4.08407044966673">
                <text:p>4.08407044966673</text:p>
              </table:table-cell>
              <table:table-cell office:value-type="float" office:value="-0.809016994374947">
                <text:p>-0.809016994374947</text:p>
              </table:table-cell>
            </table:table-row>
            <table:table-row>
              <table:table-cell office:value-type="string">
                <text:p/>
              </table:table-cell>
              <table:table-cell office:value-type="float" office:value="4.09035363497391">
                <text:p>4.09035363497391</text:p>
              </table:table-cell>
              <table:table-cell office:value-type="float" office:value="-0.812694164433094">
                <text:p>-0.812694164433094</text:p>
              </table:table-cell>
            </table:table-row>
            <table:table-row>
              <table:table-cell office:value-type="string">
                <text:p/>
              </table:table-cell>
              <table:table-cell office:value-type="float" office:value="4.09663682028109">
                <text:p>4.09663682028109</text:p>
              </table:table-cell>
              <table:table-cell office:value-type="float" office:value="-0.816339250717184">
                <text:p>-0.816339250717184</text:p>
              </table:table-cell>
            </table:table-row>
            <table:table-row>
              <table:table-cell office:value-type="string">
                <text:p/>
              </table:table-cell>
              <table:table-cell office:value-type="float" office:value="4.10292000558827">
                <text:p>4.10292000558827</text:p>
              </table:table-cell>
              <table:table-cell office:value-type="float" office:value="-0.819952109325453">
                <text:p>-0.819952109325453</text:p>
              </table:table-cell>
            </table:table-row>
            <table:table-row>
              <table:table-cell office:value-type="string">
                <text:p/>
              </table:table-cell>
              <table:table-cell office:value-type="float" office:value="4.10920319089545">
                <text:p>4.10920319089545</text:p>
              </table:table-cell>
              <table:table-cell office:value-type="float" office:value="-0.823532597628427">
                <text:p>-0.823532597628427</text:p>
              </table:table-cell>
            </table:table-row>
            <table:table-row>
              <table:table-cell office:value-type="string">
                <text:p/>
              </table:table-cell>
              <table:table-cell office:value-type="float" office:value="4.11548637620263">
                <text:p>4.11548637620263</text:p>
              </table:table-cell>
              <table:table-cell office:value-type="float" office:value="-0.827080574274562">
                <text:p>-0.827080574274562</text:p>
              </table:table-cell>
            </table:table-row>
            <table:table-row>
              <table:table-cell office:value-type="string">
                <text:p/>
              </table:table-cell>
              <table:table-cell office:value-type="float" office:value="4.12176956150981">
                <text:p>4.12176956150981</text:p>
              </table:table-cell>
              <table:table-cell office:value-type="float" office:value="-0.830595899195812">
                <text:p>-0.830595899195812</text:p>
              </table:table-cell>
            </table:table-row>
            <table:table-row>
              <table:table-cell office:value-type="string">
                <text:p/>
              </table:table-cell>
              <table:table-cell office:value-type="float" office:value="4.12805274681699">
                <text:p>4.12805274681699</text:p>
              </table:table-cell>
              <table:table-cell office:value-type="float" office:value="-0.834078433613171">
                <text:p>-0.834078433613171</text:p>
              </table:table-cell>
            </table:table-row>
            <table:table-row>
              <table:table-cell office:value-type="string">
                <text:p/>
              </table:table-cell>
              <table:table-cell office:value-type="float" office:value="4.13433593212417">
                <text:p>4.13433593212417</text:p>
              </table:table-cell>
              <table:table-cell office:value-type="float" office:value="-0.837528040042142">
                <text:p>-0.837528040042142</text:p>
              </table:table-cell>
            </table:table-row>
            <table:table-row>
              <table:table-cell office:value-type="string">
                <text:p/>
              </table:table-cell>
              <table:table-cell office:value-type="float" office:value="4.14061911743135">
                <text:p>4.14061911743135</text:p>
              </table:table-cell>
              <table:table-cell office:value-type="float" office:value="-0.840944582298169">
                <text:p>-0.840944582298169</text:p>
              </table:table-cell>
            </table:table-row>
            <table:table-row>
              <table:table-cell office:value-type="string">
                <text:p/>
              </table:table-cell>
              <table:table-cell office:value-type="float" office:value="4.14690230273853">
                <text:p>4.14690230273853</text:p>
              </table:table-cell>
              <table:table-cell office:value-type="float" office:value="-0.844327925502015">
                <text:p>-0.844327925502015</text:p>
              </table:table-cell>
            </table:table-row>
            <table:table-row>
              <table:table-cell office:value-type="string">
                <text:p/>
              </table:table-cell>
              <table:table-cell office:value-type="float" office:value="4.15318548804571">
                <text:p>4.15318548804571</text:p>
              </table:table-cell>
              <table:table-cell office:value-type="float" office:value="-0.847677936085083">
                <text:p>-0.847677936085083</text:p>
              </table:table-cell>
            </table:table-row>
            <table:table-row>
              <table:table-cell office:value-type="string">
                <text:p/>
              </table:table-cell>
              <table:table-cell office:value-type="float" office:value="4.15946867335289">
                <text:p>4.15946867335289</text:p>
              </table:table-cell>
              <table:table-cell office:value-type="float" office:value="-0.850994481794692">
                <text:p>-0.850994481794692</text:p>
              </table:table-cell>
            </table:table-row>
            <table:table-row>
              <table:table-cell office:value-type="string">
                <text:p/>
              </table:table-cell>
              <table:table-cell office:value-type="float" office:value="4.16575185866007">
                <text:p>4.16575185866007</text:p>
              </table:table-cell>
              <table:table-cell office:value-type="float" office:value="-0.854277431699295">
                <text:p>-0.854277431699295</text:p>
              </table:table-cell>
            </table:table-row>
            <table:table-row>
              <table:table-cell office:value-type="string">
                <text:p/>
              </table:table-cell>
              <table:table-cell office:value-type="float" office:value="4.17203504396725">
                <text:p>4.17203504396725</text:p>
              </table:table-cell>
              <table:table-cell office:value-type="float" office:value="-0.857526656193653">
                <text:p>-0.857526656193653</text:p>
              </table:table-cell>
            </table:table-row>
            <table:table-row>
              <table:table-cell office:value-type="string">
                <text:p/>
              </table:table-cell>
              <table:table-cell office:value-type="float" office:value="4.17831822927443">
                <text:p>4.17831822927443</text:p>
              </table:table-cell>
              <table:table-cell office:value-type="float" office:value="-0.860742027003944">
                <text:p>-0.860742027003944</text:p>
              </table:table-cell>
            </table:table-row>
            <table:table-row>
              <table:table-cell office:value-type="string">
                <text:p/>
              </table:table-cell>
              <table:table-cell office:value-type="float" office:value="4.1846014145816">
                <text:p>4.1846014145816</text:p>
              </table:table-cell>
              <table:table-cell office:value-type="float" office:value="-0.863923417192835">
                <text:p>-0.863923417192835</text:p>
              </table:table-cell>
            </table:table-row>
            <table:table-row>
              <table:table-cell office:value-type="string">
                <text:p/>
              </table:table-cell>
              <table:table-cell office:value-type="float" office:value="4.19088459988878">
                <text:p>4.19088459988878</text:p>
              </table:table-cell>
              <table:table-cell office:value-type="float" office:value="-0.86707070116449">
                <text:p>-0.86707070116449</text:p>
              </table:table-cell>
            </table:table-row>
            <table:table-row>
              <table:table-cell office:value-type="string">
                <text:p/>
              </table:table-cell>
              <table:table-cell office:value-type="float" office:value="4.19716778519596">
                <text:p>4.19716778519596</text:p>
              </table:table-cell>
              <table:table-cell office:value-type="float" office:value="-0.870183754669526">
                <text:p>-0.870183754669526</text:p>
              </table:table-cell>
            </table:table-row>
            <table:table-row>
              <table:table-cell office:value-type="string">
                <text:p/>
              </table:table-cell>
              <table:table-cell office:value-type="float" office:value="4.20345097050314">
                <text:p>4.20345097050314</text:p>
              </table:table-cell>
              <table:table-cell office:value-type="float" office:value="-0.87326245480992">
                <text:p>-0.87326245480992</text:p>
              </table:table-cell>
            </table:table-row>
            <table:table-row>
              <table:table-cell office:value-type="string">
                <text:p/>
              </table:table-cell>
              <table:table-cell office:value-type="float" office:value="4.20973415581032">
                <text:p>4.20973415581032</text:p>
              </table:table-cell>
              <table:table-cell office:value-type="float" office:value="-0.876306680043864">
                <text:p>-0.876306680043864</text:p>
              </table:table-cell>
            </table:table-row>
            <table:table-row>
              <table:table-cell office:value-type="string">
                <text:p/>
              </table:table-cell>
              <table:table-cell office:value-type="float" office:value="4.2160173411175">
                <text:p>4.2160173411175</text:p>
              </table:table-cell>
              <table:table-cell office:value-type="float" office:value="-0.879316310190556">
                <text:p>-0.879316310190556</text:p>
              </table:table-cell>
            </table:table-row>
            <table:table-row>
              <table:table-cell office:value-type="string">
                <text:p/>
              </table:table-cell>
              <table:table-cell office:value-type="float" office:value="4.22230052642468">
                <text:p>4.22230052642468</text:p>
              </table:table-cell>
              <table:table-cell office:value-type="float" office:value="-0.882291226434953">
                <text:p>-0.882291226434953</text:p>
              </table:table-cell>
            </table:table-row>
            <table:table-row>
              <table:table-cell office:value-type="string">
                <text:p/>
              </table:table-cell>
              <table:table-cell office:value-type="float" office:value="4.22858371173186">
                <text:p>4.22858371173186</text:p>
              </table:table-cell>
              <table:table-cell office:value-type="float" office:value="-0.885231311332455">
                <text:p>-0.885231311332455</text:p>
              </table:table-cell>
            </table:table-row>
            <table:table-row>
              <table:table-cell office:value-type="string">
                <text:p/>
              </table:table-cell>
              <table:table-cell office:value-type="float" office:value="4.23486689703904">
                <text:p>4.23486689703904</text:p>
              </table:table-cell>
              <table:table-cell office:value-type="float" office:value="-0.888136448813544">
                <text:p>-0.888136448813544</text:p>
              </table:table-cell>
            </table:table-row>
            <table:table-row>
              <table:table-cell office:value-type="string">
                <text:p/>
              </table:table-cell>
              <table:table-cell office:value-type="float" office:value="4.24115008234622">
                <text:p>4.24115008234622</text:p>
              </table:table-cell>
              <table:table-cell office:value-type="float" office:value="-0.891006524188368">
                <text:p>-0.891006524188368</text:p>
              </table:table-cell>
            </table:table-row>
            <table:table-row>
              <table:table-cell office:value-type="string">
                <text:p/>
              </table:table-cell>
              <table:table-cell office:value-type="float" office:value="4.2474332676534">
                <text:p>4.2474332676534</text:p>
              </table:table-cell>
              <table:table-cell office:value-type="float" office:value="-0.893841424151264">
                <text:p>-0.893841424151264</text:p>
              </table:table-cell>
            </table:table-row>
            <table:table-row>
              <table:table-cell office:value-type="string">
                <text:p/>
              </table:table-cell>
              <table:table-cell office:value-type="float" office:value="4.25371645296058">
                <text:p>4.25371645296058</text:p>
              </table:table-cell>
              <table:table-cell office:value-type="float" office:value="-0.896641036785236">
                <text:p>-0.896641036785236</text:p>
              </table:table-cell>
            </table:table-row>
            <table:table-row>
              <table:table-cell office:value-type="string">
                <text:p/>
              </table:table-cell>
              <table:table-cell office:value-type="float" office:value="4.25999963826776">
                <text:p>4.25999963826776</text:p>
              </table:table-cell>
              <table:table-cell office:value-type="float" office:value="-0.899405251566371">
                <text:p>-0.899405251566371</text:p>
              </table:table-cell>
            </table:table-row>
            <table:table-row>
              <table:table-cell office:value-type="string">
                <text:p/>
              </table:table-cell>
              <table:table-cell office:value-type="float" office:value="4.26628282357494">
                <text:p>4.26628282357494</text:p>
              </table:table-cell>
              <table:table-cell office:value-type="float" office:value="-0.902133959368203">
                <text:p>-0.902133959368203</text:p>
              </table:table-cell>
            </table:table-row>
            <table:table-row>
              <table:table-cell office:value-type="string">
                <text:p/>
              </table:table-cell>
              <table:table-cell office:value-type="float" office:value="4.27256600888212">
                <text:p>4.27256600888212</text:p>
              </table:table-cell>
              <table:table-cell office:value-type="float" office:value="-0.904827052466019">
                <text:p>-0.904827052466019</text:p>
              </table:table-cell>
            </table:table-row>
            <table:table-row>
              <table:table-cell office:value-type="string">
                <text:p/>
              </table:table-cell>
              <table:table-cell office:value-type="float" office:value="4.2788491941893">
                <text:p>4.2788491941893</text:p>
              </table:table-cell>
              <table:table-cell office:value-type="float" office:value="-0.907484424541117">
                <text:p>-0.907484424541117</text:p>
              </table:table-cell>
            </table:table-row>
            <table:table-row>
              <table:table-cell office:value-type="string">
                <text:p/>
              </table:table-cell>
              <table:table-cell office:value-type="float" office:value="4.28513237949648">
                <text:p>4.28513237949648</text:p>
              </table:table-cell>
              <table:table-cell office:value-type="float" office:value="-0.910105970684996">
                <text:p>-0.910105970684996</text:p>
              </table:table-cell>
            </table:table-row>
            <table:table-row>
              <table:table-cell office:value-type="string">
                <text:p/>
              </table:table-cell>
              <table:table-cell office:value-type="float" office:value="4.29141556480366">
                <text:p>4.29141556480366</text:p>
              </table:table-cell>
              <table:table-cell office:value-type="float" office:value="-0.912691587403503">
                <text:p>-0.912691587403503</text:p>
              </table:table-cell>
            </table:table-row>
            <table:table-row>
              <table:table-cell office:value-type="string">
                <text:p/>
              </table:table-cell>
              <table:table-cell office:value-type="float" office:value="4.29769875011084">
                <text:p>4.29769875011084</text:p>
              </table:table-cell>
              <table:table-cell office:value-type="float" office:value="-0.915241172620918">
                <text:p>-0.915241172620918</text:p>
              </table:table-cell>
            </table:table-row>
            <table:table-row>
              <table:table-cell office:value-type="string">
                <text:p/>
              </table:table-cell>
              <table:table-cell office:value-type="float" office:value="4.30398193541802">
                <text:p>4.30398193541802</text:p>
              </table:table-cell>
              <table:table-cell office:value-type="float" office:value="-0.917754625683981">
                <text:p>-0.917754625683981</text:p>
              </table:table-cell>
            </table:table-row>
            <table:table-row>
              <table:table-cell office:value-type="string">
                <text:p/>
              </table:table-cell>
              <table:table-cell office:value-type="float" office:value="4.3102651207252">
                <text:p>4.3102651207252</text:p>
              </table:table-cell>
              <table:table-cell office:value-type="float" office:value="-0.92023184736587">
                <text:p>-0.92023184736587</text:p>
              </table:table-cell>
            </table:table-row>
            <table:table-row>
              <table:table-cell office:value-type="string">
                <text:p/>
              </table:table-cell>
              <table:table-cell office:value-type="float" office:value="4.31654830603238">
                <text:p>4.31654830603238</text:p>
              </table:table-cell>
              <table:table-cell office:value-type="float" office:value="-0.922672739870115">
                <text:p>-0.922672739870115</text:p>
              </table:table-cell>
            </table:table-row>
            <table:table-row>
              <table:table-cell office:value-type="string">
                <text:p/>
              </table:table-cell>
              <table:table-cell office:value-type="float" office:value="4.32283149133956">
                <text:p>4.32283149133956</text:p>
              </table:table-cell>
              <table:table-cell office:value-type="float" office:value="-0.925077206834458">
                <text:p>-0.925077206834458</text:p>
              </table:table-cell>
            </table:table-row>
            <table:table-row>
              <table:table-cell office:value-type="string">
                <text:p/>
              </table:table-cell>
              <table:table-cell office:value-type="float" office:value="4.32911467664674">
                <text:p>4.32911467664674</text:p>
              </table:table-cell>
              <table:table-cell office:value-type="float" office:value="-0.927445153334661">
                <text:p>-0.927445153334661</text:p>
              </table:table-cell>
            </table:table-row>
            <table:table-row>
              <table:table-cell office:value-type="string">
                <text:p/>
              </table:table-cell>
              <table:table-cell office:value-type="float" office:value="4.33539786195392">
                <text:p>4.33539786195392</text:p>
              </table:table-cell>
              <table:table-cell office:value-type="float" office:value="-0.929776485888251">
                <text:p>-0.929776485888251</text:p>
              </table:table-cell>
            </table:table-row>
            <table:table-row>
              <table:table-cell office:value-type="string">
                <text:p/>
              </table:table-cell>
              <table:table-cell office:value-type="float" office:value="4.34168104726109">
                <text:p>4.34168104726109</text:p>
              </table:table-cell>
              <table:table-cell office:value-type="float" office:value="-0.932071112458211">
                <text:p>-0.932071112458211</text:p>
              </table:table-cell>
            </table:table-row>
            <table:table-row>
              <table:table-cell office:value-type="string">
                <text:p/>
              </table:table-cell>
              <table:table-cell office:value-type="float" office:value="4.34796423256827">
                <text:p>4.34796423256827</text:p>
              </table:table-cell>
              <table:table-cell office:value-type="float" office:value="-0.934328942456612">
                <text:p>-0.934328942456612</text:p>
              </table:table-cell>
            </table:table-row>
            <table:table-row>
              <table:table-cell office:value-type="string">
                <text:p/>
              </table:table-cell>
              <table:table-cell office:value-type="float" office:value="4.35424741787545">
                <text:p>4.35424741787545</text:p>
              </table:table-cell>
              <table:table-cell office:value-type="float" office:value="-0.936549886748192">
                <text:p>-0.936549886748192</text:p>
              </table:table-cell>
            </table:table-row>
            <table:table-row>
              <table:table-cell office:value-type="string">
                <text:p/>
              </table:table-cell>
              <table:table-cell office:value-type="float" office:value="4.36053060318263">
                <text:p>4.36053060318263</text:p>
              </table:table-cell>
              <table:table-cell office:value-type="float" office:value="-0.938733857653874">
                <text:p>-0.938733857653874</text:p>
              </table:table-cell>
            </table:table-row>
            <table:table-row>
              <table:table-cell office:value-type="string">
                <text:p/>
              </table:table-cell>
              <table:table-cell office:value-type="float" office:value="4.36681378848981">
                <text:p>4.36681378848981</text:p>
              </table:table-cell>
              <table:table-cell office:value-type="float" office:value="-0.940880768954225">
                <text:p>-0.940880768954225</text:p>
              </table:table-cell>
            </table:table-row>
            <table:table-row>
              <table:table-cell office:value-type="string">
                <text:p/>
              </table:table-cell>
              <table:table-cell office:value-type="float" office:value="4.37309697379699">
                <text:p>4.37309697379699</text:p>
              </table:table-cell>
              <table:table-cell office:value-type="float" office:value="-0.942990535892864">
                <text:p>-0.942990535892864</text:p>
              </table:table-cell>
            </table:table-row>
            <table:table-row>
              <table:table-cell office:value-type="string">
                <text:p/>
              </table:table-cell>
              <table:table-cell office:value-type="float" office:value="4.37938015910417">
                <text:p>4.37938015910417</text:p>
              </table:table-cell>
              <table:table-cell office:value-type="float" office:value="-0.945063075179805">
                <text:p>-0.945063075179805</text:p>
              </table:table-cell>
            </table:table-row>
            <table:table-row>
              <table:table-cell office:value-type="string">
                <text:p/>
              </table:table-cell>
              <table:table-cell office:value-type="float" office:value="4.38566334441135">
                <text:p>4.38566334441135</text:p>
              </table:table-cell>
              <table:table-cell office:value-type="float" office:value="-0.947098304994744">
                <text:p>-0.947098304994744</text:p>
              </table:table-cell>
            </table:table-row>
            <table:table-row>
              <table:table-cell office:value-type="string">
                <text:p/>
              </table:table-cell>
              <table:table-cell office:value-type="float" office:value="4.39194652971853">
                <text:p>4.39194652971853</text:p>
              </table:table-cell>
              <table:table-cell office:value-type="float" office:value="-0.949096144990294">
                <text:p>-0.949096144990294</text:p>
              </table:table-cell>
            </table:table-row>
            <table:table-row>
              <table:table-cell office:value-type="string">
                <text:p/>
              </table:table-cell>
              <table:table-cell office:value-type="float" office:value="4.39822971502571">
                <text:p>4.39822971502571</text:p>
              </table:table-cell>
              <table:table-cell office:value-type="float" office:value="-0.951056516295153">
                <text:p>-0.951056516295153</text:p>
              </table:table-cell>
            </table:table-row>
            <table:table-row>
              <table:table-cell office:value-type="string">
                <text:p/>
              </table:table-cell>
              <table:table-cell office:value-type="float" office:value="4.40451290033289">
                <text:p>4.40451290033289</text:p>
              </table:table-cell>
              <table:table-cell office:value-type="float" office:value="-0.952979341517219">
                <text:p>-0.952979341517219</text:p>
              </table:table-cell>
            </table:table-row>
            <table:table-row>
              <table:table-cell office:value-type="string">
                <text:p/>
              </table:table-cell>
              <table:table-cell office:value-type="float" office:value="4.41079608564007">
                <text:p>4.41079608564007</text:p>
              </table:table-cell>
              <table:table-cell office:value-type="float" office:value="-0.954864544746643">
                <text:p>-0.954864544746643</text:p>
              </table:table-cell>
            </table:table-row>
            <table:table-row>
              <table:table-cell office:value-type="string">
                <text:p/>
              </table:table-cell>
              <table:table-cell office:value-type="float" office:value="4.41707927094725">
                <text:p>4.41707927094725</text:p>
              </table:table-cell>
              <table:table-cell office:value-type="float" office:value="-0.95671205155883">
                <text:p>-0.95671205155883</text:p>
              </table:table-cell>
            </table:table-row>
            <table:table-row>
              <table:table-cell office:value-type="string">
                <text:p/>
              </table:table-cell>
              <table:table-cell office:value-type="float" office:value="4.42336245625443">
                <text:p>4.42336245625443</text:p>
              </table:table-cell>
              <table:table-cell office:value-type="float" office:value="-0.958521789017376">
                <text:p>-0.958521789017376</text:p>
              </table:table-cell>
            </table:table-row>
            <table:table-row>
              <table:table-cell office:value-type="string">
                <text:p/>
              </table:table-cell>
              <table:table-cell office:value-type="float" office:value="4.42964564156161">
                <text:p>4.42964564156161</text:p>
              </table:table-cell>
              <table:table-cell office:value-type="float" office:value="-0.960293685676943">
                <text:p>-0.960293685676943</text:p>
              </table:table-cell>
            </table:table-row>
            <table:table-row>
              <table:table-cell office:value-type="string">
                <text:p/>
              </table:table-cell>
              <table:table-cell office:value-type="float" office:value="4.43592882686879">
                <text:p>4.43592882686879</text:p>
              </table:table-cell>
              <table:table-cell office:value-type="float" office:value="-0.962027671586086">
                <text:p>-0.962027671586086</text:p>
              </table:table-cell>
            </table:table-row>
            <table:table-row>
              <table:table-cell office:value-type="string">
                <text:p/>
              </table:table-cell>
              <table:table-cell office:value-type="float" office:value="4.44221201217597">
                <text:p>4.44221201217597</text:p>
              </table:table-cell>
              <table:table-cell office:value-type="float" office:value="-0.963723678290009">
                <text:p>-0.963723678290009</text:p>
              </table:table-cell>
            </table:table-row>
            <table:table-row>
              <table:table-cell office:value-type="string">
                <text:p/>
              </table:table-cell>
              <table:table-cell office:value-type="float" office:value="4.44849519748315">
                <text:p>4.44849519748315</text:p>
              </table:table-cell>
              <table:table-cell office:value-type="float" office:value="-0.965381638833274">
                <text:p>-0.965381638833274</text:p>
              </table:table-cell>
            </table:table-row>
            <table:table-row>
              <table:table-cell office:value-type="string">
                <text:p/>
              </table:table-cell>
              <table:table-cell office:value-type="float" office:value="4.45477838279033">
                <text:p>4.45477838279033</text:p>
              </table:table-cell>
              <table:table-cell office:value-type="float" office:value="-0.967001487762435">
                <text:p>-0.967001487762435</text:p>
              </table:table-cell>
            </table:table-row>
            <table:table-row>
              <table:table-cell office:value-type="string">
                <text:p/>
              </table:table-cell>
              <table:table-cell office:value-type="float" office:value="4.46106156809751">
                <text:p>4.46106156809751</text:p>
              </table:table-cell>
              <table:table-cell office:value-type="float" office:value="-0.968583161128631">
                <text:p>-0.968583161128631</text:p>
              </table:table-cell>
            </table:table-row>
            <table:table-row>
              <table:table-cell office:value-type="string">
                <text:p/>
              </table:table-cell>
              <table:table-cell office:value-type="float" office:value="4.46734475340469">
                <text:p>4.46734475340469</text:p>
              </table:table-cell>
              <table:table-cell office:value-type="float" office:value="-0.970126596490105">
                <text:p>-0.970126596490105</text:p>
              </table:table-cell>
            </table:table-row>
            <table:table-row>
              <table:table-cell office:value-type="string">
                <text:p/>
              </table:table-cell>
              <table:table-cell office:value-type="float" office:value="4.47362793871187">
                <text:p>4.47362793871187</text:p>
              </table:table-cell>
              <table:table-cell office:value-type="float" office:value="-0.971631732914674">
                <text:p>-0.971631732914674</text:p>
              </table:table-cell>
            </table:table-row>
            <table:table-row>
              <table:table-cell office:value-type="string">
                <text:p/>
              </table:table-cell>
              <table:table-cell office:value-type="float" office:value="4.47991112401905">
                <text:p>4.47991112401905</text:p>
              </table:table-cell>
              <table:table-cell office:value-type="float" office:value="-0.973098510982127">
                <text:p>-0.973098510982127</text:p>
              </table:table-cell>
            </table:table-row>
            <table:table-row>
              <table:table-cell office:value-type="string">
                <text:p/>
              </table:table-cell>
              <table:table-cell office:value-type="float" office:value="4.48619430932622">
                <text:p>4.48619430932622</text:p>
              </table:table-cell>
              <table:table-cell office:value-type="float" office:value="-0.974526872786577">
                <text:p>-0.974526872786577</text:p>
              </table:table-cell>
            </table:table-row>
            <table:table-row>
              <table:table-cell office:value-type="string">
                <text:p/>
              </table:table-cell>
              <table:table-cell office:value-type="float" office:value="4.4924774946334">
                <text:p>4.4924774946334</text:p>
              </table:table-cell>
              <table:table-cell office:value-type="float" office:value="-0.975916761938747">
                <text:p>-0.975916761938747</text:p>
              </table:table-cell>
            </table:table-row>
            <table:table-row>
              <table:table-cell office:value-type="string">
                <text:p/>
              </table:table-cell>
              <table:table-cell office:value-type="float" office:value="4.49876067994058">
                <text:p>4.49876067994058</text:p>
              </table:table-cell>
              <table:table-cell office:value-type="float" office:value="-0.977268123568193">
                <text:p>-0.977268123568193</text:p>
              </table:table-cell>
            </table:table-row>
            <table:table-row>
              <table:table-cell office:value-type="string">
                <text:p/>
              </table:table-cell>
              <table:table-cell office:value-type="float" office:value="4.50504386524776">
                <text:p>4.50504386524776</text:p>
              </table:table-cell>
              <table:table-cell office:value-type="float" office:value="-0.978580904325472">
                <text:p>-0.978580904325472</text:p>
              </table:table-cell>
            </table:table-row>
            <table:table-row>
              <table:table-cell office:value-type="string">
                <text:p/>
              </table:table-cell>
              <table:table-cell office:value-type="float" office:value="4.51132705055494">
                <text:p>4.51132705055494</text:p>
              </table:table-cell>
              <table:table-cell office:value-type="float" office:value="-0.979855052384247">
                <text:p>-0.979855052384247</text:p>
              </table:table-cell>
            </table:table-row>
            <table:table-row>
              <table:table-cell office:value-type="string">
                <text:p/>
              </table:table-cell>
              <table:table-cell office:value-type="float" office:value="4.51761023586212">
                <text:p>4.51761023586212</text:p>
              </table:table-cell>
              <table:table-cell office:value-type="float" office:value="-0.981090517443334">
                <text:p>-0.981090517443334</text:p>
              </table:table-cell>
            </table:table-row>
            <table:table-row>
              <table:table-cell office:value-type="string">
                <text:p/>
              </table:table-cell>
              <table:table-cell office:value-type="float" office:value="4.5238934211693">
                <text:p>4.5238934211693</text:p>
              </table:table-cell>
              <table:table-cell office:value-type="float" office:value="-0.982287250728689">
                <text:p>-0.982287250728689</text:p>
              </table:table-cell>
            </table:table-row>
            <table:table-row>
              <table:table-cell office:value-type="string">
                <text:p/>
              </table:table-cell>
              <table:table-cell office:value-type="float" office:value="4.53017660647648">
                <text:p>4.53017660647648</text:p>
              </table:table-cell>
              <table:table-cell office:value-type="float" office:value="-0.98344520499533">
                <text:p>-0.98344520499533</text:p>
              </table:table-cell>
            </table:table-row>
            <table:table-row>
              <table:table-cell office:value-type="string">
                <text:p/>
              </table:table-cell>
              <table:table-cell office:value-type="float" office:value="4.53645979178366">
                <text:p>4.53645979178366</text:p>
              </table:table-cell>
              <table:table-cell office:value-type="float" office:value="-0.984564334529205">
                <text:p>-0.984564334529205</text:p>
              </table:table-cell>
            </table:table-row>
            <table:table-row>
              <table:table-cell office:value-type="string">
                <text:p/>
              </table:table-cell>
              <table:table-cell office:value-type="float" office:value="4.54274297709084">
                <text:p>4.54274297709084</text:p>
              </table:table-cell>
              <table:table-cell office:value-type="float" office:value="-0.985644595148998">
                <text:p>-0.985644595148998</text:p>
              </table:table-cell>
            </table:table-row>
            <table:table-row>
              <table:table-cell office:value-type="string">
                <text:p/>
              </table:table-cell>
              <table:table-cell office:value-type="float" office:value="4.54902616239802">
                <text:p>4.54902616239802</text:p>
              </table:table-cell>
              <table:table-cell office:value-type="float" office:value="-0.986685944207868">
                <text:p>-0.986685944207868</text:p>
              </table:table-cell>
            </table:table-row>
            <table:table-row>
              <table:table-cell office:value-type="string">
                <text:p/>
              </table:table-cell>
              <table:table-cell office:value-type="float" office:value="4.5553093477052">
                <text:p>4.5553093477052</text:p>
              </table:table-cell>
              <table:table-cell office:value-type="float" office:value="-0.987688340595138">
                <text:p>-0.987688340595138</text:p>
              </table:table-cell>
            </table:table-row>
            <table:table-row>
              <table:table-cell office:value-type="string">
                <text:p/>
              </table:table-cell>
              <table:table-cell office:value-type="float" office:value="4.56159253301238">
                <text:p>4.56159253301238</text:p>
              </table:table-cell>
              <table:table-cell office:value-type="float" office:value="-0.988651744737914">
                <text:p>-0.988651744737914</text:p>
              </table:table-cell>
            </table:table-row>
            <table:table-row>
              <table:table-cell office:value-type="string">
                <text:p/>
              </table:table-cell>
              <table:table-cell office:value-type="float" office:value="4.56787571831956">
                <text:p>4.56787571831956</text:p>
              </table:table-cell>
              <table:table-cell office:value-type="float" office:value="-0.989576118602651">
                <text:p>-0.989576118602651</text:p>
              </table:table-cell>
            </table:table-row>
            <table:table-row>
              <table:table-cell office:value-type="string">
                <text:p/>
              </table:table-cell>
              <table:table-cell office:value-type="float" office:value="4.57415890362674">
                <text:p>4.57415890362674</text:p>
              </table:table-cell>
              <table:table-cell office:value-type="float" office:value="-0.990461425696651">
                <text:p>-0.990461425696651</text:p>
              </table:table-cell>
            </table:table-row>
            <table:table-row>
              <table:table-cell office:value-type="string">
                <text:p/>
              </table:table-cell>
              <table:table-cell office:value-type="float" office:value="4.58044208893392">
                <text:p>4.58044208893392</text:p>
              </table:table-cell>
              <table:table-cell office:value-type="float" office:value="-0.991307631069506">
                <text:p>-0.991307631069506</text:p>
              </table:table-cell>
            </table:table-row>
            <table:table-row>
              <table:table-cell office:value-type="string">
                <text:p/>
              </table:table-cell>
              <table:table-cell office:value-type="float" office:value="4.5867252742411">
                <text:p>4.5867252742411</text:p>
              </table:table-cell>
              <table:table-cell office:value-type="float" office:value="-0.992114701314478">
                <text:p>-0.992114701314478</text:p>
              </table:table-cell>
            </table:table-row>
            <table:table-row>
              <table:table-cell office:value-type="string">
                <text:p/>
              </table:table-cell>
              <table:table-cell office:value-type="float" office:value="4.59300845954828">
                <text:p>4.59300845954828</text:p>
              </table:table-cell>
              <table:table-cell office:value-type="float" office:value="-0.992882604569814">
                <text:p>-0.992882604569814</text:p>
              </table:table-cell>
            </table:table-row>
            <table:table-row>
              <table:table-cell office:value-type="string">
                <text:p/>
              </table:table-cell>
              <table:table-cell office:value-type="float" office:value="4.59929164485546">
                <text:p>4.59929164485546</text:p>
              </table:table-cell>
              <table:table-cell office:value-type="float" office:value="-0.993611310520008">
                <text:p>-0.993611310520008</text:p>
              </table:table-cell>
            </table:table-row>
            <table:table-row>
              <table:table-cell office:value-type="string">
                <text:p/>
              </table:table-cell>
              <table:table-cell office:value-type="float" office:value="4.60557483016264">
                <text:p>4.60557483016264</text:p>
              </table:table-cell>
              <table:table-cell office:value-type="float" office:value="-0.994300790396999">
                <text:p>-0.994300790396999</text:p>
              </table:table-cell>
            </table:table-row>
            <table:table-row>
              <table:table-cell office:value-type="string">
                <text:p/>
              </table:table-cell>
              <table:table-cell office:value-type="float" office:value="4.61185801546982">
                <text:p>4.61185801546982</text:p>
              </table:table-cell>
              <table:table-cell office:value-type="float" office:value="-0.9949510169813">
                <text:p>-0.9949510169813</text:p>
              </table:table-cell>
            </table:table-row>
            <table:table-row>
              <table:table-cell office:value-type="string">
                <text:p/>
              </table:table-cell>
              <table:table-cell office:value-type="float" office:value="4.618141200777">
                <text:p>4.618141200777</text:p>
              </table:table-cell>
              <table:table-cell office:value-type="float" office:value="-0.99556196460308">
                <text:p>-0.99556196460308</text:p>
              </table:table-cell>
            </table:table-row>
            <table:table-row>
              <table:table-cell office:value-type="string">
                <text:p/>
              </table:table-cell>
              <table:table-cell office:value-type="float" office:value="4.62442438608418">
                <text:p>4.62442438608418</text:p>
              </table:table-cell>
              <table:table-cell office:value-type="float" office:value="-0.996133609143172">
                <text:p>-0.996133609143172</text:p>
              </table:table-cell>
            </table:table-row>
            <table:table-row>
              <table:table-cell office:value-type="string">
                <text:p/>
              </table:table-cell>
              <table:table-cell office:value-type="float" office:value="4.63070757139136">
                <text:p>4.63070757139136</text:p>
              </table:table-cell>
              <table:table-cell office:value-type="float" office:value="-0.99666592803403">
                <text:p>-0.99666592803403</text:p>
              </table:table-cell>
            </table:table-row>
            <table:table-row>
              <table:table-cell office:value-type="string">
                <text:p/>
              </table:table-cell>
              <table:table-cell office:value-type="float" office:value="4.63699075669854">
                <text:p>4.63699075669854</text:p>
              </table:table-cell>
              <table:table-cell office:value-type="float" office:value="-0.997158900260614">
                <text:p>-0.997158900260614</text:p>
              </table:table-cell>
            </table:table-row>
            <table:table-row>
              <table:table-cell office:value-type="string">
                <text:p/>
              </table:table-cell>
              <table:table-cell office:value-type="float" office:value="4.64327394200571">
                <text:p>4.64327394200571</text:p>
              </table:table-cell>
              <table:table-cell office:value-type="float" office:value="-0.997612506361225">
                <text:p>-0.997612506361225</text:p>
              </table:table-cell>
            </table:table-row>
            <table:table-row>
              <table:table-cell office:value-type="string">
                <text:p/>
              </table:table-cell>
              <table:table-cell office:value-type="float" office:value="4.64955712731289">
                <text:p>4.64955712731289</text:p>
              </table:table-cell>
              <table:table-cell office:value-type="float" office:value="-0.998026728428271">
                <text:p>-0.998026728428271</text:p>
              </table:table-cell>
            </table:table-row>
            <table:table-row>
              <table:table-cell office:value-type="string">
                <text:p/>
              </table:table-cell>
              <table:table-cell office:value-type="float" office:value="4.65584031262007">
                <text:p>4.65584031262007</text:p>
              </table:table-cell>
              <table:table-cell office:value-type="float" office:value="-0.998401550108975">
                <text:p>-0.998401550108975</text:p>
              </table:table-cell>
            </table:table-row>
            <table:table-row>
              <table:table-cell office:value-type="string">
                <text:p/>
              </table:table-cell>
              <table:table-cell office:value-type="float" office:value="4.66212349792725">
                <text:p>4.66212349792725</text:p>
              </table:table-cell>
              <table:table-cell office:value-type="float" office:value="-0.998736956606017">
                <text:p>-0.998736956606017</text:p>
              </table:table-cell>
            </table:table-row>
            <table:table-row>
              <table:table-cell office:value-type="string">
                <text:p/>
              </table:table-cell>
              <table:table-cell office:value-type="float" office:value="4.66840668323443">
                <text:p>4.66840668323443</text:p>
              </table:table-cell>
              <table:table-cell office:value-type="float" office:value="-0.999032934678125">
                <text:p>-0.999032934678125</text:p>
              </table:table-cell>
            </table:table-row>
            <table:table-row>
              <table:table-cell office:value-type="string">
                <text:p/>
              </table:table-cell>
              <table:table-cell office:value-type="float" office:value="4.67468986854161">
                <text:p>4.67468986854161</text:p>
              </table:table-cell>
              <table:table-cell office:value-type="float" office:value="-0.999289472640589">
                <text:p>-0.999289472640589</text:p>
              </table:table-cell>
            </table:table-row>
            <table:table-row>
              <table:table-cell office:value-type="string">
                <text:p/>
              </table:table-cell>
              <table:table-cell office:value-type="float" office:value="4.68097305384879">
                <text:p>4.68097305384879</text:p>
              </table:table-cell>
              <table:table-cell office:value-type="float" office:value="-0.999506560365731">
                <text:p>-0.999506560365731</text:p>
              </table:table-cell>
            </table:table-row>
            <table:table-row>
              <table:table-cell office:value-type="string">
                <text:p/>
              </table:table-cell>
              <table:table-cell office:value-type="float" office:value="4.68725623915597">
                <text:p>4.68725623915597</text:p>
              </table:table-cell>
              <table:table-cell office:value-type="float" office:value="-0.9996841892833">
                <text:p>-0.9996841892833</text:p>
              </table:table-cell>
            </table:table-row>
            <table:table-row>
              <table:table-cell office:value-type="string">
                <text:p/>
              </table:table-cell>
              <table:table-cell office:value-type="float" office:value="4.69353942446315">
                <text:p>4.69353942446315</text:p>
              </table:table-cell>
              <table:table-cell office:value-type="float" office:value="-0.999822352380809">
                <text:p>-0.999822352380809</text:p>
              </table:table-cell>
            </table:table-row>
            <table:table-row>
              <table:table-cell office:value-type="string">
                <text:p/>
              </table:table-cell>
              <table:table-cell office:value-type="float" office:value="4.69982260977033">
                <text:p>4.69982260977033</text:p>
              </table:table-cell>
              <table:table-cell office:value-type="float" office:value="-0.999921044203816">
                <text:p>-0.999921044203816</text:p>
              </table:table-cell>
            </table:table-row>
            <table:table-row>
              <table:table-cell office:value-type="string">
                <text:p/>
              </table:table-cell>
              <table:table-cell office:value-type="float" office:value="4.70610579507751">
                <text:p>4.70610579507751</text:p>
              </table:table-cell>
              <table:table-cell office:value-type="float" office:value="-0.999980260856137">
                <text:p>-0.999980260856137</text:p>
              </table:table-cell>
            </table:table-row>
            <table:table-row>
              <table:table-cell office:value-type="string">
                <text:p/>
              </table:table-cell>
              <table:table-cell office:value-type="float" office:value="4.71238898038469">
                <text:p>4.71238898038469</text:p>
              </table:table-cell>
              <table:table-cell office:value-type="float" office:value="-1">
                <text:p>-1</text:p>
              </table:table-cell>
            </table:table-row>
            <table:table-row>
              <table:table-cell office:value-type="string">
                <text:p/>
              </table:table-cell>
              <table:table-cell office:value-type="float" office:value="4.71867216569187">
                <text:p>4.71867216569187</text:p>
              </table:table-cell>
              <table:table-cell office:value-type="float" office:value="-0.999980260856137">
                <text:p>-0.999980260856137</text:p>
              </table:table-cell>
            </table:table-row>
            <table:table-row>
              <table:table-cell office:value-type="string">
                <text:p/>
              </table:table-cell>
              <table:table-cell office:value-type="float" office:value="4.72495535099905">
                <text:p>4.72495535099905</text:p>
              </table:table-cell>
              <table:table-cell office:value-type="float" office:value="-0.999921044203816">
                <text:p>-0.999921044203816</text:p>
              </table:table-cell>
            </table:table-row>
            <table:table-row>
              <table:table-cell office:value-type="string">
                <text:p/>
              </table:table-cell>
              <table:table-cell office:value-type="float" office:value="4.73123853630623">
                <text:p>4.73123853630623</text:p>
              </table:table-cell>
              <table:table-cell office:value-type="float" office:value="-0.999822352380809">
                <text:p>-0.999822352380809</text:p>
              </table:table-cell>
            </table:table-row>
            <table:table-row>
              <table:table-cell office:value-type="string">
                <text:p/>
              </table:table-cell>
              <table:table-cell office:value-type="float" office:value="4.73752172161341">
                <text:p>4.73752172161341</text:p>
              </table:table-cell>
              <table:table-cell office:value-type="float" office:value="-0.9996841892833">
                <text:p>-0.9996841892833</text:p>
              </table:table-cell>
            </table:table-row>
            <table:table-row>
              <table:table-cell office:value-type="string">
                <text:p/>
              </table:table-cell>
              <table:table-cell office:value-type="float" office:value="4.74380490692059">
                <text:p>4.74380490692059</text:p>
              </table:table-cell>
              <table:table-cell office:value-type="float" office:value="-0.999506560365731">
                <text:p>-0.999506560365731</text:p>
              </table:table-cell>
            </table:table-row>
            <table:table-row>
              <table:table-cell office:value-type="string">
                <text:p/>
              </table:table-cell>
              <table:table-cell office:value-type="float" office:value="4.75008809222777">
                <text:p>4.75008809222777</text:p>
              </table:table-cell>
              <table:table-cell office:value-type="float" office:value="-0.999289472640589">
                <text:p>-0.999289472640589</text:p>
              </table:table-cell>
            </table:table-row>
            <table:table-row>
              <table:table-cell office:value-type="string">
                <text:p/>
              </table:table-cell>
              <table:table-cell office:value-type="float" office:value="4.75637127753495">
                <text:p>4.75637127753495</text:p>
              </table:table-cell>
              <table:table-cell office:value-type="float" office:value="-0.999032934678125">
                <text:p>-0.999032934678125</text:p>
              </table:table-cell>
            </table:table-row>
            <table:table-row>
              <table:table-cell office:value-type="string">
                <text:p/>
              </table:table-cell>
              <table:table-cell office:value-type="float" office:value="4.76265446284213">
                <text:p>4.76265446284213</text:p>
              </table:table-cell>
              <table:table-cell office:value-type="float" office:value="-0.998736956606018">
                <text:p>-0.998736956606018</text:p>
              </table:table-cell>
            </table:table-row>
            <table:table-row>
              <table:table-cell office:value-type="string">
                <text:p/>
              </table:table-cell>
              <table:table-cell office:value-type="float" office:value="4.76893764814931">
                <text:p>4.76893764814931</text:p>
              </table:table-cell>
              <table:table-cell office:value-type="float" office:value="-0.998401550108975">
                <text:p>-0.998401550108975</text:p>
              </table:table-cell>
            </table:table-row>
            <table:table-row>
              <table:table-cell office:value-type="string">
                <text:p/>
              </table:table-cell>
              <table:table-cell office:value-type="float" office:value="4.77522083345649">
                <text:p>4.77522083345649</text:p>
              </table:table-cell>
              <table:table-cell office:value-type="float" office:value="-0.998026728428271">
                <text:p>-0.998026728428271</text:p>
              </table:table-cell>
            </table:table-row>
            <table:table-row>
              <table:table-cell office:value-type="string">
                <text:p/>
              </table:table-cell>
              <table:table-cell office:value-type="float" office:value="4.78150401876367">
                <text:p>4.78150401876367</text:p>
              </table:table-cell>
              <table:table-cell office:value-type="float" office:value="-0.997612506361225">
                <text:p>-0.997612506361225</text:p>
              </table:table-cell>
            </table:table-row>
            <table:table-row>
              <table:table-cell office:value-type="string">
                <text:p/>
              </table:table-cell>
              <table:table-cell office:value-type="float" office:value="4.78778720407084">
                <text:p>4.78778720407084</text:p>
              </table:table-cell>
              <table:table-cell office:value-type="float" office:value="-0.997158900260614">
                <text:p>-0.997158900260614</text:p>
              </table:table-cell>
            </table:table-row>
            <table:table-row>
              <table:table-cell office:value-type="string">
                <text:p/>
              </table:table-cell>
              <table:table-cell office:value-type="float" office:value="4.79407038937802">
                <text:p>4.79407038937802</text:p>
              </table:table-cell>
              <table:table-cell office:value-type="float" office:value="-0.99666592803403">
                <text:p>-0.99666592803403</text:p>
              </table:table-cell>
            </table:table-row>
            <table:table-row>
              <table:table-cell office:value-type="string">
                <text:p/>
              </table:table-cell>
              <table:table-cell office:value-type="float" office:value="4.8003535746852">
                <text:p>4.8003535746852</text:p>
              </table:table-cell>
              <table:table-cell office:value-type="float" office:value="-0.996133609143172">
                <text:p>-0.996133609143172</text:p>
              </table:table-cell>
            </table:table-row>
            <table:table-row>
              <table:table-cell office:value-type="string">
                <text:p/>
              </table:table-cell>
              <table:table-cell office:value-type="float" office:value="4.80663675999238">
                <text:p>4.80663675999238</text:p>
              </table:table-cell>
              <table:table-cell office:value-type="float" office:value="-0.99556196460308">
                <text:p>-0.99556196460308</text:p>
              </table:table-cell>
            </table:table-row>
            <table:table-row>
              <table:table-cell office:value-type="string">
                <text:p/>
              </table:table-cell>
              <table:table-cell office:value-type="float" office:value="4.81291994529956">
                <text:p>4.81291994529956</text:p>
              </table:table-cell>
              <table:table-cell office:value-type="float" office:value="-0.9949510169813">
                <text:p>-0.9949510169813</text:p>
              </table:table-cell>
            </table:table-row>
            <table:table-row>
              <table:table-cell office:value-type="string">
                <text:p/>
              </table:table-cell>
              <table:table-cell office:value-type="float" office:value="4.81920313060674">
                <text:p>4.81920313060674</text:p>
              </table:table-cell>
              <table:table-cell office:value-type="float" office:value="-0.994300790396999">
                <text:p>-0.994300790396999</text:p>
              </table:table-cell>
            </table:table-row>
            <table:table-row>
              <table:table-cell office:value-type="string">
                <text:p/>
              </table:table-cell>
              <table:table-cell office:value-type="float" office:value="4.82548631591392">
                <text:p>4.82548631591392</text:p>
              </table:table-cell>
              <table:table-cell office:value-type="float" office:value="-0.993611310520008">
                <text:p>-0.993611310520008</text:p>
              </table:table-cell>
            </table:table-row>
            <table:table-row>
              <table:table-cell office:value-type="string">
                <text:p/>
              </table:table-cell>
              <table:table-cell office:value-type="float" office:value="4.8317695012211">
                <text:p>4.8317695012211</text:p>
              </table:table-cell>
              <table:table-cell office:value-type="float" office:value="-0.992882604569814">
                <text:p>-0.992882604569814</text:p>
              </table:table-cell>
            </table:table-row>
            <table:table-row>
              <table:table-cell office:value-type="string">
                <text:p/>
              </table:table-cell>
              <table:table-cell office:value-type="float" office:value="4.83805268652828">
                <text:p>4.83805268652828</text:p>
              </table:table-cell>
              <table:table-cell office:value-type="float" office:value="-0.992114701314478">
                <text:p>-0.992114701314478</text:p>
              </table:table-cell>
            </table:table-row>
            <table:table-row>
              <table:table-cell office:value-type="string">
                <text:p/>
              </table:table-cell>
              <table:table-cell office:value-type="float" office:value="4.84433587183546">
                <text:p>4.84433587183546</text:p>
              </table:table-cell>
              <table:table-cell office:value-type="float" office:value="-0.991307631069506">
                <text:p>-0.991307631069506</text:p>
              </table:table-cell>
            </table:table-row>
            <table:table-row>
              <table:table-cell office:value-type="string">
                <text:p/>
              </table:table-cell>
              <table:table-cell office:value-type="float" office:value="4.85061905714264">
                <text:p>4.85061905714264</text:p>
              </table:table-cell>
              <table:table-cell office:value-type="float" office:value="-0.990461425696651">
                <text:p>-0.990461425696651</text:p>
              </table:table-cell>
            </table:table-row>
            <table:table-row>
              <table:table-cell office:value-type="string">
                <text:p/>
              </table:table-cell>
              <table:table-cell office:value-type="float" office:value="4.85690224244982">
                <text:p>4.85690224244982</text:p>
              </table:table-cell>
              <table:table-cell office:value-type="float" office:value="-0.989576118602651">
                <text:p>-0.989576118602651</text:p>
              </table:table-cell>
            </table:table-row>
            <table:table-row>
              <table:table-cell office:value-type="string">
                <text:p/>
              </table:table-cell>
              <table:table-cell office:value-type="float" office:value="4.863185427757">
                <text:p>4.863185427757</text:p>
              </table:table-cell>
              <table:table-cell office:value-type="float" office:value="-0.988651744737914">
                <text:p>-0.988651744737914</text:p>
              </table:table-cell>
            </table:table-row>
            <table:table-row>
              <table:table-cell office:value-type="string">
                <text:p/>
              </table:table-cell>
              <table:table-cell office:value-type="float" office:value="4.86946861306418">
                <text:p>4.86946861306418</text:p>
              </table:table-cell>
              <table:table-cell office:value-type="float" office:value="-0.987688340595138">
                <text:p>-0.987688340595138</text:p>
              </table:table-cell>
            </table:table-row>
            <table:table-row>
              <table:table-cell office:value-type="string">
                <text:p/>
              </table:table-cell>
              <table:table-cell office:value-type="float" office:value="4.87575179837136">
                <text:p>4.87575179837136</text:p>
              </table:table-cell>
              <table:table-cell office:value-type="float" office:value="-0.986685944207868">
                <text:p>-0.986685944207868</text:p>
              </table:table-cell>
            </table:table-row>
            <table:table-row>
              <table:table-cell office:value-type="string">
                <text:p/>
              </table:table-cell>
              <table:table-cell office:value-type="float" office:value="4.88203498367854">
                <text:p>4.88203498367854</text:p>
              </table:table-cell>
              <table:table-cell office:value-type="float" office:value="-0.985644595148998">
                <text:p>-0.985644595148998</text:p>
              </table:table-cell>
            </table:table-row>
            <table:table-row>
              <table:table-cell office:value-type="string">
                <text:p/>
              </table:table-cell>
              <table:table-cell office:value-type="float" office:value="4.88831816898572">
                <text:p>4.88831816898572</text:p>
              </table:table-cell>
              <table:table-cell office:value-type="float" office:value="-0.984564334529205">
                <text:p>-0.984564334529205</text:p>
              </table:table-cell>
            </table:table-row>
            <table:table-row>
              <table:table-cell office:value-type="string">
                <text:p/>
              </table:table-cell>
              <table:table-cell office:value-type="float" office:value="4.8946013542929">
                <text:p>4.8946013542929</text:p>
              </table:table-cell>
              <table:table-cell office:value-type="float" office:value="-0.98344520499533">
                <text:p>-0.98344520499533</text:p>
              </table:table-cell>
            </table:table-row>
            <table:table-row>
              <table:table-cell office:value-type="string">
                <text:p/>
              </table:table-cell>
              <table:table-cell office:value-type="float" office:value="4.90088453960008">
                <text:p>4.90088453960008</text:p>
              </table:table-cell>
              <table:table-cell office:value-type="float" office:value="-0.982287250728689">
                <text:p>-0.982287250728689</text:p>
              </table:table-cell>
            </table:table-row>
            <table:table-row>
              <table:table-cell office:value-type="string">
                <text:p/>
              </table:table-cell>
              <table:table-cell office:value-type="float" office:value="4.90716772490726">
                <text:p>4.90716772490726</text:p>
              </table:table-cell>
              <table:table-cell office:value-type="float" office:value="-0.981090517443334">
                <text:p>-0.981090517443334</text:p>
              </table:table-cell>
            </table:table-row>
            <table:table-row>
              <table:table-cell office:value-type="string">
                <text:p/>
              </table:table-cell>
              <table:table-cell office:value-type="float" office:value="4.91345091021444">
                <text:p>4.91345091021444</text:p>
              </table:table-cell>
              <table:table-cell office:value-type="float" office:value="-0.979855052384247">
                <text:p>-0.979855052384247</text:p>
              </table:table-cell>
            </table:table-row>
            <table:table-row>
              <table:table-cell office:value-type="string">
                <text:p/>
              </table:table-cell>
              <table:table-cell office:value-type="float" office:value="4.91973409552162">
                <text:p>4.91973409552162</text:p>
              </table:table-cell>
              <table:table-cell office:value-type="float" office:value="-0.978580904325472">
                <text:p>-0.978580904325472</text:p>
              </table:table-cell>
            </table:table-row>
            <table:table-row>
              <table:table-cell office:value-type="string">
                <text:p/>
              </table:table-cell>
              <table:table-cell office:value-type="float" office:value="4.9260172808288">
                <text:p>4.9260172808288</text:p>
              </table:table-cell>
              <table:table-cell office:value-type="float" office:value="-0.977268123568194">
                <text:p>-0.977268123568194</text:p>
              </table:table-cell>
            </table:table-row>
            <table:table-row>
              <table:table-cell office:value-type="string">
                <text:p/>
              </table:table-cell>
              <table:table-cell office:value-type="float" office:value="4.93230046613598">
                <text:p>4.93230046613598</text:p>
              </table:table-cell>
              <table:table-cell office:value-type="float" office:value="-0.975916761938747">
                <text:p>-0.975916761938747</text:p>
              </table:table-cell>
            </table:table-row>
            <table:table-row>
              <table:table-cell office:value-type="string">
                <text:p/>
              </table:table-cell>
              <table:table-cell office:value-type="float" office:value="4.93858365144316">
                <text:p>4.93858365144316</text:p>
              </table:table-cell>
              <table:table-cell office:value-type="float" office:value="-0.974526872786577">
                <text:p>-0.974526872786577</text:p>
              </table:table-cell>
            </table:table-row>
            <table:table-row>
              <table:table-cell office:value-type="string">
                <text:p/>
              </table:table-cell>
              <table:table-cell office:value-type="float" office:value="4.94486683675033">
                <text:p>4.94486683675033</text:p>
              </table:table-cell>
              <table:table-cell office:value-type="float" office:value="-0.973098510982127">
                <text:p>-0.973098510982127</text:p>
              </table:table-cell>
            </table:table-row>
            <table:table-row>
              <table:table-cell office:value-type="string">
                <text:p/>
              </table:table-cell>
              <table:table-cell office:value-type="float" office:value="4.95115002205751">
                <text:p>4.95115002205751</text:p>
              </table:table-cell>
              <table:table-cell office:value-type="float" office:value="-0.971631732914674">
                <text:p>-0.971631732914674</text:p>
              </table:table-cell>
            </table:table-row>
            <table:table-row>
              <table:table-cell office:value-type="string">
                <text:p/>
              </table:table-cell>
              <table:table-cell office:value-type="float" office:value="4.95743320736469">
                <text:p>4.95743320736469</text:p>
              </table:table-cell>
              <table:table-cell office:value-type="float" office:value="-0.970126596490106">
                <text:p>-0.970126596490106</text:p>
              </table:table-cell>
            </table:table-row>
            <table:table-row>
              <table:table-cell office:value-type="string">
                <text:p/>
              </table:table-cell>
              <table:table-cell office:value-type="float" office:value="4.96371639267187">
                <text:p>4.96371639267187</text:p>
              </table:table-cell>
              <table:table-cell office:value-type="float" office:value="-0.968583161128631">
                <text:p>-0.968583161128631</text:p>
              </table:table-cell>
            </table:table-row>
            <table:table-row>
              <table:table-cell office:value-type="string">
                <text:p/>
              </table:table-cell>
              <table:table-cell office:value-type="float" office:value="4.96999957797905">
                <text:p>4.96999957797905</text:p>
              </table:table-cell>
              <table:table-cell office:value-type="float" office:value="-0.967001487762435">
                <text:p>-0.967001487762435</text:p>
              </table:table-cell>
            </table:table-row>
            <table:table-row>
              <table:table-cell office:value-type="string">
                <text:p/>
              </table:table-cell>
              <table:table-cell office:value-type="float" office:value="4.97628276328623">
                <text:p>4.97628276328623</text:p>
              </table:table-cell>
              <table:table-cell office:value-type="float" office:value="-0.965381638833274">
                <text:p>-0.965381638833274</text:p>
              </table:table-cell>
            </table:table-row>
            <table:table-row>
              <table:table-cell office:value-type="string">
                <text:p/>
              </table:table-cell>
              <table:table-cell office:value-type="float" office:value="4.98256594859341">
                <text:p>4.98256594859341</text:p>
              </table:table-cell>
              <table:table-cell office:value-type="float" office:value="-0.96372367829001">
                <text:p>-0.96372367829001</text:p>
              </table:table-cell>
            </table:table-row>
            <table:table-row>
              <table:table-cell office:value-type="string">
                <text:p/>
              </table:table-cell>
              <table:table-cell office:value-type="float" office:value="4.98884913390059">
                <text:p>4.98884913390059</text:p>
              </table:table-cell>
              <table:table-cell office:value-type="float" office:value="-0.962027671586086">
                <text:p>-0.962027671586086</text:p>
              </table:table-cell>
            </table:table-row>
            <table:table-row>
              <table:table-cell office:value-type="string">
                <text:p/>
              </table:table-cell>
              <table:table-cell office:value-type="float" office:value="4.99513231920777">
                <text:p>4.99513231920777</text:p>
              </table:table-cell>
              <table:table-cell office:value-type="float" office:value="-0.960293685676943">
                <text:p>-0.960293685676943</text:p>
              </table:table-cell>
            </table:table-row>
            <table:table-row>
              <table:table-cell office:value-type="string">
                <text:p/>
              </table:table-cell>
              <table:table-cell office:value-type="float" office:value="5.00141550451495">
                <text:p>5.00141550451495</text:p>
              </table:table-cell>
              <table:table-cell office:value-type="float" office:value="-0.958521789017376">
                <text:p>-0.958521789017376</text:p>
              </table:table-cell>
            </table:table-row>
            <table:table-row>
              <table:table-cell office:value-type="string">
                <text:p/>
              </table:table-cell>
              <table:table-cell office:value-type="float" office:value="5.00769868982213">
                <text:p>5.00769868982213</text:p>
              </table:table-cell>
              <table:table-cell office:value-type="float" office:value="-0.95671205155883">
                <text:p>-0.95671205155883</text:p>
              </table:table-cell>
            </table:table-row>
            <table:table-row>
              <table:table-cell office:value-type="string">
                <text:p/>
              </table:table-cell>
              <table:table-cell office:value-type="float" office:value="5.01398187512931">
                <text:p>5.01398187512931</text:p>
              </table:table-cell>
              <table:table-cell office:value-type="float" office:value="-0.954864544746643">
                <text:p>-0.954864544746643</text:p>
              </table:table-cell>
            </table:table-row>
            <table:table-row>
              <table:table-cell office:value-type="string">
                <text:p/>
              </table:table-cell>
              <table:table-cell office:value-type="float" office:value="5.02026506043649">
                <text:p>5.02026506043649</text:p>
              </table:table-cell>
              <table:table-cell office:value-type="float" office:value="-0.952979341517219">
                <text:p>-0.952979341517219</text:p>
              </table:table-cell>
            </table:table-row>
            <table:table-row>
              <table:table-cell office:value-type="string">
                <text:p/>
              </table:table-cell>
              <table:table-cell office:value-type="float" office:value="5.02654824574367">
                <text:p>5.02654824574367</text:p>
              </table:table-cell>
              <table:table-cell office:value-type="float" office:value="-0.951056516295154">
                <text:p>-0.951056516295154</text:p>
              </table:table-cell>
            </table:table-row>
            <table:table-row>
              <table:table-cell office:value-type="string">
                <text:p/>
              </table:table-cell>
              <table:table-cell office:value-type="float" office:value="5.03283143105085">
                <text:p>5.03283143105085</text:p>
              </table:table-cell>
              <table:table-cell office:value-type="float" office:value="-0.949096144990295">
                <text:p>-0.949096144990295</text:p>
              </table:table-cell>
            </table:table-row>
            <table:table-row>
              <table:table-cell office:value-type="string">
                <text:p/>
              </table:table-cell>
              <table:table-cell office:value-type="float" office:value="5.03911461635803">
                <text:p>5.03911461635803</text:p>
              </table:table-cell>
              <table:table-cell office:value-type="float" office:value="-0.947098304994744">
                <text:p>-0.947098304994744</text:p>
              </table:table-cell>
            </table:table-row>
            <table:table-row>
              <table:table-cell office:value-type="string">
                <text:p/>
              </table:table-cell>
              <table:table-cell office:value-type="float" office:value="5.04539780166521">
                <text:p>5.04539780166521</text:p>
              </table:table-cell>
              <table:table-cell office:value-type="float" office:value="-0.945063075179805">
                <text:p>-0.945063075179805</text:p>
              </table:table-cell>
            </table:table-row>
            <table:table-row>
              <table:table-cell office:value-type="string">
                <text:p/>
              </table:table-cell>
              <table:table-cell office:value-type="float" office:value="5.05168098697239">
                <text:p>5.05168098697239</text:p>
              </table:table-cell>
              <table:table-cell office:value-type="float" office:value="-0.942990535892864">
                <text:p>-0.942990535892864</text:p>
              </table:table-cell>
            </table:table-row>
            <table:table-row>
              <table:table-cell office:value-type="string">
                <text:p/>
              </table:table-cell>
              <table:table-cell office:value-type="float" office:value="5.05796417227957">
                <text:p>5.05796417227957</text:p>
              </table:table-cell>
              <table:table-cell office:value-type="float" office:value="-0.940880768954226">
                <text:p>-0.940880768954226</text:p>
              </table:table-cell>
            </table:table-row>
            <table:table-row>
              <table:table-cell office:value-type="string">
                <text:p/>
              </table:table-cell>
              <table:table-cell office:value-type="float" office:value="5.06424735758675">
                <text:p>5.06424735758675</text:p>
              </table:table-cell>
              <table:table-cell office:value-type="float" office:value="-0.938733857653874">
                <text:p>-0.938733857653874</text:p>
              </table:table-cell>
            </table:table-row>
            <table:table-row>
              <table:table-cell office:value-type="string">
                <text:p/>
              </table:table-cell>
              <table:table-cell office:value-type="float" office:value="5.07053054289393">
                <text:p>5.07053054289393</text:p>
              </table:table-cell>
              <table:table-cell office:value-type="float" office:value="-0.936549886748192">
                <text:p>-0.936549886748192</text:p>
              </table:table-cell>
            </table:table-row>
            <table:table-row>
              <table:table-cell office:value-type="string">
                <text:p/>
              </table:table-cell>
              <table:table-cell office:value-type="float" office:value="5.07681372820111">
                <text:p>5.07681372820111</text:p>
              </table:table-cell>
              <table:table-cell office:value-type="float" office:value="-0.934328942456612">
                <text:p>-0.934328942456612</text:p>
              </table:table-cell>
            </table:table-row>
            <table:table-row>
              <table:table-cell office:value-type="string">
                <text:p/>
              </table:table-cell>
              <table:table-cell office:value-type="float" office:value="5.08309691350829">
                <text:p>5.08309691350829</text:p>
              </table:table-cell>
              <table:table-cell office:value-type="float" office:value="-0.932071112458211">
                <text:p>-0.932071112458211</text:p>
              </table:table-cell>
            </table:table-row>
            <table:table-row>
              <table:table-cell office:value-type="string">
                <text:p/>
              </table:table-cell>
              <table:table-cell office:value-type="float" office:value="5.08938009881546">
                <text:p>5.08938009881546</text:p>
              </table:table-cell>
              <table:table-cell office:value-type="float" office:value="-0.929776485888251">
                <text:p>-0.929776485888251</text:p>
              </table:table-cell>
            </table:table-row>
            <table:table-row>
              <table:table-cell office:value-type="string">
                <text:p/>
              </table:table-cell>
              <table:table-cell office:value-type="float" office:value="5.09566328412264">
                <text:p>5.09566328412264</text:p>
              </table:table-cell>
              <table:table-cell office:value-type="float" office:value="-0.927445153334661">
                <text:p>-0.927445153334661</text:p>
              </table:table-cell>
            </table:table-row>
            <table:table-row>
              <table:table-cell office:value-type="string">
                <text:p/>
              </table:table-cell>
              <table:table-cell office:value-type="float" office:value="5.10194646942982">
                <text:p>5.10194646942982</text:p>
              </table:table-cell>
              <table:table-cell office:value-type="float" office:value="-0.925077206834458">
                <text:p>-0.925077206834458</text:p>
              </table:table-cell>
            </table:table-row>
            <table:table-row>
              <table:table-cell office:value-type="string">
                <text:p/>
              </table:table-cell>
              <table:table-cell office:value-type="float" office:value="5.108229654737">
                <text:p>5.108229654737</text:p>
              </table:table-cell>
              <table:table-cell office:value-type="float" office:value="-0.922672739870115">
                <text:p>-0.922672739870115</text:p>
              </table:table-cell>
            </table:table-row>
            <table:table-row>
              <table:table-cell office:value-type="string">
                <text:p/>
              </table:table-cell>
              <table:table-cell office:value-type="float" office:value="5.11451284004418">
                <text:p>5.11451284004418</text:p>
              </table:table-cell>
              <table:table-cell office:value-type="float" office:value="-0.92023184736587">
                <text:p>-0.92023184736587</text:p>
              </table:table-cell>
            </table:table-row>
            <table:table-row>
              <table:table-cell office:value-type="string">
                <text:p/>
              </table:table-cell>
              <table:table-cell office:value-type="float" office:value="5.12079602535136">
                <text:p>5.12079602535136</text:p>
              </table:table-cell>
              <table:table-cell office:value-type="float" office:value="-0.917754625683981">
                <text:p>-0.917754625683981</text:p>
              </table:table-cell>
            </table:table-row>
            <table:table-row>
              <table:table-cell office:value-type="string">
                <text:p/>
              </table:table-cell>
              <table:table-cell office:value-type="float" office:value="5.12707921065854">
                <text:p>5.12707921065854</text:p>
              </table:table-cell>
              <table:table-cell office:value-type="float" office:value="-0.915241172620918">
                <text:p>-0.915241172620918</text:p>
              </table:table-cell>
            </table:table-row>
            <table:table-row>
              <table:table-cell office:value-type="string">
                <text:p/>
              </table:table-cell>
              <table:table-cell office:value-type="float" office:value="5.13336239596572">
                <text:p>5.13336239596572</text:p>
              </table:table-cell>
              <table:table-cell office:value-type="float" office:value="-0.912691587403503">
                <text:p>-0.912691587403503</text:p>
              </table:table-cell>
            </table:table-row>
            <table:table-row>
              <table:table-cell office:value-type="string">
                <text:p/>
              </table:table-cell>
              <table:table-cell office:value-type="float" office:value="5.1396455812729">
                <text:p>5.1396455812729</text:p>
              </table:table-cell>
              <table:table-cell office:value-type="float" office:value="-0.910105970684996">
                <text:p>-0.910105970684996</text:p>
              </table:table-cell>
            </table:table-row>
            <table:table-row>
              <table:table-cell office:value-type="string">
                <text:p/>
              </table:table-cell>
              <table:table-cell office:value-type="float" office:value="5.14592876658008">
                <text:p>5.14592876658008</text:p>
              </table:table-cell>
              <table:table-cell office:value-type="float" office:value="-0.907484424541117">
                <text:p>-0.907484424541117</text:p>
              </table:table-cell>
            </table:table-row>
            <table:table-row>
              <table:table-cell office:value-type="string">
                <text:p/>
              </table:table-cell>
              <table:table-cell office:value-type="float" office:value="5.15221195188726">
                <text:p>5.15221195188726</text:p>
              </table:table-cell>
              <table:table-cell office:value-type="float" office:value="-0.90482705246602">
                <text:p>-0.90482705246602</text:p>
              </table:table-cell>
            </table:table-row>
            <table:table-row>
              <table:table-cell office:value-type="string">
                <text:p/>
              </table:table-cell>
              <table:table-cell office:value-type="float" office:value="5.15849513719444">
                <text:p>5.15849513719444</text:p>
              </table:table-cell>
              <table:table-cell office:value-type="float" office:value="-0.902133959368203">
                <text:p>-0.902133959368203</text:p>
              </table:table-cell>
            </table:table-row>
            <table:table-row>
              <table:table-cell office:value-type="string">
                <text:p/>
              </table:table-cell>
              <table:table-cell office:value-type="float" office:value="5.16477832250162">
                <text:p>5.16477832250162</text:p>
              </table:table-cell>
              <table:table-cell office:value-type="float" office:value="-0.899405251566371">
                <text:p>-0.899405251566371</text:p>
              </table:table-cell>
            </table:table-row>
            <table:table-row>
              <table:table-cell office:value-type="string">
                <text:p/>
              </table:table-cell>
              <table:table-cell office:value-type="float" office:value="5.1710615078088">
                <text:p>5.1710615078088</text:p>
              </table:table-cell>
              <table:table-cell office:value-type="float" office:value="-0.896641036785236">
                <text:p>-0.896641036785236</text:p>
              </table:table-cell>
            </table:table-row>
            <table:table-row>
              <table:table-cell office:value-type="string">
                <text:p/>
              </table:table-cell>
              <table:table-cell office:value-type="float" office:value="5.17734469311598">
                <text:p>5.17734469311598</text:p>
              </table:table-cell>
              <table:table-cell office:value-type="float" office:value="-0.893841424151264">
                <text:p>-0.893841424151264</text:p>
              </table:table-cell>
            </table:table-row>
            <table:table-row>
              <table:table-cell office:value-type="string">
                <text:p/>
              </table:table-cell>
              <table:table-cell office:value-type="float" office:value="5.18362787842316">
                <text:p>5.18362787842316</text:p>
              </table:table-cell>
              <table:table-cell office:value-type="float" office:value="-0.891006524188368">
                <text:p>-0.891006524188368</text:p>
              </table:table-cell>
            </table:table-row>
            <table:table-row>
              <table:table-cell office:value-type="string">
                <text:p/>
              </table:table-cell>
              <table:table-cell office:value-type="float" office:value="5.18991106373034">
                <text:p>5.18991106373034</text:p>
              </table:table-cell>
              <table:table-cell office:value-type="float" office:value="-0.888136448813544">
                <text:p>-0.888136448813544</text:p>
              </table:table-cell>
            </table:table-row>
            <table:table-row>
              <table:table-cell office:value-type="string">
                <text:p/>
              </table:table-cell>
              <table:table-cell office:value-type="float" office:value="5.19619424903752">
                <text:p>5.19619424903752</text:p>
              </table:table-cell>
              <table:table-cell office:value-type="float" office:value="-0.885231311332455">
                <text:p>-0.885231311332455</text:p>
              </table:table-cell>
            </table:table-row>
            <table:table-row>
              <table:table-cell office:value-type="string">
                <text:p/>
              </table:table-cell>
              <table:table-cell office:value-type="float" office:value="5.2024774343447">
                <text:p>5.2024774343447</text:p>
              </table:table-cell>
              <table:table-cell office:value-type="float" office:value="-0.882291226434954">
                <text:p>-0.882291226434954</text:p>
              </table:table-cell>
            </table:table-row>
            <table:table-row>
              <table:table-cell office:value-type="string">
                <text:p/>
              </table:table-cell>
              <table:table-cell office:value-type="float" office:value="5.20876061965188">
                <text:p>5.20876061965188</text:p>
              </table:table-cell>
              <table:table-cell office:value-type="float" office:value="-0.879316310190556">
                <text:p>-0.879316310190556</text:p>
              </table:table-cell>
            </table:table-row>
            <table:table-row>
              <table:table-cell office:value-type="string">
                <text:p/>
              </table:table-cell>
              <table:table-cell office:value-type="float" office:value="5.21504380495906">
                <text:p>5.21504380495906</text:p>
              </table:table-cell>
              <table:table-cell office:value-type="float" office:value="-0.876306680043864">
                <text:p>-0.876306680043864</text:p>
              </table:table-cell>
            </table:table-row>
            <table:table-row>
              <table:table-cell office:value-type="string">
                <text:p/>
              </table:table-cell>
              <table:table-cell office:value-type="float" office:value="5.22132699026624">
                <text:p>5.22132699026624</text:p>
              </table:table-cell>
              <table:table-cell office:value-type="float" office:value="-0.87326245480992">
                <text:p>-0.87326245480992</text:p>
              </table:table-cell>
            </table:table-row>
            <table:table-row>
              <table:table-cell office:value-type="string">
                <text:p/>
              </table:table-cell>
              <table:table-cell office:value-type="float" office:value="5.22761017557342">
                <text:p>5.22761017557342</text:p>
              </table:table-cell>
              <table:table-cell office:value-type="float" office:value="-0.870183754669525">
                <text:p>-0.870183754669525</text:p>
              </table:table-cell>
            </table:table-row>
            <table:table-row>
              <table:table-cell office:value-type="string">
                <text:p/>
              </table:table-cell>
              <table:table-cell office:value-type="float" office:value="5.2338933608806">
                <text:p>5.2338933608806</text:p>
              </table:table-cell>
              <table:table-cell office:value-type="float" office:value="-0.86707070116449">
                <text:p>-0.86707070116449</text:p>
              </table:table-cell>
            </table:table-row>
            <table:table-row>
              <table:table-cell office:value-type="string">
                <text:p/>
              </table:table-cell>
              <table:table-cell office:value-type="float" office:value="5.24017654618778">
                <text:p>5.24017654618778</text:p>
              </table:table-cell>
              <table:table-cell office:value-type="float" office:value="-0.863923417192835">
                <text:p>-0.863923417192835</text:p>
              </table:table-cell>
            </table:table-row>
            <table:table-row>
              <table:table-cell office:value-type="string">
                <text:p/>
              </table:table-cell>
              <table:table-cell office:value-type="float" office:value="5.24645973149495">
                <text:p>5.24645973149495</text:p>
              </table:table-cell>
              <table:table-cell office:value-type="float" office:value="-0.860742027003944">
                <text:p>-0.860742027003944</text:p>
              </table:table-cell>
            </table:table-row>
            <table:table-row>
              <table:table-cell office:value-type="string">
                <text:p/>
              </table:table-cell>
              <table:table-cell office:value-type="float" office:value="5.25274291680213">
                <text:p>5.25274291680213</text:p>
              </table:table-cell>
              <table:table-cell office:value-type="float" office:value="-0.857526656193652">
                <text:p>-0.857526656193652</text:p>
              </table:table-cell>
            </table:table-row>
            <table:table-row>
              <table:table-cell office:value-type="string">
                <text:p/>
              </table:table-cell>
              <table:table-cell office:value-type="float" office:value="5.25902610210931">
                <text:p>5.25902610210931</text:p>
              </table:table-cell>
              <table:table-cell office:value-type="float" office:value="-0.854277431699295">
                <text:p>-0.854277431699295</text:p>
              </table:table-cell>
            </table:table-row>
            <table:table-row>
              <table:table-cell office:value-type="string">
                <text:p/>
              </table:table-cell>
              <table:table-cell office:value-type="float" office:value="5.26530928741649">
                <text:p>5.26530928741649</text:p>
              </table:table-cell>
              <table:table-cell office:value-type="float" office:value="-0.850994481794692">
                <text:p>-0.850994481794692</text:p>
              </table:table-cell>
            </table:table-row>
            <table:table-row>
              <table:table-cell office:value-type="string">
                <text:p/>
              </table:table-cell>
              <table:table-cell office:value-type="float" office:value="5.27159247272367">
                <text:p>5.27159247272367</text:p>
              </table:table-cell>
              <table:table-cell office:value-type="float" office:value="-0.847677936085083">
                <text:p>-0.847677936085083</text:p>
              </table:table-cell>
            </table:table-row>
            <table:table-row>
              <table:table-cell office:value-type="string">
                <text:p/>
              </table:table-cell>
              <table:table-cell office:value-type="float" office:value="5.27787565803085">
                <text:p>5.27787565803085</text:p>
              </table:table-cell>
              <table:table-cell office:value-type="float" office:value="-0.844327925502015">
                <text:p>-0.844327925502015</text:p>
              </table:table-cell>
            </table:table-row>
            <table:table-row>
              <table:table-cell office:value-type="string">
                <text:p/>
              </table:table-cell>
              <table:table-cell office:value-type="float" office:value="5.28415884333803">
                <text:p>5.28415884333803</text:p>
              </table:table-cell>
              <table:table-cell office:value-type="float" office:value="-0.840944582298169">
                <text:p>-0.840944582298169</text:p>
              </table:table-cell>
            </table:table-row>
            <table:table-row>
              <table:table-cell office:value-type="string">
                <text:p/>
              </table:table-cell>
              <table:table-cell office:value-type="float" office:value="5.29044202864521">
                <text:p>5.29044202864521</text:p>
              </table:table-cell>
              <table:table-cell office:value-type="float" office:value="-0.837528040042142">
                <text:p>-0.837528040042142</text:p>
              </table:table-cell>
            </table:table-row>
            <table:table-row>
              <table:table-cell office:value-type="string">
                <text:p/>
              </table:table-cell>
              <table:table-cell office:value-type="float" office:value="5.29672521395239">
                <text:p>5.29672521395239</text:p>
              </table:table-cell>
              <table:table-cell office:value-type="float" office:value="-0.834078433613171">
                <text:p>-0.834078433613171</text:p>
              </table:table-cell>
            </table:table-row>
            <table:table-row>
              <table:table-cell office:value-type="string">
                <text:p/>
              </table:table-cell>
              <table:table-cell office:value-type="float" office:value="5.30300839925957">
                <text:p>5.30300839925957</text:p>
              </table:table-cell>
              <table:table-cell office:value-type="float" office:value="-0.830595899195812">
                <text:p>-0.830595899195812</text:p>
              </table:table-cell>
            </table:table-row>
            <table:table-row>
              <table:table-cell office:value-type="string">
                <text:p/>
              </table:table-cell>
              <table:table-cell office:value-type="float" office:value="5.30929158456675">
                <text:p>5.30929158456675</text:p>
              </table:table-cell>
              <table:table-cell office:value-type="float" office:value="-0.827080574274562">
                <text:p>-0.827080574274562</text:p>
              </table:table-cell>
            </table:table-row>
            <table:table-row>
              <table:table-cell office:value-type="string">
                <text:p/>
              </table:table-cell>
              <table:table-cell office:value-type="float" office:value="5.31557476987393">
                <text:p>5.31557476987393</text:p>
              </table:table-cell>
              <table:table-cell office:value-type="float" office:value="-0.823532597628428">
                <text:p>-0.823532597628428</text:p>
              </table:table-cell>
            </table:table-row>
            <table:table-row>
              <table:table-cell office:value-type="string">
                <text:p/>
              </table:table-cell>
              <table:table-cell office:value-type="float" office:value="5.32185795518111">
                <text:p>5.32185795518111</text:p>
              </table:table-cell>
              <table:table-cell office:value-type="float" office:value="-0.819952109325452">
                <text:p>-0.819952109325452</text:p>
              </table:table-cell>
            </table:table-row>
            <table:table-row>
              <table:table-cell office:value-type="string">
                <text:p/>
              </table:table-cell>
              <table:table-cell office:value-type="float" office:value="5.32814114048829">
                <text:p>5.32814114048829</text:p>
              </table:table-cell>
              <table:table-cell office:value-type="float" office:value="-0.816339250717184">
                <text:p>-0.816339250717184</text:p>
              </table:table-cell>
            </table:table-row>
            <table:table-row>
              <table:table-cell office:value-type="string">
                <text:p/>
              </table:table-cell>
              <table:table-cell office:value-type="float" office:value="5.33442432579547">
                <text:p>5.33442432579547</text:p>
              </table:table-cell>
              <table:table-cell office:value-type="float" office:value="-0.812694164433094">
                <text:p>-0.812694164433094</text:p>
              </table:table-cell>
            </table:table-row>
            <table:table-row>
              <table:table-cell office:value-type="string">
                <text:p/>
              </table:table-cell>
              <table:table-cell office:value-type="float" office:value="5.34070751110265">
                <text:p>5.34070751110265</text:p>
              </table:table-cell>
              <table:table-cell office:value-type="float" office:value="-0.809016994374947">
                <text:p>-0.809016994374947</text:p>
              </table:table-cell>
            </table:table-row>
            <table:table-row>
              <table:table-cell office:value-type="string">
                <text:p/>
              </table:table-cell>
              <table:table-cell office:value-type="float" office:value="5.34699069640983">
                <text:p>5.34699069640983</text:p>
              </table:table-cell>
              <table:table-cell office:value-type="float" office:value="-0.805307885711122">
                <text:p>-0.805307885711122</text:p>
              </table:table-cell>
            </table:table-row>
            <table:table-row>
              <table:table-cell office:value-type="string">
                <text:p/>
              </table:table-cell>
              <table:table-cell office:value-type="float" office:value="5.35327388171701">
                <text:p>5.35327388171701</text:p>
              </table:table-cell>
              <table:table-cell office:value-type="float" office:value="-0.801566984870877">
                <text:p>-0.801566984870877</text:p>
              </table:table-cell>
            </table:table-row>
            <table:table-row>
              <table:table-cell office:value-type="string">
                <text:p/>
              </table:table-cell>
              <table:table-cell office:value-type="float" office:value="5.35955706702419">
                <text:p>5.35955706702419</text:p>
              </table:table-cell>
              <table:table-cell office:value-type="float" office:value="-0.797794439538571">
                <text:p>-0.797794439538571</text:p>
              </table:table-cell>
            </table:table-row>
            <table:table-row>
              <table:table-cell office:value-type="string">
                <text:p/>
              </table:table-cell>
              <table:table-cell office:value-type="float" office:value="5.36584025233137">
                <text:p>5.36584025233137</text:p>
              </table:table-cell>
              <table:table-cell office:value-type="float" office:value="-0.793990398647835">
                <text:p>-0.793990398647835</text:p>
              </table:table-cell>
            </table:table-row>
            <table:table-row>
              <table:table-cell office:value-type="string">
                <text:p/>
              </table:table-cell>
              <table:table-cell office:value-type="float" office:value="5.37212343763855">
                <text:p>5.37212343763855</text:p>
              </table:table-cell>
              <table:table-cell office:value-type="float" office:value="-0.790155012375691">
                <text:p>-0.790155012375691</text:p>
              </table:table-cell>
            </table:table-row>
            <table:table-row>
              <table:table-cell office:value-type="string">
                <text:p/>
              </table:table-cell>
              <table:table-cell office:value-type="float" office:value="5.37840662294573">
                <text:p>5.37840662294573</text:p>
              </table:table-cell>
              <table:table-cell office:value-type="float" office:value="-0.786288432136619">
                <text:p>-0.786288432136619</text:p>
              </table:table-cell>
            </table:table-row>
            <table:table-row>
              <table:table-cell office:value-type="string">
                <text:p/>
              </table:table-cell>
              <table:table-cell office:value-type="float" office:value="5.38468980825291">
                <text:p>5.38468980825291</text:p>
              </table:table-cell>
              <table:table-cell office:value-type="float" office:value="-0.782390810576588">
                <text:p>-0.782390810576588</text:p>
              </table:table-cell>
            </table:table-row>
            <table:table-row>
              <table:table-cell office:value-type="string">
                <text:p/>
              </table:table-cell>
              <table:table-cell office:value-type="float" office:value="5.39097299356009">
                <text:p>5.39097299356009</text:p>
              </table:table-cell>
              <table:table-cell office:value-type="float" office:value="-0.778462301567023">
                <text:p>-0.778462301567023</text:p>
              </table:table-cell>
            </table:table-row>
            <table:table-row>
              <table:table-cell office:value-type="string">
                <text:p/>
              </table:table-cell>
              <table:table-cell office:value-type="float" office:value="5.39725617886726">
                <text:p>5.39725617886726</text:p>
              </table:table-cell>
              <table:table-cell office:value-type="float" office:value="-0.774503060198734">
                <text:p>-0.774503060198734</text:p>
              </table:table-cell>
            </table:table-row>
            <table:table-row>
              <table:table-cell office:value-type="string">
                <text:p/>
              </table:table-cell>
              <table:table-cell office:value-type="float" office:value="5.40353936417444">
                <text:p>5.40353936417444</text:p>
              </table:table-cell>
              <table:table-cell office:value-type="float" office:value="-0.77051324277579">
                <text:p>-0.77051324277579</text:p>
              </table:table-cell>
            </table:table-row>
            <table:table-row>
              <table:table-cell office:value-type="string">
                <text:p/>
              </table:table-cell>
              <table:table-cell office:value-type="float" office:value="5.40982254948162">
                <text:p>5.40982254948162</text:p>
              </table:table-cell>
              <table:table-cell office:value-type="float" office:value="-0.766493006809351">
                <text:p>-0.766493006809351</text:p>
              </table:table-cell>
            </table:table-row>
            <table:table-row>
              <table:table-cell office:value-type="string">
                <text:p/>
              </table:table-cell>
              <table:table-cell office:value-type="float" office:value="5.4161057347888">
                <text:p>5.4161057347888</text:p>
              </table:table-cell>
              <table:table-cell office:value-type="float" office:value="-0.762442511011448">
                <text:p>-0.762442511011448</text:p>
              </table:table-cell>
            </table:table-row>
            <table:table-row>
              <table:table-cell office:value-type="string">
                <text:p/>
              </table:table-cell>
              <table:table-cell office:value-type="float" office:value="5.42238892009598">
                <text:p>5.42238892009598</text:p>
              </table:table-cell>
              <table:table-cell office:value-type="float" office:value="-0.758361915288722">
                <text:p>-0.758361915288722</text:p>
              </table:table-cell>
            </table:table-row>
            <table:table-row>
              <table:table-cell office:value-type="string">
                <text:p/>
              </table:table-cell>
              <table:table-cell office:value-type="float" office:value="5.42867210540316">
                <text:p>5.42867210540316</text:p>
              </table:table-cell>
              <table:table-cell office:value-type="float" office:value="-0.754251380736104">
                <text:p>-0.754251380736104</text:p>
              </table:table-cell>
            </table:table-row>
            <table:table-row>
              <table:table-cell office:value-type="string">
                <text:p/>
              </table:table-cell>
              <table:table-cell office:value-type="float" office:value="5.43495529071034">
                <text:p>5.43495529071034</text:p>
              </table:table-cell>
              <table:table-cell office:value-type="float" office:value="-0.750111069630459">
                <text:p>-0.750111069630459</text:p>
              </table:table-cell>
            </table:table-row>
            <table:table-row>
              <table:table-cell office:value-type="string">
                <text:p/>
              </table:table-cell>
              <table:table-cell office:value-type="float" office:value="5.44123847601752">
                <text:p>5.44123847601752</text:p>
              </table:table-cell>
              <table:table-cell office:value-type="float" office:value="-0.745941145424182">
                <text:p>-0.745941145424182</text:p>
              </table:table-cell>
            </table:table-row>
            <table:table-row>
              <table:table-cell office:value-type="string">
                <text:p/>
              </table:table-cell>
              <table:table-cell office:value-type="float" office:value="5.4475216613247">
                <text:p>5.4475216613247</text:p>
              </table:table-cell>
              <table:table-cell office:value-type="float" office:value="-0.74174177273874">
                <text:p>-0.74174177273874</text:p>
              </table:table-cell>
            </table:table-row>
            <table:table-row>
              <table:table-cell office:value-type="string">
                <text:p/>
              </table:table-cell>
              <table:table-cell office:value-type="float" office:value="5.45380484663188">
                <text:p>5.45380484663188</text:p>
              </table:table-cell>
              <table:table-cell office:value-type="float" office:value="-0.737513117358174">
                <text:p>-0.737513117358174</text:p>
              </table:table-cell>
            </table:table-row>
            <table:table-row>
              <table:table-cell office:value-type="string">
                <text:p/>
              </table:table-cell>
              <table:table-cell office:value-type="float" office:value="5.46008803193906">
                <text:p>5.46008803193906</text:p>
              </table:table-cell>
              <table:table-cell office:value-type="float" office:value="-0.73325534622256">
                <text:p>-0.73325534622256</text:p>
              </table:table-cell>
            </table:table-row>
            <table:table-row>
              <table:table-cell office:value-type="string">
                <text:p/>
              </table:table-cell>
              <table:table-cell office:value-type="float" office:value="5.46637121724624">
                <text:p>5.46637121724624</text:p>
              </table:table-cell>
              <table:table-cell office:value-type="float" office:value="-0.728968627421412">
                <text:p>-0.728968627421412</text:p>
              </table:table-cell>
            </table:table-row>
            <table:table-row>
              <table:table-cell office:value-type="string">
                <text:p/>
              </table:table-cell>
              <table:table-cell office:value-type="float" office:value="5.47265440255342">
                <text:p>5.47265440255342</text:p>
              </table:table-cell>
              <table:table-cell office:value-type="float" office:value="-0.724653130187047">
                <text:p>-0.724653130187047</text:p>
              </table:table-cell>
            </table:table-row>
            <table:table-row>
              <table:table-cell office:value-type="string">
                <text:p/>
              </table:table-cell>
              <table:table-cell office:value-type="float" office:value="5.4789375878606">
                <text:p>5.4789375878606</text:p>
              </table:table-cell>
              <table:table-cell office:value-type="float" office:value="-0.720309024887907">
                <text:p>-0.720309024887907</text:p>
              </table:table-cell>
            </table:table-row>
            <table:table-row>
              <table:table-cell office:value-type="string">
                <text:p/>
              </table:table-cell>
              <table:table-cell office:value-type="float" office:value="5.48522077316778">
                <text:p>5.48522077316778</text:p>
              </table:table-cell>
              <table:table-cell office:value-type="float" office:value="-0.715936483021831">
                <text:p>-0.715936483021831</text:p>
              </table:table-cell>
            </table:table-row>
            <table:table-row>
              <table:table-cell office:value-type="string">
                <text:p/>
              </table:table-cell>
              <table:table-cell office:value-type="float" office:value="5.49150395847496">
                <text:p>5.49150395847496</text:p>
              </table:table-cell>
              <table:table-cell office:value-type="float" office:value="-0.711535677209285">
                <text:p>-0.711535677209285</text:p>
              </table:table-cell>
            </table:table-row>
            <table:table-row>
              <table:table-cell office:value-type="string">
                <text:p/>
              </table:table-cell>
              <table:table-cell office:value-type="float" office:value="5.49778714378214">
                <text:p>5.49778714378214</text:p>
              </table:table-cell>
              <table:table-cell office:value-type="float" office:value="-0.707106781186548">
                <text:p>-0.707106781186548</text:p>
              </table:table-cell>
            </table:table-row>
            <table:table-row>
              <table:table-cell office:value-type="string">
                <text:p/>
              </table:table-cell>
              <table:table-cell office:value-type="float" office:value="5.50407032908932">
                <text:p>5.50407032908932</text:p>
              </table:table-cell>
              <table:table-cell office:value-type="float" office:value="-0.702649969798849">
                <text:p>-0.702649969798849</text:p>
              </table:table-cell>
            </table:table-row>
            <table:table-row>
              <table:table-cell office:value-type="string">
                <text:p/>
              </table:table-cell>
              <table:table-cell office:value-type="float" office:value="5.5103535143965">
                <text:p>5.5103535143965</text:p>
              </table:table-cell>
              <table:table-cell office:value-type="float" office:value="-0.698165418993473">
                <text:p>-0.698165418993473</text:p>
              </table:table-cell>
            </table:table-row>
            <table:table-row>
              <table:table-cell office:value-type="string">
                <text:p/>
              </table:table-cell>
              <table:table-cell office:value-type="float" office:value="5.51663669970368">
                <text:p>5.51663669970368</text:p>
              </table:table-cell>
              <table:table-cell office:value-type="float" office:value="-0.693653305812805">
                <text:p>-0.693653305812805</text:p>
              </table:table-cell>
            </table:table-row>
            <table:table-row>
              <table:table-cell office:value-type="string">
                <text:p/>
              </table:table-cell>
              <table:table-cell office:value-type="float" office:value="5.52291988501086">
                <text:p>5.52291988501086</text:p>
              </table:table-cell>
              <table:table-cell office:value-type="float" office:value="-0.689113808387349">
                <text:p>-0.689113808387349</text:p>
              </table:table-cell>
            </table:table-row>
            <table:table-row>
              <table:table-cell office:value-type="string">
                <text:p/>
              </table:table-cell>
              <table:table-cell office:value-type="float" office:value="5.52920307031804">
                <text:p>5.52920307031804</text:p>
              </table:table-cell>
              <table:table-cell office:value-type="float" office:value="-0.684547105928688">
                <text:p>-0.684547105928688</text:p>
              </table:table-cell>
            </table:table-row>
            <table:table-row>
              <table:table-cell office:value-type="string">
                <text:p/>
              </table:table-cell>
              <table:table-cell office:value-type="float" office:value="5.53548625562522">
                <text:p>5.53548625562522</text:p>
              </table:table-cell>
              <table:table-cell office:value-type="float" office:value="-0.679953378722419">
                <text:p>-0.679953378722419</text:p>
              </table:table-cell>
            </table:table-row>
            <table:table-row>
              <table:table-cell office:value-type="string">
                <text:p/>
              </table:table-cell>
              <table:table-cell office:value-type="float" office:value="5.5417694409324">
                <text:p>5.5417694409324</text:p>
              </table:table-cell>
              <table:table-cell office:value-type="float" office:value="-0.675332808121025">
                <text:p>-0.675332808121025</text:p>
              </table:table-cell>
            </table:table-row>
            <table:table-row>
              <table:table-cell office:value-type="string">
                <text:p/>
              </table:table-cell>
              <table:table-cell office:value-type="float" office:value="5.54805262623957">
                <text:p>5.54805262623957</text:p>
              </table:table-cell>
              <table:table-cell office:value-type="float" office:value="-0.670685576536721">
                <text:p>-0.670685576536721</text:p>
              </table:table-cell>
            </table:table-row>
            <table:table-row>
              <table:table-cell office:value-type="string">
                <text:p/>
              </table:table-cell>
              <table:table-cell office:value-type="float" office:value="5.55433581154675">
                <text:p>5.55433581154675</text:p>
              </table:table-cell>
              <table:table-cell office:value-type="float" office:value="-0.666011867434252">
                <text:p>-0.666011867434252</text:p>
              </table:table-cell>
            </table:table-row>
            <table:table-row>
              <table:table-cell office:value-type="string">
                <text:p/>
              </table:table-cell>
              <table:table-cell office:value-type="float" office:value="5.56061899685393">
                <text:p>5.56061899685393</text:p>
              </table:table-cell>
              <table:table-cell office:value-type="float" office:value="-0.661311865323652">
                <text:p>-0.661311865323652</text:p>
              </table:table-cell>
            </table:table-row>
            <table:table-row>
              <table:table-cell office:value-type="string">
                <text:p/>
              </table:table-cell>
              <table:table-cell office:value-type="float" office:value="5.56690218216111">
                <text:p>5.56690218216111</text:p>
              </table:table-cell>
              <table:table-cell office:value-type="float" office:value="-0.656585755752957">
                <text:p>-0.656585755752957</text:p>
              </table:table-cell>
            </table:table-row>
            <table:table-row>
              <table:table-cell office:value-type="string">
                <text:p/>
              </table:table-cell>
              <table:table-cell office:value-type="float" office:value="5.57318536746829">
                <text:p>5.57318536746829</text:p>
              </table:table-cell>
              <table:table-cell office:value-type="float" office:value="-0.651833725300878">
                <text:p>-0.651833725300878</text:p>
              </table:table-cell>
            </table:table-row>
            <table:table-row>
              <table:table-cell office:value-type="string">
                <text:p/>
              </table:table-cell>
              <table:table-cell office:value-type="float" office:value="5.57946855277547">
                <text:p>5.57946855277547</text:p>
              </table:table-cell>
              <table:table-cell office:value-type="float" office:value="-0.647055961569444">
                <text:p>-0.647055961569444</text:p>
              </table:table-cell>
            </table:table-row>
            <table:table-row>
              <table:table-cell office:value-type="string">
                <text:p/>
              </table:table-cell>
              <table:table-cell office:value-type="float" office:value="5.58575173808265">
                <text:p>5.58575173808265</text:p>
              </table:table-cell>
              <table:table-cell office:value-type="float" office:value="-0.642252653176585">
                <text:p>-0.642252653176585</text:p>
              </table:table-cell>
            </table:table-row>
            <table:table-row>
              <table:table-cell office:value-type="string">
                <text:p/>
              </table:table-cell>
              <table:table-cell office:value-type="float" office:value="5.59203492338983">
                <text:p>5.59203492338983</text:p>
              </table:table-cell>
              <table:table-cell office:value-type="float" office:value="-0.63742398974869">
                <text:p>-0.63742398974869</text:p>
              </table:table-cell>
            </table:table-row>
            <table:table-row>
              <table:table-cell office:value-type="string">
                <text:p/>
              </table:table-cell>
              <table:table-cell office:value-type="float" office:value="5.59831810869701">
                <text:p>5.59831810869701</text:p>
              </table:table-cell>
              <table:table-cell office:value-type="float" office:value="-0.632570161913125">
                <text:p>-0.632570161913125</text:p>
              </table:table-cell>
            </table:table-row>
            <table:table-row>
              <table:table-cell office:value-type="string">
                <text:p/>
              </table:table-cell>
              <table:table-cell office:value-type="float" office:value="5.60460129400419">
                <text:p>5.60460129400419</text:p>
              </table:table-cell>
              <table:table-cell office:value-type="float" office:value="-0.6276913612907">
                <text:p>-0.6276913612907</text:p>
              </table:table-cell>
            </table:table-row>
            <table:table-row>
              <table:table-cell office:value-type="string">
                <text:p/>
              </table:table-cell>
              <table:table-cell office:value-type="float" office:value="5.61088447931137">
                <text:p>5.61088447931137</text:p>
              </table:table-cell>
              <table:table-cell office:value-type="float" office:value="-0.622787780488113">
                <text:p>-0.622787780488113</text:p>
              </table:table-cell>
            </table:table-row>
            <table:table-row>
              <table:table-cell office:value-type="string">
                <text:p/>
              </table:table-cell>
              <table:table-cell office:value-type="float" office:value="5.61716766461855">
                <text:p>5.61716766461855</text:p>
              </table:table-cell>
              <table:table-cell office:value-type="float" office:value="-0.617859613090335">
                <text:p>-0.617859613090335</text:p>
              </table:table-cell>
            </table:table-row>
            <table:table-row>
              <table:table-cell office:value-type="string">
                <text:p/>
              </table:table-cell>
              <table:table-cell office:value-type="float" office:value="5.62345084992573">
                <text:p>5.62345084992573</text:p>
              </table:table-cell>
              <table:table-cell office:value-type="float" office:value="-0.612907053652976">
                <text:p>-0.612907053652976</text:p>
              </table:table-cell>
            </table:table-row>
            <table:table-row>
              <table:table-cell office:value-type="string">
                <text:p/>
              </table:table-cell>
              <table:table-cell office:value-type="float" office:value="5.62973403523291">
                <text:p>5.62973403523291</text:p>
              </table:table-cell>
              <table:table-cell office:value-type="float" office:value="-0.607930297694606">
                <text:p>-0.607930297694606</text:p>
              </table:table-cell>
            </table:table-row>
            <table:table-row>
              <table:table-cell office:value-type="string">
                <text:p/>
              </table:table-cell>
              <table:table-cell office:value-type="float" office:value="5.63601722054009">
                <text:p>5.63601722054009</text:p>
              </table:table-cell>
              <table:table-cell office:value-type="float" office:value="-0.602929541689025">
                <text:p>-0.602929541689025</text:p>
              </table:table-cell>
            </table:table-row>
            <table:table-row>
              <table:table-cell office:value-type="string">
                <text:p/>
              </table:table-cell>
              <table:table-cell office:value-type="float" office:value="5.64230040584727">
                <text:p>5.64230040584727</text:p>
              </table:table-cell>
              <table:table-cell office:value-type="float" office:value="-0.597904983057518">
                <text:p>-0.597904983057518</text:p>
              </table:table-cell>
            </table:table-row>
            <table:table-row>
              <table:table-cell office:value-type="string">
                <text:p/>
              </table:table-cell>
              <table:table-cell office:value-type="float" office:value="5.64858359115445">
                <text:p>5.64858359115445</text:p>
              </table:table-cell>
              <table:table-cell office:value-type="float" office:value="-0.592856820161059">
                <text:p>-0.592856820161059</text:p>
              </table:table-cell>
            </table:table-row>
            <table:table-row>
              <table:table-cell office:value-type="string">
                <text:p/>
              </table:table-cell>
              <table:table-cell office:value-type="float" office:value="5.65486677646163">
                <text:p>5.65486677646163</text:p>
              </table:table-cell>
              <table:table-cell office:value-type="float" office:value="-0.587785252292473">
                <text:p>-0.587785252292473</text:p>
              </table:table-cell>
            </table:table-row>
            <table:table-row>
              <table:table-cell office:value-type="string">
                <text:p/>
              </table:table-cell>
              <table:table-cell office:value-type="float" office:value="5.66114996176881">
                <text:p>5.66114996176881</text:p>
              </table:table-cell>
              <table:table-cell office:value-type="float" office:value="-0.582690479668577">
                <text:p>-0.582690479668577</text:p>
              </table:table-cell>
            </table:table-row>
            <table:table-row>
              <table:table-cell office:value-type="string">
                <text:p/>
              </table:table-cell>
              <table:table-cell office:value-type="float" office:value="5.66743314707599">
                <text:p>5.66743314707599</text:p>
              </table:table-cell>
              <table:table-cell office:value-type="float" office:value="-0.577572703422268">
                <text:p>-0.577572703422268</text:p>
              </table:table-cell>
            </table:table-row>
            <table:table-row>
              <table:table-cell office:value-type="string">
                <text:p/>
              </table:table-cell>
              <table:table-cell office:value-type="float" office:value="5.67371633238317">
                <text:p>5.67371633238317</text:p>
              </table:table-cell>
              <table:table-cell office:value-type="float" office:value="-0.572432125594591">
                <text:p>-0.572432125594591</text:p>
              </table:table-cell>
            </table:table-row>
            <table:table-row>
              <table:table-cell office:value-type="string">
                <text:p/>
              </table:table-cell>
              <table:table-cell office:value-type="float" office:value="5.67999951769035">
                <text:p>5.67999951769035</text:p>
              </table:table-cell>
              <table:table-cell office:value-type="float" office:value="-0.567268949126756">
                <text:p>-0.567268949126756</text:p>
              </table:table-cell>
            </table:table-row>
            <table:table-row>
              <table:table-cell office:value-type="string">
                <text:p/>
              </table:table-cell>
              <table:table-cell office:value-type="float" office:value="5.68628270299753">
                <text:p>5.68628270299753</text:p>
              </table:table-cell>
              <table:table-cell office:value-type="float" office:value="-0.562083377852131">
                <text:p>-0.562083377852131</text:p>
              </table:table-cell>
            </table:table-row>
            <table:table-row>
              <table:table-cell office:value-type="string">
                <text:p/>
              </table:table-cell>
              <table:table-cell office:value-type="float" office:value="5.69256588830471">
                <text:p>5.69256588830471</text:p>
              </table:table-cell>
              <table:table-cell office:value-type="float" office:value="-0.556875616488188">
                <text:p>-0.556875616488188</text:p>
              </table:table-cell>
            </table:table-row>
            <table:table-row>
              <table:table-cell office:value-type="string">
                <text:p/>
              </table:table-cell>
              <table:table-cell office:value-type="float" office:value="5.69884907361188">
                <text:p>5.69884907361188</text:p>
              </table:table-cell>
              <table:table-cell office:value-type="float" office:value="-0.551645870628431">
                <text:p>-0.551645870628431</text:p>
              </table:table-cell>
            </table:table-row>
            <table:table-row>
              <table:table-cell office:value-type="string">
                <text:p/>
              </table:table-cell>
              <table:table-cell office:value-type="float" office:value="5.70513225891906">
                <text:p>5.70513225891906</text:p>
              </table:table-cell>
              <table:table-cell office:value-type="float" office:value="-0.54639434673427">
                <text:p>-0.54639434673427</text:p>
              </table:table-cell>
            </table:table-row>
            <table:table-row>
              <table:table-cell office:value-type="string">
                <text:p/>
              </table:table-cell>
              <table:table-cell office:value-type="float" office:value="5.71141544422624">
                <text:p>5.71141544422624</text:p>
              </table:table-cell>
              <table:table-cell office:value-type="float" office:value="-0.541121252126876">
                <text:p>-0.541121252126876</text:p>
              </table:table-cell>
            </table:table-row>
            <table:table-row>
              <table:table-cell office:value-type="string">
                <text:p/>
              </table:table-cell>
              <table:table-cell office:value-type="float" office:value="5.71769862953342">
                <text:p>5.71769862953342</text:p>
              </table:table-cell>
              <table:table-cell office:value-type="float" office:value="-0.535826794978996">
                <text:p>-0.535826794978996</text:p>
              </table:table-cell>
            </table:table-row>
            <table:table-row>
              <table:table-cell office:value-type="string">
                <text:p/>
              </table:table-cell>
              <table:table-cell office:value-type="float" office:value="5.7239818148406">
                <text:p>5.7239818148406</text:p>
              </table:table-cell>
              <table:table-cell office:value-type="float" office:value="-0.530511184306734">
                <text:p>-0.530511184306734</text:p>
              </table:table-cell>
            </table:table-row>
            <table:table-row>
              <table:table-cell office:value-type="string">
                <text:p/>
              </table:table-cell>
              <table:table-cell office:value-type="float" office:value="5.73026500014778">
                <text:p>5.73026500014778</text:p>
              </table:table-cell>
              <table:table-cell office:value-type="float" office:value="-0.525174629961296">
                <text:p>-0.525174629961296</text:p>
              </table:table-cell>
            </table:table-row>
            <table:table-row>
              <table:table-cell office:value-type="string">
                <text:p/>
              </table:table-cell>
              <table:table-cell office:value-type="float" office:value="5.73654818545496">
                <text:p>5.73654818545496</text:p>
              </table:table-cell>
              <table:table-cell office:value-type="float" office:value="-0.519817342620709">
                <text:p>-0.519817342620709</text:p>
              </table:table-cell>
            </table:table-row>
            <table:table-row>
              <table:table-cell office:value-type="string">
                <text:p/>
              </table:table-cell>
              <table:table-cell office:value-type="float" office:value="5.74283137076214">
                <text:p>5.74283137076214</text:p>
              </table:table-cell>
              <table:table-cell office:value-type="float" office:value="-0.514439533781507">
                <text:p>-0.514439533781507</text:p>
              </table:table-cell>
            </table:table-row>
            <table:table-row>
              <table:table-cell office:value-type="string">
                <text:p/>
              </table:table-cell>
              <table:table-cell office:value-type="float" office:value="5.74911455606932">
                <text:p>5.74911455606932</text:p>
              </table:table-cell>
              <table:table-cell office:value-type="float" office:value="-0.509041415750372">
                <text:p>-0.509041415750372</text:p>
              </table:table-cell>
            </table:table-row>
            <table:table-row>
              <table:table-cell office:value-type="string">
                <text:p/>
              </table:table-cell>
              <table:table-cell office:value-type="float" office:value="5.7553977413765">
                <text:p>5.7553977413765</text:p>
              </table:table-cell>
              <table:table-cell office:value-type="float" office:value="-0.503623201635761">
                <text:p>-0.503623201635761</text:p>
              </table:table-cell>
            </table:table-row>
            <table:table-row>
              <table:table-cell office:value-type="string">
                <text:p/>
              </table:table-cell>
              <table:table-cell office:value-type="float" office:value="5.76168092668368">
                <text:p>5.76168092668368</text:p>
              </table:table-cell>
              <table:table-cell office:value-type="float" office:value="-0.498185105339491">
                <text:p>-0.498185105339491</text:p>
              </table:table-cell>
            </table:table-row>
            <table:table-row>
              <table:table-cell office:value-type="string">
                <text:p/>
              </table:table-cell>
              <table:table-cell office:value-type="float" office:value="5.76796411199086">
                <text:p>5.76796411199086</text:p>
              </table:table-cell>
              <table:table-cell office:value-type="float" office:value="-0.492727341548292">
                <text:p>-0.492727341548292</text:p>
              </table:table-cell>
            </table:table-row>
            <table:table-row>
              <table:table-cell office:value-type="string">
                <text:p/>
              </table:table-cell>
              <table:table-cell office:value-type="float" office:value="5.77424729729804">
                <text:p>5.77424729729804</text:p>
              </table:table-cell>
              <table:table-cell office:value-type="float" office:value="-0.487250125725333">
                <text:p>-0.487250125725333</text:p>
              </table:table-cell>
            </table:table-row>
            <table:table-row>
              <table:table-cell office:value-type="string">
                <text:p/>
              </table:table-cell>
              <table:table-cell office:value-type="float" office:value="5.78053048260522">
                <text:p>5.78053048260522</text:p>
              </table:table-cell>
              <table:table-cell office:value-type="float" office:value="-0.481753674101715">
                <text:p>-0.481753674101715</text:p>
              </table:table-cell>
            </table:table-row>
            <table:table-row>
              <table:table-cell office:value-type="string">
                <text:p/>
              </table:table-cell>
              <table:table-cell office:value-type="float" office:value="5.7868136679124">
                <text:p>5.7868136679124</text:p>
              </table:table-cell>
              <table:table-cell office:value-type="float" office:value="-0.47623820366794">
                <text:p>-0.47623820366794</text:p>
              </table:table-cell>
            </table:table-row>
            <table:table-row>
              <table:table-cell office:value-type="string">
                <text:p/>
              </table:table-cell>
              <table:table-cell office:value-type="float" office:value="5.79309685321958">
                <text:p>5.79309685321958</text:p>
              </table:table-cell>
              <table:table-cell office:value-type="float" office:value="-0.470703932165333">
                <text:p>-0.470703932165333</text:p>
              </table:table-cell>
            </table:table-row>
            <table:table-row>
              <table:table-cell office:value-type="string">
                <text:p/>
              </table:table-cell>
              <table:table-cell office:value-type="float" office:value="5.79938003852676">
                <text:p>5.79938003852676</text:p>
              </table:table-cell>
              <table:table-cell office:value-type="float" office:value="-0.465151078077459">
                <text:p>-0.465151078077459</text:p>
              </table:table-cell>
            </table:table-row>
            <table:table-row>
              <table:table-cell office:value-type="string">
                <text:p/>
              </table:table-cell>
              <table:table-cell office:value-type="float" office:value="5.80566322383394">
                <text:p>5.80566322383394</text:p>
              </table:table-cell>
              <table:table-cell office:value-type="float" office:value="-0.459579860621488">
                <text:p>-0.459579860621488</text:p>
              </table:table-cell>
            </table:table-row>
            <table:table-row>
              <table:table-cell office:value-type="string">
                <text:p/>
              </table:table-cell>
              <table:table-cell office:value-type="float" office:value="5.81194640914112">
                <text:p>5.81194640914112</text:p>
              </table:table-cell>
              <table:table-cell office:value-type="float" office:value="-0.453990499739547">
                <text:p>-0.453990499739547</text:p>
              </table:table-cell>
            </table:table-row>
            <table:table-row>
              <table:table-cell office:value-type="string">
                <text:p/>
              </table:table-cell>
              <table:table-cell office:value-type="float" office:value="5.8182295944483">
                <text:p>5.8182295944483</text:p>
              </table:table-cell>
              <table:table-cell office:value-type="float" office:value="-0.448383216090033">
                <text:p>-0.448383216090033</text:p>
              </table:table-cell>
            </table:table-row>
            <table:table-row>
              <table:table-cell office:value-type="string">
                <text:p/>
              </table:table-cell>
              <table:table-cell office:value-type="float" office:value="5.82451277975548">
                <text:p>5.82451277975548</text:p>
              </table:table-cell>
              <table:table-cell office:value-type="float" office:value="-0.442758231038902">
                <text:p>-0.442758231038902</text:p>
              </table:table-cell>
            </table:table-row>
            <table:table-row>
              <table:table-cell office:value-type="string">
                <text:p/>
              </table:table-cell>
              <table:table-cell office:value-type="float" office:value="5.83079596506266">
                <text:p>5.83079596506266</text:p>
              </table:table-cell>
              <table:table-cell office:value-type="float" office:value="-0.437115766650933">
                <text:p>-0.437115766650933</text:p>
              </table:table-cell>
            </table:table-row>
            <table:table-row>
              <table:table-cell office:value-type="string">
                <text:p/>
              </table:table-cell>
              <table:table-cell office:value-type="float" office:value="5.83707915036984">
                <text:p>5.83707915036984</text:p>
              </table:table-cell>
              <table:table-cell office:value-type="float" office:value="-0.431456045680959">
                <text:p>-0.431456045680959</text:p>
              </table:table-cell>
            </table:table-row>
            <table:table-row>
              <table:table-cell office:value-type="string">
                <text:p/>
              </table:table-cell>
              <table:table-cell office:value-type="float" office:value="5.84336233567702">
                <text:p>5.84336233567702</text:p>
              </table:table-cell>
              <table:table-cell office:value-type="float" office:value="-0.425779291565073">
                <text:p>-0.425779291565073</text:p>
              </table:table-cell>
            </table:table-row>
            <table:table-row>
              <table:table-cell office:value-type="string">
                <text:p/>
              </table:table-cell>
              <table:table-cell office:value-type="float" office:value="5.8496455209842">
                <text:p>5.8496455209842</text:p>
              </table:table-cell>
              <table:table-cell office:value-type="float" office:value="-0.420085728411806">
                <text:p>-0.420085728411806</text:p>
              </table:table-cell>
            </table:table-row>
            <table:table-row>
              <table:table-cell office:value-type="string">
                <text:p/>
              </table:table-cell>
              <table:table-cell office:value-type="float" office:value="5.85592870629137">
                <text:p>5.85592870629137</text:p>
              </table:table-cell>
              <table:table-cell office:value-type="float" office:value="-0.414375580993284">
                <text:p>-0.414375580993284</text:p>
              </table:table-cell>
            </table:table-row>
            <table:table-row>
              <table:table-cell office:value-type="string">
                <text:p/>
              </table:table-cell>
              <table:table-cell office:value-type="float" office:value="5.86221189159855">
                <text:p>5.86221189159855</text:p>
              </table:table-cell>
              <table:table-cell office:value-type="float" office:value="-0.40864907473635">
                <text:p>-0.40864907473635</text:p>
              </table:table-cell>
            </table:table-row>
            <table:table-row>
              <table:table-cell office:value-type="string">
                <text:p/>
              </table:table-cell>
              <table:table-cell office:value-type="float" office:value="5.86849507690573">
                <text:p>5.86849507690573</text:p>
              </table:table-cell>
              <table:table-cell office:value-type="float" office:value="-0.402906435713663">
                <text:p>-0.402906435713663</text:p>
              </table:table-cell>
            </table:table-row>
            <table:table-row>
              <table:table-cell office:value-type="string">
                <text:p/>
              </table:table-cell>
              <table:table-cell office:value-type="float" office:value="5.87477826221291">
                <text:p>5.87477826221291</text:p>
              </table:table-cell>
              <table:table-cell office:value-type="float" office:value="-0.39714789063478">
                <text:p>-0.39714789063478</text:p>
              </table:table-cell>
            </table:table-row>
            <table:table-row>
              <table:table-cell office:value-type="string">
                <text:p/>
              </table:table-cell>
              <table:table-cell office:value-type="float" office:value="5.88106144752009">
                <text:p>5.88106144752009</text:p>
              </table:table-cell>
              <table:table-cell office:value-type="float" office:value="-0.391373666837202">
                <text:p>-0.391373666837202</text:p>
              </table:table-cell>
            </table:table-row>
            <table:table-row>
              <table:table-cell office:value-type="string">
                <text:p/>
              </table:table-cell>
              <table:table-cell office:value-type="float" office:value="5.88734463282727">
                <text:p>5.88734463282727</text:p>
              </table:table-cell>
              <table:table-cell office:value-type="float" office:value="-0.385583992277397">
                <text:p>-0.385583992277397</text:p>
              </table:table-cell>
            </table:table-row>
            <table:table-row>
              <table:table-cell office:value-type="string">
                <text:p/>
              </table:table-cell>
              <table:table-cell office:value-type="float" office:value="5.89362781813445">
                <text:p>5.89362781813445</text:p>
              </table:table-cell>
              <table:table-cell office:value-type="float" office:value="-0.379779095521802">
                <text:p>-0.379779095521802</text:p>
              </table:table-cell>
            </table:table-row>
            <table:table-row>
              <table:table-cell office:value-type="string">
                <text:p/>
              </table:table-cell>
              <table:table-cell office:value-type="float" office:value="5.89991100344163">
                <text:p>5.89991100344163</text:p>
              </table:table-cell>
              <table:table-cell office:value-type="float" office:value="-0.373959205737801">
                <text:p>-0.373959205737801</text:p>
              </table:table-cell>
            </table:table-row>
            <table:table-row>
              <table:table-cell office:value-type="string">
                <text:p/>
              </table:table-cell>
              <table:table-cell office:value-type="float" office:value="5.90619418874881">
                <text:p>5.90619418874881</text:p>
              </table:table-cell>
              <table:table-cell office:value-type="float" office:value="-0.368124552684678">
                <text:p>-0.368124552684678</text:p>
              </table:table-cell>
            </table:table-row>
            <table:table-row>
              <table:table-cell office:value-type="string">
                <text:p/>
              </table:table-cell>
              <table:table-cell office:value-type="float" office:value="5.91247737405599">
                <text:p>5.91247737405599</text:p>
              </table:table-cell>
              <table:table-cell office:value-type="float" office:value="-0.362275366704546">
                <text:p>-0.362275366704546</text:p>
              </table:table-cell>
            </table:table-row>
            <table:table-row>
              <table:table-cell office:value-type="string">
                <text:p/>
              </table:table-cell>
              <table:table-cell office:value-type="float" office:value="5.91876055936317">
                <text:p>5.91876055936317</text:p>
              </table:table-cell>
              <table:table-cell office:value-type="float" office:value="-0.35641187871325">
                <text:p>-0.35641187871325</text:p>
              </table:table-cell>
            </table:table-row>
            <table:table-row>
              <table:table-cell office:value-type="string">
                <text:p/>
              </table:table-cell>
              <table:table-cell office:value-type="float" office:value="5.92504374467035">
                <text:p>5.92504374467035</text:p>
              </table:table-cell>
              <table:table-cell office:value-type="float" office:value="-0.350534320191259">
                <text:p>-0.350534320191259</text:p>
              </table:table-cell>
            </table:table-row>
            <table:table-row>
              <table:table-cell office:value-type="string">
                <text:p/>
              </table:table-cell>
              <table:table-cell office:value-type="float" office:value="5.93132692997753">
                <text:p>5.93132692997753</text:p>
              </table:table-cell>
              <table:table-cell office:value-type="float" office:value="-0.344642923174518">
                <text:p>-0.344642923174518</text:p>
              </table:table-cell>
            </table:table-row>
            <table:table-row>
              <table:table-cell office:value-type="string">
                <text:p/>
              </table:table-cell>
              <table:table-cell office:value-type="float" office:value="5.93761011528471">
                <text:p>5.93761011528471</text:p>
              </table:table-cell>
              <table:table-cell office:value-type="float" office:value="-0.338737920245292">
                <text:p>-0.338737920245292</text:p>
              </table:table-cell>
            </table:table-row>
            <table:table-row>
              <table:table-cell office:value-type="string">
                <text:p/>
              </table:table-cell>
              <table:table-cell office:value-type="float" office:value="5.94389330059189">
                <text:p>5.94389330059189</text:p>
              </table:table-cell>
              <table:table-cell office:value-type="float" office:value="-0.332819544522986">
                <text:p>-0.332819544522986</text:p>
              </table:table-cell>
            </table:table-row>
            <table:table-row>
              <table:table-cell office:value-type="string">
                <text:p/>
              </table:table-cell>
              <table:table-cell office:value-type="float" office:value="5.95017648589907">
                <text:p>5.95017648589907</text:p>
              </table:table-cell>
              <table:table-cell office:value-type="float" office:value="-0.326888029654942">
                <text:p>-0.326888029654942</text:p>
              </table:table-cell>
            </table:table-row>
            <table:table-row>
              <table:table-cell office:value-type="string">
                <text:p/>
              </table:table-cell>
              <table:table-cell office:value-type="float" office:value="5.95645967120625">
                <text:p>5.95645967120625</text:p>
              </table:table-cell>
              <table:table-cell office:value-type="float" office:value="-0.32094360980721">
                <text:p>-0.32094360980721</text:p>
              </table:table-cell>
            </table:table-row>
            <table:table-row>
              <table:table-cell office:value-type="string">
                <text:p/>
              </table:table-cell>
              <table:table-cell office:value-type="float" office:value="5.96274285651343">
                <text:p>5.96274285651343</text:p>
              </table:table-cell>
              <table:table-cell office:value-type="float" office:value="-0.314986519655305">
                <text:p>-0.314986519655305</text:p>
              </table:table-cell>
            </table:table-row>
            <table:table-row>
              <table:table-cell office:value-type="string">
                <text:p/>
              </table:table-cell>
              <table:table-cell office:value-type="float" office:value="5.96902604182061">
                <text:p>5.96902604182061</text:p>
              </table:table-cell>
              <table:table-cell office:value-type="float" office:value="-0.309016994374948">
                <text:p>-0.309016994374948</text:p>
              </table:table-cell>
            </table:table-row>
            <table:table-row>
              <table:table-cell office:value-type="string">
                <text:p/>
              </table:table-cell>
              <table:table-cell office:value-type="float" office:value="5.97530922712779">
                <text:p>5.97530922712779</text:p>
              </table:table-cell>
              <table:table-cell office:value-type="float" office:value="-0.303035269632775">
                <text:p>-0.303035269632775</text:p>
              </table:table-cell>
            </table:table-row>
            <table:table-row>
              <table:table-cell office:value-type="string">
                <text:p/>
              </table:table-cell>
              <table:table-cell office:value-type="float" office:value="5.98159241243497">
                <text:p>5.98159241243497</text:p>
              </table:table-cell>
              <table:table-cell office:value-type="float" office:value="-0.297041581577035">
                <text:p>-0.297041581577035</text:p>
              </table:table-cell>
            </table:table-row>
            <table:table-row>
              <table:table-cell office:value-type="string">
                <text:p/>
              </table:table-cell>
              <table:table-cell office:value-type="float" office:value="5.98787559774215">
                <text:p>5.98787559774215</text:p>
              </table:table-cell>
              <table:table-cell office:value-type="float" office:value="-0.291036166828271">
                <text:p>-0.291036166828271</text:p>
              </table:table-cell>
            </table:table-row>
            <table:table-row>
              <table:table-cell office:value-type="string">
                <text:p/>
              </table:table-cell>
              <table:table-cell office:value-type="float" office:value="5.99415878304933">
                <text:p>5.99415878304933</text:p>
              </table:table-cell>
              <table:table-cell office:value-type="float" office:value="-0.285019262469976">
                <text:p>-0.285019262469976</text:p>
              </table:table-cell>
            </table:table-row>
            <table:table-row>
              <table:table-cell office:value-type="string">
                <text:p/>
              </table:table-cell>
              <table:table-cell office:value-type="float" office:value="6.00044196835651">
                <text:p>6.00044196835651</text:p>
              </table:table-cell>
              <table:table-cell office:value-type="float" office:value="-0.27899110603923">
                <text:p>-0.27899110603923</text:p>
              </table:table-cell>
            </table:table-row>
            <table:table-row>
              <table:table-cell office:value-type="string">
                <text:p/>
              </table:table-cell>
              <table:table-cell office:value-type="float" office:value="6.00672515366368">
                <text:p>6.00672515366368</text:p>
              </table:table-cell>
              <table:table-cell office:value-type="float" office:value="-0.272951935517326">
                <text:p>-0.272951935517326</text:p>
              </table:table-cell>
            </table:table-row>
            <table:table-row>
              <table:table-cell office:value-type="string">
                <text:p/>
              </table:table-cell>
              <table:table-cell office:value-type="float" office:value="6.01300833897086">
                <text:p>6.01300833897086</text:p>
              </table:table-cell>
              <table:table-cell office:value-type="float" office:value="-0.266901989320376">
                <text:p>-0.266901989320376</text:p>
              </table:table-cell>
            </table:table-row>
            <table:table-row>
              <table:table-cell office:value-type="string">
                <text:p/>
              </table:table-cell>
              <table:table-cell office:value-type="float" office:value="6.01929152427804">
                <text:p>6.01929152427804</text:p>
              </table:table-cell>
              <table:table-cell office:value-type="float" office:value="-0.260841506289897">
                <text:p>-0.260841506289897</text:p>
              </table:table-cell>
            </table:table-row>
            <table:table-row>
              <table:table-cell office:value-type="string">
                <text:p/>
              </table:table-cell>
              <table:table-cell office:value-type="float" office:value="6.02557470958522">
                <text:p>6.02557470958522</text:p>
              </table:table-cell>
              <table:table-cell office:value-type="float" office:value="-0.254770725683382">
                <text:p>-0.254770725683382</text:p>
              </table:table-cell>
            </table:table-row>
            <table:table-row>
              <table:table-cell office:value-type="string">
                <text:p/>
              </table:table-cell>
              <table:table-cell office:value-type="float" office:value="6.0318578948924">
                <text:p>6.0318578948924</text:p>
              </table:table-cell>
              <table:table-cell office:value-type="float" office:value="-0.248689887164855">
                <text:p>-0.248689887164855</text:p>
              </table:table-cell>
            </table:table-row>
            <table:table-row>
              <table:table-cell office:value-type="string">
                <text:p/>
              </table:table-cell>
              <table:table-cell office:value-type="float" office:value="6.03814108019958">
                <text:p>6.03814108019958</text:p>
              </table:table-cell>
              <table:table-cell office:value-type="float" office:value="-0.242599230795407">
                <text:p>-0.242599230795407</text:p>
              </table:table-cell>
            </table:table-row>
            <table:table-row>
              <table:table-cell office:value-type="string">
                <text:p/>
              </table:table-cell>
              <table:table-cell office:value-type="float" office:value="6.04442426550676">
                <text:p>6.04442426550676</text:p>
              </table:table-cell>
              <table:table-cell office:value-type="float" office:value="-0.236498997023725">
                <text:p>-0.236498997023725</text:p>
              </table:table-cell>
            </table:table-row>
            <table:table-row>
              <table:table-cell office:value-type="string">
                <text:p/>
              </table:table-cell>
              <table:table-cell office:value-type="float" office:value="6.05070745081394">
                <text:p>6.05070745081394</text:p>
              </table:table-cell>
              <table:table-cell office:value-type="float" office:value="-0.230389426676591">
                <text:p>-0.230389426676591</text:p>
              </table:table-cell>
            </table:table-row>
            <table:table-row>
              <table:table-cell office:value-type="string">
                <text:p/>
              </table:table-cell>
              <table:table-cell office:value-type="float" office:value="6.05699063612112">
                <text:p>6.05699063612112</text:p>
              </table:table-cell>
              <table:table-cell office:value-type="float" office:value="-0.224270760949381">
                <text:p>-0.224270760949381</text:p>
              </table:table-cell>
            </table:table-row>
            <table:table-row>
              <table:table-cell office:value-type="string">
                <text:p/>
              </table:table-cell>
              <table:table-cell office:value-type="float" office:value="6.0632738214283">
                <text:p>6.0632738214283</text:p>
              </table:table-cell>
              <table:table-cell office:value-type="float" office:value="-0.218143241396542">
                <text:p>-0.218143241396542</text:p>
              </table:table-cell>
            </table:table-row>
            <table:table-row>
              <table:table-cell office:value-type="string">
                <text:p/>
              </table:table-cell>
              <table:table-cell office:value-type="float" office:value="6.06955700673548">
                <text:p>6.06955700673548</text:p>
              </table:table-cell>
              <table:table-cell office:value-type="float" office:value="-0.212007109922055">
                <text:p>-0.212007109922055</text:p>
              </table:table-cell>
            </table:table-row>
            <table:table-row>
              <table:table-cell office:value-type="string">
                <text:p/>
              </table:table-cell>
              <table:table-cell office:value-type="float" office:value="6.07584019204266">
                <text:p>6.07584019204266</text:p>
              </table:table-cell>
              <table:table-cell office:value-type="float" office:value="-0.205862608769882">
                <text:p>-0.205862608769882</text:p>
              </table:table-cell>
            </table:table-row>
            <table:table-row>
              <table:table-cell office:value-type="string">
                <text:p/>
              </table:table-cell>
              <table:table-cell office:value-type="float" office:value="6.08212337734984">
                <text:p>6.08212337734984</text:p>
              </table:table-cell>
              <table:table-cell office:value-type="float" office:value="-0.199709980514407">
                <text:p>-0.199709980514407</text:p>
              </table:table-cell>
            </table:table-row>
            <table:table-row>
              <table:table-cell office:value-type="string">
                <text:p/>
              </table:table-cell>
              <table:table-cell office:value-type="float" office:value="6.08840656265702">
                <text:p>6.08840656265702</text:p>
              </table:table-cell>
              <table:table-cell office:value-type="float" office:value="-0.193549468050861">
                <text:p>-0.193549468050861</text:p>
              </table:table-cell>
            </table:table-row>
            <table:table-row>
              <table:table-cell office:value-type="string">
                <text:p/>
              </table:table-cell>
              <table:table-cell office:value-type="float" office:value="6.0946897479642">
                <text:p>6.0946897479642</text:p>
              </table:table-cell>
              <table:table-cell office:value-type="float" office:value="-0.187381314585725">
                <text:p>-0.187381314585725</text:p>
              </table:table-cell>
            </table:table-row>
            <table:table-row>
              <table:table-cell office:value-type="string">
                <text:p/>
              </table:table-cell>
              <table:table-cell office:value-type="float" office:value="6.10097293327138">
                <text:p>6.10097293327138</text:p>
              </table:table-cell>
              <table:table-cell office:value-type="float" office:value="-0.181205763627137">
                <text:p>-0.181205763627137</text:p>
              </table:table-cell>
            </table:table-row>
            <table:table-row>
              <table:table-cell office:value-type="string">
                <text:p/>
              </table:table-cell>
              <table:table-cell office:value-type="float" office:value="6.10725611857856">
                <text:p>6.10725611857856</text:p>
              </table:table-cell>
              <table:table-cell office:value-type="float" office:value="-0.175023058975276">
                <text:p>-0.175023058975276</text:p>
              </table:table-cell>
            </table:table-row>
            <table:table-row>
              <table:table-cell office:value-type="string">
                <text:p/>
              </table:table-cell>
              <table:table-cell office:value-type="float" office:value="6.11353930388574">
                <text:p>6.11353930388574</text:p>
              </table:table-cell>
              <table:table-cell office:value-type="float" office:value="-0.168833444712734">
                <text:p>-0.168833444712734</text:p>
              </table:table-cell>
            </table:table-row>
            <table:table-row>
              <table:table-cell office:value-type="string">
                <text:p/>
              </table:table-cell>
              <table:table-cell office:value-type="float" office:value="6.11982248919292">
                <text:p>6.11982248919292</text:p>
              </table:table-cell>
              <table:table-cell office:value-type="float" office:value="-0.162637165194884">
                <text:p>-0.162637165194884</text:p>
              </table:table-cell>
            </table:table-row>
            <table:table-row>
              <table:table-cell office:value-type="string">
                <text:p/>
              </table:table-cell>
              <table:table-cell office:value-type="float" office:value="6.1261056745001">
                <text:p>6.1261056745001</text:p>
              </table:table-cell>
              <table:table-cell office:value-type="float" office:value="-0.156434465040231">
                <text:p>-0.156434465040231</text:p>
              </table:table-cell>
            </table:table-row>
            <table:table-row>
              <table:table-cell office:value-type="string">
                <text:p/>
              </table:table-cell>
              <table:table-cell office:value-type="float" office:value="6.13238885980728">
                <text:p>6.13238885980728</text:p>
              </table:table-cell>
              <table:table-cell office:value-type="float" office:value="-0.150225589120757">
                <text:p>-0.150225589120757</text:p>
              </table:table-cell>
            </table:table-row>
            <table:table-row>
              <table:table-cell office:value-type="string">
                <text:p/>
              </table:table-cell>
              <table:table-cell office:value-type="float" office:value="6.13867204511446">
                <text:p>6.13867204511446</text:p>
              </table:table-cell>
              <table:table-cell office:value-type="float" office:value="-0.144010782552252">
                <text:p>-0.144010782552252</text:p>
              </table:table-cell>
            </table:table-row>
            <table:table-row>
              <table:table-cell office:value-type="string">
                <text:p/>
              </table:table-cell>
              <table:table-cell office:value-type="float" office:value="6.14495523042164">
                <text:p>6.14495523042164</text:p>
              </table:table-cell>
              <table:table-cell office:value-type="float" office:value="-0.137790290684639">
                <text:p>-0.137790290684639</text:p>
              </table:table-cell>
            </table:table-row>
            <table:table-row>
              <table:table-cell office:value-type="string">
                <text:p/>
              </table:table-cell>
              <table:table-cell office:value-type="float" office:value="6.15123841572882">
                <text:p>6.15123841572882</text:p>
              </table:table-cell>
              <table:table-cell office:value-type="float" office:value="-0.131564359092283">
                <text:p>-0.131564359092283</text:p>
              </table:table-cell>
            </table:table-row>
            <table:table-row>
              <table:table-cell office:value-type="string">
                <text:p/>
              </table:table-cell>
              <table:table-cell office:value-type="float" office:value="6.15752160103599">
                <text:p>6.15752160103599</text:p>
              </table:table-cell>
              <table:table-cell office:value-type="float" office:value="-0.125333233564305">
                <text:p>-0.125333233564305</text:p>
              </table:table-cell>
            </table:table-row>
            <table:table-row>
              <table:table-cell office:value-type="string">
                <text:p/>
              </table:table-cell>
              <table:table-cell office:value-type="float" office:value="6.16380478634317">
                <text:p>6.16380478634317</text:p>
              </table:table-cell>
              <table:table-cell office:value-type="float" office:value="-0.119097160094871">
                <text:p>-0.119097160094871</text:p>
              </table:table-cell>
            </table:table-row>
            <table:table-row>
              <table:table-cell office:value-type="string">
                <text:p/>
              </table:table-cell>
              <table:table-cell office:value-type="float" office:value="6.17008797165035">
                <text:p>6.17008797165035</text:p>
              </table:table-cell>
              <table:table-cell office:value-type="float" office:value="-0.112856384873481">
                <text:p>-0.112856384873481</text:p>
              </table:table-cell>
            </table:table-row>
            <table:table-row>
              <table:table-cell office:value-type="string">
                <text:p/>
              </table:table-cell>
              <table:table-cell office:value-type="float" office:value="6.17637115695753">
                <text:p>6.17637115695753</text:p>
              </table:table-cell>
              <table:table-cell office:value-type="float" office:value="-0.10661115427526">
                <text:p>-0.10661115427526</text:p>
              </table:table-cell>
            </table:table-row>
            <table:table-row>
              <table:table-cell office:value-type="string">
                <text:p/>
              </table:table-cell>
              <table:table-cell office:value-type="float" office:value="6.18265434226471">
                <text:p>6.18265434226471</text:p>
              </table:table-cell>
              <table:table-cell office:value-type="float" office:value="-0.100361714851215">
                <text:p>-0.100361714851215</text:p>
              </table:table-cell>
            </table:table-row>
            <table:table-row>
              <table:table-cell office:value-type="string">
                <text:p/>
              </table:table-cell>
              <table:table-cell office:value-type="float" office:value="6.18893752757189">
                <text:p>6.18893752757189</text:p>
              </table:table-cell>
              <table:table-cell office:value-type="float" office:value="-0.0941083133185149">
                <text:p>-0.0941083133185149</text:p>
              </table:table-cell>
            </table:table-row>
            <table:table-row>
              <table:table-cell office:value-type="string">
                <text:p/>
              </table:table-cell>
              <table:table-cell office:value-type="float" office:value="6.19522071287907">
                <text:p>6.19522071287907</text:p>
              </table:table-cell>
              <table:table-cell office:value-type="float" office:value="-0.0878511965507433">
                <text:p>-0.0878511965507433</text:p>
              </table:table-cell>
            </table:table-row>
            <table:table-row>
              <table:table-cell office:value-type="string">
                <text:p/>
              </table:table-cell>
              <table:table-cell office:value-type="float" office:value="6.20150389818625">
                <text:p>6.20150389818625</text:p>
              </table:table-cell>
              <table:table-cell office:value-type="float" office:value="-0.081590611568158">
                <text:p>-0.081590611568158</text:p>
              </table:table-cell>
            </table:table-row>
            <table:table-row>
              <table:table-cell office:value-type="string">
                <text:p/>
              </table:table-cell>
              <table:table-cell office:value-type="float" office:value="6.20778708349343">
                <text:p>6.20778708349343</text:p>
              </table:table-cell>
              <table:table-cell office:value-type="float" office:value="-0.0753268055279327">
                <text:p>-0.0753268055279327</text:p>
              </table:table-cell>
            </table:table-row>
            <table:table-row>
              <table:table-cell office:value-type="string">
                <text:p/>
              </table:table-cell>
              <table:table-cell office:value-type="float" office:value="6.21407026880061">
                <text:p>6.21407026880061</text:p>
              </table:table-cell>
              <table:table-cell office:value-type="float" office:value="-0.0690600257144062">
                <text:p>-0.0690600257144062</text:p>
              </table:table-cell>
            </table:table-row>
            <table:table-row>
              <table:table-cell office:value-type="string">
                <text:p/>
              </table:table-cell>
              <table:table-cell office:value-type="float" office:value="6.22035345410779">
                <text:p>6.22035345410779</text:p>
              </table:table-cell>
              <table:table-cell office:value-type="float" office:value="-0.0627905195293133">
                <text:p>-0.0627905195293133</text:p>
              </table:table-cell>
            </table:table-row>
            <table:table-row>
              <table:table-cell office:value-type="string">
                <text:p/>
              </table:table-cell>
              <table:table-cell office:value-type="float" office:value="6.22663663941497">
                <text:p>6.22663663941497</text:p>
              </table:table-cell>
              <table:table-cell office:value-type="float" office:value="-0.0565185344820248">
                <text:p>-0.0565185344820248</text:p>
              </table:table-cell>
            </table:table-row>
            <table:table-row>
              <table:table-cell office:value-type="string">
                <text:p/>
              </table:table-cell>
              <table:table-cell office:value-type="float" office:value="6.23291982472215">
                <text:p>6.23291982472215</text:p>
              </table:table-cell>
              <table:table-cell office:value-type="float" office:value="-0.0502443181797702">
                <text:p>-0.0502443181797702</text:p>
              </table:table-cell>
            </table:table-row>
            <table:table-row>
              <table:table-cell office:value-type="string">
                <text:p/>
              </table:table-cell>
              <table:table-cell office:value-type="float" office:value="6.23920301002933">
                <text:p>6.23920301002933</text:p>
              </table:table-cell>
              <table:table-cell office:value-type="float" office:value="-0.0439681183178651">
                <text:p>-0.0439681183178651</text:p>
              </table:table-cell>
            </table:table-row>
            <table:table-row>
              <table:table-cell office:value-type="string">
                <text:p/>
              </table:table-cell>
              <table:table-cell office:value-type="float" office:value="6.24548619533651">
                <text:p>6.24548619533651</text:p>
              </table:table-cell>
              <table:table-cell office:value-type="float" office:value="-0.0376901826699342">
                <text:p>-0.0376901826699342</text:p>
              </table:table-cell>
            </table:table-row>
            <table:table-row>
              <table:table-cell office:value-type="string">
                <text:p/>
              </table:table-cell>
              <table:table-cell office:value-type="float" office:value="6.25176938064369">
                <text:p>6.25176938064369</text:p>
              </table:table-cell>
              <table:table-cell office:value-type="float" office:value="-0.0314107590781284">
                <text:p>-0.0314107590781284</text:p>
              </table:table-cell>
            </table:table-row>
            <table:table-row>
              <table:table-cell office:value-type="string">
                <text:p/>
              </table:table-cell>
              <table:table-cell office:value-type="float" office:value="6.25805256595087">
                <text:p>6.25805256595087</text:p>
              </table:table-cell>
              <table:table-cell office:value-type="float" office:value="-0.0251300954433379">
                <text:p>-0.0251300954433379</text:p>
              </table:table-cell>
            </table:table-row>
            <table:table-row>
              <table:table-cell office:value-type="string">
                <text:p/>
              </table:table-cell>
              <table:table-cell office:value-type="float" office:value="6.26433575125805">
                <text:p>6.26433575125805</text:p>
              </table:table-cell>
              <table:table-cell office:value-type="float" office:value="-0.0188484397154081">
                <text:p>-0.0188484397154081</text:p>
              </table:table-cell>
            </table:table-row>
            <table:table-row>
              <table:table-cell office:value-type="string">
                <text:p/>
              </table:table-cell>
              <table:table-cell office:value-type="float" office:value="6.27061893656523">
                <text:p>6.27061893656523</text:p>
              </table:table-cell>
              <table:table-cell office:value-type="float" office:value="-0.012566039883353">
                <text:p>-0.012566039883353</text:p>
              </table:table-cell>
            </table:table-row>
            <table:table-row>
              <table:table-cell office:value-type="string">
                <text:p/>
              </table:table-cell>
              <table:table-cell office:value-type="float" office:value="6.27690212187241">
                <text:p>6.27690212187241</text:p>
              </table:table-cell>
              <table:table-cell office:value-type="float" office:value="-0.00628314396555969">
                <text:p>-0.00628314396555969</text:p>
              </table:table-cell>
            </table:table-row>
            <table:table-row>
              <table:table-cell office:value-type="string">
                <text:p/>
              </table:table-cell>
              <table:table-cell office:value-type="float" office:value="6.28318530717959">
                <text:p>6.28318530717959</text:p>
              </table:table-cell>
              <table:table-cell office:value-type="float" office:value="-2.44929359829471E-016">
                <text:p>-2.44929359829471E-016</text:p>
              </table:table-cell>
            </table:table-row>
          </table:table-rows>
        </table:table>
      </chart:chart>
    </office:chart>
  </office:body>
</office:document-content>
</file>

<file path=chart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chart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